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11-01T00:00:00" table:style-name="ce6">
            <text:p>2023/11/1</text:p>
          </table:table-cell>
          <table:table-cell office:value-type="float" office:value="4934" table:style-name="ce7">
            <text:p>4,934<text:s/></text:p>
          </table:table-cell>
          <table:table-cell office:value-type="float" office:value="14460" table:style-name="ce7">
            <text:p>14,460<text:s/></text:p>
          </table:table-cell>
          <table:table-cell office:value-type="float" office:value="45449" table:style-name="ce7">
            <text:p>45,449<text:s/></text:p>
          </table:table-cell>
          <table:table-cell office:value-type="float" office:value="40790" table:style-name="ce7">
            <text:p>40,790<text:s/></text:p>
          </table:table-cell>
          <table:table-cell office:value-type="float" office:value="26752" table:style-name="ce7">
            <text:p>26,752<text:s/></text:p>
          </table:table-cell>
          <table:table-cell office:value-type="float" office:value="14733" table:style-name="ce7">
            <text:p>14,733<text:s/></text:p>
          </table:table-cell>
          <table:table-cell office:value-type="float" office:value="11013" table:style-name="ce7">
            <text:p>11,013<text:s/></text:p>
          </table:table-cell>
          <table:table-cell office:value-type="float" office:value="3884" table:style-name="ce7">
            <text:p>3,884<text:s/></text:p>
          </table:table-cell>
          <table:table-cell office:value-type="float" office:value="3420" table:style-name="ce7">
            <text:p>3,420<text:s/></text:p>
          </table:table-cell>
          <table:table-cell office:value-type="float" office:value="13461" table:style-name="ce7">
            <text:p>13,461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4698" table:style-name="ce7">
            <text:p>4,698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11517" table:style-name="ce7">
            <text:p>11,517<text:s/></text:p>
          </table:table-cell>
          <table:table-cell office:value-type="float" office:value="17248" table:style-name="ce7">
            <text:p>17,248<text:s/></text:p>
          </table:table-cell>
          <table:table-cell office:value-type="float" office:value="19082" table:style-name="ce7">
            <text:p>19,082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9963" table:style-name="ce7">
            <text:p>9,963<text:s/></text:p>
          </table:table-cell>
          <table:table-cell office:value-type="float" office:value="3455" table:style-name="ce7">
            <text:p>3,455<text:s/></text:p>
          </table:table-cell>
          <table:table-cell office:value-type="float" office:value="9094" table:style-name="ce7">
            <text:p>9,094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6846" table:style-name="ce7">
            <text:p>6,846<text:s/></text:p>
          </table:table-cell>
          <table:table-cell office:value-type="float" office:value="30293" table:style-name="ce7">
            <text:p>30,293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11126" table:style-name="ce7">
            <text:p>11,126<text:s/></text:p>
          </table:table-cell>
          <table:table-cell office:value-type="float" office:value="13202" table:style-name="ce7">
            <text:p>13,202<text:s/></text:p>
          </table:table-cell>
          <table:table-cell office:value-type="float" office:value="16348" table:style-name="ce7">
            <text:p>16,348<text:s/></text:p>
          </table:table-cell>
          <table:table-cell office:value-type="float" office:value="21205" table:style-name="ce8">
            <text:p>21,205<text:s/></text:p>
          </table:table-cell>
          <table:table-cell office:value-type="float" office:value="17207" table:style-name="ce7">
            <text:p>17,207<text:s/></text:p>
          </table:table-cell>
          <table:table-cell office:value-type="float" office:value="9890" table:style-name="ce7">
            <text:p>9,890<text:s/></text:p>
          </table:table-cell>
          <table:table-cell office:value-type="float" office:value="27216" table:style-name="ce7">
            <text:p>27,216<text:s/></text:p>
          </table:table-cell>
          <table:table-cell office:value-type="float" office:value="15804" table:style-name="ce7">
            <text:p>15,804<text:s/></text:p>
          </table:table-cell>
          <table:table-cell office:value-type="float" office:value="32466" table:style-name="ce7">
            <text:p>32,466<text:s/></text:p>
          </table:table-cell>
          <table:table-cell office:value-type="float" office:value="29644" table:style-name="ce7">
            <text:p>29,644<text:s/></text:p>
          </table:table-cell>
          <table:table-cell office:value-type="float" office:value="12022" table:style-name="ce7">
            <text:p>12,022<text:s/></text:p>
          </table:table-cell>
          <table:table-cell office:value-type="float" office:value="35754" table:style-name="ce7">
            <text:p>35,754<text:s/></text:p>
          </table:table-cell>
          <table:table-cell office:value-type="float" office:value="26331" table:style-name="ce7">
            <text:p>26,331<text:s/></text:p>
          </table:table-cell>
          <table:table-cell office:value-type="float" office:value="21762" table:style-name="ce8">
            <text:p>21,762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26133" table:style-name="ce7">
            <text:p>26,133<text:s/></text:p>
          </table:table-cell>
          <table:table-cell office:value-type="float" office:value="123757" table:style-name="ce7">
            <text:p>123,757<text:s/></text:p>
          </table:table-cell>
          <table:table-cell office:value-type="float" office:value="42641" table:style-name="ce7">
            <text:p>42,641<text:s/></text:p>
          </table:table-cell>
          <table:table-cell office:value-type="float" office:value="22343" table:style-name="ce7">
            <text:p>22,343<text:s/></text:p>
          </table:table-cell>
          <table:table-cell office:value-type="float" office:value="23603" table:style-name="ce7">
            <text:p>23,603<text:s/></text:p>
          </table:table-cell>
          <table:table-cell office:value-type="float" office:value="26194" table:style-name="ce7">
            <text:p>26,194<text:s/></text:p>
          </table:table-cell>
          <table:table-cell office:value-type="float" office:value="28819" table:style-name="ce7">
            <text:p>28,819<text:s/></text:p>
          </table:table-cell>
          <table:table-cell office:value-type="float" office:value="28028" table:style-name="ce7">
            <text:p>28,028<text:s/></text:p>
          </table:table-cell>
          <table:table-cell office:value-type="float" office:value="23561" table:style-name="ce7">
            <text:p>23,561<text:s/></text:p>
          </table:table-cell>
          <table:table-cell office:value-type="float" office:value="13382" table:style-name="ce7">
            <text:p>13,382<text:s/></text:p>
          </table:table-cell>
          <table:table-cell office:value-type="float" office:value="32048" table:style-name="ce7">
            <text:p>32,048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8420" table:style-name="ce7">
            <text:p>8,420<text:s/></text:p>
          </table:table-cell>
          <table:table-cell office:value-type="float" office:value="20052" table:style-name="ce7">
            <text:p>20,052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4079" table:style-name="ce7">
            <text:p>4,079<text:s/></text:p>
          </table:table-cell>
          <table:table-cell office:value-type="float" office:value="3504" table:style-name="ce7">
            <text:p>3,504<text:s/></text:p>
          </table:table-cell>
          <table:table-cell office:value-type="float" office:value="14409" table:style-name="ce7">
            <text:p>14,409<text:s/></text:p>
          </table:table-cell>
          <table:table-cell office:value-type="float" office:value="9949" table:style-name="ce7">
            <text:p>9,949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31775" table:style-name="ce7">
            <text:p>31,775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13532" table:style-name="ce7">
            <text:p>13,532<text:s/></text:p>
          </table:table-cell>
          <table:table-cell office:value-type="float" office:value="8680" table:style-name="ce7">
            <text:p>8,680<text:s/></text:p>
          </table:table-cell>
          <table:table-cell office:value-type="float" office:value="23431" table:style-name="ce7">
            <text:p>23,431<text:s/></text:p>
          </table:table-cell>
          <table:table-cell office:value-type="float" office:value="25306" table:style-name="ce7">
            <text:p>25,306<text:s/></text:p>
          </table:table-cell>
          <table:table-cell office:value-type="float" office:value="26342" table:style-name="ce7">
            <text:p>26,342<text:s/></text:p>
          </table:table-cell>
          <table:table-cell office:value-type="float" office:value="39238" table:style-name="ce7">
            <text:p>39,238<text:s/></text:p>
          </table:table-cell>
          <table:table-cell office:value-type="float" office:value="39293" table:style-name="ce7">
            <text:p>39,293<text:s/></text:p>
          </table:table-cell>
          <table:table-cell office:value-type="float" office:value="28272" table:style-name="ce7">
            <text:p>28,272<text:s/></text:p>
          </table:table-cell>
          <table:table-cell office:value-type="float" office:value="27422" table:style-name="ce7">
            <text:p>27,422<text:s/></text:p>
          </table:table-cell>
          <table:table-cell office:value-type="float" office:value="60625" table:style-name="ce7">
            <text:p>60,625<text:s/></text:p>
          </table:table-cell>
          <table:table-cell office:value-type="float" office:value="26035" table:style-name="ce7">
            <text:p>26,035<text:s/></text:p>
          </table:table-cell>
          <table:table-cell office:value-type="float" office:value="33296" table:style-name="ce7">
            <text:p>33,296<text:s/></text:p>
          </table:table-cell>
          <table:table-cell office:value-type="float" office:value="32096" table:style-name="ce7">
            <text:p>32,096<text:s/>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62405" table:style-name="ce7">
            <text:p>62,405<text:s/></text:p>
          </table:table-cell>
          <table:table-cell office:value-type="float" office:value="20959" table:style-name="ce7">
            <text:p>20,959<text:s/></text:p>
          </table:table-cell>
          <table:table-cell office:value-type="float" office:value="16514" table:style-name="ce7">
            <text:p>16,514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22510" table:style-name="ce7">
            <text:p>22,510<text:s/></text:p>
          </table:table-cell>
          <table:table-cell office:value-type="float" office:value="13733" table:style-name="ce7">
            <text:p>13,733<text:s/></text:p>
          </table:table-cell>
          <table:table-cell office:value-type="float" office:value="29748" table:style-name="ce7">
            <text:p>29,748<text:s/></text:p>
          </table:table-cell>
          <table:table-cell office:value-type="float" office:value="19947" table:style-name="ce7">
            <text:p>19,947<text:s/></text:p>
          </table:table-cell>
          <table:table-cell office:value-type="float" office:value="8223" table:style-name="ce7">
            <text:p>8,223<text:s/></text:p>
          </table:table-cell>
          <table:table-cell office:value-type="float" office:value="14868" table:style-name="ce7">
            <text:p>14,868<text:s/></text:p>
          </table:table-cell>
          <table:table-cell office:value-type="float" office:value="40843" table:style-name="ce7">
            <text:p>40,843<text:s/></text:p>
          </table:table-cell>
          <table:table-cell office:value-type="float" office:value="22475" table:style-name="ce7">
            <text:p>22,475<text:s/></text:p>
          </table:table-cell>
          <table:table-cell office:value-type="float" office:value="25632" table:style-name="ce7">
            <text:p>25,632<text:s/></text:p>
          </table:table-cell>
          <table:table-cell office:value-type="float" office:value="26028" table:style-name="ce7">
            <text:p>26,028<text:s/></text:p>
          </table:table-cell>
          <table:table-cell office:value-type="float" office:value="13423" table:style-name="ce7">
            <text:p>13,423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4778" table:style-name="ce8">
            <text:p>4,778<text:s/></text:p>
          </table:table-cell>
          <table:table-cell office:value-type="float" office:value="5300" table:style-name="ce7">
            <text:p>5,300<text:s/></text:p>
          </table:table-cell>
          <table:table-cell office:value-type="float" office:value="8226" table:style-name="ce7">
            <text:p>8,226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12479" table:style-name="ce7">
            <text:p>12,479<text:s/></text:p>
          </table:table-cell>
          <table:table-cell office:value-type="float" office:value="17483" table:style-name="ce7">
            <text:p>17,483<text:s/></text:p>
          </table:table-cell>
          <table:table-cell office:value-type="float" office:value="29737" table:style-name="ce7">
            <text:p>29,737<text:s/></text:p>
          </table:table-cell>
          <table:table-cell office:value-type="float" office:value="25357" table:style-name="ce7">
            <text:p>25,357<text:s/></text:p>
          </table:table-cell>
          <table:table-cell office:value-type="float" office:value="14310" table:style-name="ce7">
            <text:p>14,310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13056" table:style-name="ce7">
            <text:p>13,056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12242" table:style-name="ce7">
            <text:p>12,242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9440" table:style-name="ce7">
            <text:p>9,44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2T00:00:00" table:style-name="ce6">
            <text:p>2023/11/2</text:p>
          </table:table-cell>
          <table:table-cell office:value-type="float" office:value="5149" table:style-name="ce7">
            <text:p>5,149<text:s/></text:p>
          </table:table-cell>
          <table:table-cell office:value-type="float" office:value="14373" table:style-name="ce7">
            <text:p>14,373<text:s/></text:p>
          </table:table-cell>
          <table:table-cell office:value-type="float" office:value="45700" table:style-name="ce7">
            <text:p>45,700<text:s/></text:p>
          </table:table-cell>
          <table:table-cell office:value-type="float" office:value="42011" table:style-name="ce7">
            <text:p>42,011<text:s/></text:p>
          </table:table-cell>
          <table:table-cell office:value-type="float" office:value="27256" table:style-name="ce7">
            <text:p>27,256<text:s/></text:p>
          </table:table-cell>
          <table:table-cell office:value-type="float" office:value="14561" table:style-name="ce7">
            <text:p>14,561<text:s/></text:p>
          </table:table-cell>
          <table:table-cell office:value-type="float" office:value="11066" table:style-name="ce7">
            <text:p>11,066<text:s/></text:p>
          </table:table-cell>
          <table:table-cell office:value-type="float" office:value="3955" table:style-name="ce7">
            <text:p>3,955<text:s/>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2073" table:style-name="ce7">
            <text:p>2,073<text:s/></text:p>
          </table:table-cell>
          <table:table-cell office:value-type="float" office:value="4848" table:style-name="ce7">
            <text:p>4,848<text:s/></text:p>
          </table:table-cell>
          <table:table-cell office:value-type="float" office:value="6470" table:style-name="ce7">
            <text:p>6,470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11301" table:style-name="ce7">
            <text:p>11,301<text:s/></text:p>
          </table:table-cell>
          <table:table-cell office:value-type="float" office:value="17354" table:style-name="ce7">
            <text:p>17,354<text:s/></text:p>
          </table:table-cell>
          <table:table-cell office:value-type="float" office:value="18787" table:style-name="ce7">
            <text:p>18,787<text:s/></text:p>
          </table:table-cell>
          <table:table-cell office:value-type="float" office:value="6096" table:style-name="ce7">
            <text:p>6,096<text:s/></text:p>
          </table:table-cell>
          <table:table-cell office:value-type="float" office:value="10042" table:style-name="ce7">
            <text:p>10,042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9158" table:style-name="ce7">
            <text:p>9,158<text:s/></text:p>
          </table:table-cell>
          <table:table-cell office:value-type="float" office:value="6911" table:style-name="ce7">
            <text:p>6,911<text:s/></text:p>
          </table:table-cell>
          <table:table-cell office:value-type="float" office:value="30831" table:style-name="ce7">
            <text:p>30,831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13048" table:style-name="ce7">
            <text:p>13,048<text:s/></text:p>
          </table:table-cell>
          <table:table-cell office:value-type="float" office:value="16186" table:style-name="ce7">
            <text:p>16,186<text:s/></text:p>
          </table:table-cell>
          <table:table-cell office:value-type="float" office:value="21037" table:style-name="ce8">
            <text:p>21,037<text:s/></text:p>
          </table:table-cell>
          <table:table-cell office:value-type="float" office:value="15511" table:style-name="ce7">
            <text:p>15,511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26629" table:style-name="ce7">
            <text:p>26,629<text:s/></text:p>
          </table:table-cell>
          <table:table-cell office:value-type="float" office:value="16129" table:style-name="ce7">
            <text:p>16,129<text:s/></text:p>
          </table:table-cell>
          <table:table-cell office:value-type="float" office:value="32989" table:style-name="ce7">
            <text:p>32,989<text:s/></text:p>
          </table:table-cell>
          <table:table-cell office:value-type="float" office:value="30322" table:style-name="ce7">
            <text:p>30,322<text:s/></text:p>
          </table:table-cell>
          <table:table-cell office:value-type="float" office:value="11964" table:style-name="ce7">
            <text:p>11,964<text:s/></text:p>
          </table:table-cell>
          <table:table-cell office:value-type="float" office:value="35274" table:style-name="ce7">
            <text:p>35,274<text:s/></text:p>
          </table:table-cell>
          <table:table-cell office:value-type="float" office:value="26532" table:style-name="ce7">
            <text:p>26,532<text:s/></text:p>
          </table:table-cell>
          <table:table-cell office:value-type="float" office:value="21647" table:style-name="ce8">
            <text:p>21,647<text:s/></text:p>
          </table:table-cell>
          <table:table-cell office:value-type="float" office:value="20100" table:style-name="ce7">
            <text:p>20,100<text:s/></text:p>
          </table:table-cell>
          <table:table-cell office:value-type="float" office:value="25562" table:style-name="ce7">
            <text:p>25,562<text:s/></text:p>
          </table:table-cell>
          <table:table-cell office:value-type="float" office:value="128809" table:style-name="ce7">
            <text:p>128,809<text:s/></text:p>
          </table:table-cell>
          <table:table-cell office:value-type="float" office:value="43593" table:style-name="ce7">
            <text:p>43,593<text:s/></text:p>
          </table:table-cell>
          <table:table-cell office:value-type="float" office:value="22106" table:style-name="ce7">
            <text:p>22,106<text:s/></text:p>
          </table:table-cell>
          <table:table-cell office:value-type="float" office:value="23510" table:style-name="ce7">
            <text:p>23,510<text:s/></text:p>
          </table:table-cell>
          <table:table-cell office:value-type="float" office:value="26400" table:style-name="ce7">
            <text:p>26,400<text:s/></text:p>
          </table:table-cell>
          <table:table-cell office:value-type="float" office:value="29438" table:style-name="ce7">
            <text:p>29,438<text:s/></text:p>
          </table:table-cell>
          <table:table-cell office:value-type="float" office:value="28091" table:style-name="ce7">
            <text:p>28,091<text:s/></text:p>
          </table:table-cell>
          <table:table-cell office:value-type="float" office:value="23340" table:style-name="ce7">
            <text:p>23,340<text:s/></text:p>
          </table:table-cell>
          <table:table-cell office:value-type="float" office:value="13020" table:style-name="ce7">
            <text:p>13,020<text:s/></text:p>
          </table:table-cell>
          <table:table-cell office:value-type="float" office:value="31558" table:style-name="ce7">
            <text:p>31,558<text:s/></text:p>
          </table:table-cell>
          <table:table-cell office:value-type="float" office:value="6826" table:style-name="ce7">
            <text:p>6,826<text:s/></text:p>
          </table:table-cell>
          <table:table-cell office:value-type="float" office:value="8244" table:style-name="ce7">
            <text:p>8,244<text:s/></text:p>
          </table:table-cell>
          <table:table-cell office:value-type="float" office:value="19665" table:style-name="ce7">
            <text:p>19,665<text:s/></text:p>
          </table:table-cell>
          <table:table-cell office:value-type="float" office:value="5974" table:style-name="ce7">
            <text:p>5,974<text:s/></text:p>
          </table:table-cell>
          <table:table-cell office:value-type="float" office:value="3965" table:style-name="ce7">
            <text:p>3,965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14174" table:style-name="ce7">
            <text:p>14,174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14095" table:style-name="ce7">
            <text:p>14,095<text:s/></text:p>
          </table:table-cell>
          <table:table-cell office:value-type="float" office:value="31929" table:style-name="ce7">
            <text:p>31,929<text:s/></text:p>
          </table:table-cell>
          <table:table-cell office:value-type="float" office:value="9553" table:style-name="ce7">
            <text:p>9,553<text:s/></text:p>
          </table:table-cell>
          <table:table-cell office:value-type="float" office:value="13906" table:style-name="ce7">
            <text:p>13,906<text:s/></text:p>
          </table:table-cell>
          <table:table-cell office:value-type="float" office:value="8657" table:style-name="ce7">
            <text:p>8,657<text:s/></text:p>
          </table:table-cell>
          <table:table-cell office:value-type="float" office:value="23578" table:style-name="ce7">
            <text:p>23,578<text:s/></text:p>
          </table:table-cell>
          <table:table-cell office:value-type="float" office:value="24895" table:style-name="ce7">
            <text:p>24,895<text:s/></text:p>
          </table:table-cell>
          <table:table-cell office:value-type="float" office:value="26525" table:style-name="ce7">
            <text:p>26,525<text:s/></text:p>
          </table:table-cell>
          <table:table-cell office:value-type="float" office:value="39966" table:style-name="ce7">
            <text:p>39,966<text:s/></text:p>
          </table:table-cell>
          <table:table-cell office:value-type="float" office:value="39126" table:style-name="ce7">
            <text:p>39,126<text:s/></text:p>
          </table:table-cell>
          <table:table-cell office:value-type="float" office:value="28263" table:style-name="ce7">
            <text:p>28,263<text:s/></text:p>
          </table:table-cell>
          <table:table-cell office:value-type="float" office:value="29324" table:style-name="ce7">
            <text:p>29,324<text:s/></text:p>
          </table:table-cell>
          <table:table-cell office:value-type="float" office:value="60850" table:style-name="ce7">
            <text:p>60,850<text:s/></text:p>
          </table:table-cell>
          <table:table-cell office:value-type="float" office:value="25813" table:style-name="ce7">
            <text:p>25,813<text:s/></text:p>
          </table:table-cell>
          <table:table-cell office:value-type="float" office:value="33932" table:style-name="ce7">
            <text:p>33,932<text:s/></text:p>
          </table:table-cell>
          <table:table-cell office:value-type="float" office:value="32580" table:style-name="ce7">
            <text:p>32,580<text:s/></text:p>
          </table:table-cell>
          <table:table-cell office:value-type="float" office:value="20998" table:style-name="ce7">
            <text:p>20,998<text:s/></text:p>
          </table:table-cell>
          <table:table-cell office:value-type="float" office:value="61692" table:style-name="ce7">
            <text:p>61,692<text:s/></text:p>
          </table:table-cell>
          <table:table-cell office:value-type="float" office:value="20807" table:style-name="ce7">
            <text:p>20,807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14675" table:style-name="ce7">
            <text:p>14,675<text:s/></text:p>
          </table:table-cell>
          <table:table-cell office:value-type="float" office:value="22816" table:style-name="ce7">
            <text:p>22,816<text:s/></text:p>
          </table:table-cell>
          <table:table-cell office:value-type="float" office:value="13786" table:style-name="ce7">
            <text:p>13,786<text:s/></text:p>
          </table:table-cell>
          <table:table-cell office:value-type="float" office:value="30555" table:style-name="ce7">
            <text:p>30,555<text:s/></text:p>
          </table:table-cell>
          <table:table-cell office:value-type="float" office:value="20177" table:style-name="ce7">
            <text:p>20,177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14981" table:style-name="ce7">
            <text:p>14,981<text:s/></text:p>
          </table:table-cell>
          <table:table-cell office:value-type="float" office:value="41772" table:style-name="ce7">
            <text:p>41,772<text:s/></text:p>
          </table:table-cell>
          <table:table-cell office:value-type="float" office:value="22237" table:style-name="ce7">
            <text:p>22,237<text:s/></text:p>
          </table:table-cell>
          <table:table-cell office:value-type="float" office:value="25531" table:style-name="ce7">
            <text:p>25,531<text:s/></text:p>
          </table:table-cell>
          <table:table-cell office:value-type="float" office:value="26168" table:style-name="ce7">
            <text:p>26,168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11592" table:style-name="ce7">
            <text:p>11,592<text:s/></text:p>
          </table:table-cell>
          <table:table-cell office:value-type="float" office:value="4753" table:style-name="ce8">
            <text:p>4,753<text:s/></text:p>
          </table:table-cell>
          <table:table-cell office:value-type="float" office:value="5201" table:style-name="ce7">
            <text:p>5,201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10771" table:style-name="ce7">
            <text:p>10,771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17705" table:style-name="ce7">
            <text:p>17,705<text:s/></text:p>
          </table:table-cell>
          <table:table-cell office:value-type="float" office:value="30383" table:style-name="ce7">
            <text:p>30,383<text:s/></text:p>
          </table:table-cell>
          <table:table-cell office:value-type="float" office:value="26139" table:style-name="ce7">
            <text:p>26,139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13098" table:style-name="ce7">
            <text:p>13,098<text:s/></text:p>
          </table:table-cell>
          <table:table-cell office:value-type="float" office:value="12913" table:style-name="ce7">
            <text:p>12,913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9449" table:style-name="ce7">
            <text:p>9,44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3T00:00:00" table:style-name="ce6">
            <text:p>2023/11/3</text:p>
          </table:table-cell>
          <table:table-cell office:value-type="float" office:value="5929" table:style-name="ce7">
            <text:p>5,929<text:s/></text:p>
          </table:table-cell>
          <table:table-cell office:value-type="float" office:value="14997" table:style-name="ce7">
            <text:p>14,997<text:s/></text:p>
          </table:table-cell>
          <table:table-cell office:value-type="float" office:value="48086" table:style-name="ce7">
            <text:p>48,086<text:s/></text:p>
          </table:table-cell>
          <table:table-cell office:value-type="float" office:value="49332" table:style-name="ce7">
            <text:p>49,332<text:s/></text:p>
          </table:table-cell>
          <table:table-cell office:value-type="float" office:value="28252" table:style-name="ce7">
            <text:p>28,252<text:s/></text:p>
          </table:table-cell>
          <table:table-cell office:value-type="float" office:value="15021" table:style-name="ce7">
            <text:p>15,021<text:s/></text:p>
          </table:table-cell>
          <table:table-cell office:value-type="float" office:value="11602" table:style-name="ce7">
            <text:p>11,602<text:s/></text:p>
          </table:table-cell>
          <table:table-cell office:value-type="float" office:value="4204" table:style-name="ce7">
            <text:p>4,204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13723" table:style-name="ce7">
            <text:p>13,723<text:s/></text:p>
          </table:table-cell>
          <table:table-cell office:value-type="float" office:value="2169" table:style-name="ce7">
            <text:p>2,169<text:s/></text:p>
          </table:table-cell>
          <table:table-cell office:value-type="float" office:value="4967" table:style-name="ce7">
            <text:p>4,967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9786" table:style-name="ce7">
            <text:p>9,786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7150" table:style-name="ce7">
            <text:p>17,150<text:s/></text:p>
          </table:table-cell>
          <table:table-cell office:value-type="float" office:value="19053" table:style-name="ce7">
            <text:p>19,053<text:s/>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10597" table:style-name="ce7">
            <text:p>10,597<text:s/></text:p>
          </table:table-cell>
          <table:table-cell office:value-type="float" office:value="3881" table:style-name="ce7">
            <text:p>3,881<text:s/></text:p>
          </table:table-cell>
          <table:table-cell office:value-type="float" office:value="9893" table:style-name="ce7">
            <text:p>9,893<text:s/></text:p>
          </table:table-cell>
          <table:table-cell office:value-type="float" office:value="9486" table:style-name="ce7">
            <text:p>9,486<text:s/></text:p>
          </table:table-cell>
          <table:table-cell office:value-type="float" office:value="6962" table:style-name="ce7">
            <text:p>6,962<text:s/></text:p>
          </table:table-cell>
          <table:table-cell office:value-type="float" office:value="42247" table:style-name="ce7">
            <text:p>42,247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11681" table:style-name="ce7">
            <text:p>11,681<text:s/></text:p>
          </table:table-cell>
          <table:table-cell office:value-type="float" office:value="13392" table:style-name="ce7">
            <text:p>13,392<text:s/></text:p>
          </table:table-cell>
          <table:table-cell office:value-type="float" office:value="17210" table:style-name="ce7">
            <text:p>17,210<text:s/></text:p>
          </table:table-cell>
          <table:table-cell office:value-type="float" office:value="22424" table:style-name="ce8">
            <text:p>22,424<text:s/></text:p>
          </table:table-cell>
          <table:table-cell office:value-type="float" office:value="15641" table:style-name="ce7">
            <text:p>15,641<text:s/></text:p>
          </table:table-cell>
          <table:table-cell office:value-type="float" office:value="10451" table:style-name="ce7">
            <text:p>10,451<text:s/></text:p>
          </table:table-cell>
          <table:table-cell office:value-type="float" office:value="29283" table:style-name="ce7">
            <text:p>29,283<text:s/></text:p>
          </table:table-cell>
          <table:table-cell office:value-type="float" office:value="17363" table:style-name="ce7">
            <text:p>17,363<text:s/></text:p>
          </table:table-cell>
          <table:table-cell office:value-type="float" office:value="33916" table:style-name="ce7">
            <text:p>33,916<text:s/></text:p>
          </table:table-cell>
          <table:table-cell office:value-type="float" office:value="32800" table:style-name="ce7">
            <text:p>32,800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37139" table:style-name="ce7">
            <text:p>37,139<text:s/></text:p>
          </table:table-cell>
          <table:table-cell office:value-type="float" office:value="27487" table:style-name="ce7">
            <text:p>27,487<text:s/></text:p>
          </table:table-cell>
          <table:table-cell office:value-type="float" office:value="21978" table:style-name="ce8">
            <text:p>21,978<text:s/></text:p>
          </table:table-cell>
          <table:table-cell office:value-type="float" office:value="20604" table:style-name="ce7">
            <text:p>20,604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166819" table:style-name="ce7">
            <text:p>166,819<text:s/></text:p>
          </table:table-cell>
          <table:table-cell office:value-type="float" office:value="52657" table:style-name="ce7">
            <text:p>52,657<text:s/></text:p>
          </table:table-cell>
          <table:table-cell office:value-type="float" office:value="24845" table:style-name="ce7">
            <text:p>24,845<text:s/></text:p>
          </table:table-cell>
          <table:table-cell office:value-type="float" office:value="24675" table:style-name="ce7">
            <text:p>24,675<text:s/></text:p>
          </table:table-cell>
          <table:table-cell office:value-type="float" office:value="29307" table:style-name="ce7">
            <text:p>29,307<text:s/></text:p>
          </table:table-cell>
          <table:table-cell office:value-type="float" office:value="33097" table:style-name="ce7">
            <text:p>33,097<text:s/></text:p>
          </table:table-cell>
          <table:table-cell office:value-type="float" office:value="30096" table:style-name="ce7">
            <text:p>30,096<text:s/></text:p>
          </table:table-cell>
          <table:table-cell office:value-type="float" office:value="25211" table:style-name="ce7">
            <text:p>25,211<text:s/></text:p>
          </table:table-cell>
          <table:table-cell office:value-type="float" office:value="13636" table:style-name="ce7">
            <text:p>13,636<text:s/></text:p>
          </table:table-cell>
          <table:table-cell office:value-type="float" office:value="32428" table:style-name="ce7">
            <text:p>32,428<text:s/></text:p>
          </table:table-cell>
          <table:table-cell office:value-type="float" office:value="7229" table:style-name="ce7">
            <text:p>7,229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21031" table:style-name="ce7">
            <text:p>21,031<text:s/></text:p>
          </table:table-cell>
          <table:table-cell office:value-type="float" office:value="9466" table:style-name="ce7">
            <text:p>9,466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3367" table:style-name="ce7">
            <text:p>3,367<text:s/></text:p>
          </table:table-cell>
          <table:table-cell office:value-type="float" office:value="14495" table:style-name="ce7">
            <text:p>14,495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14381" table:style-name="ce7">
            <text:p>14,381<text:s/></text:p>
          </table:table-cell>
          <table:table-cell office:value-type="float" office:value="34074" table:style-name="ce7">
            <text:p>34,074<text:s/></text:p>
          </table:table-cell>
          <table:table-cell office:value-type="float" office:value="10096" table:style-name="ce7">
            <text:p>10,096<text:s/></text:p>
          </table:table-cell>
          <table:table-cell office:value-type="float" office:value="15240" table:style-name="ce7">
            <text:p>15,240<text:s/></text:p>
          </table:table-cell>
          <table:table-cell office:value-type="float" office:value="9055" table:style-name="ce7">
            <text:p>9,055<text:s/></text:p>
          </table:table-cell>
          <table:table-cell office:value-type="float" office:value="24665" table:style-name="ce7">
            <text:p>24,665<text:s/></text:p>
          </table:table-cell>
          <table:table-cell office:value-type="float" office:value="25223" table:style-name="ce7">
            <text:p>25,223<text:s/></text:p>
          </table:table-cell>
          <table:table-cell office:value-type="float" office:value="29097" table:style-name="ce7">
            <text:p>29,097<text:s/></text:p>
          </table:table-cell>
          <table:table-cell office:value-type="float" office:value="45610" table:style-name="ce7">
            <text:p>45,610<text:s/></text:p>
          </table:table-cell>
          <table:table-cell office:value-type="float" office:value="40490" table:style-name="ce7">
            <text:p>40,490<text:s/></text:p>
          </table:table-cell>
          <table:table-cell office:value-type="float" office:value="29933" table:style-name="ce7">
            <text:p>29,933<text:s/></text:p>
          </table:table-cell>
          <table:table-cell office:value-type="float" office:value="29596" table:style-name="ce7">
            <text:p>29,596<text:s/></text:p>
          </table:table-cell>
          <table:table-cell office:value-type="float" office:value="74341" table:style-name="ce7">
            <text:p>74,341<text:s/></text:p>
          </table:table-cell>
          <table:table-cell office:value-type="float" office:value="26507" table:style-name="ce7">
            <text:p>26,507<text:s/></text:p>
          </table:table-cell>
          <table:table-cell office:value-type="float" office:value="37906" table:style-name="ce7">
            <text:p>37,906<text:s/></text:p>
          </table:table-cell>
          <table:table-cell office:value-type="float" office:value="37924" table:style-name="ce7">
            <text:p>37,924<text:s/></text:p>
          </table:table-cell>
          <table:table-cell office:value-type="float" office:value="23864" table:style-name="ce7">
            <text:p>23,864<text:s/></text:p>
          </table:table-cell>
          <table:table-cell office:value-type="float" office:value="72560" table:style-name="ce7">
            <text:p>72,560<text:s/></text:p>
          </table:table-cell>
          <table:table-cell office:value-type="float" office:value="22228" table:style-name="ce7">
            <text:p>22,228<text:s/></text:p>
          </table:table-cell>
          <table:table-cell office:value-type="float" office:value="17917" table:style-name="ce7">
            <text:p>17,917<text:s/></text:p>
          </table:table-cell>
          <table:table-cell office:value-type="float" office:value="14651" table:style-name="ce7">
            <text:p>14,651<text:s/></text:p>
          </table:table-cell>
          <table:table-cell office:value-type="float" office:value="28768" table:style-name="ce7">
            <text:p>28,768<text:s/></text:p>
          </table:table-cell>
          <table:table-cell office:value-type="float" office:value="14349" table:style-name="ce7">
            <text:p>14,349<text:s/></text:p>
          </table:table-cell>
          <table:table-cell office:value-type="float" office:value="35692" table:style-name="ce7">
            <text:p>35,692<text:s/></text:p>
          </table:table-cell>
          <table:table-cell office:value-type="float" office:value="21975" table:style-name="ce7">
            <text:p>21,975<text:s/></text:p>
          </table:table-cell>
          <table:table-cell office:value-type="float" office:value="8953" table:style-name="ce7">
            <text:p>8,953<text:s/></text:p>
          </table:table-cell>
          <table:table-cell office:value-type="float" office:value="16276" table:style-name="ce7">
            <text:p>16,276<text:s/></text:p>
          </table:table-cell>
          <table:table-cell office:value-type="float" office:value="43205" table:style-name="ce7">
            <text:p>43,205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26611" table:style-name="ce7">
            <text:p>26,611<text:s/></text:p>
          </table:table-cell>
          <table:table-cell office:value-type="float" office:value="28541" table:style-name="ce7">
            <text:p>28,541<text:s/></text:p>
          </table:table-cell>
          <table:table-cell office:value-type="float" office:value="14048" table:style-name="ce7">
            <text:p>14,048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5021" table:style-name="ce8">
            <text:p>5,021<text:s/></text:p>
          </table:table-cell>
          <table:table-cell office:value-type="float" office:value="5477" table:style-name="ce7">
            <text:p>5,477<text:s/></text:p>
          </table:table-cell>
          <table:table-cell office:value-type="float" office:value="8569" table:style-name="ce7">
            <text:p>8,569<text:s/></text:p>
          </table:table-cell>
          <table:table-cell office:value-type="float" office:value="11013" table:style-name="ce7">
            <text:p>11,013<text:s/></text:p>
          </table:table-cell>
          <table:table-cell office:value-type="float" office:value="11170" table:style-name="ce7">
            <text:p>11,170<text:s/></text:p>
          </table:table-cell>
          <table:table-cell office:value-type="float" office:value="13573" table:style-name="ce7">
            <text:p>13,573<text:s/></text:p>
          </table:table-cell>
          <table:table-cell office:value-type="float" office:value="19121" table:style-name="ce7">
            <text:p>19,121<text:s/></text:p>
          </table:table-cell>
          <table:table-cell office:value-type="float" office:value="31269" table:style-name="ce7">
            <text:p>31,269<text:s/></text:p>
          </table:table-cell>
          <table:table-cell office:value-type="float" office:value="28102" table:style-name="ce7">
            <text:p>28,102<text:s/></text:p>
          </table:table-cell>
          <table:table-cell office:value-type="float" office:value="14989" table:style-name="ce7">
            <text:p>14,989<text:s/></text:p>
          </table:table-cell>
          <table:table-cell office:value-type="float" office:value="13272" table:style-name="ce7">
            <text:p>13,272<text:s/></text:p>
          </table:table-cell>
          <table:table-cell office:value-type="float" office:value="13888" table:style-name="ce7">
            <text:p>13,888<text:s/></text:p>
          </table:table-cell>
          <table:table-cell office:value-type="float" office:value="13205" table:style-name="ce7">
            <text:p>13,205<text:s/></text:p>
          </table:table-cell>
          <table:table-cell office:value-type="float" office:value="12528" table:style-name="ce7">
            <text:p>12,528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9936" table:style-name="ce7">
            <text:p>9,93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4T00:00:00" table:style-name="ce6">
            <text:p>2023/11/4</text:p>
          </table:table-cell>
          <table:table-cell office:value-type="float" office:value="4114" table:style-name="ce7">
            <text:p>4,114<text:s/></text:p>
          </table:table-cell>
          <table:table-cell office:value-type="float" office:value="9434" table:style-name="ce7">
            <text:p>9,434<text:s/></text:p>
          </table:table-cell>
          <table:table-cell office:value-type="float" office:value="28197" table:style-name="ce7">
            <text:p>28,197<text:s/></text:p>
          </table:table-cell>
          <table:table-cell office:value-type="float" office:value="48384" table:style-name="ce7">
            <text:p>48,384<text:s/></text:p>
          </table:table-cell>
          <table:table-cell office:value-type="float" office:value="17318" table:style-name="ce7">
            <text:p>17,318<text:s/></text:p>
          </table:table-cell>
          <table:table-cell office:value-type="float" office:value="10181" table:style-name="ce7">
            <text:p>10,181<text:s/></text:p>
          </table:table-cell>
          <table:table-cell office:value-type="float" office:value="8316" table:style-name="ce7">
            <text:p>8,316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2543" table:style-name="ce7">
            <text:p>2,543<text:s/></text:p>
          </table:table-cell>
          <table:table-cell office:value-type="float" office:value="8716" table:style-name="ce7">
            <text:p>8,716<text:s/></text:p>
          </table:table-cell>
          <table:table-cell office:value-type="float" office:value="1697" table:style-name="ce7">
            <text:p>1,697<text:s/></text:p>
          </table:table-cell>
          <table:table-cell office:value-type="float" office:value="4330" table:style-name="ce7">
            <text:p>4,330<text:s/></text:p>
          </table:table-cell>
          <table:table-cell office:value-type="float" office:value="10576" table:style-name="ce7">
            <text:p>10,576<text:s/></text:p>
          </table:table-cell>
          <table:table-cell office:value-type="float" office:value="7670" table:style-name="ce7">
            <text:p>7,670<text:s/></text:p>
          </table:table-cell>
          <table:table-cell office:value-type="float" office:value="12967" table:style-name="ce7">
            <text:p>12,967<text:s/></text:p>
          </table:table-cell>
          <table:table-cell office:value-type="float" office:value="5565" table:style-name="ce7">
            <text:p>5,565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8853" table:style-name="ce7">
            <text:p>8,853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2614" table:style-name="ce7">
            <text:p>2,614<text:s/></text:p>
          </table:table-cell>
          <table:table-cell office:value-type="float" office:value="36284" table:style-name="ce7">
            <text:p>36,284<text:s/></text:p>
          </table:table-cell>
          <table:table-cell office:value-type="float" office:value="4051" table:style-name="ce7">
            <text:p>4,051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10060" table:style-name="ce7">
            <text:p>10,060<text:s/></text:p>
          </table:table-cell>
          <table:table-cell office:value-type="float" office:value="13922" table:style-name="ce7">
            <text:p>13,922<text:s/></text:p>
          </table:table-cell>
          <table:table-cell office:value-type="float" office:value="17014" table:style-name="ce8">
            <text:p>17,014<text:s/></text:p>
          </table:table-cell>
          <table:table-cell office:value-type="float" office:value="14119" table:style-name="ce7">
            <text:p>14,119<text:s/></text:p>
          </table:table-cell>
          <table:table-cell office:value-type="float" office:value="8735" table:style-name="ce7">
            <text:p>8,735<text:s/></text:p>
          </table:table-cell>
          <table:table-cell office:value-type="float" office:value="27489" table:style-name="ce7">
            <text:p>27,489<text:s/></text:p>
          </table:table-cell>
          <table:table-cell office:value-type="float" office:value="15083" table:style-name="ce7">
            <text:p>15,083<text:s/></text:p>
          </table:table-cell>
          <table:table-cell office:value-type="float" office:value="26483" table:style-name="ce7">
            <text:p>26,483<text:s/></text:p>
          </table:table-cell>
          <table:table-cell office:value-type="float" office:value="26316" table:style-name="ce7">
            <text:p>26,316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29295" table:style-name="ce7">
            <text:p>29,295<text:s/></text:p>
          </table:table-cell>
          <table:table-cell office:value-type="float" office:value="21415" table:style-name="ce7">
            <text:p>21,415<text:s/></text:p>
          </table:table-cell>
          <table:table-cell office:value-type="float" office:value="16473" table:style-name="ce8">
            <text:p>16,473<text:s/></text:p>
          </table:table-cell>
          <table:table-cell office:value-type="float" office:value="16751" table:style-name="ce7">
            <text:p>16,751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157345" table:style-name="ce7">
            <text:p>157,345<text:s/></text:p>
          </table:table-cell>
          <table:table-cell office:value-type="float" office:value="54825" table:style-name="ce7">
            <text:p>54,825<text:s/></text:p>
          </table:table-cell>
          <table:table-cell office:value-type="float" office:value="20200" table:style-name="ce7">
            <text:p>20,200<text:s/></text:p>
          </table:table-cell>
          <table:table-cell office:value-type="float" office:value="17274" table:style-name="ce7">
            <text:p>17,274<text:s/></text:p>
          </table:table-cell>
          <table:table-cell office:value-type="float" office:value="36634" table:style-name="ce7">
            <text:p>36,634<text:s/></text:p>
          </table:table-cell>
          <table:table-cell office:value-type="float" office:value="35984" table:style-name="ce7">
            <text:p>35,984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23365" table:style-name="ce7">
            <text:p>23,365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25505" table:style-name="ce7">
            <text:p>25,505<text:s/></text:p>
          </table:table-cell>
          <table:table-cell office:value-type="float" office:value="6562" table:style-name="ce7">
            <text:p>6,562<text:s/></text:p>
          </table:table-cell>
          <table:table-cell office:value-type="float" office:value="5922" table:style-name="ce7">
            <text:p>5,922<text:s/></text:p>
          </table:table-cell>
          <table:table-cell office:value-type="float" office:value="18595" table:style-name="ce7">
            <text:p>18,595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1979" table:style-name="ce7">
            <text:p>1,979<text:s/></text:p>
          </table:table-cell>
          <table:table-cell office:value-type="float" office:value="9986" table:style-name="ce7">
            <text:p>9,986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12646" table:style-name="ce7">
            <text:p>12,646<text:s/></text:p>
          </table:table-cell>
          <table:table-cell office:value-type="float" office:value="38362" table:style-name="ce7">
            <text:p>38,362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11756" table:style-name="ce7">
            <text:p>11,756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18272" table:style-name="ce7">
            <text:p>18,272<text:s/></text:p>
          </table:table-cell>
          <table:table-cell office:value-type="float" office:value="15929" table:style-name="ce7">
            <text:p>15,929<text:s/></text:p>
          </table:table-cell>
          <table:table-cell office:value-type="float" office:value="26947" table:style-name="ce7">
            <text:p>26,947<text:s/></text:p>
          </table:table-cell>
          <table:table-cell office:value-type="float" office:value="41573" table:style-name="ce7">
            <text:p>41,573<text:s/></text:p>
          </table:table-cell>
          <table:table-cell office:value-type="float" office:value="30382" table:style-name="ce7">
            <text:p>30,382<text:s/></text:p>
          </table:table-cell>
          <table:table-cell office:value-type="float" office:value="24388" table:style-name="ce7">
            <text:p>24,388<text:s/></text:p>
          </table:table-cell>
          <table:table-cell office:value-type="float" office:value="29547" table:style-name="ce7">
            <text:p>29,547<text:s/></text:p>
          </table:table-cell>
          <table:table-cell office:value-type="float" office:value="81356" table:style-name="ce7">
            <text:p>81,356<text:s/></text:p>
          </table:table-cell>
          <table:table-cell office:value-type="float" office:value="16475" table:style-name="ce7">
            <text:p>16,475<text:s/></text:p>
          </table:table-cell>
          <table:table-cell office:value-type="float" office:value="35969" table:style-name="ce7">
            <text:p>35,969<text:s/></text:p>
          </table:table-cell>
          <table:table-cell office:value-type="float" office:value="33332" table:style-name="ce7">
            <text:p>33,332<text:s/></text:p>
          </table:table-cell>
          <table:table-cell office:value-type="float" office:value="21594" table:style-name="ce7">
            <text:p>21,594<text:s/></text:p>
          </table:table-cell>
          <table:table-cell office:value-type="float" office:value="66331" table:style-name="ce7">
            <text:p>66,331<text:s/></text:p>
          </table:table-cell>
          <table:table-cell office:value-type="float" office:value="15745" table:style-name="ce7">
            <text:p>15,745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10341" table:style-name="ce7">
            <text:p>10,341<text:s/></text:p>
          </table:table-cell>
          <table:table-cell office:value-type="float" office:value="24090" table:style-name="ce7">
            <text:p>24,090<text:s/></text:p>
          </table:table-cell>
          <table:table-cell office:value-type="float" office:value="10342" table:style-name="ce7">
            <text:p>10,342<text:s/></text:p>
          </table:table-cell>
          <table:table-cell office:value-type="float" office:value="33192" table:style-name="ce7">
            <text:p>33,192<text:s/></text:p>
          </table:table-cell>
          <table:table-cell office:value-type="float" office:value="14292" table:style-name="ce7">
            <text:p>14,292<text:s/></text:p>
          </table:table-cell>
          <table:table-cell office:value-type="float" office:value="11620" table:style-name="ce7">
            <text:p>11,620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21617" table:style-name="ce7">
            <text:p>21,617<text:s/></text:p>
          </table:table-cell>
          <table:table-cell office:value-type="float" office:value="18628" table:style-name="ce7">
            <text:p>18,628<text:s/></text:p>
          </table:table-cell>
          <table:table-cell office:value-type="float" office:value="16276" table:style-name="ce7">
            <text:p>16,276<text:s/></text:p>
          </table:table-cell>
          <table:table-cell office:value-type="float" office:value="23235" table:style-name="ce7">
            <text:p>23,235<text:s/></text:p>
          </table:table-cell>
          <table:table-cell office:value-type="float" office:value="7535" table:style-name="ce7">
            <text:p>7,535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3825" table:style-name="ce8">
            <text:p>3,825<text:s/></text:p>
          </table:table-cell>
          <table:table-cell office:value-type="float" office:value="2691" table:style-name="ce7">
            <text:p>2,691<text:s/></text:p>
          </table:table-cell>
          <table:table-cell office:value-type="float" office:value="7865" table:style-name="ce7">
            <text:p>7,865<text:s/></text:p>
          </table:table-cell>
          <table:table-cell office:value-type="float" office:value="7946" table:style-name="ce7">
            <text:p>7,946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14382" table:style-name="ce7">
            <text:p>14,382<text:s/></text:p>
          </table:table-cell>
          <table:table-cell office:value-type="float" office:value="20822" table:style-name="ce7">
            <text:p>20,822<text:s/></text:p>
          </table:table-cell>
          <table:table-cell office:value-type="float" office:value="25226" table:style-name="ce7">
            <text:p>25,226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9944" table:style-name="ce7">
            <text:p>9,944<text:s/></text:p>
          </table:table-cell>
          <table:table-cell office:value-type="float" office:value="10964" table:style-name="ce7">
            <text:p>10,964<text:s/></text:p>
          </table:table-cell>
          <table:table-cell office:value-type="float" office:value="10692" table:style-name="ce7">
            <text:p>10,692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7713" table:style-name="ce7">
            <text:p>7,71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5T00:00:00" table:style-name="ce6">
            <text:p>2023/11/5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7714" table:style-name="ce7">
            <text:p>7,714<text:s/></text:p>
          </table:table-cell>
          <table:table-cell office:value-type="float" office:value="20804" table:style-name="ce7">
            <text:p>20,804<text:s/></text:p>
          </table:table-cell>
          <table:table-cell office:value-type="float" office:value="35926" table:style-name="ce7">
            <text:p>35,926<text:s/></text:p>
          </table:table-cell>
          <table:table-cell office:value-type="float" office:value="13276" table:style-name="ce7">
            <text:p>13,276<text:s/></text:p>
          </table:table-cell>
          <table:table-cell office:value-type="float" office:value="7987" table:style-name="ce7">
            <text:p>7,987<text:s/></text:p>
          </table:table-cell>
          <table:table-cell office:value-type="float" office:value="6821" table:style-name="ce7">
            <text:p>6,821<text:s/></text:p>
          </table:table-cell>
          <table:table-cell office:value-type="float" office:value="3521" table:style-name="ce7">
            <text:p>3,521<text:s/></text:p>
          </table:table-cell>
          <table:table-cell office:value-type="float" office:value="2242" table:style-name="ce7">
            <text:p>2,242<text:s/></text:p>
          </table:table-cell>
          <table:table-cell office:value-type="float" office:value="7706" table:style-name="ce7">
            <text:p>7,706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8786" table:style-name="ce7">
            <text:p>8,786<text:s/></text:p>
          </table:table-cell>
          <table:table-cell office:value-type="float" office:value="5848" table:style-name="ce7">
            <text:p>5,848<text:s/></text:p>
          </table:table-cell>
          <table:table-cell office:value-type="float" office:value="10761" table:style-name="ce7">
            <text:p>10,761<text:s/></text:p>
          </table:table-cell>
          <table:table-cell office:value-type="float" office:value="4389" table:style-name="ce7">
            <text:p>4,389<text:s/></text:p>
          </table:table-cell>
          <table:table-cell office:value-type="float" office:value="6761" table:style-name="ce7">
            <text:p>6,761<text:s/></text:p>
          </table:table-cell>
          <table:table-cell office:value-type="float" office:value="3567" table:style-name="ce7">
            <text:p>3,567<text:s/></text:p>
          </table:table-cell>
          <table:table-cell office:value-type="float" office:value="7482" table:style-name="ce7">
            <text:p>7,482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5444" table:style-name="ce7">
            <text:p>5,444<text:s/></text:p>
          </table:table-cell>
          <table:table-cell office:value-type="float" office:value="5476" table:style-name="ce7">
            <text:p>5,476<text:s/></text:p>
          </table:table-cell>
          <table:table-cell office:value-type="float" office:value="2379" table:style-name="ce7">
            <text:p>2,379<text:s/></text:p>
          </table:table-cell>
          <table:table-cell office:value-type="float" office:value="29473" table:style-name="ce7">
            <text:p>29,473<text:s/></text:p>
          </table:table-cell>
          <table:table-cell office:value-type="float" office:value="3346" table:style-name="ce7">
            <text:p>3,346<text:s/></text:p>
          </table:table-cell>
          <table:table-cell office:value-type="float" office:value="11393" table:style-name="ce7">
            <text:p>11,393<text:s/></text:p>
          </table:table-cell>
          <table:table-cell office:value-type="float" office:value="8589" table:style-name="ce7">
            <text:p>8,589<text:s/></text:p>
          </table:table-cell>
          <table:table-cell office:value-type="float" office:value="12096" table:style-name="ce7">
            <text:p>12,096<text:s/></text:p>
          </table:table-cell>
          <table:table-cell office:value-type="float" office:value="13553" table:style-name="ce8">
            <text:p>13,553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7776" table:style-name="ce7">
            <text:p>7,776<text:s/></text:p>
          </table:table-cell>
          <table:table-cell office:value-type="float" office:value="24946" table:style-name="ce7">
            <text:p>24,946<text:s/></text:p>
          </table:table-cell>
          <table:table-cell office:value-type="float" office:value="12071" table:style-name="ce7">
            <text:p>12,071<text:s/></text:p>
          </table:table-cell>
          <table:table-cell office:value-type="float" office:value="20371" table:style-name="ce7">
            <text:p>20,371<text:s/></text:p>
          </table:table-cell>
          <table:table-cell office:value-type="float" office:value="23239" table:style-name="ce7">
            <text:p>23,239<text:s/></text:p>
          </table:table-cell>
          <table:table-cell office:value-type="float" office:value="4865" table:style-name="ce7">
            <text:p>4,865<text:s/></text:p>
          </table:table-cell>
          <table:table-cell office:value-type="float" office:value="25496" table:style-name="ce7">
            <text:p>25,496<text:s/></text:p>
          </table:table-cell>
          <table:table-cell office:value-type="float" office:value="18034" table:style-name="ce7">
            <text:p>18,034<text:s/></text:p>
          </table:table-cell>
          <table:table-cell office:value-type="float" office:value="13685" table:style-name="ce8">
            <text:p>13,685<text:s/></text:p>
          </table:table-cell>
          <table:table-cell office:value-type="float" office:value="14473" table:style-name="ce7">
            <text:p>14,473<text:s/></text:p>
          </table:table-cell>
          <table:table-cell office:value-type="float" office:value="9690" table:style-name="ce7">
            <text:p>9,690<text:s/></text:p>
          </table:table-cell>
          <table:table-cell office:value-type="float" office:value="138859" table:style-name="ce7">
            <text:p>138,859<text:s/></text:p>
          </table:table-cell>
          <table:table-cell office:value-type="float" office:value="43292" table:style-name="ce7">
            <text:p>43,292<text:s/></text:p>
          </table:table-cell>
          <table:table-cell office:value-type="float" office:value="14300" table:style-name="ce7">
            <text:p>14,300<text:s/></text:p>
          </table:table-cell>
          <table:table-cell office:value-type="float" office:value="15779" table:style-name="ce7">
            <text:p>15,779<text:s/></text:p>
          </table:table-cell>
          <table:table-cell office:value-type="float" office:value="33605" table:style-name="ce7">
            <text:p>33,605<text:s/></text:p>
          </table:table-cell>
          <table:table-cell office:value-type="float" office:value="27281" table:style-name="ce7">
            <text:p>27,281<text:s/></text:p>
          </table:table-cell>
          <table:table-cell office:value-type="float" office:value="22873" table:style-name="ce7">
            <text:p>22,873<text:s/></text:p>
          </table:table-cell>
          <table:table-cell office:value-type="float" office:value="19030" table:style-name="ce7">
            <text:p>19,030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20226" table:style-name="ce7">
            <text:p>20,226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4919" table:style-name="ce7">
            <text:p>4,919<text:s/></text:p>
          </table:table-cell>
          <table:table-cell office:value-type="float" office:value="16581" table:style-name="ce7">
            <text:p>16,581<text:s/></text:p>
          </table:table-cell>
          <table:table-cell office:value-type="float" office:value="12636" table:style-name="ce7">
            <text:p>12,636<text:s/></text:p>
          </table:table-cell>
          <table:table-cell office:value-type="float" office:value="3191" table:style-name="ce7">
            <text:p>3,191<text:s/></text:p>
          </table:table-cell>
          <table:table-cell office:value-type="float" office:value="1668" table:style-name="ce7">
            <text:p>1,668<text:s/></text:p>
          </table:table-cell>
          <table:table-cell office:value-type="float" office:value="8385" table:style-name="ce7">
            <text:p>8,385<text:s/></text:p>
          </table:table-cell>
          <table:table-cell office:value-type="float" office:value="7341" table:style-name="ce7">
            <text:p>7,341<text:s/></text:p>
          </table:table-cell>
          <table:table-cell office:value-type="float" office:value="11323" table:style-name="ce7">
            <text:p>11,323<text:s/></text:p>
          </table:table-cell>
          <table:table-cell office:value-type="float" office:value="34700" table:style-name="ce7">
            <text:p>34,700<text:s/></text:p>
          </table:table-cell>
          <table:table-cell office:value-type="float" office:value="6032" table:style-name="ce7">
            <text:p>6,032<text:s/></text:p>
          </table:table-cell>
          <table:table-cell office:value-type="float" office:value="9361" table:style-name="ce7">
            <text:p>9,361<text:s/></text:p>
          </table:table-cell>
          <table:table-cell office:value-type="float" office:value="5563" table:style-name="ce7">
            <text:p>5,563<text:s/></text:p>
          </table:table-cell>
          <table:table-cell office:value-type="float" office:value="15329" table:style-name="ce7">
            <text:p>15,329<text:s/></text:p>
          </table:table-cell>
          <table:table-cell office:value-type="float" office:value="12762" table:style-name="ce7">
            <text:p>12,762<text:s/></text:p>
          </table:table-cell>
          <table:table-cell office:value-type="float" office:value="20700" table:style-name="ce7">
            <text:p>20,700<text:s/></text:p>
          </table:table-cell>
          <table:table-cell office:value-type="float" office:value="35378" table:style-name="ce7">
            <text:p>35,378<text:s/></text:p>
          </table:table-cell>
          <table:table-cell office:value-type="float" office:value="25081" table:style-name="ce7">
            <text:p>25,081<text:s/></text:p>
          </table:table-cell>
          <table:table-cell office:value-type="float" office:value="18804" table:style-name="ce7">
            <text:p>18,804<text:s/></text:p>
          </table:table-cell>
          <table:table-cell office:value-type="float" office:value="25241" table:style-name="ce7">
            <text:p>25,241<text:s/></text:p>
          </table:table-cell>
          <table:table-cell office:value-type="float" office:value="64299" table:style-name="ce7">
            <text:p>64,299<text:s/></text:p>
          </table:table-cell>
          <table:table-cell office:value-type="float" office:value="13882" table:style-name="ce7">
            <text:p>13,882<text:s/></text:p>
          </table:table-cell>
          <table:table-cell office:value-type="float" office:value="28308" table:style-name="ce7">
            <text:p>28,308<text:s/></text:p>
          </table:table-cell>
          <table:table-cell office:value-type="float" office:value="22533" table:style-name="ce7">
            <text:p>22,533<text:s/></text:p>
          </table:table-cell>
          <table:table-cell office:value-type="float" office:value="15459" table:style-name="ce7">
            <text:p>15,459<text:s/></text:p>
          </table:table-cell>
          <table:table-cell office:value-type="float" office:value="50683" table:style-name="ce7">
            <text:p>50,683<text:s/></text:p>
          </table:table-cell>
          <table:table-cell office:value-type="float" office:value="13566" table:style-name="ce7">
            <text:p>13,566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7841" table:style-name="ce7">
            <text:p>7,841<text:s/></text:p>
          </table:table-cell>
          <table:table-cell office:value-type="float" office:value="20039" table:style-name="ce7">
            <text:p>20,039<text:s/></text:p>
          </table:table-cell>
          <table:table-cell office:value-type="float" office:value="8548" table:style-name="ce7">
            <text:p>8,548<text:s/></text:p>
          </table:table-cell>
          <table:table-cell office:value-type="float" office:value="27939" table:style-name="ce7">
            <text:p>27,939<text:s/></text:p>
          </table:table-cell>
          <table:table-cell office:value-type="float" office:value="10493" table:style-name="ce7">
            <text:p>10,493<text:s/></text:p>
          </table:table-cell>
          <table:table-cell office:value-type="float" office:value="11033" table:style-name="ce7">
            <text:p>11,033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16208" table:style-name="ce7">
            <text:p>16,208<text:s/></text:p>
          </table:table-cell>
          <table:table-cell office:value-type="float" office:value="15058" table:style-name="ce7">
            <text:p>15,058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7513" table:style-name="ce7">
            <text:p>7,513<text:s/></text:p>
          </table:table-cell>
          <table:table-cell office:value-type="float" office:value="8020" table:style-name="ce7">
            <text:p>8,020<text:s/></text:p>
          </table:table-cell>
          <table:table-cell office:value-type="float" office:value="3051" table:style-name="ce8">
            <text:p>3,051<text:s/></text:p>
          </table:table-cell>
          <table:table-cell office:value-type="float" office:value="2312" table:style-name="ce7">
            <text:p>2,312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6413" table:style-name="ce7">
            <text:p>6,413<text:s/></text:p>
          </table:table-cell>
          <table:table-cell office:value-type="float" office:value="8273" table:style-name="ce7">
            <text:p>8,273<text:s/></text:p>
          </table:table-cell>
          <table:table-cell office:value-type="float" office:value="9446" table:style-name="ce7">
            <text:p>9,446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15848" table:style-name="ce7">
            <text:p>15,848<text:s/></text:p>
          </table:table-cell>
          <table:table-cell office:value-type="float" office:value="20621" table:style-name="ce7">
            <text:p>20,621<text:s/></text:p>
          </table:table-cell>
          <table:table-cell office:value-type="float" office:value="8863" table:style-name="ce7">
            <text:p>8,863<text:s/></text:p>
          </table:table-cell>
          <table:table-cell office:value-type="float" office:value="8000" table:style-name="ce7">
            <text:p>8,000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7273" table:style-name="ce7">
            <text:p>7,273<text:s/></text:p>
          </table:table-cell>
          <table:table-cell office:value-type="float" office:value="6432" table:style-name="ce7">
            <text:p>6,43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6T00:00:00" table:style-name="ce6">
            <text:p>2023/11/6</text:p>
          </table:table-cell>
          <table:table-cell office:value-type="float" office:value="5051" table:style-name="ce7">
            <text:p>5,051<text:s/></text:p>
          </table:table-cell>
          <table:table-cell office:value-type="float" office:value="13668" table:style-name="ce7">
            <text:p>13,668<text:s/></text:p>
          </table:table-cell>
          <table:table-cell office:value-type="float" office:value="43049" table:style-name="ce7">
            <text:p>43,049<text:s/></text:p>
          </table:table-cell>
          <table:table-cell office:value-type="float" office:value="39218" table:style-name="ce7">
            <text:p>39,218<text:s/></text:p>
          </table:table-cell>
          <table:table-cell office:value-type="float" office:value="25464" table:style-name="ce7">
            <text:p>25,464<text:s/></text:p>
          </table:table-cell>
          <table:table-cell office:value-type="float" office:value="14018" table:style-name="ce7">
            <text:p>14,018<text:s/></text:p>
          </table:table-cell>
          <table:table-cell office:value-type="float" office:value="10318" table:style-name="ce7">
            <text:p>10,318<text:s/></text:p>
          </table:table-cell>
          <table:table-cell office:value-type="float" office:value="3888" table:style-name="ce7">
            <text:p>3,888<text:s/></text:p>
          </table:table-cell>
          <table:table-cell office:value-type="float" office:value="3252" table:style-name="ce7">
            <text:p>3,252<text:s/></text:p>
          </table:table-cell>
          <table:table-cell office:value-type="float" office:value="13383" table:style-name="ce7">
            <text:p>13,383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3967" table:style-name="ce7">
            <text:p>3,967<text:s/></text:p>
          </table:table-cell>
          <table:table-cell office:value-type="float" office:value="5517" table:style-name="ce7">
            <text:p>5,517<text:s/></text:p>
          </table:table-cell>
          <table:table-cell office:value-type="float" office:value="9324" table:style-name="ce7">
            <text:p>9,324<text:s/></text:p>
          </table:table-cell>
          <table:table-cell office:value-type="float" office:value="10527" table:style-name="ce7">
            <text:p>10,527<text:s/></text:p>
          </table:table-cell>
          <table:table-cell office:value-type="float" office:value="16639" table:style-name="ce7">
            <text:p>16,639<text:s/></text:p>
          </table:table-cell>
          <table:table-cell office:value-type="float" office:value="18131" table:style-name="ce7">
            <text:p>18,131<text:s/></text:p>
          </table:table-cell>
          <table:table-cell office:value-type="float" office:value="4748" table:style-name="ce7">
            <text:p>4,748<text:s/></text:p>
          </table:table-cell>
          <table:table-cell office:value-type="float" office:value="9527" table:style-name="ce7">
            <text:p>9,527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9234" table:style-name="ce7">
            <text:p>9,234<text:s/></text:p>
          </table:table-cell>
          <table:table-cell office:value-type="float" office:value="8123" table:style-name="ce7">
            <text:p>8,123<text:s/></text:p>
          </table:table-cell>
          <table:table-cell office:value-type="float" office:value="6755" table:style-name="ce7">
            <text:p>6,755<text:s/></text:p>
          </table:table-cell>
          <table:table-cell office:value-type="float" office:value="37631" table:style-name="ce7">
            <text:p>37,631<text:s/></text:p>
          </table:table-cell>
          <table:table-cell office:value-type="float" office:value="2929" table:style-name="ce7">
            <text:p>2,929<text:s/></text:p>
          </table:table-cell>
          <table:table-cell office:value-type="float" office:value="10923" table:style-name="ce7">
            <text:p>10,923<text:s/></text:p>
          </table:table-cell>
          <table:table-cell office:value-type="float" office:value="12740" table:style-name="ce7">
            <text:p>12,740<text:s/></text:p>
          </table:table-cell>
          <table:table-cell office:value-type="float" office:value="16075" table:style-name="ce7">
            <text:p>16,075<text:s/></text:p>
          </table:table-cell>
          <table:table-cell office:value-type="float" office:value="20363" table:style-name="ce8">
            <text:p>20,363<text:s/></text:p>
          </table:table-cell>
          <table:table-cell office:value-type="float" office:value="16018" table:style-name="ce7">
            <text:p>16,018<text:s/></text:p>
          </table:table-cell>
          <table:table-cell office:value-type="float" office:value="9582" table:style-name="ce7">
            <text:p>9,582<text:s/></text:p>
          </table:table-cell>
          <table:table-cell office:value-type="float" office:value="25742" table:style-name="ce7">
            <text:p>25,742<text:s/></text:p>
          </table:table-cell>
          <table:table-cell office:value-type="float" office:value="14932" table:style-name="ce7">
            <text:p>14,932<text:s/></text:p>
          </table:table-cell>
          <table:table-cell office:value-type="float" office:value="31217" table:style-name="ce7">
            <text:p>31,217<text:s/></text:p>
          </table:table-cell>
          <table:table-cell office:value-type="float" office:value="25552" table:style-name="ce7">
            <text:p>25,552<text:s/></text:p>
          </table:table-cell>
          <table:table-cell office:value-type="float" office:value="11611" table:style-name="ce7">
            <text:p>11,611<text:s/></text:p>
          </table:table-cell>
          <table:table-cell office:value-type="float" office:value="34490" table:style-name="ce7">
            <text:p>34,490<text:s/></text:p>
          </table:table-cell>
          <table:table-cell office:value-type="float" office:value="25204" table:style-name="ce7">
            <text:p>25,204<text:s/></text:p>
          </table:table-cell>
          <table:table-cell office:value-type="float" office:value="21096" table:style-name="ce8">
            <text:p>21,096<text:s/></text:p>
          </table:table-cell>
          <table:table-cell office:value-type="float" office:value="19539" table:style-name="ce7">
            <text:p>19,539<text:s/></text:p>
          </table:table-cell>
          <table:table-cell office:value-type="float" office:value="24651" table:style-name="ce7">
            <text:p>24,651<text:s/></text:p>
          </table:table-cell>
          <table:table-cell office:value-type="float" office:value="126301" table:style-name="ce7">
            <text:p>126,301<text:s/></text:p>
          </table:table-cell>
          <table:table-cell office:value-type="float" office:value="40245" table:style-name="ce7">
            <text:p>40,245<text:s/></text:p>
          </table:table-cell>
          <table:table-cell office:value-type="float" office:value="21965" table:style-name="ce7">
            <text:p>21,965<text:s/></text:p>
          </table:table-cell>
          <table:table-cell office:value-type="float" office:value="22816" table:style-name="ce7">
            <text:p>22,816<text:s/></text:p>
          </table:table-cell>
          <table:table-cell office:value-type="float" office:value="25138" table:style-name="ce7">
            <text:p>25,138<text:s/></text:p>
          </table:table-cell>
          <table:table-cell office:value-type="float" office:value="26456" table:style-name="ce7">
            <text:p>26,456<text:s/></text:p>
          </table:table-cell>
          <table:table-cell office:value-type="float" office:value="26170" table:style-name="ce7">
            <text:p>26,170<text:s/></text:p>
          </table:table-cell>
          <table:table-cell office:value-type="float" office:value="22230" table:style-name="ce7">
            <text:p>22,230<text:s/></text:p>
          </table:table-cell>
          <table:table-cell office:value-type="float" office:value="13071" table:style-name="ce7">
            <text:p>13,071<text:s/></text:p>
          </table:table-cell>
          <table:table-cell office:value-type="float" office:value="30450" table:style-name="ce7">
            <text:p>30,450<text:s/></text:p>
          </table:table-cell>
          <table:table-cell office:value-type="float" office:value="6691" table:style-name="ce7">
            <text:p>6,691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18975" table:style-name="ce7">
            <text:p>18,975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3695" table:style-name="ce7">
            <text:p>3,695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31135" table:style-name="ce7">
            <text:p>31,135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13270" table:style-name="ce7">
            <text:p>13,270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23118" table:style-name="ce7">
            <text:p>23,118<text:s/></text:p>
          </table:table-cell>
          <table:table-cell office:value-type="float" office:value="24186" table:style-name="ce7">
            <text:p>24,186<text:s/></text:p>
          </table:table-cell>
          <table:table-cell office:value-type="float" office:value="25517" table:style-name="ce7">
            <text:p>25,517<text:s/></text:p>
          </table:table-cell>
          <table:table-cell office:value-type="float" office:value="39042" table:style-name="ce7">
            <text:p>39,042<text:s/></text:p>
          </table:table-cell>
          <table:table-cell office:value-type="float" office:value="37830" table:style-name="ce7">
            <text:p>37,830<text:s/></text:p>
          </table:table-cell>
          <table:table-cell office:value-type="float" office:value="27438" table:style-name="ce7">
            <text:p>27,438<text:s/></text:p>
          </table:table-cell>
          <table:table-cell office:value-type="float" office:value="26372" table:style-name="ce7">
            <text:p>26,372<text:s/></text:p>
          </table:table-cell>
          <table:table-cell office:value-type="float" office:value="58557" table:style-name="ce7">
            <text:p>58,557<text:s/></text:p>
          </table:table-cell>
          <table:table-cell office:value-type="float" office:value="24200" table:style-name="ce7">
            <text:p>24,200<text:s/></text:p>
          </table:table-cell>
          <table:table-cell office:value-type="float" office:value="32361" table:style-name="ce7">
            <text:p>32,361<text:s/></text:p>
          </table:table-cell>
          <table:table-cell office:value-type="float" office:value="30921" table:style-name="ce7">
            <text:p>30,921<text:s/></text:p>
          </table:table-cell>
          <table:table-cell office:value-type="float" office:value="19857" table:style-name="ce7">
            <text:p>19,857<text:s/></text:p>
          </table:table-cell>
          <table:table-cell office:value-type="float" office:value="60729" table:style-name="ce7">
            <text:p>60,729<text:s/></text:p>
          </table:table-cell>
          <table:table-cell office:value-type="float" office:value="19777" table:style-name="ce7">
            <text:p>19,777<text:s/></text:p>
          </table:table-cell>
          <table:table-cell office:value-type="float" office:value="15992" table:style-name="ce7">
            <text:p>15,992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22765" table:style-name="ce7">
            <text:p>22,765<text:s/></text:p>
          </table:table-cell>
          <table:table-cell office:value-type="float" office:value="13007" table:style-name="ce7">
            <text:p>13,007<text:s/></text:p>
          </table:table-cell>
          <table:table-cell office:value-type="float" office:value="30005" table:style-name="ce7">
            <text:p>30,005<text:s/></text:p>
          </table:table-cell>
          <table:table-cell office:value-type="float" office:value="19247" table:style-name="ce7">
            <text:p>19,247<text:s/></text:p>
          </table:table-cell>
          <table:table-cell office:value-type="float" office:value="7639" table:style-name="ce7">
            <text:p>7,639<text:s/></text:p>
          </table:table-cell>
          <table:table-cell office:value-type="float" office:value="14358" table:style-name="ce7">
            <text:p>14,358<text:s/></text:p>
          </table:table-cell>
          <table:table-cell office:value-type="float" office:value="39050" table:style-name="ce7">
            <text:p>39,050<text:s/></text:p>
          </table:table-cell>
          <table:table-cell office:value-type="float" office:value="21346" table:style-name="ce7">
            <text:p>21,346<text:s/></text:p>
          </table:table-cell>
          <table:table-cell office:value-type="float" office:value="24895" table:style-name="ce7">
            <text:p>24,895<text:s/></text:p>
          </table:table-cell>
          <table:table-cell office:value-type="float" office:value="24977" table:style-name="ce7">
            <text:p>24,977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11133" table:style-name="ce7">
            <text:p>11,133<text:s/></text:p>
          </table:table-cell>
          <table:table-cell office:value-type="float" office:value="4641" table:style-name="ce8">
            <text:p>4,641<text:s/></text:p>
          </table:table-cell>
          <table:table-cell office:value-type="float" office:value="5101" table:style-name="ce7">
            <text:p>5,101<text:s/></text:p>
          </table:table-cell>
          <table:table-cell office:value-type="float" office:value="7691" table:style-name="ce7">
            <text:p>7,691<text:s/></text:p>
          </table:table-cell>
          <table:table-cell office:value-type="float" office:value="10399" table:style-name="ce7">
            <text:p>10,399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11945" table:style-name="ce7">
            <text:p>11,945<text:s/></text:p>
          </table:table-cell>
          <table:table-cell office:value-type="float" office:value="16459" table:style-name="ce7">
            <text:p>16,459<text:s/></text:p>
          </table:table-cell>
          <table:table-cell office:value-type="float" office:value="28204" table:style-name="ce7">
            <text:p>28,204<text:s/></text:p>
          </table:table-cell>
          <table:table-cell office:value-type="float" office:value="24171" table:style-name="ce7">
            <text:p>24,171<text:s/></text:p>
          </table:table-cell>
          <table:table-cell office:value-type="float" office:value="13856" table:style-name="ce7">
            <text:p>13,856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12789" table:style-name="ce7">
            <text:p>12,789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11564" table:style-name="ce7">
            <text:p>11,564<text:s/></text:p>
          </table:table-cell>
          <table:table-cell office:value-type="float" office:value="9244" table:style-name="ce7">
            <text:p>9,24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7T00:00:00" table:style-name="ce6">
            <text:p>2023/11/7</text:p>
          </table:table-cell>
          <table:table-cell office:value-type="float" office:value="4973" table:style-name="ce7">
            <text:p>4,973<text:s/></text:p>
          </table:table-cell>
          <table:table-cell office:value-type="float" office:value="14514" table:style-name="ce7">
            <text:p>14,514<text:s/></text:p>
          </table:table-cell>
          <table:table-cell office:value-type="float" office:value="44638" table:style-name="ce7">
            <text:p>44,638<text:s/></text:p>
          </table:table-cell>
          <table:table-cell office:value-type="float" office:value="40179" table:style-name="ce7">
            <text:p>40,179<text:s/></text:p>
          </table:table-cell>
          <table:table-cell office:value-type="float" office:value="26948" table:style-name="ce7">
            <text:p>26,948<text:s/></text:p>
          </table:table-cell>
          <table:table-cell office:value-type="float" office:value="14530" table:style-name="ce7">
            <text:p>14,530<text:s/></text:p>
          </table:table-cell>
          <table:table-cell office:value-type="float" office:value="10971" table:style-name="ce7">
            <text:p>10,971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13390" table:style-name="ce7">
            <text:p>13,390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4712" table:style-name="ce7">
            <text:p>4,712<text:s/></text:p>
          </table:table-cell>
          <table:table-cell office:value-type="float" office:value="6524" table:style-name="ce7">
            <text:p>6,524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11000" table:style-name="ce7">
            <text:p>11,000<text:s/></text:p>
          </table:table-cell>
          <table:table-cell office:value-type="float" office:value="17259" table:style-name="ce7">
            <text:p>17,259<text:s/></text:p>
          </table:table-cell>
          <table:table-cell office:value-type="float" office:value="19210" table:style-name="ce7">
            <text:p>19,210<text:s/></text:p>
          </table:table-cell>
          <table:table-cell office:value-type="float" office:value="5907" table:style-name="ce7">
            <text:p>5,907<text:s/></text:p>
          </table:table-cell>
          <table:table-cell office:value-type="float" office:value="9910" table:style-name="ce7">
            <text:p>9,910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9222" table:style-name="ce7">
            <text:p>9,222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6816" table:style-name="ce7">
            <text:p>6,816<text:s/></text:p>
          </table:table-cell>
          <table:table-cell office:value-type="float" office:value="27710" table:style-name="ce7">
            <text:p>27,710<text:s/></text:p>
          </table:table-cell>
          <table:table-cell office:value-type="float" office:value="3250" table:style-name="ce7">
            <text:p>3,250<text:s/></text:p>
          </table:table-cell>
          <table:table-cell office:value-type="float" office:value="11262" table:style-name="ce7">
            <text:p>11,262<text:s/></text:p>
          </table:table-cell>
          <table:table-cell office:value-type="float" office:value="13135" table:style-name="ce7">
            <text:p>13,135<text:s/></text:p>
          </table:table-cell>
          <table:table-cell office:value-type="float" office:value="16505" table:style-name="ce7">
            <text:p>16,505<text:s/></text:p>
          </table:table-cell>
          <table:table-cell office:value-type="float" office:value="20910" table:style-name="ce8">
            <text:p>20,910<text:s/></text:p>
          </table:table-cell>
          <table:table-cell office:value-type="float" office:value="17126" table:style-name="ce7">
            <text:p>17,126<text:s/></text:p>
          </table:table-cell>
          <table:table-cell office:value-type="float" office:value="9757" table:style-name="ce7">
            <text:p>9,757<text:s/></text:p>
          </table:table-cell>
          <table:table-cell office:value-type="float" office:value="26583" table:style-name="ce7">
            <text:p>26,583<text:s/></text:p>
          </table:table-cell>
          <table:table-cell office:value-type="float" office:value="15699" table:style-name="ce7">
            <text:p>15,699<text:s/></text:p>
          </table:table-cell>
          <table:table-cell office:value-type="float" office:value="32682" table:style-name="ce7">
            <text:p>32,682<text:s/></text:p>
          </table:table-cell>
          <table:table-cell office:value-type="float" office:value="29900" table:style-name="ce7">
            <text:p>29,900<text:s/></text:p>
          </table:table-cell>
          <table:table-cell office:value-type="float" office:value="12080" table:style-name="ce7">
            <text:p>12,080<text:s/></text:p>
          </table:table-cell>
          <table:table-cell office:value-type="float" office:value="35626" table:style-name="ce7">
            <text:p>35,626<text:s/></text:p>
          </table:table-cell>
          <table:table-cell office:value-type="float" office:value="26232" table:style-name="ce7">
            <text:p>26,232<text:s/></text:p>
          </table:table-cell>
          <table:table-cell office:value-type="float" office:value="21892" table:style-name="ce8">
            <text:p>21,892<text:s/></text:p>
          </table:table-cell>
          <table:table-cell office:value-type="float" office:value="20225" table:style-name="ce7">
            <text:p>20,225<text:s/></text:p>
          </table:table-cell>
          <table:table-cell office:value-type="float" office:value="25160" table:style-name="ce7">
            <text:p>25,160<text:s/></text:p>
          </table:table-cell>
          <table:table-cell office:value-type="float" office:value="123610" table:style-name="ce7">
            <text:p>123,610<text:s/></text:p>
          </table:table-cell>
          <table:table-cell office:value-type="float" office:value="41804" table:style-name="ce7">
            <text:p>41,804<text:s/></text:p>
          </table:table-cell>
          <table:table-cell office:value-type="float" office:value="22265" table:style-name="ce7">
            <text:p>22,265<text:s/></text:p>
          </table:table-cell>
          <table:table-cell office:value-type="float" office:value="23755" table:style-name="ce7">
            <text:p>23,755<text:s/></text:p>
          </table:table-cell>
          <table:table-cell office:value-type="float" office:value="26794" table:style-name="ce7">
            <text:p>26,794<text:s/></text:p>
          </table:table-cell>
          <table:table-cell office:value-type="float" office:value="29059" table:style-name="ce7">
            <text:p>29,059<text:s/></text:p>
          </table:table-cell>
          <table:table-cell office:value-type="float" office:value="27764" table:style-name="ce7">
            <text:p>27,764<text:s/></text:p>
          </table:table-cell>
          <table:table-cell office:value-type="float" office:value="22990" table:style-name="ce7">
            <text:p>22,990<text:s/></text:p>
          </table:table-cell>
          <table:table-cell office:value-type="float" office:value="13285" table:style-name="ce7">
            <text:p>13,285<text:s/></text:p>
          </table:table-cell>
          <table:table-cell office:value-type="float" office:value="31337" table:style-name="ce7">
            <text:p>31,337<text:s/></text:p>
          </table:table-cell>
          <table:table-cell office:value-type="float" office:value="6935" table:style-name="ce7">
            <text:p>6,935<text:s/></text:p>
          </table:table-cell>
          <table:table-cell office:value-type="float" office:value="8318" table:style-name="ce7">
            <text:p>8,318<text:s/></text:p>
          </table:table-cell>
          <table:table-cell office:value-type="float" office:value="19787" table:style-name="ce7">
            <text:p>19,787<text:s/>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3882" table:style-name="ce7">
            <text:p>3,882<text:s/></text:p>
          </table:table-cell>
          <table:table-cell office:value-type="float" office:value="3470" table:style-name="ce7">
            <text:p>3,470<text:s/></text:p>
          </table:table-cell>
          <table:table-cell office:value-type="float" office:value="14431" table:style-name="ce7">
            <text:p>14,431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14092" table:style-name="ce7">
            <text:p>14,092<text:s/></text:p>
          </table:table-cell>
          <table:table-cell office:value-type="float" office:value="31197" table:style-name="ce7">
            <text:p>31,197<text:s/></text:p>
          </table:table-cell>
          <table:table-cell office:value-type="float" office:value="9598" table:style-name="ce7">
            <text:p>9,598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23616" table:style-name="ce7">
            <text:p>23,616<text:s/></text:p>
          </table:table-cell>
          <table:table-cell office:value-type="float" office:value="25444" table:style-name="ce7">
            <text:p>25,444<text:s/></text:p>
          </table:table-cell>
          <table:table-cell office:value-type="float" office:value="26425" table:style-name="ce7">
            <text:p>26,425<text:s/></text:p>
          </table:table-cell>
          <table:table-cell office:value-type="float" office:value="39848" table:style-name="ce7">
            <text:p>39,848<text:s/></text:p>
          </table:table-cell>
          <table:table-cell office:value-type="float" office:value="39043" table:style-name="ce7">
            <text:p>39,043<text:s/></text:p>
          </table:table-cell>
          <table:table-cell office:value-type="float" office:value="28298" table:style-name="ce7">
            <text:p>28,298<text:s/></text:p>
          </table:table-cell>
          <table:table-cell office:value-type="float" office:value="26392" table:style-name="ce7">
            <text:p>26,392<text:s/></text:p>
          </table:table-cell>
          <table:table-cell office:value-type="float" office:value="59991" table:style-name="ce7">
            <text:p>59,991<text:s/></text:p>
          </table:table-cell>
          <table:table-cell office:value-type="float" office:value="25407" table:style-name="ce7">
            <text:p>25,407<text:s/></text:p>
          </table:table-cell>
          <table:table-cell office:value-type="float" office:value="32611" table:style-name="ce7">
            <text:p>32,611<text:s/></text:p>
          </table:table-cell>
          <table:table-cell office:value-type="float" office:value="32250" table:style-name="ce7">
            <text:p>32,250<text:s/></text:p>
          </table:table-cell>
          <table:table-cell office:value-type="float" office:value="20863" table:style-name="ce7">
            <text:p>20,863<text:s/></text:p>
          </table:table-cell>
          <table:table-cell office:value-type="float" office:value="60819" table:style-name="ce7">
            <text:p>60,819<text:s/></text:p>
          </table:table-cell>
          <table:table-cell office:value-type="float" office:value="20357" table:style-name="ce7">
            <text:p>20,357<text:s/></text:p>
          </table:table-cell>
          <table:table-cell office:value-type="float" office:value="16327" table:style-name="ce7">
            <text:p>16,327<text:s/></text:p>
          </table:table-cell>
          <table:table-cell office:value-type="float" office:value="14349" table:style-name="ce7">
            <text:p>14,349<text:s/></text:p>
          </table:table-cell>
          <table:table-cell office:value-type="float" office:value="21572" table:style-name="ce7">
            <text:p>21,572<text:s/></text:p>
          </table:table-cell>
          <table:table-cell office:value-type="float" office:value="13526" table:style-name="ce7">
            <text:p>13,526<text:s/></text:p>
          </table:table-cell>
          <table:table-cell office:value-type="float" office:value="30103" table:style-name="ce7">
            <text:p>30,103<text:s/></text:p>
          </table:table-cell>
          <table:table-cell office:value-type="float" office:value="19572" table:style-name="ce7">
            <text:p>19,572<text:s/></text:p>
          </table:table-cell>
          <table:table-cell office:value-type="float" office:value="7967" table:style-name="ce7">
            <text:p>7,967<text:s/></text:p>
          </table:table-cell>
          <table:table-cell office:value-type="float" office:value="15169" table:style-name="ce7">
            <text:p>15,169<text:s/></text:p>
          </table:table-cell>
          <table:table-cell office:value-type="float" office:value="40912" table:style-name="ce7">
            <text:p>40,912<text:s/></text:p>
          </table:table-cell>
          <table:table-cell office:value-type="float" office:value="22583" table:style-name="ce7">
            <text:p>22,583<text:s/></text:p>
          </table:table-cell>
          <table:table-cell office:value-type="float" office:value="25303" table:style-name="ce7">
            <text:p>25,303<text:s/></text:p>
          </table:table-cell>
          <table:table-cell office:value-type="float" office:value="25751" table:style-name="ce7">
            <text:p>25,751<text:s/></text:p>
          </table:table-cell>
          <table:table-cell office:value-type="float" office:value="14690" table:style-name="ce7">
            <text:p>14,690<text:s/></text:p>
          </table:table-cell>
          <table:table-cell office:value-type="float" office:value="11638" table:style-name="ce7">
            <text:p>11,638<text:s/></text:p>
          </table:table-cell>
          <table:table-cell office:value-type="float" office:value="4762" table:style-name="ce8">
            <text:p>4,762<text:s/></text:p>
          </table:table-cell>
          <table:table-cell office:value-type="float" office:value="5310" table:style-name="ce7">
            <text:p>5,310<text:s/></text:p>
          </table:table-cell>
          <table:table-cell office:value-type="float" office:value="8150" table:style-name="ce7">
            <text:p>8,150<text:s/></text:p>
          </table:table-cell>
          <table:table-cell office:value-type="float" office:value="10811" table:style-name="ce7">
            <text:p>10,811<text:s/></text:p>
          </table:table-cell>
          <table:table-cell office:value-type="float" office:value="10127" table:style-name="ce7">
            <text:p>10,127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16993" table:style-name="ce7">
            <text:p>16,993<text:s/></text:p>
          </table:table-cell>
          <table:table-cell office:value-type="float" office:value="29342" table:style-name="ce7">
            <text:p>29,342<text:s/></text:p>
          </table:table-cell>
          <table:table-cell office:value-type="float" office:value="25710" table:style-name="ce7">
            <text:p>25,710<text:s/></text:p>
          </table:table-cell>
          <table:table-cell office:value-type="float" office:value="14347" table:style-name="ce7">
            <text:p>14,347<text:s/></text:p>
          </table:table-cell>
          <table:table-cell office:value-type="float" office:value="12701" table:style-name="ce7">
            <text:p>12,701<text:s/></text:p>
          </table:table-cell>
          <table:table-cell office:value-type="float" office:value="13062" table:style-name="ce7">
            <text:p>13,062<text:s/></text:p>
          </table:table-cell>
          <table:table-cell office:value-type="float" office:value="12713" table:style-name="ce7">
            <text:p>12,713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11803" table:style-name="ce7">
            <text:p>11,803<text:s/></text:p>
          </table:table-cell>
          <table:table-cell office:value-type="float" office:value="9346" table:style-name="ce7">
            <text:p>9,34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8T00:00:00" table:style-name="ce6">
            <text:p>2023/11/8</text:p>
          </table:table-cell>
          <table:table-cell office:value-type="float" office:value="4829" table:style-name="ce7">
            <text:p>4,829<text:s/></text:p>
          </table:table-cell>
          <table:table-cell office:value-type="float" office:value="14541" table:style-name="ce7">
            <text:p>14,541<text:s/></text:p>
          </table:table-cell>
          <table:table-cell office:value-type="float" office:value="45424" table:style-name="ce7">
            <text:p>45,424<text:s/></text:p>
          </table:table-cell>
          <table:table-cell office:value-type="float" office:value="42707" table:style-name="ce7">
            <text:p>42,707<text:s/></text:p>
          </table:table-cell>
          <table:table-cell office:value-type="float" office:value="26939" table:style-name="ce7">
            <text:p>26,939<text:s/></text:p>
          </table:table-cell>
          <table:table-cell office:value-type="float" office:value="14701" table:style-name="ce7">
            <text:p>14,701<text:s/></text:p>
          </table:table-cell>
          <table:table-cell office:value-type="float" office:value="11140" table:style-name="ce7">
            <text:p>11,140<text:s/></text:p>
          </table:table-cell>
          <table:table-cell office:value-type="float" office:value="4025" table:style-name="ce7">
            <text:p>4,025<text:s/></text:p>
          </table:table-cell>
          <table:table-cell office:value-type="float" office:value="3441" table:style-name="ce7">
            <text:p>3,441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4785" table:style-name="ce7">
            <text:p>4,785<text:s/></text:p>
          </table:table-cell>
          <table:table-cell office:value-type="float" office:value="6461" table:style-name="ce7">
            <text:p>6,461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11353" table:style-name="ce7">
            <text:p>11,353<text:s/></text:p>
          </table:table-cell>
          <table:table-cell office:value-type="float" office:value="17324" table:style-name="ce7">
            <text:p>17,324<text:s/></text:p>
          </table:table-cell>
          <table:table-cell office:value-type="float" office:value="19255" table:style-name="ce7">
            <text:p>19,255<text:s/></text:p>
          </table:table-cell>
          <table:table-cell office:value-type="float" office:value="5938" table:style-name="ce7">
            <text:p>5,938<text:s/></text:p>
          </table:table-cell>
          <table:table-cell office:value-type="float" office:value="9974" table:style-name="ce7">
            <text:p>9,974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9205" table:style-name="ce7">
            <text:p>9,205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6838" table:style-name="ce7">
            <text:p>6,838<text:s/></text:p>
          </table:table-cell>
          <table:table-cell office:value-type="float" office:value="28032" table:style-name="ce7">
            <text:p>28,032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11368" table:style-name="ce7">
            <text:p>11,368<text:s/></text:p>
          </table:table-cell>
          <table:table-cell office:value-type="float" office:value="13366" table:style-name="ce7">
            <text:p>13,366<text:s/></text:p>
          </table:table-cell>
          <table:table-cell office:value-type="float" office:value="16434" table:style-name="ce7">
            <text:p>16,434<text:s/></text:p>
          </table:table-cell>
          <table:table-cell office:value-type="float" office:value="21053" table:style-name="ce8">
            <text:p>21,053<text:s/></text:p>
          </table:table-cell>
          <table:table-cell office:value-type="float" office:value="17200" table:style-name="ce7">
            <text:p>17,200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25063" table:style-name="ce7">
            <text:p>25,063<text:s/></text:p>
          </table:table-cell>
          <table:table-cell office:value-type="float" office:value="16033" table:style-name="ce7">
            <text:p>16,033<text:s/></text:p>
          </table:table-cell>
          <table:table-cell office:value-type="float" office:value="32973" table:style-name="ce7">
            <text:p>32,973<text:s/></text:p>
          </table:table-cell>
          <table:table-cell office:value-type="float" office:value="30071" table:style-name="ce7">
            <text:p>30,071<text:s/></text:p>
          </table:table-cell>
          <table:table-cell office:value-type="float" office:value="11781" table:style-name="ce7">
            <text:p>11,781<text:s/></text:p>
          </table:table-cell>
          <table:table-cell office:value-type="float" office:value="35686" table:style-name="ce7">
            <text:p>35,686<text:s/></text:p>
          </table:table-cell>
          <table:table-cell office:value-type="float" office:value="26621" table:style-name="ce7">
            <text:p>26,621<text:s/></text:p>
          </table:table-cell>
          <table:table-cell office:value-type="float" office:value="21949" table:style-name="ce8">
            <text:p>21,949<text:s/></text:p>
          </table:table-cell>
          <table:table-cell office:value-type="float" office:value="20239" table:style-name="ce7">
            <text:p>20,239<text:s/></text:p>
          </table:table-cell>
          <table:table-cell office:value-type="float" office:value="25771" table:style-name="ce7">
            <text:p>25,771<text:s/></text:p>
          </table:table-cell>
          <table:table-cell office:value-type="float" office:value="127831" table:style-name="ce7">
            <text:p>127,831<text:s/></text:p>
          </table:table-cell>
          <table:table-cell office:value-type="float" office:value="43265" table:style-name="ce7">
            <text:p>43,265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23729" table:style-name="ce7">
            <text:p>23,729<text:s/></text:p>
          </table:table-cell>
          <table:table-cell office:value-type="float" office:value="27058" table:style-name="ce7">
            <text:p>27,058<text:s/></text:p>
          </table:table-cell>
          <table:table-cell office:value-type="float" office:value="29016" table:style-name="ce7">
            <text:p>29,016<text:s/></text:p>
          </table:table-cell>
          <table:table-cell office:value-type="float" office:value="27954" table:style-name="ce7">
            <text:p>27,954<text:s/></text:p>
          </table:table-cell>
          <table:table-cell office:value-type="float" office:value="23301" table:style-name="ce7">
            <text:p>23,301<text:s/></text:p>
          </table:table-cell>
          <table:table-cell office:value-type="float" office:value="13369" table:style-name="ce7">
            <text:p>13,369<text:s/></text:p>
          </table:table-cell>
          <table:table-cell office:value-type="float" office:value="31773" table:style-name="ce7">
            <text:p>31,773<text:s/></text:p>
          </table:table-cell>
          <table:table-cell office:value-type="float" office:value="7294" table:style-name="ce7">
            <text:p>7,294<text:s/></text:p>
          </table:table-cell>
          <table:table-cell office:value-type="float" office:value="8359" table:style-name="ce7">
            <text:p>8,359<text:s/></text:p>
          </table:table-cell>
          <table:table-cell office:value-type="float" office:value="20019" table:style-name="ce7">
            <text:p>20,019<text:s/></text:p>
          </table:table-cell>
          <table:table-cell office:value-type="float" office:value="5662" table:style-name="ce7">
            <text:p>5,662<text:s/></text:p>
          </table:table-cell>
          <table:table-cell office:value-type="float" office:value="4122" table:style-name="ce7">
            <text:p>4,122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14062" table:style-name="ce7">
            <text:p>14,062<text:s/></text:p>
          </table:table-cell>
          <table:table-cell office:value-type="float" office:value="31971" table:style-name="ce7">
            <text:p>31,971<text:s/></text:p>
          </table:table-cell>
          <table:table-cell office:value-type="float" office:value="9649" table:style-name="ce7">
            <text:p>9,649<text:s/></text:p>
          </table:table-cell>
          <table:table-cell office:value-type="float" office:value="13692" table:style-name="ce7">
            <text:p>13,692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23763" table:style-name="ce7">
            <text:p>23,763<text:s/></text:p>
          </table:table-cell>
          <table:table-cell office:value-type="float" office:value="25188" table:style-name="ce7">
            <text:p>25,188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40418" table:style-name="ce7">
            <text:p>40,418<text:s/></text:p>
          </table:table-cell>
          <table:table-cell office:value-type="float" office:value="39280" table:style-name="ce7">
            <text:p>39,280<text:s/></text:p>
          </table:table-cell>
          <table:table-cell office:value-type="float" office:value="28901" table:style-name="ce7">
            <text:p>28,901<text:s/></text:p>
          </table:table-cell>
          <table:table-cell office:value-type="float" office:value="26922" table:style-name="ce7">
            <text:p>26,922<text:s/></text:p>
          </table:table-cell>
          <table:table-cell office:value-type="float" office:value="61182" table:style-name="ce7">
            <text:p>61,182<text:s/></text:p>
          </table:table-cell>
          <table:table-cell office:value-type="float" office:value="26572" table:style-name="ce7">
            <text:p>26,572<text:s/></text:p>
          </table:table-cell>
          <table:table-cell office:value-type="float" office:value="33998" table:style-name="ce7">
            <text:p>33,998<text:s/></text:p>
          </table:table-cell>
          <table:table-cell office:value-type="float" office:value="33599" table:style-name="ce7">
            <text:p>33,599<text:s/></text:p>
          </table:table-cell>
          <table:table-cell office:value-type="float" office:value="21154" table:style-name="ce7">
            <text:p>21,154<text:s/></text:p>
          </table:table-cell>
          <table:table-cell office:value-type="float" office:value="61764" table:style-name="ce7">
            <text:p>61,764<text:s/></text:p>
          </table:table-cell>
          <table:table-cell office:value-type="float" office:value="20509" table:style-name="ce7">
            <text:p>20,509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14311" table:style-name="ce7">
            <text:p>14,311<text:s/></text:p>
          </table:table-cell>
          <table:table-cell office:value-type="float" office:value="22183" table:style-name="ce7">
            <text:p>22,183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29991" table:style-name="ce7">
            <text:p>29,991<text:s/></text:p>
          </table:table-cell>
          <table:table-cell office:value-type="float" office:value="20024" table:style-name="ce7">
            <text:p>20,024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15161" table:style-name="ce7">
            <text:p>15,161<text:s/></text:p>
          </table:table-cell>
          <table:table-cell office:value-type="float" office:value="41172" table:style-name="ce7">
            <text:p>41,172<text:s/></text:p>
          </table:table-cell>
          <table:table-cell office:value-type="float" office:value="22514" table:style-name="ce7">
            <text:p>22,514<text:s/></text:p>
          </table:table-cell>
          <table:table-cell office:value-type="float" office:value="25824" table:style-name="ce7">
            <text:p>25,824<text:s/></text:p>
          </table:table-cell>
          <table:table-cell office:value-type="float" office:value="26220" table:style-name="ce7">
            <text:p>26,220<text:s/></text:p>
          </table:table-cell>
          <table:table-cell office:value-type="float" office:value="14320" table:style-name="ce7">
            <text:p>14,320<text:s/></text:p>
          </table:table-cell>
          <table:table-cell office:value-type="float" office:value="12663" table:style-name="ce7">
            <text:p>12,663<text:s/></text:p>
          </table:table-cell>
          <table:table-cell office:value-type="float" office:value="5012" table:style-name="ce8">
            <text:p>5,012<text:s/></text:p>
          </table:table-cell>
          <table:table-cell office:value-type="float" office:value="5231" table:style-name="ce7">
            <text:p>5,231<text:s/></text:p>
          </table:table-cell>
          <table:table-cell office:value-type="float" office:value="8085" table:style-name="ce7">
            <text:p>8,085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10226" table:style-name="ce7">
            <text:p>10,226<text:s/></text:p>
          </table:table-cell>
          <table:table-cell office:value-type="float" office:value="12619" table:style-name="ce7">
            <text:p>12,619<text:s/></text:p>
          </table:table-cell>
          <table:table-cell office:value-type="float" office:value="17448" table:style-name="ce7">
            <text:p>17,448<text:s/></text:p>
          </table:table-cell>
          <table:table-cell office:value-type="float" office:value="30331" table:style-name="ce7">
            <text:p>30,331<text:s/></text:p>
          </table:table-cell>
          <table:table-cell office:value-type="float" office:value="25787" table:style-name="ce7">
            <text:p>25,787<text:s/></text:p>
          </table:table-cell>
          <table:table-cell office:value-type="float" office:value="14232" table:style-name="ce7">
            <text:p>14,232<text:s/></text:p>
          </table:table-cell>
          <table:table-cell office:value-type="float" office:value="12981" table:style-name="ce7">
            <text:p>12,981<text:s/></text:p>
          </table:table-cell>
          <table:table-cell office:value-type="float" office:value="13137" table:style-name="ce7">
            <text:p>13,137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2246" table:style-name="ce7">
            <text:p>12,246<text:s/></text:p>
          </table:table-cell>
          <table:table-cell office:value-type="float" office:value="11862" table:style-name="ce7">
            <text:p>11,862<text:s/></text:p>
          </table:table-cell>
          <table:table-cell office:value-type="float" office:value="9442" table:style-name="ce7">
            <text:p>9,4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09T00:00:00" table:style-name="ce6">
            <text:p>2023/11/9</text:p>
          </table:table-cell>
          <table:table-cell office:value-type="float" office:value="5042" table:style-name="ce7">
            <text:p>5,042<text:s/></text:p>
          </table:table-cell>
          <table:table-cell office:value-type="float" office:value="14534" table:style-name="ce7">
            <text:p>14,534<text:s/></text:p>
          </table:table-cell>
          <table:table-cell office:value-type="float" office:value="45685" table:style-name="ce7">
            <text:p>45,685<text:s/></text:p>
          </table:table-cell>
          <table:table-cell office:value-type="float" office:value="60214" table:style-name="ce7">
            <text:p>60,214<text:s/></text:p>
          </table:table-cell>
          <table:table-cell office:value-type="float" office:value="27086" table:style-name="ce7">
            <text:p>27,086<text:s/>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11353" table:style-name="ce7">
            <text:p>11,353<text:s/></text:p>
          </table:table-cell>
          <table:table-cell office:value-type="float" office:value="4228" table:style-name="ce7">
            <text:p>4,228<text:s/></text:p>
          </table:table-cell>
          <table:table-cell office:value-type="float" office:value="3444" table:style-name="ce7">
            <text:p>3,444<text:s/></text:p>
          </table:table-cell>
          <table:table-cell office:value-type="float" office:value="14037" table:style-name="ce7">
            <text:p>14,037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4792" table:style-name="ce7">
            <text:p>4,792<text:s/></text:p>
          </table:table-cell>
          <table:table-cell office:value-type="float" office:value="6328" table:style-name="ce7">
            <text:p>6,328<text:s/></text:p>
          </table:table-cell>
          <table:table-cell office:value-type="float" office:value="10146" table:style-name="ce7">
            <text:p>10,146<text:s/></text:p>
          </table:table-cell>
          <table:table-cell office:value-type="float" office:value="12039" table:style-name="ce7">
            <text:p>12,039<text:s/></text:p>
          </table:table-cell>
          <table:table-cell office:value-type="float" office:value="17156" table:style-name="ce7">
            <text:p>17,156<text:s/></text:p>
          </table:table-cell>
          <table:table-cell office:value-type="float" office:value="19340" table:style-name="ce7">
            <text:p>19,340<text:s/></text:p>
          </table:table-cell>
          <table:table-cell office:value-type="float" office:value="6120" table:style-name="ce7">
            <text:p>6,120<text:s/></text:p>
          </table:table-cell>
          <table:table-cell office:value-type="float" office:value="10070" table:style-name="ce7">
            <text:p>10,070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9042" table:style-name="ce7">
            <text:p>9,042<text:s/></text:p>
          </table:table-cell>
          <table:table-cell office:value-type="float" office:value="6878" table:style-name="ce7">
            <text:p>6,878<text:s/></text:p>
          </table:table-cell>
          <table:table-cell office:value-type="float" office:value="28344" table:style-name="ce7">
            <text:p>28,344<text:s/></text:p>
          </table:table-cell>
          <table:table-cell office:value-type="float" office:value="3398" table:style-name="ce7">
            <text:p>3,398<text:s/></text:p>
          </table:table-cell>
          <table:table-cell office:value-type="float" office:value="11581" table:style-name="ce7">
            <text:p>11,581<text:s/></text:p>
          </table:table-cell>
          <table:table-cell office:value-type="float" office:value="13236" table:style-name="ce7">
            <text:p>13,236<text:s/></text:p>
          </table:table-cell>
          <table:table-cell office:value-type="float" office:value="16435" table:style-name="ce7">
            <text:p>16,435<text:s/></text:p>
          </table:table-cell>
          <table:table-cell office:value-type="float" office:value="20944" table:style-name="ce8">
            <text:p>20,944<text:s/></text:p>
          </table:table-cell>
          <table:table-cell office:value-type="float" office:value="17029" table:style-name="ce7">
            <text:p>17,029<text:s/></text:p>
          </table:table-cell>
          <table:table-cell office:value-type="float" office:value="9965" table:style-name="ce7">
            <text:p>9,965<text:s/></text:p>
          </table:table-cell>
          <table:table-cell office:value-type="float" office:value="24672" table:style-name="ce7">
            <text:p>24,672<text:s/></text:p>
          </table:table-cell>
          <table:table-cell office:value-type="float" office:value="16150" table:style-name="ce7">
            <text:p>16,150<text:s/></text:p>
          </table:table-cell>
          <table:table-cell office:value-type="float" office:value="33411" table:style-name="ce7">
            <text:p>33,411<text:s/></text:p>
          </table:table-cell>
          <table:table-cell office:value-type="float" office:value="30154" table:style-name="ce7">
            <text:p>30,154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35724" table:style-name="ce7">
            <text:p>35,724<text:s/></text:p>
          </table:table-cell>
          <table:table-cell office:value-type="float" office:value="26574" table:style-name="ce7">
            <text:p>26,574<text:s/></text:p>
          </table:table-cell>
          <table:table-cell office:value-type="float" office:value="22027" table:style-name="ce8">
            <text:p>22,027<text:s/></text:p>
          </table:table-cell>
          <table:table-cell office:value-type="float" office:value="20222" table:style-name="ce7">
            <text:p>20,222<text:s/></text:p>
          </table:table-cell>
          <table:table-cell office:value-type="float" office:value="25318" table:style-name="ce7">
            <text:p>25,318<text:s/></text:p>
          </table:table-cell>
          <table:table-cell office:value-type="float" office:value="135028" table:style-name="ce7">
            <text:p>135,028<text:s/></text:p>
          </table:table-cell>
          <table:table-cell office:value-type="float" office:value="44197" table:style-name="ce7">
            <text:p>44,197<text:s/></text:p>
          </table:table-cell>
          <table:table-cell office:value-type="float" office:value="22652" table:style-name="ce7">
            <text:p>22,652<text:s/></text:p>
          </table:table-cell>
          <table:table-cell office:value-type="float" office:value="23934" table:style-name="ce7">
            <text:p>23,934<text:s/></text:p>
          </table:table-cell>
          <table:table-cell office:value-type="float" office:value="27028" table:style-name="ce7">
            <text:p>27,028<text:s/></text:p>
          </table:table-cell>
          <table:table-cell office:value-type="float" office:value="29674" table:style-name="ce7">
            <text:p>29,674<text:s/></text:p>
          </table:table-cell>
          <table:table-cell office:value-type="float" office:value="28329" table:style-name="ce7">
            <text:p>28,329<text:s/></text:p>
          </table:table-cell>
          <table:table-cell office:value-type="float" office:value="23446" table:style-name="ce7">
            <text:p>23,446<text:s/></text:p>
          </table:table-cell>
          <table:table-cell office:value-type="float" office:value="13369" table:style-name="ce7">
            <text:p>13,369<text:s/></text:p>
          </table:table-cell>
          <table:table-cell office:value-type="float" office:value="31625" table:style-name="ce7">
            <text:p>31,625<text:s/></text:p>
          </table:table-cell>
          <table:table-cell office:value-type="float" office:value="6966" table:style-name="ce7">
            <text:p>6,966<text:s/></text:p>
          </table:table-cell>
          <table:table-cell office:value-type="float" office:value="8444" table:style-name="ce7">
            <text:p>8,444<text:s/></text:p>
          </table:table-cell>
          <table:table-cell office:value-type="float" office:value="19866" table:style-name="ce7">
            <text:p>19,866<text:s/></text:p>
          </table:table-cell>
          <table:table-cell office:value-type="float" office:value="5891" table:style-name="ce7">
            <text:p>5,891<text:s/></text:p>
          </table:table-cell>
          <table:table-cell office:value-type="float" office:value="3979" table:style-name="ce7">
            <text:p>3,979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4175" table:style-name="ce7">
            <text:p>14,175<text:s/></text:p>
          </table:table-cell>
          <table:table-cell office:value-type="float" office:value="10044" table:style-name="ce7">
            <text:p>10,044<text:s/></text:p>
          </table:table-cell>
          <table:table-cell office:value-type="float" office:value="14219" table:style-name="ce7">
            <text:p>14,219<text:s/></text:p>
          </table:table-cell>
          <table:table-cell office:value-type="float" office:value="32247" table:style-name="ce7">
            <text:p>32,247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14067" table:style-name="ce7">
            <text:p>14,067<text:s/></text:p>
          </table:table-cell>
          <table:table-cell office:value-type="float" office:value="8684" table:style-name="ce7">
            <text:p>8,684<text:s/></text:p>
          </table:table-cell>
          <table:table-cell office:value-type="float" office:value="23887" table:style-name="ce7">
            <text:p>23,887<text:s/></text:p>
          </table:table-cell>
          <table:table-cell office:value-type="float" office:value="25043" table:style-name="ce7">
            <text:p>25,043<text:s/></text:p>
          </table:table-cell>
          <table:table-cell office:value-type="float" office:value="26960" table:style-name="ce7">
            <text:p>26,960<text:s/></text:p>
          </table:table-cell>
          <table:table-cell office:value-type="float" office:value="41192" table:style-name="ce7">
            <text:p>41,192<text:s/></text:p>
          </table:table-cell>
          <table:table-cell office:value-type="float" office:value="39499" table:style-name="ce7">
            <text:p>39,499<text:s/></text:p>
          </table:table-cell>
          <table:table-cell office:value-type="float" office:value="28713" table:style-name="ce7">
            <text:p>28,713<text:s/></text:p>
          </table:table-cell>
          <table:table-cell office:value-type="float" office:value="27550" table:style-name="ce7">
            <text:p>27,550<text:s/></text:p>
          </table:table-cell>
          <table:table-cell office:value-type="float" office:value="62536" table:style-name="ce7">
            <text:p>62,536<text:s/></text:p>
          </table:table-cell>
          <table:table-cell office:value-type="float" office:value="26261" table:style-name="ce7">
            <text:p>26,261<text:s/></text:p>
          </table:table-cell>
          <table:table-cell office:value-type="float" office:value="34411" table:style-name="ce7">
            <text:p>34,411<text:s/></text:p>
          </table:table-cell>
          <table:table-cell office:value-type="float" office:value="34095" table:style-name="ce7">
            <text:p>34,095<text:s/></text:p>
          </table:table-cell>
          <table:table-cell office:value-type="float" office:value="21452" table:style-name="ce7">
            <text:p>21,452<text:s/></text:p>
          </table:table-cell>
          <table:table-cell office:value-type="float" office:value="64216" table:style-name="ce7">
            <text:p>64,216<text:s/></text:p>
          </table:table-cell>
          <table:table-cell office:value-type="float" office:value="20581" table:style-name="ce7">
            <text:p>20,581<text:s/></text:p>
          </table:table-cell>
          <table:table-cell office:value-type="float" office:value="16399" table:style-name="ce7">
            <text:p>16,399<text:s/></text:p>
          </table:table-cell>
          <table:table-cell office:value-type="float" office:value="15020" table:style-name="ce7">
            <text:p>15,020<text:s/></text:p>
          </table:table-cell>
          <table:table-cell office:value-type="float" office:value="23001" table:style-name="ce7">
            <text:p>23,001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33829" table:style-name="ce7">
            <text:p>33,829<text:s/></text:p>
          </table:table-cell>
          <table:table-cell office:value-type="float" office:value="20156" table:style-name="ce7">
            <text:p>20,156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15559" table:style-name="ce7">
            <text:p>15,559<text:s/></text:p>
          </table:table-cell>
          <table:table-cell office:value-type="float" office:value="41193" table:style-name="ce7">
            <text:p>41,193<text:s/></text:p>
          </table:table-cell>
          <table:table-cell office:value-type="float" office:value="22261" table:style-name="ce7">
            <text:p>22,261<text:s/></text:p>
          </table:table-cell>
          <table:table-cell office:value-type="float" office:value="25969" table:style-name="ce7">
            <text:p>25,969<text:s/></text:p>
          </table:table-cell>
          <table:table-cell office:value-type="float" office:value="26272" table:style-name="ce7">
            <text:p>26,272<text:s/></text:p>
          </table:table-cell>
          <table:table-cell office:value-type="float" office:value="14520" table:style-name="ce7">
            <text:p>14,520<text:s/></text:p>
          </table:table-cell>
          <table:table-cell office:value-type="float" office:value="11835" table:style-name="ce7">
            <text:p>11,835<text:s/></text:p>
          </table:table-cell>
          <table:table-cell office:value-type="float" office:value="4798" table:style-name="ce8">
            <text:p>4,798<text:s/></text:p>
          </table:table-cell>
          <table:table-cell office:value-type="float" office:value="5405" table:style-name="ce7">
            <text:p>5,405<text:s/></text:p>
          </table:table-cell>
          <table:table-cell office:value-type="float" office:value="8220" table:style-name="ce7">
            <text:p>8,220<text:s/></text:p>
          </table:table-cell>
          <table:table-cell office:value-type="float" office:value="10667" table:style-name="ce7">
            <text:p>10,667<text:s/></text:p>
          </table:table-cell>
          <table:table-cell office:value-type="float" office:value="10302" table:style-name="ce7">
            <text:p>10,302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18224" table:style-name="ce7">
            <text:p>18,224<text:s/></text:p>
          </table:table-cell>
          <table:table-cell office:value-type="float" office:value="30697" table:style-name="ce7">
            <text:p>30,697<text:s/></text:p>
          </table:table-cell>
          <table:table-cell office:value-type="float" office:value="26427" table:style-name="ce7">
            <text:p>26,427<text:s/></text:p>
          </table:table-cell>
          <table:table-cell office:value-type="float" office:value="14507" table:style-name="ce7">
            <text:p>14,507<text:s/></text:p>
          </table:table-cell>
          <table:table-cell office:value-type="float" office:value="12949" table:style-name="ce7">
            <text:p>12,949<text:s/></text:p>
          </table:table-cell>
          <table:table-cell office:value-type="float" office:value="13259" table:style-name="ce7">
            <text:p>13,259<text:s/></text:p>
          </table:table-cell>
          <table:table-cell office:value-type="float" office:value="12853" table:style-name="ce7">
            <text:p>12,853<text:s/></text:p>
          </table:table-cell>
          <table:table-cell office:value-type="float" office:value="12408" table:style-name="ce7">
            <text:p>12,408<text:s/></text:p>
          </table:table-cell>
          <table:table-cell office:value-type="float" office:value="11880" table:style-name="ce7">
            <text:p>11,880<text:s/></text:p>
          </table:table-cell>
          <table:table-cell office:value-type="float" office:value="9440" table:style-name="ce7">
            <text:p>9,44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0T00:00:00" table:style-name="ce6">
            <text:p>2023/11/10</text:p>
          </table:table-cell>
          <table:table-cell office:value-type="float" office:value="5416" table:style-name="ce7">
            <text:p>5,416<text:s/></text:p>
          </table:table-cell>
          <table:table-cell office:value-type="float" office:value="15118" table:style-name="ce7">
            <text:p>15,118<text:s/></text:p>
          </table:table-cell>
          <table:table-cell office:value-type="float" office:value="48588" table:style-name="ce7">
            <text:p>48,588<text:s/></text:p>
          </table:table-cell>
          <table:table-cell office:value-type="float" office:value="61721" table:style-name="ce7">
            <text:p>61,721<text:s/></text:p>
          </table:table-cell>
          <table:table-cell office:value-type="float" office:value="29000" table:style-name="ce7">
            <text:p>29,000<text:s/></text:p>
          </table:table-cell>
          <table:table-cell office:value-type="float" office:value="15499" table:style-name="ce7">
            <text:p>15,499<text:s/></text:p>
          </table:table-cell>
          <table:table-cell office:value-type="float" office:value="12227" table:style-name="ce7">
            <text:p>12,227<text:s/></text:p>
          </table:table-cell>
          <table:table-cell office:value-type="float" office:value="4442" table:style-name="ce7">
            <text:p>4,442<text:s/></text:p>
          </table:table-cell>
          <table:table-cell office:value-type="float" office:value="3554" table:style-name="ce7">
            <text:p>3,554<text:s/></text:p>
          </table:table-cell>
          <table:table-cell office:value-type="float" office:value="13914" table:style-name="ce7">
            <text:p>13,914<text:s/></text:p>
          </table:table-cell>
          <table:table-cell office:value-type="float" office:value="2186" table:style-name="ce7">
            <text:p>2,186<text:s/></text:p>
          </table:table-cell>
          <table:table-cell office:value-type="float" office:value="4977" table:style-name="ce7">
            <text:p>4,977<text:s/></text:p>
          </table:table-cell>
          <table:table-cell office:value-type="float" office:value="6987" table:style-name="ce7">
            <text:p>6,987<text:s/></text:p>
          </table:table-cell>
          <table:table-cell office:value-type="float" office:value="9764" table:style-name="ce7">
            <text:p>9,764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6967" table:style-name="ce7">
            <text:p>16,967<text:s/></text:p>
          </table:table-cell>
          <table:table-cell office:value-type="float" office:value="19118" table:style-name="ce7">
            <text:p>19,118<text:s/></text:p>
          </table:table-cell>
          <table:table-cell office:value-type="float" office:value="6420" table:style-name="ce7">
            <text:p>6,420<text:s/></text:p>
          </table:table-cell>
          <table:table-cell office:value-type="float" office:value="10481" table:style-name="ce7">
            <text:p>10,481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9625" table:style-name="ce7">
            <text:p>9,625<text:s/></text:p>
          </table:table-cell>
          <table:table-cell office:value-type="float" office:value="6961" table:style-name="ce7">
            <text:p>6,961<text:s/></text:p>
          </table:table-cell>
          <table:table-cell office:value-type="float" office:value="34036" table:style-name="ce7">
            <text:p>34,036<text:s/></text:p>
          </table:table-cell>
          <table:table-cell office:value-type="float" office:value="3699" table:style-name="ce7">
            <text:p>3,699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13595" table:style-name="ce7">
            <text:p>13,595<text:s/></text:p>
          </table:table-cell>
          <table:table-cell office:value-type="float" office:value="17066" table:style-name="ce7">
            <text:p>17,066<text:s/></text:p>
          </table:table-cell>
          <table:table-cell office:value-type="float" office:value="22321" table:style-name="ce8">
            <text:p>22,321<text:s/></text:p>
          </table:table-cell>
          <table:table-cell office:value-type="float" office:value="17849" table:style-name="ce7">
            <text:p>17,849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24717" table:style-name="ce7">
            <text:p>24,717<text:s/></text:p>
          </table:table-cell>
          <table:table-cell office:value-type="float" office:value="17524" table:style-name="ce7">
            <text:p>17,524<text:s/></text:p>
          </table:table-cell>
          <table:table-cell office:value-type="float" office:value="34166" table:style-name="ce7">
            <text:p>34,166<text:s/></text:p>
          </table:table-cell>
          <table:table-cell office:value-type="float" office:value="31721" table:style-name="ce7">
            <text:p>31,721<text:s/></text:p>
          </table:table-cell>
          <table:table-cell office:value-type="float" office:value="11984" table:style-name="ce7">
            <text:p>11,984<text:s/></text:p>
          </table:table-cell>
          <table:table-cell office:value-type="float" office:value="37299" table:style-name="ce7">
            <text:p>37,299<text:s/></text:p>
          </table:table-cell>
          <table:table-cell office:value-type="float" office:value="27439" table:style-name="ce7">
            <text:p>27,439<text:s/></text:p>
          </table:table-cell>
          <table:table-cell office:value-type="float" office:value="22412" table:style-name="ce8">
            <text:p>22,412<text:s/></text:p>
          </table:table-cell>
          <table:table-cell office:value-type="float" office:value="20772" table:style-name="ce7">
            <text:p>20,772<text:s/></text:p>
          </table:table-cell>
          <table:table-cell office:value-type="float" office:value="26439" table:style-name="ce7">
            <text:p>26,439<text:s/></text:p>
          </table:table-cell>
          <table:table-cell office:value-type="float" office:value="176190" table:style-name="ce7">
            <text:p>176,190<text:s/></text:p>
          </table:table-cell>
          <table:table-cell office:value-type="float" office:value="54385" table:style-name="ce7">
            <text:p>54,385<text:s/></text:p>
          </table:table-cell>
          <table:table-cell office:value-type="float" office:value="24753" table:style-name="ce7">
            <text:p>24,753<text:s/></text:p>
          </table:table-cell>
          <table:table-cell office:value-type="float" office:value="25186" table:style-name="ce7">
            <text:p>25,186<text:s/></text:p>
          </table:table-cell>
          <table:table-cell office:value-type="float" office:value="29156" table:style-name="ce7">
            <text:p>29,156<text:s/></text:p>
          </table:table-cell>
          <table:table-cell office:value-type="float" office:value="31721" table:style-name="ce7">
            <text:p>31,721<text:s/></text:p>
          </table:table-cell>
          <table:table-cell office:value-type="float" office:value="30701" table:style-name="ce7">
            <text:p>30,701<text:s/></text:p>
          </table:table-cell>
          <table:table-cell office:value-type="float" office:value="27206" table:style-name="ce7">
            <text:p>27,206<text:s/></text:p>
          </table:table-cell>
          <table:table-cell office:value-type="float" office:value="13785" table:style-name="ce7">
            <text:p>13,785<text:s/></text:p>
          </table:table-cell>
          <table:table-cell office:value-type="float" office:value="32487" table:style-name="ce7">
            <text:p>32,487<text:s/></text:p>
          </table:table-cell>
          <table:table-cell office:value-type="float" office:value="7615" table:style-name="ce7">
            <text:p>7,615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20851" table:style-name="ce7">
            <text:p>20,851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10418" table:style-name="ce7">
            <text:p>10,418<text:s/></text:p>
          </table:table-cell>
          <table:table-cell office:value-type="float" office:value="14406" table:style-name="ce7">
            <text:p>14,406<text:s/></text:p>
          </table:table-cell>
          <table:table-cell office:value-type="float" office:value="33722" table:style-name="ce7">
            <text:p>33,722<text:s/></text:p>
          </table:table-cell>
          <table:table-cell office:value-type="float" office:value="10223" table:style-name="ce7">
            <text:p>10,223<text:s/>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9192" table:style-name="ce7">
            <text:p>9,192<text:s/></text:p>
          </table:table-cell>
          <table:table-cell office:value-type="float" office:value="24898" table:style-name="ce7">
            <text:p>24,898<text:s/></text:p>
          </table:table-cell>
          <table:table-cell office:value-type="float" office:value="24911" table:style-name="ce7">
            <text:p>24,911<text:s/></text:p>
          </table:table-cell>
          <table:table-cell office:value-type="float" office:value="29851" table:style-name="ce7">
            <text:p>29,851<text:s/></text:p>
          </table:table-cell>
          <table:table-cell office:value-type="float" office:value="47176" table:style-name="ce7">
            <text:p>47,176<text:s/></text:p>
          </table:table-cell>
          <table:table-cell office:value-type="float" office:value="40776" table:style-name="ce7">
            <text:p>40,776<text:s/></text:p>
          </table:table-cell>
          <table:table-cell office:value-type="float" office:value="29842" table:style-name="ce7">
            <text:p>29,842<text:s/></text:p>
          </table:table-cell>
          <table:table-cell office:value-type="float" office:value="29238" table:style-name="ce7">
            <text:p>29,238<text:s/></text:p>
          </table:table-cell>
          <table:table-cell office:value-type="float" office:value="75748" table:style-name="ce7">
            <text:p>75,748<text:s/></text:p>
          </table:table-cell>
          <table:table-cell office:value-type="float" office:value="27254" table:style-name="ce7">
            <text:p>27,254<text:s/></text:p>
          </table:table-cell>
          <table:table-cell office:value-type="float" office:value="37992" table:style-name="ce7">
            <text:p>37,992<text:s/></text:p>
          </table:table-cell>
          <table:table-cell office:value-type="float" office:value="39573" table:style-name="ce7">
            <text:p>39,573<text:s/></text:p>
          </table:table-cell>
          <table:table-cell office:value-type="float" office:value="24008" table:style-name="ce7">
            <text:p>24,008<text:s/></text:p>
          </table:table-cell>
          <table:table-cell office:value-type="float" office:value="74197" table:style-name="ce7">
            <text:p>74,197<text:s/></text:p>
          </table:table-cell>
          <table:table-cell office:value-type="float" office:value="22785" table:style-name="ce7">
            <text:p>22,785<text:s/></text:p>
          </table:table-cell>
          <table:table-cell office:value-type="float" office:value="17779" table:style-name="ce7">
            <text:p>17,779<text:s/></text:p>
          </table:table-cell>
          <table:table-cell office:value-type="float" office:value="15137" table:style-name="ce7">
            <text:p>15,137<text:s/></text:p>
          </table:table-cell>
          <table:table-cell office:value-type="float" office:value="29022" table:style-name="ce7">
            <text:p>29,022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37742" table:style-name="ce7">
            <text:p>37,742<text:s/></text:p>
          </table:table-cell>
          <table:table-cell office:value-type="float" office:value="21769" table:style-name="ce7">
            <text:p>21,769<text:s/></text:p>
          </table:table-cell>
          <table:table-cell office:value-type="float" office:value="8699" table:style-name="ce7">
            <text:p>8,699<text:s/></text:p>
          </table:table-cell>
          <table:table-cell office:value-type="float" office:value="16389" table:style-name="ce7">
            <text:p>16,389<text:s/></text:p>
          </table:table-cell>
          <table:table-cell office:value-type="float" office:value="43647" table:style-name="ce7">
            <text:p>43,647<text:s/></text:p>
          </table:table-cell>
          <table:table-cell office:value-type="float" office:value="23532" table:style-name="ce7">
            <text:p>23,532<text:s/></text:p>
          </table:table-cell>
          <table:table-cell office:value-type="float" office:value="26708" table:style-name="ce7">
            <text:p>26,708<text:s/></text:p>
          </table:table-cell>
          <table:table-cell office:value-type="float" office:value="27951" table:style-name="ce7">
            <text:p>27,951<text:s/></text:p>
          </table:table-cell>
          <table:table-cell office:value-type="float" office:value="14158" table:style-name="ce7">
            <text:p>14,158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5161" table:style-name="ce8">
            <text:p>5,161<text:s/></text:p>
          </table:table-cell>
          <table:table-cell office:value-type="float" office:value="5382" table:style-name="ce7">
            <text:p>5,382<text:s/></text:p>
          </table:table-cell>
          <table:table-cell office:value-type="float" office:value="8418" table:style-name="ce7">
            <text:p>8,418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11530" table:style-name="ce7">
            <text:p>11,530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19723" table:style-name="ce7">
            <text:p>19,723<text:s/></text:p>
          </table:table-cell>
          <table:table-cell office:value-type="float" office:value="31630" table:style-name="ce7">
            <text:p>31,630<text:s/></text:p>
          </table:table-cell>
          <table:table-cell office:value-type="float" office:value="28378" table:style-name="ce7">
            <text:p>28,378<text:s/></text:p>
          </table:table-cell>
          <table:table-cell office:value-type="float" office:value="14932" table:style-name="ce7">
            <text:p>14,932<text:s/></text:p>
          </table:table-cell>
          <table:table-cell office:value-type="float" office:value="13589" table:style-name="ce7">
            <text:p>13,589<text:s/></text:p>
          </table:table-cell>
          <table:table-cell office:value-type="float" office:value="14025" table:style-name="ce7">
            <text:p>14,025<text:s/></text:p>
          </table:table-cell>
          <table:table-cell office:value-type="float" office:value="13331" table:style-name="ce7">
            <text:p>13,331<text:s/></text:p>
          </table:table-cell>
          <table:table-cell office:value-type="float" office:value="13005" table:style-name="ce7">
            <text:p>13,005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9733" table:style-name="ce7">
            <text:p>9,73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1T00:00:00" table:style-name="ce6">
            <text:p>2023/11/11</text:p>
          </table:table-cell>
          <table:table-cell office:value-type="float" office:value="3758" table:style-name="ce7">
            <text:p>3,758<text:s/></text:p>
          </table:table-cell>
          <table:table-cell office:value-type="float" office:value="10171" table:style-name="ce7">
            <text:p>10,171<text:s/></text:p>
          </table:table-cell>
          <table:table-cell office:value-type="float" office:value="30214" table:style-name="ce7">
            <text:p>30,214<text:s/></text:p>
          </table:table-cell>
          <table:table-cell office:value-type="float" office:value="66695" table:style-name="ce7">
            <text:p>66,695<text:s/></text:p>
          </table:table-cell>
          <table:table-cell office:value-type="float" office:value="18383" table:style-name="ce7">
            <text:p>18,383<text:s/></text:p>
          </table:table-cell>
          <table:table-cell office:value-type="float" office:value="12137" table:style-name="ce7">
            <text:p>12,137<text:s/></text:p>
          </table:table-cell>
          <table:table-cell office:value-type="float" office:value="8723" table:style-name="ce7">
            <text:p>8,723<text:s/></text:p>
          </table:table-cell>
          <table:table-cell office:value-type="float" office:value="3765" table:style-name="ce7">
            <text:p>3,765<text:s/></text:p>
          </table:table-cell>
          <table:table-cell office:value-type="float" office:value="2634" table:style-name="ce7">
            <text:p>2,634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1615" table:style-name="ce7">
            <text:p>1,615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6794" table:style-name="ce7">
            <text:p>6,794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6846" table:style-name="ce7">
            <text:p>6,846<text:s/></text:p>
          </table:table-cell>
          <table:table-cell office:value-type="float" office:value="7742" table:style-name="ce7">
            <text:p>7,742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3431" table:style-name="ce7">
            <text:p>3,431<text:s/></text:p>
          </table:table-cell>
          <table:table-cell office:value-type="float" office:value="6465" table:style-name="ce7">
            <text:p>6,465<text:s/></text:p>
          </table:table-cell>
          <table:table-cell office:value-type="float" office:value="6805" table:style-name="ce7">
            <text:p>6,805<text:s/></text:p>
          </table:table-cell>
          <table:table-cell office:value-type="float" office:value="2518" table:style-name="ce7">
            <text:p>2,518<text:s/></text:p>
          </table:table-cell>
          <table:table-cell office:value-type="float" office:value="33756" table:style-name="ce7">
            <text:p>33,756<text:s/></text:p>
          </table:table-cell>
          <table:table-cell office:value-type="float" office:value="3520" table:style-name="ce7">
            <text:p>3,520<text:s/></text:p>
          </table:table-cell>
          <table:table-cell office:value-type="float" office:value="10656" table:style-name="ce7">
            <text:p>10,656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3849" table:style-name="ce7">
            <text:p>13,849<text:s/></text:p>
          </table:table-cell>
          <table:table-cell office:value-type="float" office:value="17671" table:style-name="ce8">
            <text:p>17,671<text:s/></text:p>
          </table:table-cell>
          <table:table-cell office:value-type="float" office:value="14739" table:style-name="ce7">
            <text:p>14,739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23605" table:style-name="ce7">
            <text:p>23,605<text:s/></text:p>
          </table:table-cell>
          <table:table-cell office:value-type="float" office:value="14228" table:style-name="ce7">
            <text:p>14,228<text:s/></text:p>
          </table:table-cell>
          <table:table-cell office:value-type="float" office:value="26624" table:style-name="ce7">
            <text:p>26,624<text:s/></text:p>
          </table:table-cell>
          <table:table-cell office:value-type="float" office:value="24797" table:style-name="ce7">
            <text:p>24,797<text:s/></text:p>
          </table:table-cell>
          <table:table-cell office:value-type="float" office:value="5674" table:style-name="ce7">
            <text:p>5,674<text:s/></text:p>
          </table:table-cell>
          <table:table-cell office:value-type="float" office:value="31586" table:style-name="ce7">
            <text:p>31,586<text:s/></text:p>
          </table:table-cell>
          <table:table-cell office:value-type="float" office:value="21586" table:style-name="ce7">
            <text:p>21,586<text:s/></text:p>
          </table:table-cell>
          <table:table-cell office:value-type="float" office:value="16842" table:style-name="ce8">
            <text:p>16,842<text:s/></text:p>
          </table:table-cell>
          <table:table-cell office:value-type="float" office:value="16916" table:style-name="ce7">
            <text:p>16,916<text:s/></text:p>
          </table:table-cell>
          <table:table-cell office:value-type="float" office:value="11822" table:style-name="ce7">
            <text:p>11,822<text:s/></text:p>
          </table:table-cell>
          <table:table-cell office:value-type="float" office:value="169275" table:style-name="ce7">
            <text:p>169,275<text:s/></text:p>
          </table:table-cell>
          <table:table-cell office:value-type="float" office:value="57989" table:style-name="ce7">
            <text:p>57,989<text:s/></text:p>
          </table:table-cell>
          <table:table-cell office:value-type="float" office:value="19641" table:style-name="ce7">
            <text:p>19,641<text:s/></text:p>
          </table:table-cell>
          <table:table-cell office:value-type="float" office:value="20365" table:style-name="ce7">
            <text:p>20,365<text:s/></text:p>
          </table:table-cell>
          <table:table-cell office:value-type="float" office:value="31519" table:style-name="ce7">
            <text:p>31,519<text:s/></text:p>
          </table:table-cell>
          <table:table-cell office:value-type="float" office:value="30641" table:style-name="ce7">
            <text:p>30,641<text:s/></text:p>
          </table:table-cell>
          <table:table-cell office:value-type="float" office:value="29122" table:style-name="ce7">
            <text:p>29,122<text:s/></text:p>
          </table:table-cell>
          <table:table-cell office:value-type="float" office:value="23686" table:style-name="ce7">
            <text:p>23,686<text:s/></text:p>
          </table:table-cell>
          <table:table-cell office:value-type="float" office:value="12079" table:style-name="ce7">
            <text:p>12,079<text:s/></text:p>
          </table:table-cell>
          <table:table-cell office:value-type="float" office:value="25836" table:style-name="ce7">
            <text:p>25,836<text:s/></text:p>
          </table:table-cell>
          <table:table-cell office:value-type="float" office:value="7213" table:style-name="ce7">
            <text:p>7,213<text:s/></text:p>
          </table:table-cell>
          <table:table-cell office:value-type="float" office:value="6309" table:style-name="ce7">
            <text:p>6,309<text:s/></text:p>
          </table:table-cell>
          <table:table-cell office:value-type="float" office:value="17466" table:style-name="ce7">
            <text:p>17,466<text:s/></text:p>
          </table:table-cell>
          <table:table-cell office:value-type="float" office:value="7500" table:style-name="ce7">
            <text:p>7,500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1844" table:style-name="ce7">
            <text:p>1,844<text:s/></text:p>
          </table:table-cell>
          <table:table-cell office:value-type="float" office:value="9341" table:style-name="ce7">
            <text:p>9,341<text:s/></text:p>
          </table:table-cell>
          <table:table-cell office:value-type="float" office:value="8547" table:style-name="ce7">
            <text:p>8,547<text:s/></text:p>
          </table:table-cell>
          <table:table-cell office:value-type="float" office:value="11874" table:style-name="ce7">
            <text:p>11,874<text:s/></text:p>
          </table:table-cell>
          <table:table-cell office:value-type="float" office:value="34246" table:style-name="ce7">
            <text:p>34,246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11750" table:style-name="ce7">
            <text:p>11,750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19138" table:style-name="ce7">
            <text:p>19,138<text:s/></text:p>
          </table:table-cell>
          <table:table-cell office:value-type="float" office:value="17161" table:style-name="ce7">
            <text:p>17,161<text:s/></text:p>
          </table:table-cell>
          <table:table-cell office:value-type="float" office:value="27879" table:style-name="ce7">
            <text:p>27,879<text:s/></text:p>
          </table:table-cell>
          <table:table-cell office:value-type="float" office:value="43513" table:style-name="ce7">
            <text:p>43,513<text:s/></text:p>
          </table:table-cell>
          <table:table-cell office:value-type="float" office:value="31794" table:style-name="ce7">
            <text:p>31,794<text:s/></text:p>
          </table:table-cell>
          <table:table-cell office:value-type="float" office:value="23298" table:style-name="ce7">
            <text:p>23,298<text:s/></text:p>
          </table:table-cell>
          <table:table-cell office:value-type="float" office:value="29808" table:style-name="ce7">
            <text:p>29,808<text:s/></text:p>
          </table:table-cell>
          <table:table-cell office:value-type="float" office:value="87822" table:style-name="ce7">
            <text:p>87,822<text:s/></text:p>
          </table:table-cell>
          <table:table-cell office:value-type="float" office:value="17301" table:style-name="ce7">
            <text:p>17,301<text:s/></text:p>
          </table:table-cell>
          <table:table-cell office:value-type="float" office:value="37782" table:style-name="ce7">
            <text:p>37,782<text:s/></text:p>
          </table:table-cell>
          <table:table-cell office:value-type="float" office:value="36151" table:style-name="ce7">
            <text:p>36,151<text:s/></text:p>
          </table:table-cell>
          <table:table-cell office:value-type="float" office:value="22057" table:style-name="ce7">
            <text:p>22,057<text:s/></text:p>
          </table:table-cell>
          <table:table-cell office:value-type="float" office:value="72448" table:style-name="ce7">
            <text:p>72,448<text:s/></text:p>
          </table:table-cell>
          <table:table-cell office:value-type="float" office:value="17516" table:style-name="ce7">
            <text:p>17,516<text:s/></text:p>
          </table:table-cell>
          <table:table-cell office:value-type="float" office:value="15532" table:style-name="ce7">
            <text:p>15,532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25900" table:style-name="ce7">
            <text:p>25,900<text:s/></text:p>
          </table:table-cell>
          <table:table-cell office:value-type="float" office:value="9627" table:style-name="ce7">
            <text:p>9,627<text:s/></text:p>
          </table:table-cell>
          <table:table-cell office:value-type="float" office:value="37169" table:style-name="ce7">
            <text:p>37,169<text:s/></text:p>
          </table:table-cell>
          <table:table-cell office:value-type="float" office:value="15038" table:style-name="ce7">
            <text:p>15,038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14266" table:style-name="ce7">
            <text:p>14,266<text:s/></text:p>
          </table:table-cell>
          <table:table-cell office:value-type="float" office:value="24175" table:style-name="ce7">
            <text:p>24,175<text:s/></text:p>
          </table:table-cell>
          <table:table-cell office:value-type="float" office:value="19409" table:style-name="ce7">
            <text:p>19,409<text:s/></text:p>
          </table:table-cell>
          <table:table-cell office:value-type="float" office:value="16636" table:style-name="ce7">
            <text:p>16,636<text:s/></text:p>
          </table:table-cell>
          <table:table-cell office:value-type="float" office:value="20122" table:style-name="ce7">
            <text:p>20,122<text:s/></text:p>
          </table:table-cell>
          <table:table-cell office:value-type="float" office:value="8426" table:style-name="ce7">
            <text:p>8,426<text:s/></text:p>
          </table:table-cell>
          <table:table-cell office:value-type="float" office:value="9693" table:style-name="ce7">
            <text:p>9,693<text:s/></text:p>
          </table:table-cell>
          <table:table-cell office:value-type="float" office:value="3934" table:style-name="ce8">
            <text:p>3,934<text:s/></text:p>
          </table:table-cell>
          <table:table-cell office:value-type="float" office:value="2799" table:style-name="ce7">
            <text:p>2,799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8628" table:style-name="ce7">
            <text:p>8,628<text:s/></text:p>
          </table:table-cell>
          <table:table-cell office:value-type="float" office:value="11007" table:style-name="ce7">
            <text:p>11,007<text:s/></text:p>
          </table:table-cell>
          <table:table-cell office:value-type="float" office:value="12005" table:style-name="ce7">
            <text:p>12,005<text:s/></text:p>
          </table:table-cell>
          <table:table-cell office:value-type="float" office:value="15157" table:style-name="ce7">
            <text:p>15,157<text:s/></text:p>
          </table:table-cell>
          <table:table-cell office:value-type="float" office:value="21160" table:style-name="ce7">
            <text:p>21,160<text:s/></text:p>
          </table:table-cell>
          <table:table-cell office:value-type="float" office:value="25832" table:style-name="ce7">
            <text:p>25,832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12043" table:style-name="ce7">
            <text:p>12,043<text:s/></text:p>
          </table:table-cell>
          <table:table-cell office:value-type="float" office:value="10191" table:style-name="ce7">
            <text:p>10,191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8862" table:style-name="ce7">
            <text:p>8,862<text:s/></text:p>
          </table:table-cell>
          <table:table-cell office:value-type="float" office:value="7928" table:style-name="ce7">
            <text:p>7,92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2T00:00:00" table:style-name="ce6">
            <text:p>2023/11/12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7872" table:style-name="ce7">
            <text:p>7,872<text:s/></text:p>
          </table:table-cell>
          <table:table-cell office:value-type="float" office:value="21273" table:style-name="ce7">
            <text:p>21,273<text:s/></text:p>
          </table:table-cell>
          <table:table-cell office:value-type="float" office:value="49191" table:style-name="ce7">
            <text:p>49,191<text:s/></text:p>
          </table:table-cell>
          <table:table-cell office:value-type="float" office:value="13384" table:style-name="ce7">
            <text:p>13,384<text:s/></text:p>
          </table:table-cell>
          <table:table-cell office:value-type="float" office:value="9140" table:style-name="ce7">
            <text:p>9,140<text:s/></text:p>
          </table:table-cell>
          <table:table-cell office:value-type="float" office:value="7029" table:style-name="ce7">
            <text:p>7,029<text:s/></text:p>
          </table:table-cell>
          <table:table-cell office:value-type="float" office:value="3309" table:style-name="ce7">
            <text:p>3,309<text:s/></text:p>
          </table:table-cell>
          <table:table-cell office:value-type="float" office:value="2172" table:style-name="ce7">
            <text:p>2,172<text:s/></text:p>
          </table:table-cell>
          <table:table-cell office:value-type="float" office:value="7430" table:style-name="ce7">
            <text:p>7,430<text:s/></text:p>
          </table:table-cell>
          <table:table-cell office:value-type="float" office:value="1312" table:style-name="ce7">
            <text:p>1,312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6596" table:style-name="ce7">
            <text:p>6,596<text:s/></text:p>
          </table:table-cell>
          <table:table-cell office:value-type="float" office:value="5901" table:style-name="ce7">
            <text:p>5,901<text:s/></text:p>
          </table:table-cell>
          <table:table-cell office:value-type="float" office:value="11124" table:style-name="ce7">
            <text:p>11,124<text:s/></text:p>
          </table:table-cell>
          <table:table-cell office:value-type="float" office:value="4281" table:style-name="ce7">
            <text:p>4,281<text:s/></text:p>
          </table:table-cell>
          <table:table-cell office:value-type="float" office:value="6162" table:style-name="ce7">
            <text:p>6,162<text:s/></text:p>
          </table:table-cell>
          <table:table-cell office:value-type="float" office:value="3670" table:style-name="ce7">
            <text:p>3,670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2584" table:style-name="ce7">
            <text:p>2,584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5985" table:style-name="ce7">
            <text:p>5,985<text:s/></text:p>
          </table:table-cell>
          <table:table-cell office:value-type="float" office:value="2260" table:style-name="ce7">
            <text:p>2,260<text:s/></text:p>
          </table:table-cell>
          <table:table-cell office:value-type="float" office:value="25826" table:style-name="ce7">
            <text:p>25,826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9198" table:style-name="ce7">
            <text:p>9,198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13856" table:style-name="ce8">
            <text:p>13,856<text:s/></text:p>
          </table:table-cell>
          <table:table-cell office:value-type="float" office:value="12570" table:style-name="ce7">
            <text:p>12,570<text:s/></text:p>
          </table:table-cell>
          <table:table-cell office:value-type="float" office:value="7963" table:style-name="ce7">
            <text:p>7,963<text:s/></text:p>
          </table:table-cell>
          <table:table-cell office:value-type="float" office:value="20798" table:style-name="ce7">
            <text:p>20,798<text:s/></text:p>
          </table:table-cell>
          <table:table-cell office:value-type="float" office:value="12492" table:style-name="ce7">
            <text:p>12,492<text:s/></text:p>
          </table:table-cell>
          <table:table-cell office:value-type="float" office:value="20941" table:style-name="ce7">
            <text:p>20,941<text:s/></text:p>
          </table:table-cell>
          <table:table-cell office:value-type="float" office:value="22033" table:style-name="ce7">
            <text:p>22,033<text:s/></text:p>
          </table:table-cell>
          <table:table-cell office:value-type="float" office:value="4125" table:style-name="ce7">
            <text:p>4,125<text:s/></text:p>
          </table:table-cell>
          <table:table-cell office:value-type="float" office:value="25434" table:style-name="ce7">
            <text:p>25,434<text:s/></text:p>
          </table:table-cell>
          <table:table-cell office:value-type="float" office:value="18277" table:style-name="ce7">
            <text:p>18,277<text:s/></text:p>
          </table:table-cell>
          <table:table-cell office:value-type="float" office:value="13649" table:style-name="ce8">
            <text:p>13,649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148825" table:style-name="ce7">
            <text:p>148,825<text:s/></text:p>
          </table:table-cell>
          <table:table-cell office:value-type="float" office:value="45386" table:style-name="ce7">
            <text:p>45,386<text:s/></text:p>
          </table:table-cell>
          <table:table-cell office:value-type="float" office:value="13529" table:style-name="ce7">
            <text:p>13,529<text:s/></text:p>
          </table:table-cell>
          <table:table-cell office:value-type="float" office:value="15847" table:style-name="ce7">
            <text:p>15,847<text:s/></text:p>
          </table:table-cell>
          <table:table-cell office:value-type="float" office:value="24348" table:style-name="ce7">
            <text:p>24,348<text:s/></text:p>
          </table:table-cell>
          <table:table-cell office:value-type="float" office:value="25274" table:style-name="ce7">
            <text:p>25,274<text:s/></text:p>
          </table:table-cell>
          <table:table-cell office:value-type="float" office:value="23259" table:style-name="ce7">
            <text:p>23,259<text:s/></text:p>
          </table:table-cell>
          <table:table-cell office:value-type="float" office:value="19081" table:style-name="ce7">
            <text:p>19,081<text:s/></text:p>
          </table:table-cell>
          <table:table-cell office:value-type="float" office:value="7527" table:style-name="ce7">
            <text:p>7,527<text:s/></text:p>
          </table:table-cell>
          <table:table-cell office:value-type="float" office:value="20549" table:style-name="ce7">
            <text:p>20,549<text:s/></text:p>
          </table:table-cell>
          <table:table-cell office:value-type="float" office:value="5805" table:style-name="ce7">
            <text:p>5,805<text:s/></text:p>
          </table:table-cell>
          <table:table-cell office:value-type="float" office:value="4902" table:style-name="ce7">
            <text:p>4,902<text:s/></text:p>
          </table:table-cell>
          <table:table-cell office:value-type="float" office:value="15268" table:style-name="ce7">
            <text:p>15,268<text:s/></text:p>
          </table:table-cell>
          <table:table-cell office:value-type="float" office:value="6765" table:style-name="ce7">
            <text:p>6,765<text:s/></text:p>
          </table:table-cell>
          <table:table-cell office:value-type="float" office:value="2995" table:style-name="ce7">
            <text:p>2,995<text:s/></text:p>
          </table:table-cell>
          <table:table-cell office:value-type="float" office:value="1479" table:style-name="ce7">
            <text:p>1,479<text:s/></text:p>
          </table:table-cell>
          <table:table-cell office:value-type="float" office:value="7801" table:style-name="ce7">
            <text:p>7,801<text:s/></text:p>
          </table:table-cell>
          <table:table-cell office:value-type="float" office:value="7010" table:style-name="ce7">
            <text:p>7,010<text:s/></text:p>
          </table:table-cell>
          <table:table-cell office:value-type="float" office:value="10346" table:style-name="ce7">
            <text:p>10,346<text:s/></text:p>
          </table:table-cell>
          <table:table-cell office:value-type="float" office:value="30653" table:style-name="ce7">
            <text:p>30,653<text:s/></text:p>
          </table:table-cell>
          <table:table-cell office:value-type="float" office:value="6164" table:style-name="ce7">
            <text:p>6,164<text:s/></text:p>
          </table:table-cell>
          <table:table-cell office:value-type="float" office:value="9442" table:style-name="ce7">
            <text:p>9,442<text:s/></text:p>
          </table:table-cell>
          <table:table-cell office:value-type="float" office:value="5475" table:style-name="ce7">
            <text:p>5,475<text:s/></text:p>
          </table:table-cell>
          <table:table-cell office:value-type="float" office:value="15193" table:style-name="ce7">
            <text:p>15,193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21750" table:style-name="ce7">
            <text:p>21,750<text:s/></text:p>
          </table:table-cell>
          <table:table-cell office:value-type="float" office:value="36932" table:style-name="ce7">
            <text:p>36,932<text:s/></text:p>
          </table:table-cell>
          <table:table-cell office:value-type="float" office:value="26232" table:style-name="ce7">
            <text:p>26,232<text:s/></text:p>
          </table:table-cell>
          <table:table-cell office:value-type="float" office:value="19331" table:style-name="ce7">
            <text:p>19,331<text:s/></text:p>
          </table:table-cell>
          <table:table-cell office:value-type="float" office:value="24973" table:style-name="ce7">
            <text:p>24,973<text:s/></text:p>
          </table:table-cell>
          <table:table-cell office:value-type="float" office:value="69096" table:style-name="ce7">
            <text:p>69,096<text:s/></text:p>
          </table:table-cell>
          <table:table-cell office:value-type="float" office:value="13560" table:style-name="ce7">
            <text:p>13,560<text:s/></text:p>
          </table:table-cell>
          <table:table-cell office:value-type="float" office:value="29495" table:style-name="ce7">
            <text:p>29,495<text:s/></text:p>
          </table:table-cell>
          <table:table-cell office:value-type="float" office:value="24069" table:style-name="ce7">
            <text:p>24,069<text:s/></text:p>
          </table:table-cell>
          <table:table-cell office:value-type="float" office:value="15298" table:style-name="ce7">
            <text:p>15,298<text:s/></text:p>
          </table:table-cell>
          <table:table-cell office:value-type="float" office:value="51787" table:style-name="ce7">
            <text:p>51,787<text:s/></text:p>
          </table:table-cell>
          <table:table-cell office:value-type="float" office:value="14383" table:style-name="ce7">
            <text:p>14,383<text:s/></text:p>
          </table:table-cell>
          <table:table-cell office:value-type="float" office:value="12280" table:style-name="ce7">
            <text:p>12,280<text:s/></text:p>
          </table:table-cell>
          <table:table-cell office:value-type="float" office:value="8966" table:style-name="ce7">
            <text:p>8,966<text:s/></text:p>
          </table:table-cell>
          <table:table-cell office:value-type="float" office:value="21864" table:style-name="ce7">
            <text:p>21,864<text:s/></text:p>
          </table:table-cell>
          <table:table-cell office:value-type="float" office:value="7338" table:style-name="ce7">
            <text:p>7,338<text:s/></text:p>
          </table:table-cell>
          <table:table-cell office:value-type="float" office:value="31019" table:style-name="ce7">
            <text:p>31,019<text:s/></text:p>
          </table:table-cell>
          <table:table-cell office:value-type="float" office:value="11019" table:style-name="ce7">
            <text:p>11,019<text:s/></text:p>
          </table:table-cell>
          <table:table-cell office:value-type="float" office:value="9416" table:style-name="ce7">
            <text:p>9,416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16827" table:style-name="ce7">
            <text:p>16,827<text:s/></text:p>
          </table:table-cell>
          <table:table-cell office:value-type="float" office:value="16776" table:style-name="ce7">
            <text:p>16,776<text:s/></text:p>
          </table:table-cell>
          <table:table-cell office:value-type="float" office:value="12572" table:style-name="ce7">
            <text:p>12,572<text:s/></text:p>
          </table:table-cell>
          <table:table-cell office:value-type="float" office:value="16447" table:style-name="ce7">
            <text:p>16,447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3083" table:style-name="ce8">
            <text:p>3,083<text:s/></text:p>
          </table:table-cell>
          <table:table-cell office:value-type="float" office:value="2153" table:style-name="ce7">
            <text:p>2,153<text:s/></text:p>
          </table:table-cell>
          <table:table-cell office:value-type="float" office:value="6221" table:style-name="ce7">
            <text:p>6,221<text:s/></text:p>
          </table:table-cell>
          <table:table-cell office:value-type="float" office:value="6676" table:style-name="ce7">
            <text:p>6,676<text:s/></text:p>
          </table:table-cell>
          <table:table-cell office:value-type="float" office:value="8421" table:style-name="ce7">
            <text:p>8,421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11786" table:style-name="ce7">
            <text:p>11,786<text:s/></text:p>
          </table:table-cell>
          <table:table-cell office:value-type="float" office:value="16213" table:style-name="ce7">
            <text:p>16,213<text:s/></text:p>
          </table:table-cell>
          <table:table-cell office:value-type="float" office:value="20414" table:style-name="ce7">
            <text:p>20,414<text:s/></text:p>
          </table:table-cell>
          <table:table-cell office:value-type="float" office:value="8810" table:style-name="ce7">
            <text:p>8,810<text:s/></text:p>
          </table:table-cell>
          <table:table-cell office:value-type="float" office:value="7900" table:style-name="ce7">
            <text:p>7,900<text:s/></text:p>
          </table:table-cell>
          <table:table-cell office:value-type="float" office:value="9097" table:style-name="ce7">
            <text:p>9,097<text:s/></text:p>
          </table:table-cell>
          <table:table-cell office:value-type="float" office:value="8446" table:style-name="ce7">
            <text:p>8,446<text:s/></text:p>
          </table:table-cell>
          <table:table-cell office:value-type="float" office:value="8628" table:style-name="ce7">
            <text:p>8,628<text:s/></text:p>
          </table:table-cell>
          <table:table-cell office:value-type="float" office:value="7221" table:style-name="ce7">
            <text:p>7,221<text:s/></text:p>
          </table:table-cell>
          <table:table-cell office:value-type="float" office:value="6323" table:style-name="ce7">
            <text:p>6,32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3T00:00:00" table:style-name="ce6">
            <text:p>2023/11/13</text:p>
          </table:table-cell>
          <table:table-cell office:value-type="float" office:value="5202" table:style-name="ce7">
            <text:p>5,202<text:s/></text:p>
          </table:table-cell>
          <table:table-cell office:value-type="float" office:value="13809" table:style-name="ce7">
            <text:p>13,809<text:s/></text:p>
          </table:table-cell>
          <table:table-cell office:value-type="float" office:value="44149" table:style-name="ce7">
            <text:p>44,149<text:s/></text:p>
          </table:table-cell>
          <table:table-cell office:value-type="float" office:value="50583" table:style-name="ce7">
            <text:p>50,583<text:s/></text:p>
          </table:table-cell>
          <table:table-cell office:value-type="float" office:value="26314" table:style-name="ce7">
            <text:p>26,314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10975" table:style-name="ce7">
            <text:p>10,975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3421" table:style-name="ce7">
            <text:p>3,421<text:s/></text:p>
          </table:table-cell>
          <table:table-cell office:value-type="float" office:value="12992" table:style-name="ce7">
            <text:p>12,992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4742" table:style-name="ce7">
            <text:p>4,742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9860" table:style-name="ce7">
            <text:p>9,860<text:s/></text:p>
          </table:table-cell>
          <table:table-cell office:value-type="float" office:value="11077" table:style-name="ce7">
            <text:p>11,077<text:s/></text:p>
          </table:table-cell>
          <table:table-cell office:value-type="float" office:value="16775" table:style-name="ce7">
            <text:p>16,775<text:s/></text:p>
          </table:table-cell>
          <table:table-cell office:value-type="float" office:value="18395" table:style-name="ce7">
            <text:p>18,395<text:s/></text:p>
          </table:table-cell>
          <table:table-cell office:value-type="float" office:value="5903" table:style-name="ce7">
            <text:p>5,903<text:s/></text:p>
          </table:table-cell>
          <table:table-cell office:value-type="float" office:value="9699" table:style-name="ce7">
            <text:p>9,699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8717" table:style-name="ce7">
            <text:p>8,717<text:s/></text:p>
          </table:table-cell>
          <table:table-cell office:value-type="float" office:value="6937" table:style-name="ce7">
            <text:p>6,937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0678" table:style-name="ce7">
            <text:p>10,678<text:s/></text:p>
          </table:table-cell>
          <table:table-cell office:value-type="float" office:value="13005" table:style-name="ce7">
            <text:p>13,005<text:s/></text:p>
          </table:table-cell>
          <table:table-cell office:value-type="float" office:value="16358" table:style-name="ce7">
            <text:p>16,358<text:s/></text:p>
          </table:table-cell>
          <table:table-cell office:value-type="float" office:value="20145" table:style-name="ce8">
            <text:p>20,145<text:s/></text:p>
          </table:table-cell>
          <table:table-cell office:value-type="float" office:value="16609" table:style-name="ce7">
            <text:p>16,609<text:s/></text:p>
          </table:table-cell>
          <table:table-cell office:value-type="float" office:value="9863" table:style-name="ce7">
            <text:p>9,863<text:s/></text:p>
          </table:table-cell>
          <table:table-cell office:value-type="float" office:value="22497" table:style-name="ce7">
            <text:p>22,497<text:s/></text:p>
          </table:table-cell>
          <table:table-cell office:value-type="float" office:value="15319" table:style-name="ce7">
            <text:p>15,319<text:s/></text:p>
          </table:table-cell>
          <table:table-cell office:value-type="float" office:value="31704" table:style-name="ce7">
            <text:p>31,704<text:s/></text:p>
          </table:table-cell>
          <table:table-cell office:value-type="float" office:value="26813" table:style-name="ce7">
            <text:p>26,813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34478" table:style-name="ce7">
            <text:p>34,478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21223" table:style-name="ce8">
            <text:p>21,223<text:s/></text:p>
          </table:table-cell>
          <table:table-cell office:value-type="float" office:value="20082" table:style-name="ce7">
            <text:p>20,082<text:s/></text:p>
          </table:table-cell>
          <table:table-cell office:value-type="float" office:value="24785" table:style-name="ce7">
            <text:p>24,785<text:s/></text:p>
          </table:table-cell>
          <table:table-cell office:value-type="float" office:value="128737" table:style-name="ce7">
            <text:p>128,737<text:s/></text:p>
          </table:table-cell>
          <table:table-cell office:value-type="float" office:value="42351" table:style-name="ce7">
            <text:p>42,351<text:s/></text:p>
          </table:table-cell>
          <table:table-cell office:value-type="float" office:value="22278" table:style-name="ce7">
            <text:p>22,278<text:s/></text:p>
          </table:table-cell>
          <table:table-cell office:value-type="float" office:value="22381" table:style-name="ce7">
            <text:p>22,381<text:s/></text:p>
          </table:table-cell>
          <table:table-cell office:value-type="float" office:value="24634" table:style-name="ce7">
            <text:p>24,634<text:s/></text:p>
          </table:table-cell>
          <table:table-cell office:value-type="float" office:value="27574" table:style-name="ce7">
            <text:p>27,574<text:s/></text:p>
          </table:table-cell>
          <table:table-cell office:value-type="float" office:value="26410" table:style-name="ce7">
            <text:p>26,410<text:s/></text:p>
          </table:table-cell>
          <table:table-cell office:value-type="float" office:value="22170" table:style-name="ce7">
            <text:p>22,170<text:s/></text:p>
          </table:table-cell>
          <table:table-cell office:value-type="float" office:value="11869" table:style-name="ce7">
            <text:p>11,869<text:s/></text:p>
          </table:table-cell>
          <table:table-cell office:value-type="float" office:value="31021" table:style-name="ce7">
            <text:p>31,021<text:s/></text:p>
          </table:table-cell>
          <table:table-cell office:value-type="float" office:value="6963" table:style-name="ce7">
            <text:p>6,963<text:s/></text:p>
          </table:table-cell>
          <table:table-cell office:value-type="float" office:value="7990" table:style-name="ce7">
            <text:p>7,990<text:s/></text:p>
          </table:table-cell>
          <table:table-cell office:value-type="float" office:value="19351" table:style-name="ce7">
            <text:p>19,351<text:s/></text:p>
          </table:table-cell>
          <table:table-cell office:value-type="float" office:value="5535" table:style-name="ce7">
            <text:p>5,535<text:s/></text:p>
          </table:table-cell>
          <table:table-cell office:value-type="float" office:value="3800" table:style-name="ce7">
            <text:p>3,800<text:s/></text:p>
          </table:table-cell>
          <table:table-cell office:value-type="float" office:value="3431" table:style-name="ce7">
            <text:p>3,431<text:s/></text:p>
          </table:table-cell>
          <table:table-cell office:value-type="float" office:value="13889" table:style-name="ce7">
            <text:p>13,889<text:s/></text:p>
          </table:table-cell>
          <table:table-cell office:value-type="float" office:value="9507" table:style-name="ce7">
            <text:p>9,507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30785" table:style-name="ce7">
            <text:p>30,785<text:s/></text:p>
          </table:table-cell>
          <table:table-cell office:value-type="float" office:value="9380" table:style-name="ce7">
            <text:p>9,380<text:s/></text:p>
          </table:table-cell>
          <table:table-cell office:value-type="float" office:value="13203" table:style-name="ce7">
            <text:p>13,203<text:s/></text:p>
          </table:table-cell>
          <table:table-cell office:value-type="float" office:value="8375" table:style-name="ce7">
            <text:p>8,375<text:s/></text:p>
          </table:table-cell>
          <table:table-cell office:value-type="float" office:value="23200" table:style-name="ce7">
            <text:p>23,200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26126" table:style-name="ce7">
            <text:p>26,126<text:s/></text:p>
          </table:table-cell>
          <table:table-cell office:value-type="float" office:value="40182" table:style-name="ce7">
            <text:p>40,182<text:s/></text:p>
          </table:table-cell>
          <table:table-cell office:value-type="float" office:value="37748" table:style-name="ce7">
            <text:p>37,748<text:s/></text:p>
          </table:table-cell>
          <table:table-cell office:value-type="float" office:value="27756" table:style-name="ce7">
            <text:p>27,756<text:s/></text:p>
          </table:table-cell>
          <table:table-cell office:value-type="float" office:value="27106" table:style-name="ce7">
            <text:p>27,106<text:s/></text:p>
          </table:table-cell>
          <table:table-cell office:value-type="float" office:value="63349" table:style-name="ce7">
            <text:p>63,349<text:s/></text:p>
          </table:table-cell>
          <table:table-cell office:value-type="float" office:value="24707" table:style-name="ce7">
            <text:p>24,707<text:s/></text:p>
          </table:table-cell>
          <table:table-cell office:value-type="float" office:value="33494" table:style-name="ce7">
            <text:p>33,494<text:s/></text:p>
          </table:table-cell>
          <table:table-cell office:value-type="float" office:value="32429" table:style-name="ce7">
            <text:p>32,429<text:s/></text:p>
          </table:table-cell>
          <table:table-cell office:value-type="float" office:value="19956" table:style-name="ce7">
            <text:p>19,956<text:s/></text:p>
          </table:table-cell>
          <table:table-cell office:value-type="float" office:value="60142" table:style-name="ce7">
            <text:p>60,142<text:s/></text:p>
          </table:table-cell>
          <table:table-cell office:value-type="float" office:value="19872" table:style-name="ce7">
            <text:p>19,872<text:s/></text:p>
          </table:table-cell>
          <table:table-cell office:value-type="float" office:value="16384" table:style-name="ce7">
            <text:p>16,384<text:s/></text:p>
          </table:table-cell>
          <table:table-cell office:value-type="float" office:value="13882" table:style-name="ce7">
            <text:p>13,882<text:s/></text:p>
          </table:table-cell>
          <table:table-cell office:value-type="float" office:value="21491" table:style-name="ce7">
            <text:p>21,491<text:s/></text:p>
          </table:table-cell>
          <table:table-cell office:value-type="float" office:value="13050" table:style-name="ce7">
            <text:p>13,050<text:s/></text:p>
          </table:table-cell>
          <table:table-cell office:value-type="float" office:value="30184" table:style-name="ce7">
            <text:p>30,184<text:s/></text:p>
          </table:table-cell>
          <table:table-cell office:value-type="float" office:value="19624" table:style-name="ce7">
            <text:p>19,624<text:s/></text:p>
          </table:table-cell>
          <table:table-cell office:value-type="float" office:value="7169" table:style-name="ce7">
            <text:p>7,169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39611" table:style-name="ce7">
            <text:p>39,611<text:s/></text:p>
          </table:table-cell>
          <table:table-cell office:value-type="float" office:value="21837" table:style-name="ce7">
            <text:p>21,837<text:s/></text:p>
          </table:table-cell>
          <table:table-cell office:value-type="float" office:value="24501" table:style-name="ce7">
            <text:p>24,501<text:s/></text:p>
          </table:table-cell>
          <table:table-cell office:value-type="float" office:value="25679" table:style-name="ce7">
            <text:p>25,679<text:s/></text:p>
          </table:table-cell>
          <table:table-cell office:value-type="float" office:value="14585" table:style-name="ce7">
            <text:p>14,585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4737" table:style-name="ce8">
            <text:p>4,737<text:s/></text:p>
          </table:table-cell>
          <table:table-cell office:value-type="float" office:value="5112" table:style-name="ce7">
            <text:p>5,112<text:s/></text:p>
          </table:table-cell>
          <table:table-cell office:value-type="float" office:value="7733" table:style-name="ce7">
            <text:p>7,733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12203" table:style-name="ce7">
            <text:p>12,203<text:s/></text:p>
          </table:table-cell>
          <table:table-cell office:value-type="float" office:value="17148" table:style-name="ce7">
            <text:p>17,148<text:s/></text:p>
          </table:table-cell>
          <table:table-cell office:value-type="float" office:value="28860" table:style-name="ce7">
            <text:p>28,860<text:s/></text:p>
          </table:table-cell>
          <table:table-cell office:value-type="float" office:value="23904" table:style-name="ce7">
            <text:p>23,904<text:s/></text:p>
          </table:table-cell>
          <table:table-cell office:value-type="float" office:value="13727" table:style-name="ce7">
            <text:p>13,727<text:s/></text:p>
          </table:table-cell>
          <table:table-cell office:value-type="float" office:value="11806" table:style-name="ce7">
            <text:p>11,806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9134" table:style-name="ce7">
            <text:p>9,13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4T00:00:00" table:style-name="ce6">
            <text:p>2023/11/14</text:p>
          </table:table-cell>
          <table:table-cell office:value-type="float" office:value="4967" table:style-name="ce7">
            <text:p>4,967<text:s/></text:p>
          </table:table-cell>
          <table:table-cell office:value-type="float" office:value="14645" table:style-name="ce7">
            <text:p>14,645<text:s/></text:p>
          </table:table-cell>
          <table:table-cell office:value-type="float" office:value="46038" table:style-name="ce7">
            <text:p>46,038<text:s/></text:p>
          </table:table-cell>
          <table:table-cell office:value-type="float" office:value="49550" table:style-name="ce7">
            <text:p>49,550<text:s/></text:p>
          </table:table-cell>
          <table:table-cell office:value-type="float" office:value="27319" table:style-name="ce7">
            <text:p>27,319<text:s/></text:p>
          </table:table-cell>
          <table:table-cell office:value-type="float" office:value="14945" table:style-name="ce7">
            <text:p>14,945<text:s/></text:p>
          </table:table-cell>
          <table:table-cell office:value-type="float" office:value="11289" table:style-name="ce7">
            <text:p>11,289<text:s/></text:p>
          </table:table-cell>
          <table:table-cell office:value-type="float" office:value="4207" table:style-name="ce7">
            <text:p>4,207<text:s/>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2183" table:style-name="ce7">
            <text:p>2,183<text:s/></text:p>
          </table:table-cell>
          <table:table-cell office:value-type="float" office:value="4780" table:style-name="ce7">
            <text:p>4,780<text:s/></text:p>
          </table:table-cell>
          <table:table-cell office:value-type="float" office:value="6046" table:style-name="ce7">
            <text:p>6,046<text:s/></text:p>
          </table:table-cell>
          <table:table-cell office:value-type="float" office:value="10137" table:style-name="ce7">
            <text:p>10,137<text:s/></text:p>
          </table:table-cell>
          <table:table-cell office:value-type="float" office:value="11162" table:style-name="ce7">
            <text:p>11,162<text:s/></text:p>
          </table:table-cell>
          <table:table-cell office:value-type="float" office:value="17406" table:style-name="ce7">
            <text:p>17,406<text:s/></text:p>
          </table:table-cell>
          <table:table-cell office:value-type="float" office:value="19278" table:style-name="ce7">
            <text:p>19,278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10156" table:style-name="ce7">
            <text:p>10,156<text:s/></text:p>
          </table:table-cell>
          <table:table-cell office:value-type="float" office:value="3249" table:style-name="ce7">
            <text:p>3,249<text:s/></text:p>
          </table:table-cell>
          <table:table-cell office:value-type="float" office:value="9323" table:style-name="ce7">
            <text:p>9,323<text:s/></text:p>
          </table:table-cell>
          <table:table-cell office:value-type="float" office:value="9104" table:style-name="ce7">
            <text:p>9,104<text:s/></text:p>
          </table:table-cell>
          <table:table-cell office:value-type="float" office:value="7001" table:style-name="ce7">
            <text:p>7,001<text:s/></text:p>
          </table:table-cell>
          <table:table-cell office:value-type="float" office:value="28356" table:style-name="ce7">
            <text:p>28,356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10936" table:style-name="ce7">
            <text:p>10,936<text:s/></text:p>
          </table:table-cell>
          <table:table-cell office:value-type="float" office:value="13364" table:style-name="ce7">
            <text:p>13,364<text:s/></text:p>
          </table:table-cell>
          <table:table-cell office:value-type="float" office:value="16527" table:style-name="ce7">
            <text:p>16,527<text:s/></text:p>
          </table:table-cell>
          <table:table-cell office:value-type="float" office:value="21086" table:style-name="ce8">
            <text:p>21,086<text:s/></text:p>
          </table:table-cell>
          <table:table-cell office:value-type="float" office:value="17041" table:style-name="ce7">
            <text:p>17,041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22206" table:style-name="ce7">
            <text:p>22,206<text:s/></text:p>
          </table:table-cell>
          <table:table-cell office:value-type="float" office:value="16291" table:style-name="ce7">
            <text:p>16,291<text:s/></text:p>
          </table:table-cell>
          <table:table-cell office:value-type="float" office:value="32938" table:style-name="ce7">
            <text:p>32,938<text:s/></text:p>
          </table:table-cell>
          <table:table-cell office:value-type="float" office:value="30092" table:style-name="ce7">
            <text:p>30,092<text:s/></text:p>
          </table:table-cell>
          <table:table-cell office:value-type="float" office:value="11991" table:style-name="ce7">
            <text:p>11,991<text:s/></text:p>
          </table:table-cell>
          <table:table-cell office:value-type="float" office:value="36081" table:style-name="ce7">
            <text:p>36,081<text:s/></text:p>
          </table:table-cell>
          <table:table-cell office:value-type="float" office:value="26483" table:style-name="ce7">
            <text:p>26,483<text:s/></text:p>
          </table:table-cell>
          <table:table-cell office:value-type="float" office:value="22082" table:style-name="ce8">
            <text:p>22,082<text:s/></text:p>
          </table:table-cell>
          <table:table-cell office:value-type="float" office:value="20470" table:style-name="ce7">
            <text:p>20,470<text:s/></text:p>
          </table:table-cell>
          <table:table-cell office:value-type="float" office:value="25647" table:style-name="ce7">
            <text:p>25,647<text:s/></text:p>
          </table:table-cell>
          <table:table-cell office:value-type="float" office:value="128702" table:style-name="ce7">
            <text:p>128,702<text:s/></text:p>
          </table:table-cell>
          <table:table-cell office:value-type="float" office:value="43410" table:style-name="ce7">
            <text:p>43,410<text:s/></text:p>
          </table:table-cell>
          <table:table-cell office:value-type="float" office:value="22896" table:style-name="ce7">
            <text:p>22,896<text:s/></text:p>
          </table:table-cell>
          <table:table-cell office:value-type="float" office:value="23878" table:style-name="ce7">
            <text:p>23,878<text:s/></text:p>
          </table:table-cell>
          <table:table-cell office:value-type="float" office:value="26339" table:style-name="ce7">
            <text:p>26,339<text:s/></text:p>
          </table:table-cell>
          <table:table-cell office:value-type="float" office:value="28169" table:style-name="ce7">
            <text:p>28,169<text:s/></text:p>
          </table:table-cell>
          <table:table-cell office:value-type="float" office:value="28105" table:style-name="ce7">
            <text:p>28,105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13388" table:style-name="ce7">
            <text:p>13,388<text:s/></text:p>
          </table:table-cell>
          <table:table-cell office:value-type="float" office:value="31567" table:style-name="ce7">
            <text:p>31,567<text:s/></text:p>
          </table:table-cell>
          <table:table-cell office:value-type="float" office:value="7121" table:style-name="ce7">
            <text:p>7,121<text:s/></text:p>
          </table:table-cell>
          <table:table-cell office:value-type="float" office:value="8232" table:style-name="ce7">
            <text:p>8,232<text:s/></text:p>
          </table:table-cell>
          <table:table-cell office:value-type="float" office:value="19930" table:style-name="ce7">
            <text:p>19,930<text:s/></text:p>
          </table:table-cell>
          <table:table-cell office:value-type="float" office:value="6579" table:style-name="ce7">
            <text:p>6,579<text:s/></text:p>
          </table:table-cell>
          <table:table-cell office:value-type="float" office:value="3994" table:style-name="ce7">
            <text:p>3,994<text:s/></text:p>
          </table:table-cell>
          <table:table-cell office:value-type="float" office:value="3436" table:style-name="ce7">
            <text:p>3,436<text:s/></text:p>
          </table:table-cell>
          <table:table-cell office:value-type="float" office:value="14136" table:style-name="ce7">
            <text:p>14,136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13799" table:style-name="ce7">
            <text:p>13,799<text:s/></text:p>
          </table:table-cell>
          <table:table-cell office:value-type="float" office:value="30347" table:style-name="ce7">
            <text:p>30,347<text:s/></text:p>
          </table:table-cell>
          <table:table-cell office:value-type="float" office:value="9534" table:style-name="ce7">
            <text:p>9,534<text:s/></text:p>
          </table:table-cell>
          <table:table-cell office:value-type="float" office:value="13757" table:style-name="ce7">
            <text:p>13,757<text:s/></text:p>
          </table:table-cell>
          <table:table-cell office:value-type="float" office:value="8669" table:style-name="ce7">
            <text:p>8,669<text:s/></text:p>
          </table:table-cell>
          <table:table-cell office:value-type="float" office:value="23706" table:style-name="ce7">
            <text:p>23,706<text:s/></text:p>
          </table:table-cell>
          <table:table-cell office:value-type="float" office:value="25149" table:style-name="ce7">
            <text:p>25,149<text:s/></text:p>
          </table:table-cell>
          <table:table-cell office:value-type="float" office:value="26943" table:style-name="ce7">
            <text:p>26,943<text:s/></text:p>
          </table:table-cell>
          <table:table-cell office:value-type="float" office:value="40905" table:style-name="ce7">
            <text:p>40,905<text:s/></text:p>
          </table:table-cell>
          <table:table-cell office:value-type="float" office:value="39463" table:style-name="ce7">
            <text:p>39,463<text:s/></text:p>
          </table:table-cell>
          <table:table-cell office:value-type="float" office:value="28310" table:style-name="ce7">
            <text:p>28,310<text:s/></text:p>
          </table:table-cell>
          <table:table-cell office:value-type="float" office:value="26944" table:style-name="ce7">
            <text:p>26,944<text:s/></text:p>
          </table:table-cell>
          <table:table-cell office:value-type="float" office:value="62793" table:style-name="ce7">
            <text:p>62,793<text:s/></text:p>
          </table:table-cell>
          <table:table-cell office:value-type="float" office:value="26200" table:style-name="ce7">
            <text:p>26,200<text:s/></text:p>
          </table:table-cell>
          <table:table-cell office:value-type="float" office:value="33729" table:style-name="ce7">
            <text:p>33,729<text:s/></text:p>
          </table:table-cell>
          <table:table-cell office:value-type="float" office:value="34116" table:style-name="ce7">
            <text:p>34,116<text:s/></text:p>
          </table:table-cell>
          <table:table-cell office:value-type="float" office:value="22356" table:style-name="ce7">
            <text:p>22,356<text:s/></text:p>
          </table:table-cell>
          <table:table-cell office:value-type="float" office:value="62179" table:style-name="ce7">
            <text:p>62,179<text:s/></text:p>
          </table:table-cell>
          <table:table-cell office:value-type="float" office:value="21498" table:style-name="ce7">
            <text:p>21,498<text:s/></text:p>
          </table:table-cell>
          <table:table-cell office:value-type="float" office:value="16745" table:style-name="ce7">
            <text:p>16,745<text:s/></text:p>
          </table:table-cell>
          <table:table-cell office:value-type="float" office:value="15837" table:style-name="ce7">
            <text:p>15,837<text:s/></text:p>
          </table:table-cell>
          <table:table-cell office:value-type="float" office:value="22573" table:style-name="ce7">
            <text:p>22,573<text:s/></text:p>
          </table:table-cell>
          <table:table-cell office:value-type="float" office:value="13091" table:style-name="ce7">
            <text:p>13,091<text:s/></text:p>
          </table:table-cell>
          <table:table-cell office:value-type="float" office:value="30271" table:style-name="ce7">
            <text:p>30,271<text:s/></text:p>
          </table:table-cell>
          <table:table-cell office:value-type="float" office:value="20267" table:style-name="ce7">
            <text:p>20,267<text:s/></text:p>
          </table:table-cell>
          <table:table-cell office:value-type="float" office:value="7869" table:style-name="ce7">
            <text:p>7,869<text:s/></text:p>
          </table:table-cell>
          <table:table-cell office:value-type="float" office:value="15095" table:style-name="ce7">
            <text:p>15,095<text:s/></text:p>
          </table:table-cell>
          <table:table-cell office:value-type="float" office:value="41242" table:style-name="ce7">
            <text:p>41,242<text:s/></text:p>
          </table:table-cell>
          <table:table-cell office:value-type="float" office:value="22574" table:style-name="ce7">
            <text:p>22,574<text:s/></text:p>
          </table:table-cell>
          <table:table-cell office:value-type="float" office:value="26074" table:style-name="ce7">
            <text:p>26,074<text:s/></text:p>
          </table:table-cell>
          <table:table-cell office:value-type="float" office:value="25181" table:style-name="ce7">
            <text:p>25,181<text:s/></text:p>
          </table:table-cell>
          <table:table-cell office:value-type="float" office:value="14663" table:style-name="ce7">
            <text:p>14,663<text:s/></text:p>
          </table:table-cell>
          <table:table-cell office:value-type="float" office:value="11442" table:style-name="ce7">
            <text:p>11,442<text:s/></text:p>
          </table:table-cell>
          <table:table-cell office:value-type="float" office:value="4964" table:style-name="ce8">
            <text:p>4,964<text:s/></text:p>
          </table:table-cell>
          <table:table-cell office:value-type="float" office:value="5259" table:style-name="ce7">
            <text:p>5,259<text:s/></text:p>
          </table:table-cell>
          <table:table-cell office:value-type="float" office:value="8042" table:style-name="ce7">
            <text:p>8,042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18146" table:style-name="ce7">
            <text:p>18,146<text:s/></text:p>
          </table:table-cell>
          <table:table-cell office:value-type="float" office:value="30325" table:style-name="ce7">
            <text:p>30,325<text:s/></text:p>
          </table:table-cell>
          <table:table-cell office:value-type="float" office:value="25981" table:style-name="ce7">
            <text:p>25,981<text:s/></text:p>
          </table:table-cell>
          <table:table-cell office:value-type="float" office:value="14597" table:style-name="ce7">
            <text:p>14,597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13354" table:style-name="ce7">
            <text:p>13,354<text:s/></text:p>
          </table:table-cell>
          <table:table-cell office:value-type="float" office:value="12946" table:style-name="ce7">
            <text:p>12,946<text:s/></text:p>
          </table:table-cell>
          <table:table-cell office:value-type="float" office:value="12338" table:style-name="ce7">
            <text:p>12,338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9454" table:style-name="ce7">
            <text:p>9,45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5T00:00:00" table:style-name="ce6">
            <text:p>2023/11/15</text:p>
          </table:table-cell>
          <table:table-cell office:value-type="float" office:value="5012" table:style-name="ce7">
            <text:p>5,012<text:s/></text:p>
          </table:table-cell>
          <table:table-cell office:value-type="float" office:value="14666" table:style-name="ce7">
            <text:p>14,666<text:s/></text:p>
          </table:table-cell>
          <table:table-cell office:value-type="float" office:value="46526" table:style-name="ce7">
            <text:p>46,526<text:s/></text:p>
          </table:table-cell>
          <table:table-cell office:value-type="float" office:value="52329" table:style-name="ce7">
            <text:p>52,329<text:s/></text:p>
          </table:table-cell>
          <table:table-cell office:value-type="float" office:value="27220" table:style-name="ce7">
            <text:p>27,220<text:s/></text:p>
          </table:table-cell>
          <table:table-cell office:value-type="float" office:value="15157" table:style-name="ce7">
            <text:p>15,157<text:s/></text:p>
          </table:table-cell>
          <table:table-cell office:value-type="float" office:value="11480" table:style-name="ce7">
            <text:p>11,480<text:s/></text:p>
          </table:table-cell>
          <table:table-cell office:value-type="float" office:value="4087" table:style-name="ce7">
            <text:p>4,087<text:s/></text:p>
          </table:table-cell>
          <table:table-cell office:value-type="float" office:value="3617" table:style-name="ce7">
            <text:p>3,617<text:s/></text:p>
          </table:table-cell>
          <table:table-cell office:value-type="float" office:value="13716" table:style-name="ce7">
            <text:p>13,716<text:s/></text:p>
          </table:table-cell>
          <table:table-cell office:value-type="float" office:value="2272" table:style-name="ce7">
            <text:p>2,272<text:s/></text:p>
          </table:table-cell>
          <table:table-cell office:value-type="float" office:value="4873" table:style-name="ce7">
            <text:p>4,873<text:s/></text:p>
          </table:table-cell>
          <table:table-cell office:value-type="float" office:value="6486" table:style-name="ce7">
            <text:p>6,486<text:s/></text:p>
          </table:table-cell>
          <table:table-cell office:value-type="float" office:value="10230" table:style-name="ce7">
            <text:p>10,230<text:s/></text:p>
          </table:table-cell>
          <table:table-cell office:value-type="float" office:value="11743" table:style-name="ce7">
            <text:p>11,743<text:s/></text:p>
          </table:table-cell>
          <table:table-cell office:value-type="float" office:value="17425" table:style-name="ce7">
            <text:p>17,425<text:s/></text:p>
          </table:table-cell>
          <table:table-cell office:value-type="float" office:value="19639" table:style-name="ce7">
            <text:p>19,639<text:s/></text:p>
          </table:table-cell>
          <table:table-cell office:value-type="float" office:value="6234" table:style-name="ce7">
            <text:p>6,234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9420" table:style-name="ce7">
            <text:p>9,420<text:s/></text:p>
          </table:table-cell>
          <table:table-cell office:value-type="float" office:value="9124" table:style-name="ce7">
            <text:p>9,124<text:s/></text:p>
          </table:table-cell>
          <table:table-cell office:value-type="float" office:value="6959" table:style-name="ce7">
            <text:p>6,959<text:s/></text:p>
          </table:table-cell>
          <table:table-cell office:value-type="float" office:value="28826" table:style-name="ce7">
            <text:p>28,826<text:s/></text:p>
          </table:table-cell>
          <table:table-cell office:value-type="float" office:value="3399" table:style-name="ce7">
            <text:p>3,399<text:s/></text:p>
          </table:table-cell>
          <table:table-cell office:value-type="float" office:value="11337" table:style-name="ce7">
            <text:p>11,337<text:s/></text:p>
          </table:table-cell>
          <table:table-cell office:value-type="float" office:value="13364" table:style-name="ce7">
            <text:p>13,364<text:s/></text:p>
          </table:table-cell>
          <table:table-cell office:value-type="float" office:value="16694" table:style-name="ce7">
            <text:p>16,694<text:s/></text:p>
          </table:table-cell>
          <table:table-cell office:value-type="float" office:value="21179" table:style-name="ce8">
            <text:p>21,179<text:s/></text:p>
          </table:table-cell>
          <table:table-cell office:value-type="float" office:value="17457" table:style-name="ce7">
            <text:p>17,457<text:s/></text:p>
          </table:table-cell>
          <table:table-cell office:value-type="float" office:value="10190" table:style-name="ce7">
            <text:p>10,190<text:s/></text:p>
          </table:table-cell>
          <table:table-cell office:value-type="float" office:value="22772" table:style-name="ce7">
            <text:p>22,772<text:s/></text:p>
          </table:table-cell>
          <table:table-cell office:value-type="float" office:value="16915" table:style-name="ce7">
            <text:p>16,915<text:s/></text:p>
          </table:table-cell>
          <table:table-cell office:value-type="float" office:value="33698" table:style-name="ce7">
            <text:p>33,698<text:s/></text:p>
          </table:table-cell>
          <table:table-cell office:value-type="float" office:value="30063" table:style-name="ce7">
            <text:p>30,063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36138" table:style-name="ce7">
            <text:p>36,138<text:s/></text:p>
          </table:table-cell>
          <table:table-cell office:value-type="float" office:value="26636" table:style-name="ce7">
            <text:p>26,636<text:s/></text:p>
          </table:table-cell>
          <table:table-cell office:value-type="float" office:value="22309" table:style-name="ce8">
            <text:p>22,309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25881" table:style-name="ce7">
            <text:p>25,881<text:s/></text:p>
          </table:table-cell>
          <table:table-cell office:value-type="float" office:value="132543" table:style-name="ce7">
            <text:p>132,543<text:s/></text:p>
          </table:table-cell>
          <table:table-cell office:value-type="float" office:value="45584" table:style-name="ce7">
            <text:p>45,584<text:s/></text:p>
          </table:table-cell>
          <table:table-cell office:value-type="float" office:value="23590" table:style-name="ce7">
            <text:p>23,590<text:s/></text:p>
          </table:table-cell>
          <table:table-cell office:value-type="float" office:value="24378" table:style-name="ce7">
            <text:p>24,378<text:s/></text:p>
          </table:table-cell>
          <table:table-cell office:value-type="float" office:value="27355" table:style-name="ce7">
            <text:p>27,355<text:s/></text:p>
          </table:table-cell>
          <table:table-cell office:value-type="float" office:value="29946" table:style-name="ce7">
            <text:p>29,946<text:s/></text:p>
          </table:table-cell>
          <table:table-cell office:value-type="float" office:value="28788" table:style-name="ce7">
            <text:p>28,788<text:s/></text:p>
          </table:table-cell>
          <table:table-cell office:value-type="float" office:value="24421" table:style-name="ce7">
            <text:p>24,421<text:s/></text:p>
          </table:table-cell>
          <table:table-cell office:value-type="float" office:value="13671" table:style-name="ce7">
            <text:p>13,671<text:s/></text:p>
          </table:table-cell>
          <table:table-cell office:value-type="float" office:value="32091" table:style-name="ce7">
            <text:p>32,091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8721" table:style-name="ce7">
            <text:p>8,721<text:s/></text:p>
          </table:table-cell>
          <table:table-cell office:value-type="float" office:value="20789" table:style-name="ce7">
            <text:p>20,789<text:s/></text:p>
          </table:table-cell>
          <table:table-cell office:value-type="float" office:value="6674" table:style-name="ce7">
            <text:p>6,674<text:s/></text:p>
          </table:table-cell>
          <table:table-cell office:value-type="float" office:value="4195" table:style-name="ce7">
            <text:p>4,195<text:s/></text:p>
          </table:table-cell>
          <table:table-cell office:value-type="float" office:value="3653" table:style-name="ce7">
            <text:p>3,653<text:s/></text:p>
          </table:table-cell>
          <table:table-cell office:value-type="float" office:value="14589" table:style-name="ce7">
            <text:p>14,589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33076" table:style-name="ce7">
            <text:p>33,076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14135" table:style-name="ce7">
            <text:p>14,135<text:s/></text:p>
          </table:table-cell>
          <table:table-cell office:value-type="float" office:value="8719" table:style-name="ce7">
            <text:p>8,719<text:s/></text:p>
          </table:table-cell>
          <table:table-cell office:value-type="float" office:value="24080" table:style-name="ce7">
            <text:p>24,080<text:s/></text:p>
          </table:table-cell>
          <table:table-cell office:value-type="float" office:value="25404" table:style-name="ce7">
            <text:p>25,404<text:s/></text:p>
          </table:table-cell>
          <table:table-cell office:value-type="float" office:value="27355" table:style-name="ce7">
            <text:p>27,355<text:s/></text:p>
          </table:table-cell>
          <table:table-cell office:value-type="float" office:value="41843" table:style-name="ce7">
            <text:p>41,843<text:s/></text:p>
          </table:table-cell>
          <table:table-cell office:value-type="float" office:value="39690" table:style-name="ce7">
            <text:p>39,690<text:s/></text:p>
          </table:table-cell>
          <table:table-cell office:value-type="float" office:value="29030" table:style-name="ce7">
            <text:p>29,030<text:s/></text:p>
          </table:table-cell>
          <table:table-cell office:value-type="float" office:value="28271" table:style-name="ce7">
            <text:p>28,271<text:s/></text:p>
          </table:table-cell>
          <table:table-cell office:value-type="float" office:value="63978" table:style-name="ce7">
            <text:p>63,978<text:s/></text:p>
          </table:table-cell>
          <table:table-cell office:value-type="float" office:value="27330" table:style-name="ce7">
            <text:p>27,330<text:s/></text:p>
          </table:table-cell>
          <table:table-cell office:value-type="float" office:value="35023" table:style-name="ce7">
            <text:p>35,023<text:s/></text:p>
          </table:table-cell>
          <table:table-cell office:value-type="float" office:value="35239" table:style-name="ce7">
            <text:p>35,239<text:s/></text:p>
          </table:table-cell>
          <table:table-cell office:value-type="float" office:value="23691" table:style-name="ce7">
            <text:p>23,691<text:s/></text:p>
          </table:table-cell>
          <table:table-cell office:value-type="float" office:value="63920" table:style-name="ce7">
            <text:p>63,920<text:s/></text:p>
          </table:table-cell>
          <table:table-cell office:value-type="float" office:value="21506" table:style-name="ce7">
            <text:p>21,506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16177" table:style-name="ce7">
            <text:p>16,177<text:s/></text:p>
          </table:table-cell>
          <table:table-cell office:value-type="float" office:value="22708" table:style-name="ce7">
            <text:p>22,708<text:s/></text:p>
          </table:table-cell>
          <table:table-cell office:value-type="float" office:value="14273" table:style-name="ce7">
            <text:p>14,273<text:s/></text:p>
          </table:table-cell>
          <table:table-cell office:value-type="float" office:value="31085" table:style-name="ce7">
            <text:p>31,085<text:s/></text:p>
          </table:table-cell>
          <table:table-cell office:value-type="float" office:value="20275" table:style-name="ce7">
            <text:p>20,275<text:s/></text:p>
          </table:table-cell>
          <table:table-cell office:value-type="float" office:value="8403" table:style-name="ce7">
            <text:p>8,403<text:s/></text:p>
          </table:table-cell>
          <table:table-cell office:value-type="float" office:value="15722" table:style-name="ce7">
            <text:p>15,722<text:s/></text:p>
          </table:table-cell>
          <table:table-cell office:value-type="float" office:value="41595" table:style-name="ce7">
            <text:p>41,595<text:s/></text:p>
          </table:table-cell>
          <table:table-cell office:value-type="float" office:value="22697" table:style-name="ce7">
            <text:p>22,697<text:s/></text:p>
          </table:table-cell>
          <table:table-cell office:value-type="float" office:value="26323" table:style-name="ce7">
            <text:p>26,323<text:s/></text:p>
          </table:table-cell>
          <table:table-cell office:value-type="float" office:value="26527" table:style-name="ce7">
            <text:p>26,527<text:s/></text:p>
          </table:table-cell>
          <table:table-cell office:value-type="float" office:value="14502" table:style-name="ce7">
            <text:p>14,502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5011" table:style-name="ce8">
            <text:p>5,011<text:s/></text:p>
          </table:table-cell>
          <table:table-cell office:value-type="float" office:value="5314" table:style-name="ce7">
            <text:p>5,314<text:s/></text:p>
          </table:table-cell>
          <table:table-cell office:value-type="float" office:value="8352" table:style-name="ce7">
            <text:p>8,352<text:s/></text:p>
          </table:table-cell>
          <table:table-cell office:value-type="float" office:value="11026" table:style-name="ce7">
            <text:p>11,026<text:s/></text:p>
          </table:table-cell>
          <table:table-cell office:value-type="float" office:value="10426" table:style-name="ce7">
            <text:p>10,426<text:s/></text:p>
          </table:table-cell>
          <table:table-cell office:value-type="float" office:value="12994" table:style-name="ce7">
            <text:p>12,994<text:s/></text:p>
          </table:table-cell>
          <table:table-cell office:value-type="float" office:value="17928" table:style-name="ce7">
            <text:p>17,928<text:s/></text:p>
          </table:table-cell>
          <table:table-cell office:value-type="float" office:value="30097" table:style-name="ce7">
            <text:p>30,097<text:s/></text:p>
          </table:table-cell>
          <table:table-cell office:value-type="float" office:value="26583" table:style-name="ce7">
            <text:p>26,583<text:s/></text:p>
          </table:table-cell>
          <table:table-cell office:value-type="float" office:value="14637" table:style-name="ce7">
            <text:p>14,637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12987" table:style-name="ce7">
            <text:p>12,987<text:s/></text:p>
          </table:table-cell>
          <table:table-cell office:value-type="float" office:value="12540" table:style-name="ce7">
            <text:p>12,540<text:s/></text:p>
          </table:table-cell>
          <table:table-cell office:value-type="float" office:value="11985" table:style-name="ce7">
            <text:p>11,985<text:s/></text:p>
          </table:table-cell>
          <table:table-cell office:value-type="float" office:value="9568" table:style-name="ce7">
            <text:p>9,56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6T00:00:00" table:style-name="ce6">
            <text:p>2023/11/16</text:p>
          </table:table-cell>
          <table:table-cell office:value-type="float" office:value="4988" table:style-name="ce7">
            <text:p>4,988<text:s/></text:p>
          </table:table-cell>
          <table:table-cell office:value-type="float" office:value="14749" table:style-name="ce7">
            <text:p>14,749<text:s/></text:p>
          </table:table-cell>
          <table:table-cell office:value-type="float" office:value="46963" table:style-name="ce7">
            <text:p>46,963<text:s/></text:p>
          </table:table-cell>
          <table:table-cell office:value-type="float" office:value="51389" table:style-name="ce7">
            <text:p>51,389<text:s/></text:p>
          </table:table-cell>
          <table:table-cell office:value-type="float" office:value="27683" table:style-name="ce7">
            <text:p>27,683<text:s/></text:p>
          </table:table-cell>
          <table:table-cell office:value-type="float" office:value="14994" table:style-name="ce7">
            <text:p>14,994<text:s/></text:p>
          </table:table-cell>
          <table:table-cell office:value-type="float" office:value="11575" table:style-name="ce7">
            <text:p>11,575<text:s/></text:p>
          </table:table-cell>
          <table:table-cell office:value-type="float" office:value="4358" table:style-name="ce7">
            <text:p>4,358<text:s/>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13818" table:style-name="ce7">
            <text:p>13,818<text:s/></text:p>
          </table:table-cell>
          <table:table-cell office:value-type="float" office:value="2186" table:style-name="ce7">
            <text:p>2,186<text:s/></text:p>
          </table:table-cell>
          <table:table-cell office:value-type="float" office:value="4838" table:style-name="ce7">
            <text:p>4,838<text:s/>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10292" table:style-name="ce7">
            <text:p>10,292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17287" table:style-name="ce7">
            <text:p>17,287<text:s/></text:p>
          </table:table-cell>
          <table:table-cell office:value-type="float" office:value="19133" table:style-name="ce7">
            <text:p>19,133<text:s/></text:p>
          </table:table-cell>
          <table:table-cell office:value-type="float" office:value="6211" table:style-name="ce7">
            <text:p>6,211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9435" table:style-name="ce7">
            <text:p>9,435<text:s/></text:p>
          </table:table-cell>
          <table:table-cell office:value-type="float" office:value="9104" table:style-name="ce7">
            <text:p>9,104<text:s/></text:p>
          </table:table-cell>
          <table:table-cell office:value-type="float" office:value="6956" table:style-name="ce7">
            <text:p>6,956<text:s/></text:p>
          </table:table-cell>
          <table:table-cell office:value-type="float" office:value="29145" table:style-name="ce7">
            <text:p>29,145<text:s/></text:p>
          </table:table-cell>
          <table:table-cell office:value-type="float" office:value="3641" table:style-name="ce7">
            <text:p>3,641<text:s/></text:p>
          </table:table-cell>
          <table:table-cell office:value-type="float" office:value="11306" table:style-name="ce7">
            <text:p>11,306<text:s/></text:p>
          </table:table-cell>
          <table:table-cell office:value-type="float" office:value="13362" table:style-name="ce7">
            <text:p>13,362<text:s/></text:p>
          </table:table-cell>
          <table:table-cell office:value-type="float" office:value="16799" table:style-name="ce7">
            <text:p>16,799<text:s/></text:p>
          </table:table-cell>
          <table:table-cell office:value-type="float" office:value="21406" table:style-name="ce8">
            <text:p>21,406<text:s/></text:p>
          </table:table-cell>
          <table:table-cell office:value-type="float" office:value="17193" table:style-name="ce7">
            <text:p>17,193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23090" table:style-name="ce7">
            <text:p>23,090<text:s/></text:p>
          </table:table-cell>
          <table:table-cell office:value-type="float" office:value="16691" table:style-name="ce7">
            <text:p>16,691<text:s/></text:p>
          </table:table-cell>
          <table:table-cell office:value-type="float" office:value="33907" table:style-name="ce7">
            <text:p>33,907<text:s/></text:p>
          </table:table-cell>
          <table:table-cell office:value-type="float" office:value="30478" table:style-name="ce7">
            <text:p>30,478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36698" table:style-name="ce7">
            <text:p>36,698<text:s/></text:p>
          </table:table-cell>
          <table:table-cell office:value-type="float" office:value="26737" table:style-name="ce7">
            <text:p>26,737<text:s/></text:p>
          </table:table-cell>
          <table:table-cell office:value-type="float" office:value="22268" table:style-name="ce8">
            <text:p>22,268<text:s/></text:p>
          </table:table-cell>
          <table:table-cell office:value-type="float" office:value="20440" table:style-name="ce7">
            <text:p>20,440<text:s/></text:p>
          </table:table-cell>
          <table:table-cell office:value-type="float" office:value="25593" table:style-name="ce7">
            <text:p>25,593<text:s/></text:p>
          </table:table-cell>
          <table:table-cell office:value-type="float" office:value="136851" table:style-name="ce7">
            <text:p>136,851<text:s/></text:p>
          </table:table-cell>
          <table:table-cell office:value-type="float" office:value="45560" table:style-name="ce7">
            <text:p>45,560<text:s/></text:p>
          </table:table-cell>
          <table:table-cell office:value-type="float" office:value="22798" table:style-name="ce7">
            <text:p>22,798<text:s/></text:p>
          </table:table-cell>
          <table:table-cell office:value-type="float" office:value="24665" table:style-name="ce7">
            <text:p>24,665<text:s/></text:p>
          </table:table-cell>
          <table:table-cell office:value-type="float" office:value="26660" table:style-name="ce7">
            <text:p>26,660<text:s/></text:p>
          </table:table-cell>
          <table:table-cell office:value-type="float" office:value="28223" table:style-name="ce7">
            <text:p>28,223<text:s/></text:p>
          </table:table-cell>
          <table:table-cell office:value-type="float" office:value="28417" table:style-name="ce7">
            <text:p>28,417<text:s/></text:p>
          </table:table-cell>
          <table:table-cell office:value-type="float" office:value="23684" table:style-name="ce7">
            <text:p>23,684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31660" table:style-name="ce7">
            <text:p>31,660<text:s/></text:p>
          </table:table-cell>
          <table:table-cell office:value-type="float" office:value="7382" table:style-name="ce7">
            <text:p>7,382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19826" table:style-name="ce7">
            <text:p>19,826<text:s/></text:p>
          </table:table-cell>
          <table:table-cell office:value-type="float" office:value="6638" table:style-name="ce7">
            <text:p>6,638<text:s/></text:p>
          </table:table-cell>
          <table:table-cell office:value-type="float" office:value="4012" table:style-name="ce7">
            <text:p>4,012<text:s/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13984" table:style-name="ce7">
            <text:p>13,984<text:s/></text:p>
          </table:table-cell>
          <table:table-cell office:value-type="float" office:value="9511" table:style-name="ce7">
            <text:p>9,511<text:s/></text:p>
          </table:table-cell>
          <table:table-cell office:value-type="float" office:value="13892" table:style-name="ce7">
            <text:p>13,892<text:s/></text:p>
          </table:table-cell>
          <table:table-cell office:value-type="float" office:value="30413" table:style-name="ce7">
            <text:p>30,413<text:s/></text:p>
          </table:table-cell>
          <table:table-cell office:value-type="float" office:value="9422" table:style-name="ce7">
            <text:p>9,422<text:s/></text:p>
          </table:table-cell>
          <table:table-cell office:value-type="float" office:value="13797" table:style-name="ce7">
            <text:p>13,797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24074" table:style-name="ce7">
            <text:p>24,074<text:s/></text:p>
          </table:table-cell>
          <table:table-cell office:value-type="float" office:value="24979" table:style-name="ce7">
            <text:p>24,979<text:s/></text:p>
          </table:table-cell>
          <table:table-cell office:value-type="float" office:value="26916" table:style-name="ce7">
            <text:p>26,916<text:s/></text:p>
          </table:table-cell>
          <table:table-cell office:value-type="float" office:value="42180" table:style-name="ce7">
            <text:p>42,180<text:s/></text:p>
          </table:table-cell>
          <table:table-cell office:value-type="float" office:value="39380" table:style-name="ce7">
            <text:p>39,380<text:s/></text:p>
          </table:table-cell>
          <table:table-cell office:value-type="float" office:value="28835" table:style-name="ce7">
            <text:p>28,835<text:s/></text:p>
          </table:table-cell>
          <table:table-cell office:value-type="float" office:value="27503" table:style-name="ce7">
            <text:p>27,503<text:s/></text:p>
          </table:table-cell>
          <table:table-cell office:value-type="float" office:value="63106" table:style-name="ce7">
            <text:p>63,106<text:s/></text:p>
          </table:table-cell>
          <table:table-cell office:value-type="float" office:value="27008" table:style-name="ce7">
            <text:p>27,008<text:s/></text:p>
          </table:table-cell>
          <table:table-cell office:value-type="float" office:value="34921" table:style-name="ce7">
            <text:p>34,921<text:s/></text:p>
          </table:table-cell>
          <table:table-cell office:value-type="float" office:value="35049" table:style-name="ce7">
            <text:p>35,049<text:s/></text:p>
          </table:table-cell>
          <table:table-cell office:value-type="float" office:value="22540" table:style-name="ce7">
            <text:p>22,540<text:s/></text:p>
          </table:table-cell>
          <table:table-cell office:value-type="float" office:value="65052" table:style-name="ce7">
            <text:p>65,052<text:s/></text:p>
          </table:table-cell>
          <table:table-cell office:value-type="float" office:value="21888" table:style-name="ce7">
            <text:p>21,888<text:s/></text:p>
          </table:table-cell>
          <table:table-cell office:value-type="float" office:value="16662" table:style-name="ce7">
            <text:p>16,662<text:s/></text:p>
          </table:table-cell>
          <table:table-cell office:value-type="float" office:value="16424" table:style-name="ce7">
            <text:p>16,424<text:s/></text:p>
          </table:table-cell>
          <table:table-cell office:value-type="float" office:value="23392" table:style-name="ce7">
            <text:p>23,392<text:s/></text:p>
          </table:table-cell>
          <table:table-cell office:value-type="float" office:value="13039" table:style-name="ce7">
            <text:p>13,039<text:s/></text:p>
          </table:table-cell>
          <table:table-cell office:value-type="float" office:value="31075" table:style-name="ce7">
            <text:p>31,075<text:s/></text:p>
          </table:table-cell>
          <table:table-cell office:value-type="float" office:value="20763" table:style-name="ce7">
            <text:p>20,763<text:s/></text:p>
          </table:table-cell>
          <table:table-cell office:value-type="float" office:value="8282" table:style-name="ce7">
            <text:p>8,282<text:s/></text:p>
          </table:table-cell>
          <table:table-cell office:value-type="float" office:value="15559" table:style-name="ce7">
            <text:p>15,559<text:s/></text:p>
          </table:table-cell>
          <table:table-cell office:value-type="float" office:value="42464" table:style-name="ce7">
            <text:p>42,464<text:s/></text:p>
          </table:table-cell>
          <table:table-cell office:value-type="float" office:value="23094" table:style-name="ce7">
            <text:p>23,094<text:s/></text:p>
          </table:table-cell>
          <table:table-cell office:value-type="float" office:value="26210" table:style-name="ce7">
            <text:p>26,210<text:s/></text:p>
          </table:table-cell>
          <table:table-cell office:value-type="float" office:value="25306" table:style-name="ce7">
            <text:p>25,306<text:s/></text:p>
          </table:table-cell>
          <table:table-cell office:value-type="float" office:value="14316" table:style-name="ce7">
            <text:p>14,316<text:s/></text:p>
          </table:table-cell>
          <table:table-cell office:value-type="float" office:value="11409" table:style-name="ce7">
            <text:p>11,409<text:s/></text:p>
          </table:table-cell>
          <table:table-cell office:value-type="float" office:value="4949" table:style-name="ce8">
            <text:p>4,949<text:s/>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8174" table:style-name="ce7">
            <text:p>8,174<text:s/></text:p>
          </table:table-cell>
          <table:table-cell office:value-type="float" office:value="10981" table:style-name="ce7">
            <text:p>10,981<text:s/></text:p>
          </table:table-cell>
          <table:table-cell office:value-type="float" office:value="10608" table:style-name="ce7">
            <text:p>10,608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18459" table:style-name="ce7">
            <text:p>18,459<text:s/></text:p>
          </table:table-cell>
          <table:table-cell office:value-type="float" office:value="30300" table:style-name="ce7">
            <text:p>30,300<text:s/></text:p>
          </table:table-cell>
          <table:table-cell office:value-type="float" office:value="27172" table:style-name="ce7">
            <text:p>27,172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12883" table:style-name="ce7">
            <text:p>12,883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12589" table:style-name="ce7">
            <text:p>12,589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9476" table:style-name="ce7">
            <text:p>9,47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7T00:00:00" table:style-name="ce6">
            <text:p>2023/11/17</text:p>
          </table:table-cell>
          <table:table-cell office:value-type="float" office:value="5630" table:style-name="ce7">
            <text:p>5,630<text:s/></text:p>
          </table:table-cell>
          <table:table-cell office:value-type="float" office:value="15216" table:style-name="ce7">
            <text:p>15,216<text:s/></text:p>
          </table:table-cell>
          <table:table-cell office:value-type="float" office:value="49131" table:style-name="ce7">
            <text:p>49,131<text:s/></text:p>
          </table:table-cell>
          <table:table-cell office:value-type="float" office:value="60175" table:style-name="ce7">
            <text:p>60,175<text:s/></text:p>
          </table:table-cell>
          <table:table-cell office:value-type="float" office:value="28712" table:style-name="ce7">
            <text:p>28,712<text:s/></text:p>
          </table:table-cell>
          <table:table-cell office:value-type="float" office:value="15254" table:style-name="ce7">
            <text:p>15,254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4561" table:style-name="ce7">
            <text:p>4,561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14039" table:style-name="ce7">
            <text:p>14,039<text:s/></text:p>
          </table:table-cell>
          <table:table-cell office:value-type="float" office:value="2252" table:style-name="ce7">
            <text:p>2,252<text:s/></text:p>
          </table:table-cell>
          <table:table-cell office:value-type="float" office:value="4845" table:style-name="ce7">
            <text:p>4,845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10272" table:style-name="ce7">
            <text:p>10,272<text:s/></text:p>
          </table:table-cell>
          <table:table-cell office:value-type="float" office:value="13665" table:style-name="ce7">
            <text:p>13,665<text:s/></text:p>
          </table:table-cell>
          <table:table-cell office:value-type="float" office:value="17038" table:style-name="ce7">
            <text:p>17,038<text:s/></text:p>
          </table:table-cell>
          <table:table-cell office:value-type="float" office:value="19051" table:style-name="ce7">
            <text:p>19,051<text:s/></text:p>
          </table:table-cell>
          <table:table-cell office:value-type="float" office:value="6378" table:style-name="ce7">
            <text:p>6,378<text:s/></text:p>
          </table:table-cell>
          <table:table-cell office:value-type="float" office:value="10824" table:style-name="ce7">
            <text:p>10,824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9627" table:style-name="ce7">
            <text:p>9,627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7053" table:style-name="ce7">
            <text:p>7,053<text:s/></text:p>
          </table:table-cell>
          <table:table-cell office:value-type="float" office:value="50331" table:style-name="ce7">
            <text:p>50,331<text:s/></text:p>
          </table:table-cell>
          <table:table-cell office:value-type="float" office:value="3770" table:style-name="ce7">
            <text:p>3,770<text:s/></text:p>
          </table:table-cell>
          <table:table-cell office:value-type="float" office:value="12053" table:style-name="ce7">
            <text:p>12,053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17621" table:style-name="ce7">
            <text:p>17,621<text:s/></text:p>
          </table:table-cell>
          <table:table-cell office:value-type="float" office:value="22486" table:style-name="ce8">
            <text:p>22,486<text:s/></text:p>
          </table:table-cell>
          <table:table-cell office:value-type="float" office:value="18434" table:style-name="ce7">
            <text:p>18,434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25338" table:style-name="ce7">
            <text:p>25,338<text:s/></text:p>
          </table:table-cell>
          <table:table-cell office:value-type="float" office:value="17836" table:style-name="ce7">
            <text:p>17,836<text:s/></text:p>
          </table:table-cell>
          <table:table-cell office:value-type="float" office:value="34838" table:style-name="ce7">
            <text:p>34,838<text:s/></text:p>
          </table:table-cell>
          <table:table-cell office:value-type="float" office:value="32867" table:style-name="ce7">
            <text:p>32,867<text:s/></text:p>
          </table:table-cell>
          <table:table-cell office:value-type="float" office:value="12265" table:style-name="ce7">
            <text:p>12,265<text:s/></text:p>
          </table:table-cell>
          <table:table-cell office:value-type="float" office:value="37593" table:style-name="ce7">
            <text:p>37,593<text:s/></text:p>
          </table:table-cell>
          <table:table-cell office:value-type="float" office:value="27785" table:style-name="ce7">
            <text:p>27,785<text:s/></text:p>
          </table:table-cell>
          <table:table-cell office:value-type="float" office:value="22420" table:style-name="ce8">
            <text:p>22,420<text:s/></text:p>
          </table:table-cell>
          <table:table-cell office:value-type="float" office:value="20689" table:style-name="ce7">
            <text:p>20,689<text:s/></text:p>
          </table:table-cell>
          <table:table-cell office:value-type="float" office:value="26160" table:style-name="ce7">
            <text:p>26,160<text:s/></text:p>
          </table:table-cell>
          <table:table-cell office:value-type="float" office:value="175260" table:style-name="ce7">
            <text:p>175,260<text:s/></text:p>
          </table:table-cell>
          <table:table-cell office:value-type="float" office:value="54243" table:style-name="ce7">
            <text:p>54,243<text:s/></text:p>
          </table:table-cell>
          <table:table-cell office:value-type="float" office:value="25089" table:style-name="ce7">
            <text:p>25,089<text:s/></text:p>
          </table:table-cell>
          <table:table-cell office:value-type="float" office:value="25738" table:style-name="ce7">
            <text:p>25,738<text:s/></text:p>
          </table:table-cell>
          <table:table-cell office:value-type="float" office:value="29108" table:style-name="ce7">
            <text:p>29,108<text:s/></text:p>
          </table:table-cell>
          <table:table-cell office:value-type="float" office:value="32677" table:style-name="ce7">
            <text:p>32,677<text:s/></text:p>
          </table:table-cell>
          <table:table-cell office:value-type="float" office:value="30738" table:style-name="ce7">
            <text:p>30,738<text:s/></text:p>
          </table:table-cell>
          <table:table-cell office:value-type="float" office:value="25967" table:style-name="ce7">
            <text:p>25,967<text:s/></text:p>
          </table:table-cell>
          <table:table-cell office:value-type="float" office:value="13763" table:style-name="ce7">
            <text:p>13,763<text:s/></text:p>
          </table:table-cell>
          <table:table-cell office:value-type="float" office:value="32712" table:style-name="ce7">
            <text:p>32,712<text:s/></text:p>
          </table:table-cell>
          <table:table-cell office:value-type="float" office:value="7956" table:style-name="ce7">
            <text:p>7,956<text:s/></text:p>
          </table:table-cell>
          <table:table-cell office:value-type="float" office:value="8715" table:style-name="ce7">
            <text:p>8,715<text:s/></text:p>
          </table:table-cell>
          <table:table-cell office:value-type="float" office:value="21653" table:style-name="ce7">
            <text:p>21,653<text:s/></text:p>
          </table:table-cell>
          <table:table-cell office:value-type="float" office:value="7070" table:style-name="ce7">
            <text:p>7,070<text:s/></text:p>
          </table:table-cell>
          <table:table-cell office:value-type="float" office:value="4280" table:style-name="ce7">
            <text:p>4,280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14092" table:style-name="ce7">
            <text:p>14,092<text:s/></text:p>
          </table:table-cell>
          <table:table-cell office:value-type="float" office:value="10382" table:style-name="ce7">
            <text:p>10,382<text:s/></text:p>
          </table:table-cell>
          <table:table-cell office:value-type="float" office:value="14452" table:style-name="ce7">
            <text:p>14,452<text:s/></text:p>
          </table:table-cell>
          <table:table-cell office:value-type="float" office:value="34841" table:style-name="ce7">
            <text:p>34,841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15551" table:style-name="ce7">
            <text:p>15,551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25246" table:style-name="ce7">
            <text:p>25,246<text:s/></text:p>
          </table:table-cell>
          <table:table-cell office:value-type="float" office:value="25301" table:style-name="ce7">
            <text:p>25,301<text:s/></text:p>
          </table:table-cell>
          <table:table-cell office:value-type="float" office:value="31122" table:style-name="ce7">
            <text:p>31,122<text:s/></text:p>
          </table:table-cell>
          <table:table-cell office:value-type="float" office:value="52700" table:style-name="ce7">
            <text:p>52,700<text:s/></text:p>
          </table:table-cell>
          <table:table-cell office:value-type="float" office:value="41240" table:style-name="ce7">
            <text:p>41,240<text:s/></text:p>
          </table:table-cell>
          <table:table-cell office:value-type="float" office:value="30268" table:style-name="ce7">
            <text:p>30,268<text:s/></text:p>
          </table:table-cell>
          <table:table-cell office:value-type="float" office:value="30138" table:style-name="ce7">
            <text:p>30,138<text:s/></text:p>
          </table:table-cell>
          <table:table-cell office:value-type="float" office:value="77120" table:style-name="ce7">
            <text:p>77,120<text:s/></text:p>
          </table:table-cell>
          <table:table-cell office:value-type="float" office:value="27343" table:style-name="ce7">
            <text:p>27,343<text:s/></text:p>
          </table:table-cell>
          <table:table-cell office:value-type="float" office:value="38798" table:style-name="ce7">
            <text:p>38,798<text:s/></text:p>
          </table:table-cell>
          <table:table-cell office:value-type="float" office:value="40971" table:style-name="ce7">
            <text:p>40,971<text:s/></text:p>
          </table:table-cell>
          <table:table-cell office:value-type="float" office:value="25962" table:style-name="ce7">
            <text:p>25,962<text:s/></text:p>
          </table:table-cell>
          <table:table-cell office:value-type="float" office:value="77418" table:style-name="ce7">
            <text:p>77,418<text:s/></text:p>
          </table:table-cell>
          <table:table-cell office:value-type="float" office:value="22898" table:style-name="ce7">
            <text:p>22,898<text:s/></text:p>
          </table:table-cell>
          <table:table-cell office:value-type="float" office:value="17825" table:style-name="ce7">
            <text:p>17,825<text:s/></text:p>
          </table:table-cell>
          <table:table-cell office:value-type="float" office:value="15794" table:style-name="ce7">
            <text:p>15,794<text:s/></text:p>
          </table:table-cell>
          <table:table-cell office:value-type="float" office:value="31847" table:style-name="ce7">
            <text:p>31,847<text:s/></text:p>
          </table:table-cell>
          <table:table-cell office:value-type="float" office:value="14585" table:style-name="ce7">
            <text:p>14,585<text:s/></text:p>
          </table:table-cell>
          <table:table-cell office:value-type="float" office:value="34237" table:style-name="ce7">
            <text:p>34,237<text:s/></text:p>
          </table:table-cell>
          <table:table-cell office:value-type="float" office:value="22266" table:style-name="ce7">
            <text:p>22,266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16669" table:style-name="ce7">
            <text:p>16,669<text:s/></text:p>
          </table:table-cell>
          <table:table-cell office:value-type="float" office:value="44037" table:style-name="ce7">
            <text:p>44,037<text:s/></text:p>
          </table:table-cell>
          <table:table-cell office:value-type="float" office:value="23564" table:style-name="ce7">
            <text:p>23,564<text:s/></text:p>
          </table:table-cell>
          <table:table-cell office:value-type="float" office:value="26624" table:style-name="ce7">
            <text:p>26,624<text:s/></text:p>
          </table:table-cell>
          <table:table-cell office:value-type="float" office:value="28340" table:style-name="ce7">
            <text:p>28,340<text:s/></text:p>
          </table:table-cell>
          <table:table-cell office:value-type="float" office:value="14479" table:style-name="ce7">
            <text:p>14,479<text:s/></text:p>
          </table:table-cell>
          <table:table-cell office:value-type="float" office:value="12540" table:style-name="ce7">
            <text:p>12,540<text:s/></text:p>
          </table:table-cell>
          <table:table-cell office:value-type="float" office:value="5261" table:style-name="ce8">
            <text:p>5,261<text:s/></text:p>
          </table:table-cell>
          <table:table-cell office:value-type="float" office:value="5449" table:style-name="ce7">
            <text:p>5,449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11311" table:style-name="ce7">
            <text:p>11,311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3610" table:style-name="ce7">
            <text:p>13,610<text:s/></text:p>
          </table:table-cell>
          <table:table-cell office:value-type="float" office:value="19543" table:style-name="ce7">
            <text:p>19,543<text:s/></text:p>
          </table:table-cell>
          <table:table-cell office:value-type="float" office:value="31906" table:style-name="ce7">
            <text:p>31,906<text:s/></text:p>
          </table:table-cell>
          <table:table-cell office:value-type="float" office:value="29467" table:style-name="ce7">
            <text:p>29,467<text:s/></text:p>
          </table:table-cell>
          <table:table-cell office:value-type="float" office:value="15140" table:style-name="ce7">
            <text:p>15,140<text:s/></text:p>
          </table:table-cell>
          <table:table-cell office:value-type="float" office:value="13504" table:style-name="ce7">
            <text:p>13,504<text:s/></text:p>
          </table:table-cell>
          <table:table-cell office:value-type="float" office:value="14315" table:style-name="ce7">
            <text:p>14,315<text:s/></text:p>
          </table:table-cell>
          <table:table-cell office:value-type="float" office:value="13462" table:style-name="ce7">
            <text:p>13,462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12187" table:style-name="ce7">
            <text:p>12,187<text:s/></text:p>
          </table:table-cell>
          <table:table-cell office:value-type="float" office:value="9821" table:style-name="ce7">
            <text:p>9,82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8T00:00:00" table:style-name="ce6">
            <text:p>2023/11/18</text:p>
          </table:table-cell>
          <table:table-cell office:value-type="float" office:value="3911" table:style-name="ce7">
            <text:p>3,911<text:s/></text:p>
          </table:table-cell>
          <table:table-cell office:value-type="float" office:value="10276" table:style-name="ce7">
            <text:p>10,276<text:s/></text:p>
          </table:table-cell>
          <table:table-cell office:value-type="float" office:value="29607" table:style-name="ce7">
            <text:p>29,607<text:s/></text:p>
          </table:table-cell>
          <table:table-cell office:value-type="float" office:value="60196" table:style-name="ce7">
            <text:p>60,196<text:s/></text:p>
          </table:table-cell>
          <table:table-cell office:value-type="float" office:value="18432" table:style-name="ce7">
            <text:p>18,432<text:s/></text:p>
          </table:table-cell>
          <table:table-cell office:value-type="float" office:value="10760" table:style-name="ce7">
            <text:p>10,760<text:s/></text:p>
          </table:table-cell>
          <table:table-cell office:value-type="float" office:value="8754" table:style-name="ce7">
            <text:p>8,754<text:s/></text:p>
          </table:table-cell>
          <table:table-cell office:value-type="float" office:value="3813" table:style-name="ce7">
            <text:p>3,813<text:s/></text:p>
          </table:table-cell>
          <table:table-cell office:value-type="float" office:value="2631" table:style-name="ce7">
            <text:p>2,631<text:s/></text:p>
          </table:table-cell>
          <table:table-cell office:value-type="float" office:value="9756" table:style-name="ce7">
            <text:p>9,756<text:s/></text:p>
          </table:table-cell>
          <table:table-cell office:value-type="float" office:value="1686" table:style-name="ce7">
            <text:p>1,686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7383" table:style-name="ce7">
            <text:p>7,383<text:s/></text:p>
          </table:table-cell>
          <table:table-cell office:value-type="float" office:value="14788" table:style-name="ce7">
            <text:p>14,788<text:s/></text:p>
          </table:table-cell>
          <table:table-cell office:value-type="float" office:value="5703" table:style-name="ce7">
            <text:p>5,703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4502" table:style-name="ce7">
            <text:p>4,502<text:s/></text:p>
          </table:table-cell>
          <table:table-cell office:value-type="float" office:value="9445" table:style-name="ce7">
            <text:p>9,445<text:s/>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6357" table:style-name="ce7">
            <text:p>6,357<text:s/></text:p>
          </table:table-cell>
          <table:table-cell office:value-type="float" office:value="6947" table:style-name="ce7">
            <text:p>6,947<text:s/></text:p>
          </table:table-cell>
          <table:table-cell office:value-type="float" office:value="2785" table:style-name="ce7">
            <text:p>2,785<text:s/></text:p>
          </table:table-cell>
          <table:table-cell office:value-type="float" office:value="51241" table:style-name="ce7">
            <text:p>51,241<text:s/></text:p>
          </table:table-cell>
          <table:table-cell office:value-type="float" office:value="4667" table:style-name="ce7">
            <text:p>4,667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10260" table:style-name="ce7">
            <text:p>10,260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17376" table:style-name="ce8">
            <text:p>17,376<text:s/></text:p>
          </table:table-cell>
          <table:table-cell office:value-type="float" office:value="15414" table:style-name="ce7">
            <text:p>15,414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24308" table:style-name="ce7">
            <text:p>24,308<text:s/></text:p>
          </table:table-cell>
          <table:table-cell office:value-type="float" office:value="15975" table:style-name="ce7">
            <text:p>15,975<text:s/></text:p>
          </table:table-cell>
          <table:table-cell office:value-type="float" office:value="26912" table:style-name="ce7">
            <text:p>26,912<text:s/></text:p>
          </table:table-cell>
          <table:table-cell office:value-type="float" office:value="26727" table:style-name="ce7">
            <text:p>26,727<text:s/></text:p>
          </table:table-cell>
          <table:table-cell office:value-type="float" office:value="5079" table:style-name="ce7">
            <text:p>5,079<text:s/></text:p>
          </table:table-cell>
          <table:table-cell office:value-type="float" office:value="30783" table:style-name="ce7">
            <text:p>30,783<text:s/></text:p>
          </table:table-cell>
          <table:table-cell office:value-type="float" office:value="22124" table:style-name="ce7">
            <text:p>22,124<text:s/></text:p>
          </table:table-cell>
          <table:table-cell office:value-type="float" office:value="17147" table:style-name="ce8">
            <text:p>17,147<text:s/></text:p>
          </table:table-cell>
          <table:table-cell office:value-type="float" office:value="17847" table:style-name="ce7">
            <text:p>17,847<text:s/></text:p>
          </table:table-cell>
          <table:table-cell office:value-type="float" office:value="11430" table:style-name="ce7">
            <text:p>11,430<text:s/></text:p>
          </table:table-cell>
          <table:table-cell office:value-type="float" office:value="165570" table:style-name="ce7">
            <text:p>165,570<text:s/></text:p>
          </table:table-cell>
          <table:table-cell office:value-type="float" office:value="57210" table:style-name="ce7">
            <text:p>57,210<text:s/></text:p>
          </table:table-cell>
          <table:table-cell office:value-type="float" office:value="20483" table:style-name="ce7">
            <text:p>20,483<text:s/></text:p>
          </table:table-cell>
          <table:table-cell office:value-type="float" office:value="17837" table:style-name="ce7">
            <text:p>17,837<text:s/></text:p>
          </table:table-cell>
          <table:table-cell office:value-type="float" office:value="31291" table:style-name="ce7">
            <text:p>31,291<text:s/></text:p>
          </table:table-cell>
          <table:table-cell office:value-type="float" office:value="31014" table:style-name="ce7">
            <text:p>31,014<text:s/></text:p>
          </table:table-cell>
          <table:table-cell office:value-type="float" office:value="27656" table:style-name="ce7">
            <text:p>27,656<text:s/></text:p>
          </table:table-cell>
          <table:table-cell office:value-type="float" office:value="21629" table:style-name="ce7">
            <text:p>21,629<text:s/></text:p>
          </table:table-cell>
          <table:table-cell office:value-type="float" office:value="9363" table:style-name="ce7">
            <text:p>9,363<text:s/></text:p>
          </table:table-cell>
          <table:table-cell office:value-type="float" office:value="24327" table:style-name="ce7">
            <text:p>24,327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5882" table:style-name="ce7">
            <text:p>5,882<text:s/></text:p>
          </table:table-cell>
          <table:table-cell office:value-type="float" office:value="18670" table:style-name="ce7">
            <text:p>18,670<text:s/></text:p>
          </table:table-cell>
          <table:table-cell office:value-type="float" office:value="7891" table:style-name="ce7">
            <text:p>7,891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2145" table:style-name="ce7">
            <text:p>2,145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8856" table:style-name="ce7">
            <text:p>8,856<text:s/></text:p>
          </table:table-cell>
          <table:table-cell office:value-type="float" office:value="12884" table:style-name="ce7">
            <text:p>12,884<text:s/></text:p>
          </table:table-cell>
          <table:table-cell office:value-type="float" office:value="37260" table:style-name="ce7">
            <text:p>37,260<text:s/></text:p>
          </table:table-cell>
          <table:table-cell office:value-type="float" office:value="7201" table:style-name="ce7">
            <text:p>7,201<text:s/></text:p>
          </table:table-cell>
          <table:table-cell office:value-type="float" office:value="12655" table:style-name="ce7">
            <text:p>12,655<text:s/></text:p>
          </table:table-cell>
          <table:table-cell office:value-type="float" office:value="7727" table:style-name="ce7">
            <text:p>7,727<text:s/></text:p>
          </table:table-cell>
          <table:table-cell office:value-type="float" office:value="20131" table:style-name="ce7">
            <text:p>20,131<text:s/></text:p>
          </table:table-cell>
          <table:table-cell office:value-type="float" office:value="17835" table:style-name="ce7">
            <text:p>17,835<text:s/></text:p>
          </table:table-cell>
          <table:table-cell office:value-type="float" office:value="29976" table:style-name="ce7">
            <text:p>29,976<text:s/></text:p>
          </table:table-cell>
          <table:table-cell office:value-type="float" office:value="59217" table:style-name="ce7">
            <text:p>59,217<text:s/></text:p>
          </table:table-cell>
          <table:table-cell office:value-type="float" office:value="32869" table:style-name="ce7">
            <text:p>32,869<text:s/></text:p>
          </table:table-cell>
          <table:table-cell office:value-type="float" office:value="25177" table:style-name="ce7">
            <text:p>25,177<text:s/></text:p>
          </table:table-cell>
          <table:table-cell office:value-type="float" office:value="30990" table:style-name="ce7">
            <text:p>30,990<text:s/></text:p>
          </table:table-cell>
          <table:table-cell office:value-type="float" office:value="87029" table:style-name="ce7">
            <text:p>87,029<text:s/></text:p>
          </table:table-cell>
          <table:table-cell office:value-type="float" office:value="18516" table:style-name="ce7">
            <text:p>18,516<text:s/></text:p>
          </table:table-cell>
          <table:table-cell office:value-type="float" office:value="36924" table:style-name="ce7">
            <text:p>36,924<text:s/></text:p>
          </table:table-cell>
          <table:table-cell office:value-type="float" office:value="35960" table:style-name="ce7">
            <text:p>35,960<text:s/></text:p>
          </table:table-cell>
          <table:table-cell office:value-type="float" office:value="29557" table:style-name="ce7">
            <text:p>29,557<text:s/></text:p>
          </table:table-cell>
          <table:table-cell office:value-type="float" office:value="66772" table:style-name="ce7">
            <text:p>66,772<text:s/></text:p>
          </table:table-cell>
          <table:table-cell office:value-type="float" office:value="17691" table:style-name="ce7">
            <text:p>17,691<text:s/></text:p>
          </table:table-cell>
          <table:table-cell office:value-type="float" office:value="15504" table:style-name="ce7">
            <text:p>15,504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26350" table:style-name="ce7">
            <text:p>26,350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31882" table:style-name="ce7">
            <text:p>31,882<text:s/></text:p>
          </table:table-cell>
          <table:table-cell office:value-type="float" office:value="14802" table:style-name="ce7">
            <text:p>14,802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14338" table:style-name="ce7">
            <text:p>14,338<text:s/></text:p>
          </table:table-cell>
          <table:table-cell office:value-type="float" office:value="22504" table:style-name="ce7">
            <text:p>22,504<text:s/></text:p>
          </table:table-cell>
          <table:table-cell office:value-type="float" office:value="19514" table:style-name="ce7">
            <text:p>19,514<text:s/>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22697" table:style-name="ce7">
            <text:p>22,697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11298" table:style-name="ce7">
            <text:p>11,298<text:s/></text:p>
          </table:table-cell>
          <table:table-cell office:value-type="float" office:value="3985" table:style-name="ce8">
            <text:p>3,985<text:s/></text:p>
          </table:table-cell>
          <table:table-cell office:value-type="float" office:value="2706" table:style-name="ce7">
            <text:p>2,706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8345" table:style-name="ce7">
            <text:p>8,345<text:s/></text:p>
          </table:table-cell>
          <table:table-cell office:value-type="float" office:value="10887" table:style-name="ce7">
            <text:p>10,887<text:s/></text:p>
          </table:table-cell>
          <table:table-cell office:value-type="float" office:value="12268" table:style-name="ce7">
            <text:p>12,268<text:s/></text:p>
          </table:table-cell>
          <table:table-cell office:value-type="float" office:value="15731" table:style-name="ce7">
            <text:p>15,731<text:s/></text:p>
          </table:table-cell>
          <table:table-cell office:value-type="float" office:value="21390" table:style-name="ce7">
            <text:p>21,390<text:s/></text:p>
          </table:table-cell>
          <table:table-cell office:value-type="float" office:value="26271" table:style-name="ce7">
            <text:p>26,271<text:s/></text:p>
          </table:table-cell>
          <table:table-cell office:value-type="float" office:value="11251" table:style-name="ce7">
            <text:p>11,251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11618" table:style-name="ce7">
            <text:p>11,618<text:s/></text:p>
          </table:table-cell>
          <table:table-cell office:value-type="float" office:value="10359" table:style-name="ce7">
            <text:p>10,359<text:s/></text:p>
          </table:table-cell>
          <table:table-cell office:value-type="float" office:value="10830" table:style-name="ce7">
            <text:p>10,830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7845" table:style-name="ce7">
            <text:p>7,8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19T00:00:00" table:style-name="ce6">
            <text:p>2023/11/19</text:p>
          </table:table-cell>
          <table:table-cell office:value-type="float" office:value="3755" table:style-name="ce7">
            <text:p>3,755<text:s/></text:p>
          </table:table-cell>
          <table:table-cell office:value-type="float" office:value="8005" table:style-name="ce7">
            <text:p>8,005<text:s/></text:p>
          </table:table-cell>
          <table:table-cell office:value-type="float" office:value="21452" table:style-name="ce7">
            <text:p>21,452<text:s/></text:p>
          </table:table-cell>
          <table:table-cell office:value-type="float" office:value="48952" table:style-name="ce7">
            <text:p>48,952<text:s/></text:p>
          </table:table-cell>
          <table:table-cell office:value-type="float" office:value="14305" table:style-name="ce7">
            <text:p>14,305<text:s/></text:p>
          </table:table-cell>
          <table:table-cell office:value-type="float" office:value="8878" table:style-name="ce7">
            <text:p>8,878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2432" table:style-name="ce7">
            <text:p>2,432<text:s/></text:p>
          </table:table-cell>
          <table:table-cell office:value-type="float" office:value="8447" table:style-name="ce7">
            <text:p>8,447<text:s/></text:p>
          </table:table-cell>
          <table:table-cell office:value-type="float" office:value="1521" table:style-name="ce7">
            <text:p>1,521<text:s/></text:p>
          </table:table-cell>
          <table:table-cell office:value-type="float" office:value="3228" table:style-name="ce7">
            <text:p>3,228<text:s/></text:p>
          </table:table-cell>
          <table:table-cell office:value-type="float" office:value="10740" table:style-name="ce7">
            <text:p>10,740<text:s/></text:p>
          </table:table-cell>
          <table:table-cell office:value-type="float" office:value="6386" table:style-name="ce7">
            <text:p>6,386<text:s/></text:p>
          </table:table-cell>
          <table:table-cell office:value-type="float" office:value="10696" table:style-name="ce7">
            <text:p>10,696<text:s/></text:p>
          </table:table-cell>
          <table:table-cell office:value-type="float" office:value="4960" table:style-name="ce7">
            <text:p>4,960<text:s/></text:p>
          </table:table-cell>
          <table:table-cell office:value-type="float" office:value="6819" table:style-name="ce7">
            <text:p>6,819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7893" table:style-name="ce7">
            <text:p>7,893<text:s/></text:p>
          </table:table-cell>
          <table:table-cell office:value-type="float" office:value="3680" table:style-name="ce7">
            <text:p>3,680<text:s/></text:p>
          </table:table-cell>
          <table:table-cell office:value-type="float" office:value="5615" table:style-name="ce7">
            <text:p>5,615<text:s/></text:p>
          </table:table-cell>
          <table:table-cell office:value-type="float" office:value="5968" table:style-name="ce7">
            <text:p>5,968<text:s/></text:p>
          </table:table-cell>
          <table:table-cell office:value-type="float" office:value="2374" table:style-name="ce7">
            <text:p>2,374<text:s/></text:p>
          </table:table-cell>
          <table:table-cell office:value-type="float" office:value="42042" table:style-name="ce7">
            <text:p>42,042<text:s/></text:p>
          </table:table-cell>
          <table:table-cell office:value-type="float" office:value="3170" table:style-name="ce7">
            <text:p>3,170<text:s/></text:p>
          </table:table-cell>
          <table:table-cell office:value-type="float" office:value="10847" table:style-name="ce7">
            <text:p>10,847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13954" table:style-name="ce8">
            <text:p>13,954<text:s/></text:p>
          </table:table-cell>
          <table:table-cell office:value-type="float" office:value="13231" table:style-name="ce7">
            <text:p>13,231<text:s/></text:p>
          </table:table-cell>
          <table:table-cell office:value-type="float" office:value="7855" table:style-name="ce7">
            <text:p>7,855<text:s/></text:p>
          </table:table-cell>
          <table:table-cell office:value-type="float" office:value="21146" table:style-name="ce7">
            <text:p>21,146<text:s/></text:p>
          </table:table-cell>
          <table:table-cell office:value-type="float" office:value="13077" table:style-name="ce7">
            <text:p>13,077<text:s/></text:p>
          </table:table-cell>
          <table:table-cell office:value-type="float" office:value="21231" table:style-name="ce7">
            <text:p>21,231<text:s/></text:p>
          </table:table-cell>
          <table:table-cell office:value-type="float" office:value="24097" table:style-name="ce7">
            <text:p>24,097<text:s/></text:p>
          </table:table-cell>
          <table:table-cell office:value-type="float" office:value="4241" table:style-name="ce7">
            <text:p>4,241<text:s/></text:p>
          </table:table-cell>
          <table:table-cell office:value-type="float" office:value="26091" table:style-name="ce7">
            <text:p>26,091<text:s/></text:p>
          </table:table-cell>
          <table:table-cell office:value-type="float" office:value="18532" table:style-name="ce7">
            <text:p>18,532<text:s/></text:p>
          </table:table-cell>
          <table:table-cell office:value-type="float" office:value="14107" table:style-name="ce8">
            <text:p>14,107<text:s/></text:p>
          </table:table-cell>
          <table:table-cell office:value-type="float" office:value="15204" table:style-name="ce7">
            <text:p>15,204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148000" table:style-name="ce7">
            <text:p>148,000<text:s/></text:p>
          </table:table-cell>
          <table:table-cell office:value-type="float" office:value="45789" table:style-name="ce7">
            <text:p>45,789<text:s/></text:p>
          </table:table-cell>
          <table:table-cell office:value-type="float" office:value="14624" table:style-name="ce7">
            <text:p>14,624<text:s/></text:p>
          </table:table-cell>
          <table:table-cell office:value-type="float" office:value="16438" table:style-name="ce7">
            <text:p>16,438<text:s/></text:p>
          </table:table-cell>
          <table:table-cell office:value-type="float" office:value="24454" table:style-name="ce7">
            <text:p>24,454<text:s/></text:p>
          </table:table-cell>
          <table:table-cell office:value-type="float" office:value="27886" table:style-name="ce7">
            <text:p>27,886<text:s/></text:p>
          </table:table-cell>
          <table:table-cell office:value-type="float" office:value="23695" table:style-name="ce7">
            <text:p>23,695<text:s/></text:p>
          </table:table-cell>
          <table:table-cell office:value-type="float" office:value="17899" table:style-name="ce7">
            <text:p>17,899<text:s/></text:p>
          </table:table-cell>
          <table:table-cell office:value-type="float" office:value="7615" table:style-name="ce7">
            <text:p>7,615<text:s/></text:p>
          </table:table-cell>
          <table:table-cell office:value-type="float" office:value="20741" table:style-name="ce7">
            <text:p>20,741<text:s/></text:p>
          </table:table-cell>
          <table:table-cell office:value-type="float" office:value="6556" table:style-name="ce7">
            <text:p>6,556<text:s/></text:p>
          </table:table-cell>
          <table:table-cell office:value-type="float" office:value="4855" table:style-name="ce7">
            <text:p>4,855<text:s/></text:p>
          </table:table-cell>
          <table:table-cell office:value-type="float" office:value="16185" table:style-name="ce7">
            <text:p>16,185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2967" table:style-name="ce7">
            <text:p>2,967<text:s/></text:p>
          </table:table-cell>
          <table:table-cell office:value-type="float" office:value="1522" table:style-name="ce7">
            <text:p>1,522<text:s/></text:p>
          </table:table-cell>
          <table:table-cell office:value-type="float" office:value="8456" table:style-name="ce7">
            <text:p>8,456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11828" table:style-name="ce7">
            <text:p>11,828<text:s/></text:p>
          </table:table-cell>
          <table:table-cell office:value-type="float" office:value="37480" table:style-name="ce7">
            <text:p>37,480<text:s/></text:p>
          </table:table-cell>
          <table:table-cell office:value-type="float" office:value="6193" table:style-name="ce7">
            <text:p>6,193<text:s/></text:p>
          </table:table-cell>
          <table:table-cell office:value-type="float" office:value="10440" table:style-name="ce7">
            <text:p>10,440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16391" table:style-name="ce7">
            <text:p>16,391<text:s/></text:p>
          </table:table-cell>
          <table:table-cell office:value-type="float" office:value="13386" table:style-name="ce7">
            <text:p>13,386<text:s/></text:p>
          </table:table-cell>
          <table:table-cell office:value-type="float" office:value="23612" table:style-name="ce7">
            <text:p>23,612<text:s/></text:p>
          </table:table-cell>
          <table:table-cell office:value-type="float" office:value="48136" table:style-name="ce7">
            <text:p>48,136<text:s/></text:p>
          </table:table-cell>
          <table:table-cell office:value-type="float" office:value="27104" table:style-name="ce7">
            <text:p>27,104<text:s/></text:p>
          </table:table-cell>
          <table:table-cell office:value-type="float" office:value="20807" table:style-name="ce7">
            <text:p>20,807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71103" table:style-name="ce7">
            <text:p>71,103<text:s/></text:p>
          </table:table-cell>
          <table:table-cell office:value-type="float" office:value="13447" table:style-name="ce7">
            <text:p>13,447<text:s/></text:p>
          </table:table-cell>
          <table:table-cell office:value-type="float" office:value="29031" table:style-name="ce7">
            <text:p>29,031<text:s/></text:p>
          </table:table-cell>
          <table:table-cell office:value-type="float" office:value="25413" table:style-name="ce7">
            <text:p>25,413<text:s/></text:p>
          </table:table-cell>
          <table:table-cell office:value-type="float" office:value="18405" table:style-name="ce7">
            <text:p>18,405<text:s/></text:p>
          </table:table-cell>
          <table:table-cell office:value-type="float" office:value="53786" table:style-name="ce7">
            <text:p>53,786<text:s/></text:p>
          </table:table-cell>
          <table:table-cell office:value-type="float" office:value="14399" table:style-name="ce7">
            <text:p>14,399<text:s/></text:p>
          </table:table-cell>
          <table:table-cell office:value-type="float" office:value="13295" table:style-name="ce7">
            <text:p>13,295<text:s/></text:p>
          </table:table-cell>
          <table:table-cell office:value-type="float" office:value="7926" table:style-name="ce7">
            <text:p>7,926<text:s/></text:p>
          </table:table-cell>
          <table:table-cell office:value-type="float" office:value="22768" table:style-name="ce7">
            <text:p>22,768<text:s/></text:p>
          </table:table-cell>
          <table:table-cell office:value-type="float" office:value="9204" table:style-name="ce7">
            <text:p>9,204<text:s/></text:p>
          </table:table-cell>
          <table:table-cell office:value-type="float" office:value="27918" table:style-name="ce7">
            <text:p>27,918<text:s/></text:p>
          </table:table-cell>
          <table:table-cell office:value-type="float" office:value="11386" table:style-name="ce7">
            <text:p>11,386<text:s/></text:p>
          </table:table-cell>
          <table:table-cell office:value-type="float" office:value="10567" table:style-name="ce7">
            <text:p>10,567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16307" table:style-name="ce7">
            <text:p>16,307<text:s/></text:p>
          </table:table-cell>
          <table:table-cell office:value-type="float" office:value="11179" table:style-name="ce7">
            <text:p>11,179<text:s/></text:p>
          </table:table-cell>
          <table:table-cell office:value-type="float" office:value="12673" table:style-name="ce7">
            <text:p>12,673<text:s/></text:p>
          </table:table-cell>
          <table:table-cell office:value-type="float" office:value="16437" table:style-name="ce7">
            <text:p>16,437<text:s/></text:p>
          </table:table-cell>
          <table:table-cell office:value-type="float" office:value="7121" table:style-name="ce7">
            <text:p>7,121<text:s/></text:p>
          </table:table-cell>
          <table:table-cell office:value-type="float" office:value="7806" table:style-name="ce7">
            <text:p>7,806<text:s/></text:p>
          </table:table-cell>
          <table:table-cell office:value-type="float" office:value="2871" table:style-name="ce8">
            <text:p>2,871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6932" table:style-name="ce7">
            <text:p>6,932<text:s/></text:p>
          </table:table-cell>
          <table:table-cell office:value-type="float" office:value="6557" table:style-name="ce7">
            <text:p>6,557<text:s/></text:p>
          </table:table-cell>
          <table:table-cell office:value-type="float" office:value="8460" table:style-name="ce7">
            <text:p>8,460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11504" table:style-name="ce7">
            <text:p>11,504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21265" table:style-name="ce7">
            <text:p>21,265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9149" table:style-name="ce7">
            <text:p>9,149<text:s/></text:p>
          </table:table-cell>
          <table:table-cell office:value-type="float" office:value="8474" table:style-name="ce7">
            <text:p>8,474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7505" table:style-name="ce7">
            <text:p>7,505<text:s/></text:p>
          </table:table-cell>
          <table:table-cell office:value-type="float" office:value="6371" table:style-name="ce7">
            <text:p>6,37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0T00:00:00" table:style-name="ce6">
            <text:p>2023/11/20</text:p>
          </table:table-cell>
          <table:table-cell office:value-type="float" office:value="5156" table:style-name="ce7">
            <text:p>5,156<text:s/></text:p>
          </table:table-cell>
          <table:table-cell office:value-type="float" office:value="13845" table:style-name="ce7">
            <text:p>13,845<text:s/></text:p>
          </table:table-cell>
          <table:table-cell office:value-type="float" office:value="44272" table:style-name="ce7">
            <text:p>44,272<text:s/></text:p>
          </table:table-cell>
          <table:table-cell office:value-type="float" office:value="54438" table:style-name="ce7">
            <text:p>54,438<text:s/></text:p>
          </table:table-cell>
          <table:table-cell office:value-type="float" office:value="26147" table:style-name="ce7">
            <text:p>26,147<text:s/></text:p>
          </table:table-cell>
          <table:table-cell office:value-type="float" office:value="14502" table:style-name="ce7">
            <text:p>14,502<text:s/></text:p>
          </table:table-cell>
          <table:table-cell office:value-type="float" office:value="11059" table:style-name="ce7">
            <text:p>11,059<text:s/></text:p>
          </table:table-cell>
          <table:table-cell office:value-type="float" office:value="4130" table:style-name="ce7">
            <text:p>4,130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12487" table:style-name="ce7">
            <text:p>12,487<text:s/></text:p>
          </table:table-cell>
          <table:table-cell office:value-type="float" office:value="2133" table:style-name="ce7">
            <text:p>2,133<text:s/></text:p>
          </table:table-cell>
          <table:table-cell office:value-type="float" office:value="4894" table:style-name="ce7">
            <text:p>4,894<text:s/></text:p>
          </table:table-cell>
          <table:table-cell office:value-type="float" office:value="6463" table:style-name="ce7">
            <text:p>6,463<text:s/></text:p>
          </table:table-cell>
          <table:table-cell office:value-type="float" office:value="9992" table:style-name="ce7">
            <text:p>9,992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16729" table:style-name="ce7">
            <text:p>16,729<text:s/></text:p>
          </table:table-cell>
          <table:table-cell office:value-type="float" office:value="18664" table:style-name="ce7">
            <text:p>18,664<text:s/></text:p>
          </table:table-cell>
          <table:table-cell office:value-type="float" office:value="6064" table:style-name="ce7">
            <text:p>6,064<text:s/></text:p>
          </table:table-cell>
          <table:table-cell office:value-type="float" office:value="9721" table:style-name="ce7">
            <text:p>9,721<text:s/></text:p>
          </table:table-cell>
          <table:table-cell office:value-type="float" office:value="3455" table:style-name="ce7">
            <text:p>3,455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9163" table:style-name="ce7">
            <text:p>9,163<text:s/></text:p>
          </table:table-cell>
          <table:table-cell office:value-type="float" office:value="6824" table:style-name="ce7">
            <text:p>6,824<text:s/></text:p>
          </table:table-cell>
          <table:table-cell office:value-type="float" office:value="44386" table:style-name="ce7">
            <text:p>44,386<text:s/></text:p>
          </table:table-cell>
          <table:table-cell office:value-type="float" office:value="3203" table:style-name="ce7">
            <text:p>3,203<text:s/></text:p>
          </table:table-cell>
          <table:table-cell office:value-type="float" office:value="11238" table:style-name="ce7">
            <text:p>11,238<text:s/></text:p>
          </table:table-cell>
          <table:table-cell office:value-type="float" office:value="12923" table:style-name="ce7">
            <text:p>12,923<text:s/></text:p>
          </table:table-cell>
          <table:table-cell office:value-type="float" office:value="16050" table:style-name="ce7">
            <text:p>16,050<text:s/></text:p>
          </table:table-cell>
          <table:table-cell office:value-type="float" office:value="20367" table:style-name="ce8">
            <text:p>20,367<text:s/></text:p>
          </table:table-cell>
          <table:table-cell office:value-type="float" office:value="16730" table:style-name="ce7">
            <text:p>16,730<text:s/></text:p>
          </table:table-cell>
          <table:table-cell office:value-type="float" office:value="9717" table:style-name="ce7">
            <text:p>9,717<text:s/></text:p>
          </table:table-cell>
          <table:table-cell office:value-type="float" office:value="24609" table:style-name="ce7">
            <text:p>24,609<text:s/></text:p>
          </table:table-cell>
          <table:table-cell office:value-type="float" office:value="15286" table:style-name="ce7">
            <text:p>15,286<text:s/></text:p>
          </table:table-cell>
          <table:table-cell office:value-type="float" office:value="31394" table:style-name="ce7">
            <text:p>31,394<text:s/></text:p>
          </table:table-cell>
          <table:table-cell office:value-type="float" office:value="26686" table:style-name="ce7">
            <text:p>26,686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35032" table:style-name="ce7">
            <text:p>35,032<text:s/></text:p>
          </table:table-cell>
          <table:table-cell office:value-type="float" office:value="25625" table:style-name="ce7">
            <text:p>25,625<text:s/></text:p>
          </table:table-cell>
          <table:table-cell office:value-type="float" office:value="21376" table:style-name="ce8">
            <text:p>21,376<text:s/></text:p>
          </table:table-cell>
          <table:table-cell office:value-type="float" office:value="19824" table:style-name="ce7">
            <text:p>19,824<text:s/></text:p>
          </table:table-cell>
          <table:table-cell office:value-type="float" office:value="25007" table:style-name="ce7">
            <text:p>25,007<text:s/></text:p>
          </table:table-cell>
          <table:table-cell office:value-type="float" office:value="132398" table:style-name="ce7">
            <text:p>132,398<text:s/></text:p>
          </table:table-cell>
          <table:table-cell office:value-type="float" office:value="41976" table:style-name="ce7">
            <text:p>41,976<text:s/></text:p>
          </table:table-cell>
          <table:table-cell office:value-type="float" office:value="22127" table:style-name="ce7">
            <text:p>22,127<text:s/></text:p>
          </table:table-cell>
          <table:table-cell office:value-type="float" office:value="23058" table:style-name="ce7">
            <text:p>23,058<text:s/></text:p>
          </table:table-cell>
          <table:table-cell office:value-type="float" office:value="25602" table:style-name="ce7">
            <text:p>25,602<text:s/></text:p>
          </table:table-cell>
          <table:table-cell office:value-type="float" office:value="28660" table:style-name="ce7">
            <text:p>28,660<text:s/></text:p>
          </table:table-cell>
          <table:table-cell office:value-type="float" office:value="27353" table:style-name="ce7">
            <text:p>27,353<text:s/></text:p>
          </table:table-cell>
          <table:table-cell office:value-type="float" office:value="22910" table:style-name="ce7">
            <text:p>22,910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31533" table:style-name="ce7">
            <text:p>31,533<text:s/></text:p>
          </table:table-cell>
          <table:table-cell office:value-type="float" office:value="7201" table:style-name="ce7">
            <text:p>7,201<text:s/></text:p>
          </table:table-cell>
          <table:table-cell office:value-type="float" office:value="8205" table:style-name="ce7">
            <text:p>8,205<text:s/></text:p>
          </table:table-cell>
          <table:table-cell office:value-type="float" office:value="19821" table:style-name="ce7">
            <text:p>19,821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3953" table:style-name="ce7">
            <text:p>3,953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14321" table:style-name="ce7">
            <text:p>14,321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14102" table:style-name="ce7">
            <text:p>14,102<text:s/></text:p>
          </table:table-cell>
          <table:table-cell office:value-type="float" office:value="33166" table:style-name="ce7">
            <text:p>33,166<text:s/></text:p>
          </table:table-cell>
          <table:table-cell office:value-type="float" office:value="9464" table:style-name="ce7">
            <text:p>9,464<text:s/></text:p>
          </table:table-cell>
          <table:table-cell office:value-type="float" office:value="13727" table:style-name="ce7">
            <text:p>13,727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23484" table:style-name="ce7">
            <text:p>23,484<text:s/></text:p>
          </table:table-cell>
          <table:table-cell office:value-type="float" office:value="24427" table:style-name="ce7">
            <text:p>24,427<text:s/></text:p>
          </table:table-cell>
          <table:table-cell office:value-type="float" office:value="26543" table:style-name="ce7">
            <text:p>26,543<text:s/></text:p>
          </table:table-cell>
          <table:table-cell office:value-type="float" office:value="43632" table:style-name="ce7">
            <text:p>43,632<text:s/></text:p>
          </table:table-cell>
          <table:table-cell office:value-type="float" office:value="38171" table:style-name="ce7">
            <text:p>38,171<text:s/></text:p>
          </table:table-cell>
          <table:table-cell office:value-type="float" office:value="27996" table:style-name="ce7">
            <text:p>27,996<text:s/></text:p>
          </table:table-cell>
          <table:table-cell office:value-type="float" office:value="27237" table:style-name="ce7">
            <text:p>27,237<text:s/></text:p>
          </table:table-cell>
          <table:table-cell office:value-type="float" office:value="61726" table:style-name="ce7">
            <text:p>61,726<text:s/></text:p>
          </table:table-cell>
          <table:table-cell office:value-type="float" office:value="24465" table:style-name="ce7">
            <text:p>24,465<text:s/></text:p>
          </table:table-cell>
          <table:table-cell office:value-type="float" office:value="33148" table:style-name="ce7">
            <text:p>33,148<text:s/></text:p>
          </table:table-cell>
          <table:table-cell office:value-type="float" office:value="32371" table:style-name="ce7">
            <text:p>32,371<text:s/></text:p>
          </table:table-cell>
          <table:table-cell office:value-type="float" office:value="20379" table:style-name="ce7">
            <text:p>20,379<text:s/></text:p>
          </table:table-cell>
          <table:table-cell office:value-type="float" office:value="62392" table:style-name="ce7">
            <text:p>62,392<text:s/></text:p>
          </table:table-cell>
          <table:table-cell office:value-type="float" office:value="20204" table:style-name="ce7">
            <text:p>20,204<text:s/></text:p>
          </table:table-cell>
          <table:table-cell office:value-type="float" office:value="16423" table:style-name="ce7">
            <text:p>16,423<text:s/></text:p>
          </table:table-cell>
          <table:table-cell office:value-type="float" office:value="14363" table:style-name="ce7">
            <text:p>14,363<text:s/></text:p>
          </table:table-cell>
          <table:table-cell office:value-type="float" office:value="24939" table:style-name="ce7">
            <text:p>24,939<text:s/></text:p>
          </table:table-cell>
          <table:table-cell office:value-type="float" office:value="13287" table:style-name="ce7">
            <text:p>13,287<text:s/></text:p>
          </table:table-cell>
          <table:table-cell office:value-type="float" office:value="29388" table:style-name="ce7">
            <text:p>29,388<text:s/></text:p>
          </table:table-cell>
          <table:table-cell office:value-type="float" office:value="19093" table:style-name="ce7">
            <text:p>19,093<text:s/></text:p>
          </table:table-cell>
          <table:table-cell office:value-type="float" office:value="7985" table:style-name="ce7">
            <text:p>7,985<text:s/></text:p>
          </table:table-cell>
          <table:table-cell office:value-type="float" office:value="15284" table:style-name="ce7">
            <text:p>15,284<text:s/></text:p>
          </table:table-cell>
          <table:table-cell office:value-type="float" office:value="39570" table:style-name="ce7">
            <text:p>39,570<text:s/></text:p>
          </table:table-cell>
          <table:table-cell office:value-type="float" office:value="22083" table:style-name="ce7">
            <text:p>22,083<text:s/></text:p>
          </table:table-cell>
          <table:table-cell office:value-type="float" office:value="24917" table:style-name="ce7">
            <text:p>24,917<text:s/></text:p>
          </table:table-cell>
          <table:table-cell office:value-type="float" office:value="25332" table:style-name="ce7">
            <text:p>25,332<text:s/></text:p>
          </table:table-cell>
          <table:table-cell office:value-type="float" office:value="14457" table:style-name="ce7">
            <text:p>14,457<text:s/></text:p>
          </table:table-cell>
          <table:table-cell office:value-type="float" office:value="11556" table:style-name="ce7">
            <text:p>11,556<text:s/></text:p>
          </table:table-cell>
          <table:table-cell office:value-type="float" office:value="4801" table:style-name="ce8">
            <text:p>4,801<text:s/></text:p>
          </table:table-cell>
          <table:table-cell office:value-type="float" office:value="5154" table:style-name="ce7">
            <text:p>5,154<text:s/></text:p>
          </table:table-cell>
          <table:table-cell office:value-type="float" office:value="8001" table:style-name="ce7">
            <text:p>8,001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2358" table:style-name="ce7">
            <text:p>12,358<text:s/></text:p>
          </table:table-cell>
          <table:table-cell office:value-type="float" office:value="17284" table:style-name="ce7">
            <text:p>17,284<text:s/></text:p>
          </table:table-cell>
          <table:table-cell office:value-type="float" office:value="28833" table:style-name="ce7">
            <text:p>28,833<text:s/></text:p>
          </table:table-cell>
          <table:table-cell office:value-type="float" office:value="24796" table:style-name="ce7">
            <text:p>24,796<text:s/></text:p>
          </table:table-cell>
          <table:table-cell office:value-type="float" office:value="14053" table:style-name="ce7">
            <text:p>14,053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13012" table:style-name="ce7">
            <text:p>13,012<text:s/></text:p>
          </table:table-cell>
          <table:table-cell office:value-type="float" office:value="12621" table:style-name="ce7">
            <text:p>12,621<text:s/></text:p>
          </table:table-cell>
          <table:table-cell office:value-type="float" office:value="12141" table:style-name="ce7">
            <text:p>12,141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9203" table:style-name="ce7">
            <text:p>9,2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1T00:00:00" table:style-name="ce6">
            <text:p>2023/11/21</text:p>
          </table:table-cell>
          <table:table-cell office:value-type="float" office:value="4961" table:style-name="ce7">
            <text:p>4,961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46304" table:style-name="ce7">
            <text:p>46,304<text:s/></text:p>
          </table:table-cell>
          <table:table-cell office:value-type="float" office:value="40830" table:style-name="ce7">
            <text:p>40,830<text:s/></text:p>
          </table:table-cell>
          <table:table-cell office:value-type="float" office:value="26912" table:style-name="ce7">
            <text:p>26,912<text:s/></text:p>
          </table:table-cell>
          <table:table-cell office:value-type="float" office:value="14946" table:style-name="ce7">
            <text:p>14,946<text:s/></text:p>
          </table:table-cell>
          <table:table-cell office:value-type="float" office:value="11268" table:style-name="ce7">
            <text:p>11,268<text:s/></text:p>
          </table:table-cell>
          <table:table-cell office:value-type="float" office:value="4089" table:style-name="ce7">
            <text:p>4,089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13416" table:style-name="ce7">
            <text:p>13,416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7176" table:style-name="ce7">
            <text:p>7,176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11147" table:style-name="ce7">
            <text:p>11,147<text:s/></text:p>
          </table:table-cell>
          <table:table-cell office:value-type="float" office:value="17138" table:style-name="ce7">
            <text:p>17,138<text:s/></text:p>
          </table:table-cell>
          <table:table-cell office:value-type="float" office:value="19471" table:style-name="ce7">
            <text:p>19,471<text:s/></text:p>
          </table:table-cell>
          <table:table-cell office:value-type="float" office:value="6045" table:style-name="ce7">
            <text:p>6,045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9177" table:style-name="ce7">
            <text:p>9,177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27847" table:style-name="ce7">
            <text:p>27,847<text:s/></text:p>
          </table:table-cell>
          <table:table-cell office:value-type="float" office:value="3273" table:style-name="ce7">
            <text:p>3,273<text:s/></text:p>
          </table:table-cell>
          <table:table-cell office:value-type="float" office:value="11430" table:style-name="ce7">
            <text:p>11,430<text:s/></text:p>
          </table:table-cell>
          <table:table-cell office:value-type="float" office:value="13120" table:style-name="ce7">
            <text:p>13,120<text:s/></text:p>
          </table:table-cell>
          <table:table-cell office:value-type="float" office:value="16245" table:style-name="ce7">
            <text:p>16,245<text:s/></text:p>
          </table:table-cell>
          <table:table-cell office:value-type="float" office:value="20681" table:style-name="ce8">
            <text:p>20,681<text:s/></text:p>
          </table:table-cell>
          <table:table-cell office:value-type="float" office:value="17226" table:style-name="ce7">
            <text:p>17,226<text:s/></text:p>
          </table:table-cell>
          <table:table-cell office:value-type="float" office:value="10034" table:style-name="ce7">
            <text:p>10,034<text:s/></text:p>
          </table:table-cell>
          <table:table-cell office:value-type="float" office:value="27123" table:style-name="ce7">
            <text:p>27,123<text:s/></text:p>
          </table:table-cell>
          <table:table-cell office:value-type="float" office:value="16262" table:style-name="ce7">
            <text:p>16,262<text:s/></text:p>
          </table:table-cell>
          <table:table-cell office:value-type="float" office:value="32775" table:style-name="ce7">
            <text:p>32,775<text:s/></text:p>
          </table:table-cell>
          <table:table-cell office:value-type="float" office:value="29481" table:style-name="ce7">
            <text:p>29,481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35261" table:style-name="ce7">
            <text:p>35,261<text:s/></text:p>
          </table:table-cell>
          <table:table-cell office:value-type="float" office:value="26722" table:style-name="ce7">
            <text:p>26,722<text:s/></text:p>
          </table:table-cell>
          <table:table-cell office:value-type="float" office:value="22005" table:style-name="ce8">
            <text:p>22,005<text:s/></text:p>
          </table:table-cell>
          <table:table-cell office:value-type="float" office:value="19980" table:style-name="ce7">
            <text:p>19,980<text:s/></text:p>
          </table:table-cell>
          <table:table-cell office:value-type="float" office:value="26309" table:style-name="ce7">
            <text:p>26,309<text:s/></text:p>
          </table:table-cell>
          <table:table-cell office:value-type="float" office:value="129167" table:style-name="ce7">
            <text:p>129,167<text:s/></text:p>
          </table:table-cell>
          <table:table-cell office:value-type="float" office:value="43725" table:style-name="ce7">
            <text:p>43,725<text:s/></text:p>
          </table:table-cell>
          <table:table-cell office:value-type="float" office:value="22709" table:style-name="ce7">
            <text:p>22,709<text:s/></text:p>
          </table:table-cell>
          <table:table-cell office:value-type="float" office:value="24231" table:style-name="ce7">
            <text:p>24,231<text:s/></text:p>
          </table:table-cell>
          <table:table-cell office:value-type="float" office:value="26915" table:style-name="ce7">
            <text:p>26,915<text:s/></text:p>
          </table:table-cell>
          <table:table-cell office:value-type="float" office:value="29740" table:style-name="ce7">
            <text:p>29,740<text:s/></text:p>
          </table:table-cell>
          <table:table-cell office:value-type="float" office:value="29399" table:style-name="ce7">
            <text:p>29,399<text:s/></text:p>
          </table:table-cell>
          <table:table-cell office:value-type="float" office:value="23660" table:style-name="ce7">
            <text:p>23,660<text:s/></text:p>
          </table:table-cell>
          <table:table-cell office:value-type="float" office:value="13400" table:style-name="ce7">
            <text:p>13,400<text:s/></text:p>
          </table:table-cell>
          <table:table-cell office:value-type="float" office:value="31657" table:style-name="ce7">
            <text:p>31,657<text:s/></text:p>
          </table:table-cell>
          <table:table-cell office:value-type="float" office:value="7374" table:style-name="ce7">
            <text:p>7,374<text:s/></text:p>
          </table:table-cell>
          <table:table-cell office:value-type="float" office:value="8329" table:style-name="ce7">
            <text:p>8,329<text:s/></text:p>
          </table:table-cell>
          <table:table-cell office:value-type="float" office:value="20298" table:style-name="ce7">
            <text:p>20,298<text:s/></text:p>
          </table:table-cell>
          <table:table-cell office:value-type="float" office:value="6201" table:style-name="ce7">
            <text:p>6,201<text:s/></text:p>
          </table:table-cell>
          <table:table-cell office:value-type="float" office:value="3974" table:style-name="ce7">
            <text:p>3,974<text:s/></text:p>
          </table:table-cell>
          <table:table-cell office:value-type="float" office:value="3574" table:style-name="ce7">
            <text:p>3,574<text:s/></text:p>
          </table:table-cell>
          <table:table-cell office:value-type="float" office:value="14493" table:style-name="ce7">
            <text:p>14,493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13925" table:style-name="ce7">
            <text:p>13,925<text:s/></text:p>
          </table:table-cell>
          <table:table-cell office:value-type="float" office:value="32501" table:style-name="ce7">
            <text:p>32,501<text:s/></text:p>
          </table:table-cell>
          <table:table-cell office:value-type="float" office:value="9550" table:style-name="ce7">
            <text:p>9,550<text:s/></text:p>
          </table:table-cell>
          <table:table-cell office:value-type="float" office:value="13926" table:style-name="ce7">
            <text:p>13,926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23850" table:style-name="ce7">
            <text:p>23,850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27445" table:style-name="ce7">
            <text:p>27,445<text:s/></text:p>
          </table:table-cell>
          <table:table-cell office:value-type="float" office:value="42600" table:style-name="ce7">
            <text:p>42,600<text:s/></text:p>
          </table:table-cell>
          <table:table-cell office:value-type="float" office:value="39260" table:style-name="ce7">
            <text:p>39,260<text:s/></text:p>
          </table:table-cell>
          <table:table-cell office:value-type="float" office:value="28465" table:style-name="ce7">
            <text:p>28,465<text:s/></text:p>
          </table:table-cell>
          <table:table-cell office:value-type="float" office:value="27389" table:style-name="ce7">
            <text:p>27,389<text:s/></text:p>
          </table:table-cell>
          <table:table-cell office:value-type="float" office:value="60549" table:style-name="ce7">
            <text:p>60,549<text:s/></text:p>
          </table:table-cell>
          <table:table-cell office:value-type="float" office:value="25818" table:style-name="ce7">
            <text:p>25,818<text:s/></text:p>
          </table:table-cell>
          <table:table-cell office:value-type="float" office:value="32922" table:style-name="ce7">
            <text:p>32,922<text:s/></text:p>
          </table:table-cell>
          <table:table-cell office:value-type="float" office:value="33248" table:style-name="ce7">
            <text:p>33,248<text:s/></text:p>
          </table:table-cell>
          <table:table-cell office:value-type="float" office:value="21167" table:style-name="ce7">
            <text:p>21,167<text:s/></text:p>
          </table:table-cell>
          <table:table-cell office:value-type="float" office:value="62332" table:style-name="ce7">
            <text:p>62,332<text:s/></text:p>
          </table:table-cell>
          <table:table-cell office:value-type="float" office:value="21067" table:style-name="ce7">
            <text:p>21,067<text:s/></text:p>
          </table:table-cell>
          <table:table-cell office:value-type="float" office:value="16496" table:style-name="ce7">
            <text:p>16,496<text:s/></text:p>
          </table:table-cell>
          <table:table-cell office:value-type="float" office:value="14363" table:style-name="ce7">
            <text:p>14,363<text:s/></text:p>
          </table:table-cell>
          <table:table-cell office:value-type="float" office:value="21873" table:style-name="ce7">
            <text:p>21,873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30715" table:style-name="ce7">
            <text:p>30,715<text:s/></text:p>
          </table:table-cell>
          <table:table-cell office:value-type="float" office:value="19652" table:style-name="ce7">
            <text:p>19,652<text:s/></text:p>
          </table:table-cell>
          <table:table-cell office:value-type="float" office:value="8245" table:style-name="ce7">
            <text:p>8,245<text:s/></text:p>
          </table:table-cell>
          <table:table-cell office:value-type="float" office:value="15757" table:style-name="ce7">
            <text:p>15,757<text:s/></text:p>
          </table:table-cell>
          <table:table-cell office:value-type="float" office:value="40993" table:style-name="ce7">
            <text:p>40,993<text:s/></text:p>
          </table:table-cell>
          <table:table-cell office:value-type="float" office:value="26546" table:style-name="ce7">
            <text:p>26,546<text:s/></text:p>
          </table:table-cell>
          <table:table-cell office:value-type="float" office:value="25772" table:style-name="ce7">
            <text:p>25,772<text:s/></text:p>
          </table:table-cell>
          <table:table-cell office:value-type="float" office:value="26302" table:style-name="ce7">
            <text:p>26,302<text:s/></text:p>
          </table:table-cell>
          <table:table-cell office:value-type="float" office:value="14567" table:style-name="ce7">
            <text:p>14,567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4885" table:style-name="ce8">
            <text:p>4,885<text:s/>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8190" table:style-name="ce7">
            <text:p>8,190<text:s/></text:p>
          </table:table-cell>
          <table:table-cell office:value-type="float" office:value="11018" table:style-name="ce7">
            <text:p>11,018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12670" table:style-name="ce7">
            <text:p>12,670<text:s/></text:p>
          </table:table-cell>
          <table:table-cell office:value-type="float" office:value="17899" table:style-name="ce7">
            <text:p>17,899<text:s/></text:p>
          </table:table-cell>
          <table:table-cell office:value-type="float" office:value="29924" table:style-name="ce7">
            <text:p>29,924<text:s/></text:p>
          </table:table-cell>
          <table:table-cell office:value-type="float" office:value="25780" table:style-name="ce7">
            <text:p>25,780<text:s/></text:p>
          </table:table-cell>
          <table:table-cell office:value-type="float" office:value="14431" table:style-name="ce7">
            <text:p>14,431<text:s/></text:p>
          </table:table-cell>
          <table:table-cell office:value-type="float" office:value="12860" table:style-name="ce7">
            <text:p>12,860<text:s/></text:p>
          </table:table-cell>
          <table:table-cell office:value-type="float" office:value="13073" table:style-name="ce7">
            <text:p>13,073<text:s/></text:p>
          </table:table-cell>
          <table:table-cell office:value-type="float" office:value="12817" table:style-name="ce7">
            <text:p>12,817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11792" table:style-name="ce7">
            <text:p>11,792<text:s/></text:p>
          </table:table-cell>
          <table:table-cell office:value-type="float" office:value="9578" table:style-name="ce7">
            <text:p>9,57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2T00:00:00" table:style-name="ce6">
            <text:p>2023/11/22</text:p>
          </table:table-cell>
          <table:table-cell office:value-type="float" office:value="4912" table:style-name="ce7">
            <text:p>4,912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46171" table:style-name="ce7">
            <text:p>46,171<text:s/></text:p>
          </table:table-cell>
          <table:table-cell office:value-type="float" office:value="41141" table:style-name="ce7">
            <text:p>41,141<text:s/></text:p>
          </table:table-cell>
          <table:table-cell office:value-type="float" office:value="27089" table:style-name="ce7">
            <text:p>27,089<text:s/></text:p>
          </table:table-cell>
          <table:table-cell office:value-type="float" office:value="14727" table:style-name="ce7">
            <text:p>14,727<text:s/></text:p>
          </table:table-cell>
          <table:table-cell office:value-type="float" office:value="11423" table:style-name="ce7">
            <text:p>11,423<text:s/></text:p>
          </table:table-cell>
          <table:table-cell office:value-type="float" office:value="4044" table:style-name="ce7">
            <text:p>4,044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13518" table:style-name="ce7">
            <text:p>13,518<text:s/></text:p>
          </table:table-cell>
          <table:table-cell office:value-type="float" office:value="2209" table:style-name="ce7">
            <text:p>2,209<text:s/></text:p>
          </table:table-cell>
          <table:table-cell office:value-type="float" office:value="4750" table:style-name="ce7">
            <text:p>4,750<text:s/></text:p>
          </table:table-cell>
          <table:table-cell office:value-type="float" office:value="7097" table:style-name="ce7">
            <text:p>7,097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11566" table:style-name="ce7">
            <text:p>11,566<text:s/></text:p>
          </table:table-cell>
          <table:table-cell office:value-type="float" office:value="17245" table:style-name="ce7">
            <text:p>17,245<text:s/></text:p>
          </table:table-cell>
          <table:table-cell office:value-type="float" office:value="19517" table:style-name="ce7">
            <text:p>19,517<text:s/></text:p>
          </table:table-cell>
          <table:table-cell office:value-type="float" office:value="6017" table:style-name="ce7">
            <text:p>6,017<text:s/></text:p>
          </table:table-cell>
          <table:table-cell office:value-type="float" office:value="10072" table:style-name="ce7">
            <text:p>10,072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6966" table:style-name="ce7">
            <text:p>6,966<text:s/></text:p>
          </table:table-cell>
          <table:table-cell office:value-type="float" office:value="28299" table:style-name="ce7">
            <text:p>28,299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13075" table:style-name="ce7">
            <text:p>13,075<text:s/></text:p>
          </table:table-cell>
          <table:table-cell office:value-type="float" office:value="16615" table:style-name="ce7">
            <text:p>16,615<text:s/></text:p>
          </table:table-cell>
          <table:table-cell office:value-type="float" office:value="21061" table:style-name="ce8">
            <text:p>21,061<text:s/></text:p>
          </table:table-cell>
          <table:table-cell office:value-type="float" office:value="17382" table:style-name="ce7">
            <text:p>17,382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27170" table:style-name="ce7">
            <text:p>27,170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33185" table:style-name="ce7">
            <text:p>33,185<text:s/></text:p>
          </table:table-cell>
          <table:table-cell office:value-type="float" office:value="29380" table:style-name="ce7">
            <text:p>29,380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35681" table:style-name="ce7">
            <text:p>35,681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22046" table:style-name="ce8">
            <text:p>22,046<text:s/></text:p>
          </table:table-cell>
          <table:table-cell office:value-type="float" office:value="20385" table:style-name="ce7">
            <text:p>20,385<text:s/></text:p>
          </table:table-cell>
          <table:table-cell office:value-type="float" office:value="25601" table:style-name="ce7">
            <text:p>25,601<text:s/></text:p>
          </table:table-cell>
          <table:table-cell office:value-type="float" office:value="131434" table:style-name="ce7">
            <text:p>131,434<text:s/></text:p>
          </table:table-cell>
          <table:table-cell office:value-type="float" office:value="45370" table:style-name="ce7">
            <text:p>45,370<text:s/></text:p>
          </table:table-cell>
          <table:table-cell office:value-type="float" office:value="23401" table:style-name="ce7">
            <text:p>23,401<text:s/></text:p>
          </table:table-cell>
          <table:table-cell office:value-type="float" office:value="24150" table:style-name="ce7">
            <text:p>24,150<text:s/></text:p>
          </table:table-cell>
          <table:table-cell office:value-type="float" office:value="26910" table:style-name="ce7">
            <text:p>26,910<text:s/></text:p>
          </table:table-cell>
          <table:table-cell office:value-type="float" office:value="30247" table:style-name="ce7">
            <text:p>30,247<text:s/></text:p>
          </table:table-cell>
          <table:table-cell office:value-type="float" office:value="29595" table:style-name="ce7">
            <text:p>29,595<text:s/></text:p>
          </table:table-cell>
          <table:table-cell office:value-type="float" office:value="23686" table:style-name="ce7">
            <text:p>23,686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32350" table:style-name="ce7">
            <text:p>32,350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8361" table:style-name="ce7">
            <text:p>8,361<text:s/></text:p>
          </table:table-cell>
          <table:table-cell office:value-type="float" office:value="20710" table:style-name="ce7">
            <text:p>20,710<text:s/></text:p>
          </table:table-cell>
          <table:table-cell office:value-type="float" office:value="6091" table:style-name="ce7">
            <text:p>6,091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14792" table:style-name="ce7">
            <text:p>14,792<text:s/></text:p>
          </table:table-cell>
          <table:table-cell office:value-type="float" office:value="10034" table:style-name="ce7">
            <text:p>10,034<text:s/></text:p>
          </table:table-cell>
          <table:table-cell office:value-type="float" office:value="14278" table:style-name="ce7">
            <text:p>14,278<text:s/></text:p>
          </table:table-cell>
          <table:table-cell office:value-type="float" office:value="32796" table:style-name="ce7">
            <text:p>32,796<text:s/></text:p>
          </table:table-cell>
          <table:table-cell office:value-type="float" office:value="9673" table:style-name="ce7">
            <text:p>9,673<text:s/></text:p>
          </table:table-cell>
          <table:table-cell office:value-type="float" office:value="13940" table:style-name="ce7">
            <text:p>13,940<text:s/></text:p>
          </table:table-cell>
          <table:table-cell office:value-type="float" office:value="8713" table:style-name="ce7">
            <text:p>8,713<text:s/></text:p>
          </table:table-cell>
          <table:table-cell office:value-type="float" office:value="23936" table:style-name="ce7">
            <text:p>23,936<text:s/></text:p>
          </table:table-cell>
          <table:table-cell office:value-type="float" office:value="25260" table:style-name="ce7">
            <text:p>25,260<text:s/></text:p>
          </table:table-cell>
          <table:table-cell office:value-type="float" office:value="27474" table:style-name="ce7">
            <text:p>27,474<text:s/></text:p>
          </table:table-cell>
          <table:table-cell office:value-type="float" office:value="43248" table:style-name="ce7">
            <text:p>43,248<text:s/></text:p>
          </table:table-cell>
          <table:table-cell office:value-type="float" office:value="39470" table:style-name="ce7">
            <text:p>39,470<text:s/></text:p>
          </table:table-cell>
          <table:table-cell office:value-type="float" office:value="28651" table:style-name="ce7">
            <text:p>28,651<text:s/></text:p>
          </table:table-cell>
          <table:table-cell office:value-type="float" office:value="27833" table:style-name="ce7">
            <text:p>27,833<text:s/></text:p>
          </table:table-cell>
          <table:table-cell office:value-type="float" office:value="62362" table:style-name="ce7">
            <text:p>62,362<text:s/></text:p>
          </table:table-cell>
          <table:table-cell office:value-type="float" office:value="26625" table:style-name="ce7">
            <text:p>26,625<text:s/></text:p>
          </table:table-cell>
          <table:table-cell office:value-type="float" office:value="34375" table:style-name="ce7">
            <text:p>34,375<text:s/></text:p>
          </table:table-cell>
          <table:table-cell office:value-type="float" office:value="33614" table:style-name="ce7">
            <text:p>33,614<text:s/></text:p>
          </table:table-cell>
          <table:table-cell office:value-type="float" office:value="21140" table:style-name="ce7">
            <text:p>21,140<text:s/></text:p>
          </table:table-cell>
          <table:table-cell office:value-type="float" office:value="63180" table:style-name="ce7">
            <text:p>63,180<text:s/></text:p>
          </table:table-cell>
          <table:table-cell office:value-type="float" office:value="21310" table:style-name="ce7">
            <text:p>21,310<text:s/></text:p>
          </table:table-cell>
          <table:table-cell office:value-type="float" office:value="16340" table:style-name="ce7">
            <text:p>16,340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21927" table:style-name="ce7">
            <text:p>21,927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30739" table:style-name="ce7">
            <text:p>30,739<text:s/></text:p>
          </table:table-cell>
          <table:table-cell office:value-type="float" office:value="20543" table:style-name="ce7">
            <text:p>20,543<text:s/></text:p>
          </table:table-cell>
          <table:table-cell office:value-type="float" office:value="8443" table:style-name="ce7">
            <text:p>8,443<text:s/></text:p>
          </table:table-cell>
          <table:table-cell office:value-type="float" office:value="15630" table:style-name="ce7">
            <text:p>15,630<text:s/></text:p>
          </table:table-cell>
          <table:table-cell office:value-type="float" office:value="41075" table:style-name="ce7">
            <text:p>41,075<text:s/></text:p>
          </table:table-cell>
          <table:table-cell office:value-type="float" office:value="23337" table:style-name="ce7">
            <text:p>23,337<text:s/></text:p>
          </table:table-cell>
          <table:table-cell office:value-type="float" office:value="26244" table:style-name="ce7">
            <text:p>26,244<text:s/></text:p>
          </table:table-cell>
          <table:table-cell office:value-type="float" office:value="26422" table:style-name="ce7">
            <text:p>26,422<text:s/></text:p>
          </table:table-cell>
          <table:table-cell office:value-type="float" office:value="14749" table:style-name="ce7">
            <text:p>14,749<text:s/></text:p>
          </table:table-cell>
          <table:table-cell office:value-type="float" office:value="11639" table:style-name="ce7">
            <text:p>11,639<text:s/></text:p>
          </table:table-cell>
          <table:table-cell office:value-type="float" office:value="4873" table:style-name="ce8">
            <text:p>4,873<text:s/></text:p>
          </table:table-cell>
          <table:table-cell office:value-type="float" office:value="5328" table:style-name="ce7">
            <text:p>5,328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10953" table:style-name="ce7">
            <text:p>10,953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12809" table:style-name="ce7">
            <text:p>12,809<text:s/></text:p>
          </table:table-cell>
          <table:table-cell office:value-type="float" office:value="18000" table:style-name="ce7">
            <text:p>18,000<text:s/></text:p>
          </table:table-cell>
          <table:table-cell office:value-type="float" office:value="30090" table:style-name="ce7">
            <text:p>30,090<text:s/></text:p>
          </table:table-cell>
          <table:table-cell office:value-type="float" office:value="25850" table:style-name="ce7">
            <text:p>25,850<text:s/></text:p>
          </table:table-cell>
          <table:table-cell office:value-type="float" office:value="14362" table:style-name="ce7">
            <text:p>14,362<text:s/></text:p>
          </table:table-cell>
          <table:table-cell office:value-type="float" office:value="12791" table:style-name="ce7">
            <text:p>12,791<text:s/></text:p>
          </table:table-cell>
          <table:table-cell office:value-type="float" office:value="13222" table:style-name="ce7">
            <text:p>13,222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12490" table:style-name="ce7">
            <text:p>12,490<text:s/></text:p>
          </table:table-cell>
          <table:table-cell office:value-type="float" office:value="11936" table:style-name="ce7">
            <text:p>11,936<text:s/></text:p>
          </table:table-cell>
          <table:table-cell office:value-type="float" office:value="9512" table:style-name="ce7">
            <text:p>9,51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3T00:00:00" table:style-name="ce6">
            <text:p>2023/11/23</text:p>
          </table:table-cell>
          <table:table-cell office:value-type="float" office:value="5118" table:style-name="ce7">
            <text:p>5,118<text:s/></text:p>
          </table:table-cell>
          <table:table-cell office:value-type="float" office:value="14430" table:style-name="ce7">
            <text:p>14,430<text:s/></text:p>
          </table:table-cell>
          <table:table-cell office:value-type="float" office:value="47210" table:style-name="ce7">
            <text:p>47,210<text:s/></text:p>
          </table:table-cell>
          <table:table-cell office:value-type="float" office:value="41909" table:style-name="ce7">
            <text:p>41,909<text:s/></text:p>
          </table:table-cell>
          <table:table-cell office:value-type="float" office:value="27396" table:style-name="ce7">
            <text:p>27,396<text:s/></text:p>
          </table:table-cell>
          <table:table-cell office:value-type="float" office:value="14891" table:style-name="ce7">
            <text:p>14,891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2220" table:style-name="ce7">
            <text:p>2,220<text:s/></text:p>
          </table:table-cell>
          <table:table-cell office:value-type="float" office:value="4801" table:style-name="ce7">
            <text:p>4,801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17168" table:style-name="ce7">
            <text:p>17,168<text:s/></text:p>
          </table:table-cell>
          <table:table-cell office:value-type="float" office:value="19308" table:style-name="ce7">
            <text:p>19,308<text:s/></text:p>
          </table:table-cell>
          <table:table-cell office:value-type="float" office:value="6114" table:style-name="ce7">
            <text:p>6,114<text:s/></text:p>
          </table:table-cell>
          <table:table-cell office:value-type="float" office:value="10029" table:style-name="ce7">
            <text:p>10,029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9133" table:style-name="ce7">
            <text:p>9,133<text:s/></text:p>
          </table:table-cell>
          <table:table-cell office:value-type="float" office:value="8949" table:style-name="ce7">
            <text:p>8,949<text:s/></text:p>
          </table:table-cell>
          <table:table-cell office:value-type="float" office:value="6800" table:style-name="ce7">
            <text:p>6,800<text:s/></text:p>
          </table:table-cell>
          <table:table-cell office:value-type="float" office:value="28398" table:style-name="ce7">
            <text:p>28,398<text:s/></text:p>
          </table:table-cell>
          <table:table-cell office:value-type="float" office:value="3552" table:style-name="ce7">
            <text:p>3,552<text:s/></text:p>
          </table:table-cell>
          <table:table-cell office:value-type="float" office:value="11411" table:style-name="ce7">
            <text:p>11,411<text:s/></text:p>
          </table:table-cell>
          <table:table-cell office:value-type="float" office:value="13178" table:style-name="ce7">
            <text:p>13,178<text:s/></text:p>
          </table:table-cell>
          <table:table-cell office:value-type="float" office:value="16629" table:style-name="ce7">
            <text:p>16,629<text:s/></text:p>
          </table:table-cell>
          <table:table-cell office:value-type="float" office:value="20979" table:style-name="ce8">
            <text:p>20,979<text:s/></text:p>
          </table:table-cell>
          <table:table-cell office:value-type="float" office:value="17015" table:style-name="ce7">
            <text:p>17,015<text:s/></text:p>
          </table:table-cell>
          <table:table-cell office:value-type="float" office:value="10074" table:style-name="ce7">
            <text:p>10,074<text:s/></text:p>
          </table:table-cell>
          <table:table-cell office:value-type="float" office:value="27179" table:style-name="ce7">
            <text:p>27,179<text:s/></text:p>
          </table:table-cell>
          <table:table-cell office:value-type="float" office:value="16661" table:style-name="ce7">
            <text:p>16,661<text:s/></text:p>
          </table:table-cell>
          <table:table-cell office:value-type="float" office:value="33147" table:style-name="ce7">
            <text:p>33,147<text:s/></text:p>
          </table:table-cell>
          <table:table-cell office:value-type="float" office:value="29602" table:style-name="ce7">
            <text:p>29,602<text:s/></text:p>
          </table:table-cell>
          <table:table-cell office:value-type="float" office:value="12150" table:style-name="ce7">
            <text:p>12,150<text:s/></text:p>
          </table:table-cell>
          <table:table-cell office:value-type="float" office:value="36022" table:style-name="ce7">
            <text:p>36,022<text:s/></text:p>
          </table:table-cell>
          <table:table-cell office:value-type="float" office:value="26409" table:style-name="ce7">
            <text:p>26,409<text:s/></text:p>
          </table:table-cell>
          <table:table-cell office:value-type="float" office:value="21939" table:style-name="ce8">
            <text:p>21,939<text:s/></text:p>
          </table:table-cell>
          <table:table-cell office:value-type="float" office:value="20131" table:style-name="ce7">
            <text:p>20,131<text:s/></text:p>
          </table:table-cell>
          <table:table-cell office:value-type="float" office:value="25255" table:style-name="ce7">
            <text:p>25,255<text:s/></text:p>
          </table:table-cell>
          <table:table-cell office:value-type="float" office:value="138474" table:style-name="ce7">
            <text:p>138,474<text:s/></text:p>
          </table:table-cell>
          <table:table-cell office:value-type="float" office:value="47250" table:style-name="ce7">
            <text:p>47,250<text:s/></text:p>
          </table:table-cell>
          <table:table-cell office:value-type="float" office:value="23486" table:style-name="ce7">
            <text:p>23,486<text:s/></text:p>
          </table:table-cell>
          <table:table-cell office:value-type="float" office:value="24924" table:style-name="ce7">
            <text:p>24,924<text:s/></text:p>
          </table:table-cell>
          <table:table-cell office:value-type="float" office:value="28523" table:style-name="ce7">
            <text:p>28,523<text:s/></text:p>
          </table:table-cell>
          <table:table-cell office:value-type="float" office:value="31117" table:style-name="ce7">
            <text:p>31,117<text:s/></text:p>
          </table:table-cell>
          <table:table-cell office:value-type="float" office:value="30566" table:style-name="ce7">
            <text:p>30,566<text:s/></text:p>
          </table:table-cell>
          <table:table-cell office:value-type="float" office:value="24014" table:style-name="ce7">
            <text:p>24,014<text:s/></text:p>
          </table:table-cell>
          <table:table-cell office:value-type="float" office:value="13352" table:style-name="ce7">
            <text:p>13,352<text:s/></text:p>
          </table:table-cell>
          <table:table-cell office:value-type="float" office:value="31968" table:style-name="ce7">
            <text:p>31,968<text:s/></text:p>
          </table:table-cell>
          <table:table-cell office:value-type="float" office:value="7400" table:style-name="ce7">
            <text:p>7,400<text:s/></text:p>
          </table:table-cell>
          <table:table-cell office:value-type="float" office:value="8456" table:style-name="ce7">
            <text:p>8,456<text:s/></text:p>
          </table:table-cell>
          <table:table-cell office:value-type="float" office:value="20352" table:style-name="ce7">
            <text:p>20,352<text:s/></text:p>
          </table:table-cell>
          <table:table-cell office:value-type="float" office:value="6351" table:style-name="ce7">
            <text:p>6,351<text:s/></text:p>
          </table:table-cell>
          <table:table-cell office:value-type="float" office:value="3950" table:style-name="ce7">
            <text:p>3,950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10123" table:style-name="ce7">
            <text:p>10,123<text:s/></text:p>
          </table:table-cell>
          <table:table-cell office:value-type="float" office:value="14266" table:style-name="ce7">
            <text:p>14,266<text:s/></text:p>
          </table:table-cell>
          <table:table-cell office:value-type="float" office:value="33191" table:style-name="ce7">
            <text:p>33,191<text:s/></text:p>
          </table:table-cell>
          <table:table-cell office:value-type="float" office:value="9698" table:style-name="ce7">
            <text:p>9,698<text:s/></text:p>
          </table:table-cell>
          <table:table-cell office:value-type="float" office:value="13922" table:style-name="ce7">
            <text:p>13,922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23941" table:style-name="ce7">
            <text:p>23,941<text:s/></text:p>
          </table:table-cell>
          <table:table-cell office:value-type="float" office:value="25125" table:style-name="ce7">
            <text:p>25,125<text:s/></text:p>
          </table:table-cell>
          <table:table-cell office:value-type="float" office:value="27609" table:style-name="ce7">
            <text:p>27,609<text:s/></text:p>
          </table:table-cell>
          <table:table-cell office:value-type="float" office:value="44063" table:style-name="ce7">
            <text:p>44,063<text:s/></text:p>
          </table:table-cell>
          <table:table-cell office:value-type="float" office:value="39654" table:style-name="ce7">
            <text:p>39,654<text:s/></text:p>
          </table:table-cell>
          <table:table-cell office:value-type="float" office:value="28697" table:style-name="ce7">
            <text:p>28,697<text:s/></text:p>
          </table:table-cell>
          <table:table-cell office:value-type="float" office:value="27861" table:style-name="ce7">
            <text:p>27,861<text:s/></text:p>
          </table:table-cell>
          <table:table-cell office:value-type="float" office:value="63141" table:style-name="ce7">
            <text:p>63,141<text:s/></text:p>
          </table:table-cell>
          <table:table-cell office:value-type="float" office:value="26576" table:style-name="ce7">
            <text:p>26,576<text:s/></text:p>
          </table:table-cell>
          <table:table-cell office:value-type="float" office:value="34848" table:style-name="ce7">
            <text:p>34,848<text:s/></text:p>
          </table:table-cell>
          <table:table-cell office:value-type="float" office:value="34223" table:style-name="ce7">
            <text:p>34,223<text:s/></text:p>
          </table:table-cell>
          <table:table-cell office:value-type="float" office:value="22075" table:style-name="ce7">
            <text:p>22,075<text:s/></text:p>
          </table:table-cell>
          <table:table-cell office:value-type="float" office:value="64837" table:style-name="ce7">
            <text:p>64,837<text:s/></text:p>
          </table:table-cell>
          <table:table-cell office:value-type="float" office:value="21210" table:style-name="ce7">
            <text:p>21,210<text:s/></text:p>
          </table:table-cell>
          <table:table-cell office:value-type="float" office:value="16322" table:style-name="ce7">
            <text:p>16,322<text:s/></text:p>
          </table:table-cell>
          <table:table-cell office:value-type="float" office:value="15055" table:style-name="ce7">
            <text:p>15,055<text:s/></text:p>
          </table:table-cell>
          <table:table-cell office:value-type="float" office:value="22517" table:style-name="ce7">
            <text:p>22,517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32042" table:style-name="ce7">
            <text:p>32,042<text:s/></text:p>
          </table:table-cell>
          <table:table-cell office:value-type="float" office:value="20632" table:style-name="ce7">
            <text:p>20,632<text:s/></text:p>
          </table:table-cell>
          <table:table-cell office:value-type="float" office:value="8595" table:style-name="ce7">
            <text:p>8,595<text:s/></text:p>
          </table:table-cell>
          <table:table-cell office:value-type="float" office:value="15729" table:style-name="ce7">
            <text:p>15,729<text:s/></text:p>
          </table:table-cell>
          <table:table-cell office:value-type="float" office:value="41997" table:style-name="ce7">
            <text:p>41,997<text:s/></text:p>
          </table:table-cell>
          <table:table-cell office:value-type="float" office:value="23134" table:style-name="ce7">
            <text:p>23,134<text:s/></text:p>
          </table:table-cell>
          <table:table-cell office:value-type="float" office:value="26379" table:style-name="ce7">
            <text:p>26,379<text:s/></text:p>
          </table:table-cell>
          <table:table-cell office:value-type="float" office:value="26890" table:style-name="ce7">
            <text:p>26,890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11699" table:style-name="ce7">
            <text:p>11,699<text:s/></text:p>
          </table:table-cell>
          <table:table-cell office:value-type="float" office:value="5005" table:style-name="ce8">
            <text:p>5,005<text:s/></text:p>
          </table:table-cell>
          <table:table-cell office:value-type="float" office:value="5242" table:style-name="ce7">
            <text:p>5,242<text:s/></text:p>
          </table:table-cell>
          <table:table-cell office:value-type="float" office:value="8217" table:style-name="ce7">
            <text:p>8,217<text:s/></text:p>
          </table:table-cell>
          <table:table-cell office:value-type="float" office:value="10769" table:style-name="ce7">
            <text:p>10,769<text:s/></text:p>
          </table:table-cell>
          <table:table-cell office:value-type="float" office:value="10401" table:style-name="ce7">
            <text:p>10,401<text:s/></text:p>
          </table:table-cell>
          <table:table-cell office:value-type="float" office:value="12927" table:style-name="ce7">
            <text:p>12,927<text:s/></text:p>
          </table:table-cell>
          <table:table-cell office:value-type="float" office:value="18303" table:style-name="ce7">
            <text:p>18,303<text:s/></text:p>
          </table:table-cell>
          <table:table-cell office:value-type="float" office:value="30218" table:style-name="ce7">
            <text:p>30,218<text:s/></text:p>
          </table:table-cell>
          <table:table-cell office:value-type="float" office:value="26966" table:style-name="ce7">
            <text:p>26,966<text:s/></text:p>
          </table:table-cell>
          <table:table-cell office:value-type="float" office:value="14272" table:style-name="ce7">
            <text:p>14,272<text:s/></text:p>
          </table:table-cell>
          <table:table-cell office:value-type="float" office:value="13010" table:style-name="ce7">
            <text:p>13,010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12865" table:style-name="ce7">
            <text:p>12,865<text:s/></text:p>
          </table:table-cell>
          <table:table-cell office:value-type="float" office:value="12369" table:style-name="ce7">
            <text:p>12,369<text:s/></text:p>
          </table:table-cell>
          <table:table-cell office:value-type="float" office:value="11866" table:style-name="ce7">
            <text:p>11,866<text:s/></text:p>
          </table:table-cell>
          <table:table-cell office:value-type="float" office:value="9550" table:style-name="ce7">
            <text:p>9,55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4T00:00:00" table:style-name="ce6">
            <text:p>2023/11/24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14997" table:style-name="ce7">
            <text:p>14,997<text:s/></text:p>
          </table:table-cell>
          <table:table-cell office:value-type="float" office:value="49317" table:style-name="ce7">
            <text:p>49,317<text:s/></text:p>
          </table:table-cell>
          <table:table-cell office:value-type="float" office:value="49015" table:style-name="ce7">
            <text:p>49,015<text:s/></text:p>
          </table:table-cell>
          <table:table-cell office:value-type="float" office:value="28246" table:style-name="ce7">
            <text:p>28,246<text:s/></text:p>
          </table:table-cell>
          <table:table-cell office:value-type="float" office:value="14945" table:style-name="ce7">
            <text:p>14,945<text:s/></text:p>
          </table:table-cell>
          <table:table-cell office:value-type="float" office:value="11856" table:style-name="ce7">
            <text:p>11,856<text:s/>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3415" table:style-name="ce7">
            <text:p>3,415<text:s/></text:p>
          </table:table-cell>
          <table:table-cell office:value-type="float" office:value="13832" table:style-name="ce7">
            <text:p>13,832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4906" table:style-name="ce7">
            <text:p>4,906<text:s/></text:p>
          </table:table-cell>
          <table:table-cell office:value-type="float" office:value="7065" table:style-name="ce7">
            <text:p>7,065<text:s/></text:p>
          </table:table-cell>
          <table:table-cell office:value-type="float" office:value="9853" table:style-name="ce7">
            <text:p>9,853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16814" table:style-name="ce7">
            <text:p>16,814<text:s/></text:p>
          </table:table-cell>
          <table:table-cell office:value-type="float" office:value="19166" table:style-name="ce7">
            <text:p>19,166<text:s/></text:p>
          </table:table-cell>
          <table:table-cell office:value-type="float" office:value="6261" table:style-name="ce7">
            <text:p>6,261<text:s/></text:p>
          </table:table-cell>
          <table:table-cell office:value-type="float" office:value="10509" table:style-name="ce7">
            <text:p>10,509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35892" table:style-name="ce7">
            <text:p>35,892<text:s/></text:p>
          </table:table-cell>
          <table:table-cell office:value-type="float" office:value="3390" table:style-name="ce7">
            <text:p>3,390<text:s/></text:p>
          </table:table-cell>
          <table:table-cell office:value-type="float" office:value="11776" table:style-name="ce7">
            <text:p>11,776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17216" table:style-name="ce7">
            <text:p>17,216<text:s/></text:p>
          </table:table-cell>
          <table:table-cell office:value-type="float" office:value="21958" table:style-name="ce8">
            <text:p>21,958<text:s/></text:p>
          </table:table-cell>
          <table:table-cell office:value-type="float" office:value="17988" table:style-name="ce7">
            <text:p>17,988<text:s/></text:p>
          </table:table-cell>
          <table:table-cell office:value-type="float" office:value="10647" table:style-name="ce7">
            <text:p>10,647<text:s/></text:p>
          </table:table-cell>
          <table:table-cell office:value-type="float" office:value="28923" table:style-name="ce7">
            <text:p>28,923<text:s/></text:p>
          </table:table-cell>
          <table:table-cell office:value-type="float" office:value="17511" table:style-name="ce7">
            <text:p>17,511<text:s/></text:p>
          </table:table-cell>
          <table:table-cell office:value-type="float" office:value="33882" table:style-name="ce7">
            <text:p>33,882<text:s/></text:p>
          </table:table-cell>
          <table:table-cell office:value-type="float" office:value="32184" table:style-name="ce7">
            <text:p>32,184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37203" table:style-name="ce7">
            <text:p>37,203<text:s/></text:p>
          </table:table-cell>
          <table:table-cell office:value-type="float" office:value="27332" table:style-name="ce7">
            <text:p>27,332<text:s/></text:p>
          </table:table-cell>
          <table:table-cell office:value-type="float" office:value="22253" table:style-name="ce8">
            <text:p>22,253<text:s/></text:p>
          </table:table-cell>
          <table:table-cell office:value-type="float" office:value="20581" table:style-name="ce7">
            <text:p>20,581<text:s/></text:p>
          </table:table-cell>
          <table:table-cell office:value-type="float" office:value="25995" table:style-name="ce7">
            <text:p>25,995<text:s/></text:p>
          </table:table-cell>
          <table:table-cell office:value-type="float" office:value="175826" table:style-name="ce7">
            <text:p>175,826<text:s/></text:p>
          </table:table-cell>
          <table:table-cell office:value-type="float" office:value="55348" table:style-name="ce7">
            <text:p>55,348<text:s/></text:p>
          </table:table-cell>
          <table:table-cell office:value-type="float" office:value="25340" table:style-name="ce7">
            <text:p>25,340<text:s/></text:p>
          </table:table-cell>
          <table:table-cell office:value-type="float" office:value="25585" table:style-name="ce7">
            <text:p>25,585<text:s/></text:p>
          </table:table-cell>
          <table:table-cell office:value-type="float" office:value="32045" table:style-name="ce7">
            <text:p>32,045<text:s/></text:p>
          </table:table-cell>
          <table:table-cell office:value-type="float" office:value="32049" table:style-name="ce7">
            <text:p>32,049<text:s/></text:p>
          </table:table-cell>
          <table:table-cell office:value-type="float" office:value="33577" table:style-name="ce7">
            <text:p>33,577<text:s/></text:p>
          </table:table-cell>
          <table:table-cell office:value-type="float" office:value="25240" table:style-name="ce7">
            <text:p>25,240<text:s/></text:p>
          </table:table-cell>
          <table:table-cell office:value-type="float" office:value="13491" table:style-name="ce7">
            <text:p>13,491<text:s/></text:p>
          </table:table-cell>
          <table:table-cell office:value-type="float" office:value="32495" table:style-name="ce7">
            <text:p>32,495<text:s/></text:p>
          </table:table-cell>
          <table:table-cell office:value-type="float" office:value="7423" table:style-name="ce7">
            <text:p>7,423<text:s/></text:p>
          </table:table-cell>
          <table:table-cell office:value-type="float" office:value="8449" table:style-name="ce7">
            <text:p>8,449<text:s/></text:p>
          </table:table-cell>
          <table:table-cell office:value-type="float" office:value="21161" table:style-name="ce7">
            <text:p>21,161<text:s/></text:p>
          </table:table-cell>
          <table:table-cell office:value-type="float" office:value="7137" table:style-name="ce7">
            <text:p>7,137<text:s/></text:p>
          </table:table-cell>
          <table:table-cell office:value-type="float" office:value="4063" table:style-name="ce7">
            <text:p>4,063<text:s/></text:p>
          </table:table-cell>
          <table:table-cell office:value-type="float" office:value="3407" table:style-name="ce7">
            <text:p>3,407<text:s/></text:p>
          </table:table-cell>
          <table:table-cell office:value-type="float" office:value="14069" table:style-name="ce7">
            <text:p>14,069<text:s/></text:p>
          </table:table-cell>
          <table:table-cell office:value-type="float" office:value="10222" table:style-name="ce7">
            <text:p>10,222<text:s/></text:p>
          </table:table-cell>
          <table:table-cell office:value-type="float" office:value="14154" table:style-name="ce7">
            <text:p>14,154<text:s/></text:p>
          </table:table-cell>
          <table:table-cell office:value-type="float" office:value="33820" table:style-name="ce7">
            <text:p>33,820<text:s/></text:p>
          </table:table-cell>
          <table:table-cell office:value-type="float" office:value="10111" table:style-name="ce7">
            <text:p>10,111<text:s/></text:p>
          </table:table-cell>
          <table:table-cell office:value-type="float" office:value="15136" table:style-name="ce7">
            <text:p>15,136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24697" table:style-name="ce7">
            <text:p>24,697<text:s/></text:p>
          </table:table-cell>
          <table:table-cell office:value-type="float" office:value="25062" table:style-name="ce7">
            <text:p>25,062<text:s/></text:p>
          </table:table-cell>
          <table:table-cell office:value-type="float" office:value="30294" table:style-name="ce7">
            <text:p>30,294<text:s/></text:p>
          </table:table-cell>
          <table:table-cell office:value-type="float" office:value="51521" table:style-name="ce7">
            <text:p>51,521<text:s/></text:p>
          </table:table-cell>
          <table:table-cell office:value-type="float" office:value="40771" table:style-name="ce7">
            <text:p>40,771<text:s/></text:p>
          </table:table-cell>
          <table:table-cell office:value-type="float" office:value="29620" table:style-name="ce7">
            <text:p>29,620<text:s/></text:p>
          </table:table-cell>
          <table:table-cell office:value-type="float" office:value="29561" table:style-name="ce7">
            <text:p>29,561<text:s/></text:p>
          </table:table-cell>
          <table:table-cell office:value-type="float" office:value="75184" table:style-name="ce7">
            <text:p>75,184<text:s/></text:p>
          </table:table-cell>
          <table:table-cell office:value-type="float" office:value="27174" table:style-name="ce7">
            <text:p>27,174<text:s/></text:p>
          </table:table-cell>
          <table:table-cell office:value-type="float" office:value="37286" table:style-name="ce7">
            <text:p>37,286<text:s/></text:p>
          </table:table-cell>
          <table:table-cell office:value-type="float" office:value="40439" table:style-name="ce7">
            <text:p>40,439<text:s/></text:p>
          </table:table-cell>
          <table:table-cell office:value-type="float" office:value="24578" table:style-name="ce7">
            <text:p>24,578<text:s/></text:p>
          </table:table-cell>
          <table:table-cell office:value-type="float" office:value="76618" table:style-name="ce7">
            <text:p>76,618<text:s/></text:p>
          </table:table-cell>
          <table:table-cell office:value-type="float" office:value="22630" table:style-name="ce7">
            <text:p>22,630<text:s/></text:p>
          </table:table-cell>
          <table:table-cell office:value-type="float" office:value="17541" table:style-name="ce7">
            <text:p>17,541<text:s/></text:p>
          </table:table-cell>
          <table:table-cell office:value-type="float" office:value="14846" table:style-name="ce7">
            <text:p>14,846<text:s/></text:p>
          </table:table-cell>
          <table:table-cell office:value-type="float" office:value="28765" table:style-name="ce7">
            <text:p>28,765<text:s/></text:p>
          </table:table-cell>
          <table:table-cell office:value-type="float" office:value="13946" table:style-name="ce7">
            <text:p>13,946<text:s/></text:p>
          </table:table-cell>
          <table:table-cell office:value-type="float" office:value="38513" table:style-name="ce7">
            <text:p>38,513<text:s/></text:p>
          </table:table-cell>
          <table:table-cell office:value-type="float" office:value="22279" table:style-name="ce7">
            <text:p>22,279<text:s/></text:p>
          </table:table-cell>
          <table:table-cell office:value-type="float" office:value="8624" table:style-name="ce7">
            <text:p>8,624<text:s/></text:p>
          </table:table-cell>
          <table:table-cell office:value-type="float" office:value="16864" table:style-name="ce7">
            <text:p>16,864<text:s/></text:p>
          </table:table-cell>
          <table:table-cell office:value-type="float" office:value="44071" table:style-name="ce7">
            <text:p>44,071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26998" table:style-name="ce7">
            <text:p>26,998<text:s/></text:p>
          </table:table-cell>
          <table:table-cell office:value-type="float" office:value="28622" table:style-name="ce7">
            <text:p>28,622<text:s/></text:p>
          </table:table-cell>
          <table:table-cell office:value-type="float" office:value="14069" table:style-name="ce7">
            <text:p>14,069<text:s/></text:p>
          </table:table-cell>
          <table:table-cell office:value-type="float" office:value="12127" table:style-name="ce7">
            <text:p>12,127<text:s/></text:p>
          </table:table-cell>
          <table:table-cell office:value-type="float" office:value="5106" table:style-name="ce8">
            <text:p>5,106<text:s/></text:p>
          </table:table-cell>
          <table:table-cell office:value-type="float" office:value="5372" table:style-name="ce7">
            <text:p>5,372<text:s/></text:p>
          </table:table-cell>
          <table:table-cell office:value-type="float" office:value="8710" table:style-name="ce7">
            <text:p>8,710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1470" table:style-name="ce7">
            <text:p>11,470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19326" table:style-name="ce7">
            <text:p>19,326<text:s/></text:p>
          </table:table-cell>
          <table:table-cell office:value-type="float" office:value="31411" table:style-name="ce7">
            <text:p>31,411<text:s/></text:p>
          </table:table-cell>
          <table:table-cell office:value-type="float" office:value="28819" table:style-name="ce7">
            <text:p>28,819<text:s/></text:p>
          </table:table-cell>
          <table:table-cell office:value-type="float" office:value="14834" table:style-name="ce7">
            <text:p>14,834<text:s/></text:p>
          </table:table-cell>
          <table:table-cell office:value-type="float" office:value="13598" table:style-name="ce7">
            <text:p>13,598<text:s/></text:p>
          </table:table-cell>
          <table:table-cell office:value-type="float" office:value="13958" table:style-name="ce7">
            <text:p>13,958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12151" table:style-name="ce7">
            <text:p>12,151<text:s/></text:p>
          </table:table-cell>
          <table:table-cell office:value-type="float" office:value="9855" table:style-name="ce7">
            <text:p>9,85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5T00:00:00" table:style-name="ce6">
            <text:p>2023/11/25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28326" table:style-name="ce7">
            <text:p>28,326<text:s/></text:p>
          </table:table-cell>
          <table:table-cell office:value-type="float" office:value="45617" table:style-name="ce7">
            <text:p>45,617<text:s/></text:p>
          </table:table-cell>
          <table:table-cell office:value-type="float" office:value="17455" table:style-name="ce7">
            <text:p>17,455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3617" table:style-name="ce7">
            <text:p>3,617<text:s/></text:p>
          </table:table-cell>
          <table:table-cell office:value-type="float" office:value="2452" table:style-name="ce7">
            <text:p>2,452<text:s/></text:p>
          </table:table-cell>
          <table:table-cell office:value-type="float" office:value="8665" table:style-name="ce7">
            <text:p>8,665<text:s/></text:p>
          </table:table-cell>
          <table:table-cell office:value-type="float" office:value="1640" table:style-name="ce7">
            <text:p>1,640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9284" table:style-name="ce7">
            <text:p>9,284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11426" table:style-name="ce7">
            <text:p>11,426<text:s/></text:p>
          </table:table-cell>
          <table:table-cell office:value-type="float" office:value="5475" table:style-name="ce7">
            <text:p>5,475<text:s/></text:p>
          </table:table-cell>
          <table:table-cell office:value-type="float" office:value="7351" table:style-name="ce7">
            <text:p>7,351<text:s/>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8282" table:style-name="ce7">
            <text:p>8,282<text:s/></text:p>
          </table:table-cell>
          <table:table-cell office:value-type="float" office:value="3315" table:style-name="ce7">
            <text:p>3,315<text:s/></text:p>
          </table:table-cell>
          <table:table-cell office:value-type="float" office:value="7060" table:style-name="ce7">
            <text:p>7,060<text:s/></text:p>
          </table:table-cell>
          <table:table-cell office:value-type="float" office:value="6362" table:style-name="ce7">
            <text:p>6,362<text:s/></text:p>
          </table:table-cell>
          <table:table-cell office:value-type="float" office:value="2471" table:style-name="ce7">
            <text:p>2,471<text:s/></text:p>
          </table:table-cell>
          <table:table-cell office:value-type="float" office:value="28252" table:style-name="ce7">
            <text:p>28,252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11133" table:style-name="ce7">
            <text:p>11,133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16435" table:style-name="ce8">
            <text:p>16,435<text:s/></text:p>
          </table:table-cell>
          <table:table-cell office:value-type="float" office:value="13987" table:style-name="ce7">
            <text:p>13,987<text:s/></text:p>
          </table:table-cell>
          <table:table-cell office:value-type="float" office:value="8565" table:style-name="ce7">
            <text:p>8,565<text:s/></text:p>
          </table:table-cell>
          <table:table-cell office:value-type="float" office:value="27924" table:style-name="ce7">
            <text:p>27,924<text:s/></text:p>
          </table:table-cell>
          <table:table-cell office:value-type="float" office:value="15124" table:style-name="ce7">
            <text:p>15,124<text:s/></text:p>
          </table:table-cell>
          <table:table-cell office:value-type="float" office:value="25941" table:style-name="ce7">
            <text:p>25,941<text:s/></text:p>
          </table:table-cell>
          <table:table-cell office:value-type="float" office:value="27611" table:style-name="ce7">
            <text:p>27,611<text:s/></text:p>
          </table:table-cell>
          <table:table-cell office:value-type="float" office:value="4933" table:style-name="ce7">
            <text:p>4,933<text:s/></text:p>
          </table:table-cell>
          <table:table-cell office:value-type="float" office:value="28933" table:style-name="ce7">
            <text:p>28,933<text:s/></text:p>
          </table:table-cell>
          <table:table-cell office:value-type="float" office:value="21104" table:style-name="ce7">
            <text:p>21,104<text:s/></text:p>
          </table:table-cell>
          <table:table-cell office:value-type="float" office:value="15934" table:style-name="ce8">
            <text:p>15,934<text:s/></text:p>
          </table:table-cell>
          <table:table-cell office:value-type="float" office:value="16783" table:style-name="ce7">
            <text:p>16,783<text:s/></text:p>
          </table:table-cell>
          <table:table-cell office:value-type="float" office:value="11341" table:style-name="ce7">
            <text:p>11,341<text:s/></text:p>
          </table:table-cell>
          <table:table-cell office:value-type="float" office:value="161483" table:style-name="ce7">
            <text:p>161,483<text:s/></text:p>
          </table:table-cell>
          <table:table-cell office:value-type="float" office:value="57427" table:style-name="ce7">
            <text:p>57,427<text:s/></text:p>
          </table:table-cell>
          <table:table-cell office:value-type="float" office:value="20263" table:style-name="ce7">
            <text:p>20,263<text:s/></text:p>
          </table:table-cell>
          <table:table-cell office:value-type="float" office:value="17905" table:style-name="ce7">
            <text:p>17,905<text:s/></text:p>
          </table:table-cell>
          <table:table-cell office:value-type="float" office:value="33114" table:style-name="ce7">
            <text:p>33,114<text:s/></text:p>
          </table:table-cell>
          <table:table-cell office:value-type="float" office:value="30248" table:style-name="ce7">
            <text:p>30,248<text:s/></text:p>
          </table:table-cell>
          <table:table-cell office:value-type="float" office:value="32678" table:style-name="ce7">
            <text:p>32,678<text:s/></text:p>
          </table:table-cell>
          <table:table-cell office:value-type="float" office:value="20441" table:style-name="ce7">
            <text:p>20,441<text:s/></text:p>
          </table:table-cell>
          <table:table-cell office:value-type="float" office:value="9097" table:style-name="ce7">
            <text:p>9,097<text:s/></text:p>
          </table:table-cell>
          <table:table-cell office:value-type="float" office:value="21989" table:style-name="ce7">
            <text:p>21,989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5688" table:style-name="ce7">
            <text:p>5,688<text:s/></text:p>
          </table:table-cell>
          <table:table-cell office:value-type="float" office:value="17007" table:style-name="ce7">
            <text:p>17,007<text:s/></text:p>
          </table:table-cell>
          <table:table-cell office:value-type="float" office:value="7484" table:style-name="ce7">
            <text:p>7,484<text:s/></text:p>
          </table:table-cell>
          <table:table-cell office:value-type="float" office:value="3609" table:style-name="ce7">
            <text:p>3,609<text:s/></text:p>
          </table:table-cell>
          <table:table-cell office:value-type="float" office:value="2275" table:style-name="ce7">
            <text:p>2,275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34406" table:style-name="ce7">
            <text:p>34,406<text:s/></text:p>
          </table:table-cell>
          <table:table-cell office:value-type="float" office:value="6924" table:style-name="ce7">
            <text:p>6,924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18735" table:style-name="ce7">
            <text:p>18,735<text:s/></text:p>
          </table:table-cell>
          <table:table-cell office:value-type="float" office:value="16454" table:style-name="ce7">
            <text:p>16,454<text:s/></text:p>
          </table:table-cell>
          <table:table-cell office:value-type="float" office:value="28938" table:style-name="ce7">
            <text:p>28,938<text:s/></text:p>
          </table:table-cell>
          <table:table-cell office:value-type="float" office:value="58800" table:style-name="ce7">
            <text:p>58,800<text:s/></text:p>
          </table:table-cell>
          <table:table-cell office:value-type="float" office:value="30903" table:style-name="ce7">
            <text:p>30,903<text:s/></text:p>
          </table:table-cell>
          <table:table-cell office:value-type="float" office:value="23585" table:style-name="ce7">
            <text:p>23,585<text:s/></text:p>
          </table:table-cell>
          <table:table-cell office:value-type="float" office:value="30768" table:style-name="ce7">
            <text:p>30,768<text:s/></text:p>
          </table:table-cell>
          <table:table-cell office:value-type="float" office:value="80619" table:style-name="ce7">
            <text:p>80,619<text:s/></text:p>
          </table:table-cell>
          <table:table-cell office:value-type="float" office:value="16620" table:style-name="ce7">
            <text:p>16,620<text:s/></text:p>
          </table:table-cell>
          <table:table-cell office:value-type="float" office:value="33032" table:style-name="ce7">
            <text:p>33,032<text:s/></text:p>
          </table:table-cell>
          <table:table-cell office:value-type="float" office:value="34358" table:style-name="ce7">
            <text:p>34,358<text:s/></text:p>
          </table:table-cell>
          <table:table-cell office:value-type="float" office:value="22198" table:style-name="ce7">
            <text:p>22,198<text:s/></text:p>
          </table:table-cell>
          <table:table-cell office:value-type="float" office:value="68173" table:style-name="ce7">
            <text:p>68,173<text:s/></text:p>
          </table:table-cell>
          <table:table-cell office:value-type="float" office:value="16010" table:style-name="ce7">
            <text:p>16,010<text:s/></text:p>
          </table:table-cell>
          <table:table-cell office:value-type="float" office:value="14361" table:style-name="ce7">
            <text:p>14,361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22803" table:style-name="ce7">
            <text:p>22,803<text:s/></text:p>
          </table:table-cell>
          <table:table-cell office:value-type="float" office:value="10226" table:style-name="ce7">
            <text:p>10,226<text:s/></text:p>
          </table:table-cell>
          <table:table-cell office:value-type="float" office:value="36408" table:style-name="ce7">
            <text:p>36,408<text:s/></text:p>
          </table:table-cell>
          <table:table-cell office:value-type="float" office:value="15001" table:style-name="ce7">
            <text:p>15,001<text:s/></text:p>
          </table:table-cell>
          <table:table-cell office:value-type="float" office:value="11572" table:style-name="ce7">
            <text:p>11,572<text:s/></text:p>
          </table:table-cell>
          <table:table-cell office:value-type="float" office:value="14219" table:style-name="ce7">
            <text:p>14,219<text:s/></text:p>
          </table:table-cell>
          <table:table-cell office:value-type="float" office:value="22298" table:style-name="ce7">
            <text:p>22,298<text:s/></text:p>
          </table:table-cell>
          <table:table-cell office:value-type="float" office:value="18933" table:style-name="ce7">
            <text:p>18,933<text:s/></text:p>
          </table:table-cell>
          <table:table-cell office:value-type="float" office:value="15382" table:style-name="ce7">
            <text:p>15,382<text:s/></text:p>
          </table:table-cell>
          <table:table-cell office:value-type="float" office:value="20803" table:style-name="ce7">
            <text:p>20,803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3584" table:style-name="ce8">
            <text:p>3,584<text:s/></text:p>
          </table:table-cell>
          <table:table-cell office:value-type="float" office:value="2530" table:style-name="ce7">
            <text:p>2,530<text:s/></text:p>
          </table:table-cell>
          <table:table-cell office:value-type="float" office:value="8094" table:style-name="ce7">
            <text:p>8,094<text:s/></text:p>
          </table:table-cell>
          <table:table-cell office:value-type="float" office:value="7786" table:style-name="ce7">
            <text:p>7,786<text:s/></text:p>
          </table:table-cell>
          <table:table-cell office:value-type="float" office:value="10250" table:style-name="ce7">
            <text:p>10,250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14436" table:style-name="ce7">
            <text:p>14,436<text:s/></text:p>
          </table:table-cell>
          <table:table-cell office:value-type="float" office:value="20471" table:style-name="ce7">
            <text:p>20,471<text:s/></text:p>
          </table:table-cell>
          <table:table-cell office:value-type="float" office:value="25372" table:style-name="ce7">
            <text:p>25,372<text:s/></text:p>
          </table:table-cell>
          <table:table-cell office:value-type="float" office:value="10784" table:style-name="ce7">
            <text:p>10,784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10658" table:style-name="ce7">
            <text:p>10,658<text:s/></text:p>
          </table:table-cell>
          <table:table-cell office:value-type="float" office:value="9801" table:style-name="ce7">
            <text:p>9,801<text:s/></text:p>
          </table:table-cell>
          <table:table-cell office:value-type="float" office:value="10226" table:style-name="ce7">
            <text:p>10,226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7522" table:style-name="ce7">
            <text:p>7,52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6T00:00:00" table:style-name="ce6">
            <text:p>2023/11/26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7335" table:style-name="ce7">
            <text:p>7,335<text:s/></text:p>
          </table:table-cell>
          <table:table-cell office:value-type="float" office:value="20835" table:style-name="ce7">
            <text:p>20,835<text:s/></text:p>
          </table:table-cell>
          <table:table-cell office:value-type="float" office:value="33875" table:style-name="ce7">
            <text:p>33,875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8329" table:style-name="ce7">
            <text:p>8,329<text:s/></text:p>
          </table:table-cell>
          <table:table-cell office:value-type="float" office:value="6712" table:style-name="ce7">
            <text:p>6,712<text:s/></text:p>
          </table:table-cell>
          <table:table-cell office:value-type="float" office:value="2969" table:style-name="ce7">
            <text:p>2,969<text:s/></text:p>
          </table:table-cell>
          <table:table-cell office:value-type="float" office:value="2280" table:style-name="ce7">
            <text:p>2,280<text:s/></text:p>
          </table:table-cell>
          <table:table-cell office:value-type="float" office:value="7754" table:style-name="ce7">
            <text:p>7,754<text:s/></text:p>
          </table:table-cell>
          <table:table-cell office:value-type="float" office:value="1343" table:style-name="ce7">
            <text:p>1,343<text:s/></text:p>
          </table:table-cell>
          <table:table-cell office:value-type="float" office:value="2670" table:style-name="ce7">
            <text:p>2,670<text:s/></text:p>
          </table:table-cell>
          <table:table-cell office:value-type="float" office:value="7207" table:style-name="ce7">
            <text:p>7,207<text:s/></text:p>
          </table:table-cell>
          <table:table-cell office:value-type="float" office:value="5520" table:style-name="ce7">
            <text:p>5,520<text:s/></text:p>
          </table:table-cell>
          <table:table-cell office:value-type="float" office:value="10120" table:style-name="ce7">
            <text:p>10,120<text:s/></text:p>
          </table:table-cell>
          <table:table-cell office:value-type="float" office:value="4161" table:style-name="ce7">
            <text:p>4,161<text:s/></text:p>
          </table:table-cell>
          <table:table-cell office:value-type="float" office:value="5572" table:style-name="ce7">
            <text:p>5,572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6904" table:style-name="ce7">
            <text:p>6,904<text:s/></text:p>
          </table:table-cell>
          <table:table-cell office:value-type="float" office:value="2459" table:style-name="ce7">
            <text:p>2,459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5514" table:style-name="ce7">
            <text:p>5,514<text:s/>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20100" table:style-name="ce7">
            <text:p>20,100<text:s/></text:p>
          </table:table-cell>
          <table:table-cell office:value-type="float" office:value="3113" table:style-name="ce7">
            <text:p>3,113<text:s/></text:p>
          </table:table-cell>
          <table:table-cell office:value-type="float" office:value="8680" table:style-name="ce7">
            <text:p>8,680<text:s/></text:p>
          </table:table-cell>
          <table:table-cell office:value-type="float" office:value="8281" table:style-name="ce7">
            <text:p>8,281<text:s/></text:p>
          </table:table-cell>
          <table:table-cell office:value-type="float" office:value="11023" table:style-name="ce7">
            <text:p>11,023<text:s/></text:p>
          </table:table-cell>
          <table:table-cell office:value-type="float" office:value="13395" table:style-name="ce8">
            <text:p>13,395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7518" table:style-name="ce7">
            <text:p>7,518<text:s/></text:p>
          </table:table-cell>
          <table:table-cell office:value-type="float" office:value="22819" table:style-name="ce7">
            <text:p>22,819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19885" table:style-name="ce7">
            <text:p>19,885<text:s/></text:p>
          </table:table-cell>
          <table:table-cell office:value-type="float" office:value="22089" table:style-name="ce7">
            <text:p>22,089<text:s/></text:p>
          </table:table-cell>
          <table:table-cell office:value-type="float" office:value="3671" table:style-name="ce7">
            <text:p>3,671<text:s/></text:p>
          </table:table-cell>
          <table:table-cell office:value-type="float" office:value="24174" table:style-name="ce7">
            <text:p>24,174<text:s/></text:p>
          </table:table-cell>
          <table:table-cell office:value-type="float" office:value="16760" table:style-name="ce7">
            <text:p>16,760<text:s/></text:p>
          </table:table-cell>
          <table:table-cell office:value-type="float" office:value="12961" table:style-name="ce8">
            <text:p>12,961<text:s/></text:p>
          </table:table-cell>
          <table:table-cell office:value-type="float" office:value="13551" table:style-name="ce7">
            <text:p>13,551<text:s/></text:p>
          </table:table-cell>
          <table:table-cell office:value-type="float" office:value="8699" table:style-name="ce7">
            <text:p>8,699<text:s/></text:p>
          </table:table-cell>
          <table:table-cell office:value-type="float" office:value="140159" table:style-name="ce7">
            <text:p>140,159<text:s/></text:p>
          </table:table-cell>
          <table:table-cell office:value-type="float" office:value="44463" table:style-name="ce7">
            <text:p>44,463<text:s/></text:p>
          </table:table-cell>
          <table:table-cell office:value-type="float" office:value="14139" table:style-name="ce7">
            <text:p>14,139<text:s/></text:p>
          </table:table-cell>
          <table:table-cell office:value-type="float" office:value="15826" table:style-name="ce7">
            <text:p>15,826<text:s/></text:p>
          </table:table-cell>
          <table:table-cell office:value-type="float" office:value="23583" table:style-name="ce7">
            <text:p>23,583<text:s/></text:p>
          </table:table-cell>
          <table:table-cell office:value-type="float" office:value="23858" table:style-name="ce7">
            <text:p>23,858<text:s/></text:p>
          </table:table-cell>
          <table:table-cell office:value-type="float" office:value="27476" table:style-name="ce7">
            <text:p>27,476<text:s/></text:p>
          </table:table-cell>
          <table:table-cell office:value-type="float" office:value="17202" table:style-name="ce7">
            <text:p>17,202<text:s/></text:p>
          </table:table-cell>
          <table:table-cell office:value-type="float" office:value="7068" table:style-name="ce7">
            <text:p>7,068<text:s/></text:p>
          </table:table-cell>
          <table:table-cell office:value-type="float" office:value="18555" table:style-name="ce7">
            <text:p>18,555<text:s/></text:p>
          </table:table-cell>
          <table:table-cell office:value-type="float" office:value="5300" table:style-name="ce7">
            <text:p>5,300<text:s/></text:p>
          </table:table-cell>
          <table:table-cell office:value-type="float" office:value="4703" table:style-name="ce7">
            <text:p>4,703<text:s/></text:p>
          </table:table-cell>
          <table:table-cell office:value-type="float" office:value="14851" table:style-name="ce7">
            <text:p>14,851<text:s/></text:p>
          </table:table-cell>
          <table:table-cell office:value-type="float" office:value="6523" table:style-name="ce7">
            <text:p>6,523<text:s/></text:p>
          </table:table-cell>
          <table:table-cell office:value-type="float" office:value="3100" table:style-name="ce7">
            <text:p>3,100<text:s/></text:p>
          </table:table-cell>
          <table:table-cell office:value-type="float" office:value="1505" table:style-name="ce7">
            <text:p>1,505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6921" table:style-name="ce7">
            <text:p>6,921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29119" table:style-name="ce7">
            <text:p>29,119<text:s/></text:p>
          </table:table-cell>
          <table:table-cell office:value-type="float" office:value="6163" table:style-name="ce7">
            <text:p>6,163<text:s/></text:p>
          </table:table-cell>
          <table:table-cell office:value-type="float" office:value="9170" table:style-name="ce7">
            <text:p>9,170<text:s/></text:p>
          </table:table-cell>
          <table:table-cell office:value-type="float" office:value="5394" table:style-name="ce7">
            <text:p>5,394<text:s/></text:p>
          </table:table-cell>
          <table:table-cell office:value-type="float" office:value="14872" table:style-name="ce7">
            <text:p>14,872<text:s/></text:p>
          </table:table-cell>
          <table:table-cell office:value-type="float" office:value="12497" table:style-name="ce7">
            <text:p>12,497<text:s/></text:p>
          </table:table-cell>
          <table:table-cell office:value-type="float" office:value="21359" table:style-name="ce7">
            <text:p>21,359<text:s/></text:p>
          </table:table-cell>
          <table:table-cell office:value-type="float" office:value="43288" table:style-name="ce7">
            <text:p>43,288<text:s/></text:p>
          </table:table-cell>
          <table:table-cell office:value-type="float" office:value="24881" table:style-name="ce7">
            <text:p>24,881<text:s/></text:p>
          </table:table-cell>
          <table:table-cell office:value-type="float" office:value="19001" table:style-name="ce7">
            <text:p>19,001<text:s/></text:p>
          </table:table-cell>
          <table:table-cell office:value-type="float" office:value="25525" table:style-name="ce7">
            <text:p>25,525<text:s/></text:p>
          </table:table-cell>
          <table:table-cell office:value-type="float" office:value="63498" table:style-name="ce7">
            <text:p>63,498<text:s/></text:p>
          </table:table-cell>
          <table:table-cell office:value-type="float" office:value="13496" table:style-name="ce7">
            <text:p>13,496<text:s/></text:p>
          </table:table-cell>
          <table:table-cell office:value-type="float" office:value="26172" table:style-name="ce7">
            <text:p>26,172<text:s/></text:p>
          </table:table-cell>
          <table:table-cell office:value-type="float" office:value="23518" table:style-name="ce7">
            <text:p>23,518<text:s/></text:p>
          </table:table-cell>
          <table:table-cell office:value-type="float" office:value="15894" table:style-name="ce7">
            <text:p>15,894<text:s/></text:p>
          </table:table-cell>
          <table:table-cell office:value-type="float" office:value="52920" table:style-name="ce7">
            <text:p>52,920<text:s/></text:p>
          </table:table-cell>
          <table:table-cell office:value-type="float" office:value="13459" table:style-name="ce7">
            <text:p>13,459<text:s/></text:p>
          </table:table-cell>
          <table:table-cell office:value-type="float" office:value="12055" table:style-name="ce7">
            <text:p>12,055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17135" table:style-name="ce7">
            <text:p>17,135<text:s/></text:p>
          </table:table-cell>
          <table:table-cell office:value-type="float" office:value="7508" table:style-name="ce7">
            <text:p>7,508<text:s/></text:p>
          </table:table-cell>
          <table:table-cell office:value-type="float" office:value="29198" table:style-name="ce7">
            <text:p>29,198<text:s/></text:p>
          </table:table-cell>
          <table:table-cell office:value-type="float" office:value="10668" table:style-name="ce7">
            <text:p>10,668<text:s/></text:p>
          </table:table-cell>
          <table:table-cell office:value-type="float" office:value="9184" table:style-name="ce7">
            <text:p>9,184<text:s/></text:p>
          </table:table-cell>
          <table:table-cell office:value-type="float" office:value="11073" table:style-name="ce7">
            <text:p>11,073<text:s/></text:p>
          </table:table-cell>
          <table:table-cell office:value-type="float" office:value="16254" table:style-name="ce7">
            <text:p>16,254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12014" table:style-name="ce7">
            <text:p>12,014<text:s/></text:p>
          </table:table-cell>
          <table:table-cell office:value-type="float" office:value="16602" table:style-name="ce7">
            <text:p>16,602<text:s/></text:p>
          </table:table-cell>
          <table:table-cell office:value-type="float" office:value="7338" table:style-name="ce7">
            <text:p>7,338<text:s/></text:p>
          </table:table-cell>
          <table:table-cell office:value-type="float" office:value="7596" table:style-name="ce7">
            <text:p>7,596<text:s/></text:p>
          </table:table-cell>
          <table:table-cell office:value-type="float" office:value="2783" table:style-name="ce8">
            <text:p>2,783<text:s/></text:p>
          </table:table-cell>
          <table:table-cell office:value-type="float" office:value="2170" table:style-name="ce7">
            <text:p>2,170<text:s/></text:p>
          </table:table-cell>
          <table:table-cell office:value-type="float" office:value="6058" table:style-name="ce7">
            <text:p>6,058<text:s/></text:p>
          </table:table-cell>
          <table:table-cell office:value-type="float" office:value="6077" table:style-name="ce7">
            <text:p>6,077<text:s/></text:p>
          </table:table-cell>
          <table:table-cell office:value-type="float" office:value="7926" table:style-name="ce7">
            <text:p>7,926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15687" table:style-name="ce7">
            <text:p>15,687<text:s/></text:p>
          </table:table-cell>
          <table:table-cell office:value-type="float" office:value="20052" table:style-name="ce7">
            <text:p>20,052<text:s/></text:p>
          </table:table-cell>
          <table:table-cell office:value-type="float" office:value="8308" table:style-name="ce7">
            <text:p>8,308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8560" table:style-name="ce7">
            <text:p>8,560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8236" table:style-name="ce7">
            <text:p>8,236<text:s/></text:p>
          </table:table-cell>
          <table:table-cell office:value-type="float" office:value="6962" table:style-name="ce7">
            <text:p>6,962<text:s/></text:p>
          </table:table-cell>
          <table:table-cell office:value-type="float" office:value="5878" table:style-name="ce7">
            <text:p>5,87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7T00:00:00" table:style-name="ce6">
            <text:p>2023/11/27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13740" table:style-name="ce7">
            <text:p>13,740<text:s/></text:p>
          </table:table-cell>
          <table:table-cell office:value-type="float" office:value="43693" table:style-name="ce7">
            <text:p>43,693<text:s/></text:p>
          </table:table-cell>
          <table:table-cell office:value-type="float" office:value="38074" table:style-name="ce7">
            <text:p>38,074<text:s/></text:p>
          </table:table-cell>
          <table:table-cell office:value-type="float" office:value="25554" table:style-name="ce7">
            <text:p>25,554<text:s/></text:p>
          </table:table-cell>
          <table:table-cell office:value-type="float" office:value="13953" table:style-name="ce7">
            <text:p>13,953<text:s/></text:p>
          </table:table-cell>
          <table:table-cell office:value-type="float" office:value="10703" table:style-name="ce7">
            <text:p>10,703<text:s/></text:p>
          </table:table-cell>
          <table:table-cell office:value-type="float" office:value="4002" table:style-name="ce7">
            <text:p>4,002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13276" table:style-name="ce7">
            <text:p>13,276<text:s/></text:p>
          </table:table-cell>
          <table:table-cell office:value-type="float" office:value="2114" table:style-name="ce7">
            <text:p>2,114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6106" table:style-name="ce7">
            <text:p>6,106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10508" table:style-name="ce7">
            <text:p>10,508<text:s/></text:p>
          </table:table-cell>
          <table:table-cell office:value-type="float" office:value="16474" table:style-name="ce7">
            <text:p>16,474<text:s/></text:p>
          </table:table-cell>
          <table:table-cell office:value-type="float" office:value="18424" table:style-name="ce7">
            <text:p>18,424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9488" table:style-name="ce7">
            <text:p>9,488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8730" table:style-name="ce7">
            <text:p>8,730<text:s/></text:p>
          </table:table-cell>
          <table:table-cell office:value-type="float" office:value="6789" table:style-name="ce7">
            <text:p>6,789<text:s/></text:p>
          </table:table-cell>
          <table:table-cell office:value-type="float" office:value="30691" table:style-name="ce7">
            <text:p>30,691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11132" table:style-name="ce7">
            <text:p>11,132<text:s/></text:p>
          </table:table-cell>
          <table:table-cell office:value-type="float" office:value="12972" table:style-name="ce7">
            <text:p>12,972<text:s/></text:p>
          </table:table-cell>
          <table:table-cell office:value-type="float" office:value="16071" table:style-name="ce7">
            <text:p>16,071<text:s/></text:p>
          </table:table-cell>
          <table:table-cell office:value-type="float" office:value="20284" table:style-name="ce8">
            <text:p>20,284<text:s/></text:p>
          </table:table-cell>
          <table:table-cell office:value-type="float" office:value="16956" table:style-name="ce7">
            <text:p>16,956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26595" table:style-name="ce7">
            <text:p>26,595<text:s/></text:p>
          </table:table-cell>
          <table:table-cell office:value-type="float" office:value="15053" table:style-name="ce7">
            <text:p>15,053<text:s/></text:p>
          </table:table-cell>
          <table:table-cell office:value-type="float" office:value="30816" table:style-name="ce7">
            <text:p>30,816<text:s/></text:p>
          </table:table-cell>
          <table:table-cell office:value-type="float" office:value="25725" table:style-name="ce7">
            <text:p>25,725<text:s/></text:p>
          </table:table-cell>
          <table:table-cell office:value-type="float" office:value="11671" table:style-name="ce7">
            <text:p>11,671<text:s/></text:p>
          </table:table-cell>
          <table:table-cell office:value-type="float" office:value="34660" table:style-name="ce7">
            <text:p>34,660<text:s/></text:p>
          </table:table-cell>
          <table:table-cell office:value-type="float" office:value="25473" table:style-name="ce7">
            <text:p>25,473<text:s/></text:p>
          </table:table-cell>
          <table:table-cell office:value-type="float" office:value="21105" table:style-name="ce8">
            <text:p>21,105<text:s/></text:p>
          </table:table-cell>
          <table:table-cell office:value-type="float" office:value="19618" table:style-name="ce7">
            <text:p>19,618<text:s/></text:p>
          </table:table-cell>
          <table:table-cell office:value-type="float" office:value="24298" table:style-name="ce7">
            <text:p>24,298<text:s/></text:p>
          </table:table-cell>
          <table:table-cell office:value-type="float" office:value="126650" table:style-name="ce7">
            <text:p>126,650<text:s/></text:p>
          </table:table-cell>
          <table:table-cell office:value-type="float" office:value="41287" table:style-name="ce7">
            <text:p>41,287<text:s/></text:p>
          </table:table-cell>
          <table:table-cell office:value-type="float" office:value="22286" table:style-name="ce7">
            <text:p>22,286<text:s/></text:p>
          </table:table-cell>
          <table:table-cell office:value-type="float" office:value="23537" table:style-name="ce7">
            <text:p>23,537<text:s/></text:p>
          </table:table-cell>
          <table:table-cell office:value-type="float" office:value="25315" table:style-name="ce7">
            <text:p>25,315<text:s/></text:p>
          </table:table-cell>
          <table:table-cell office:value-type="float" office:value="27717" table:style-name="ce7">
            <text:p>27,717<text:s/></text:p>
          </table:table-cell>
          <table:table-cell office:value-type="float" office:value="30289" table:style-name="ce7">
            <text:p>30,289<text:s/></text:p>
          </table:table-cell>
          <table:table-cell office:value-type="float" office:value="22710" table:style-name="ce7">
            <text:p>22,710<text:s/></text:p>
          </table:table-cell>
          <table:table-cell office:value-type="float" office:value="13085" table:style-name="ce7">
            <text:p>13,085<text:s/></text:p>
          </table:table-cell>
          <table:table-cell office:value-type="float" office:value="31811" table:style-name="ce7">
            <text:p>31,811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19256" table:style-name="ce7">
            <text:p>19,256<text:s/></text:p>
          </table:table-cell>
          <table:table-cell office:value-type="float" office:value="5504" table:style-name="ce7">
            <text:p>5,504<text:s/></text:p>
          </table:table-cell>
          <table:table-cell office:value-type="float" office:value="3939" table:style-name="ce7">
            <text:p>3,939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14036" table:style-name="ce7">
            <text:p>14,036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13937" table:style-name="ce7">
            <text:p>13,937<text:s/></text:p>
          </table:table-cell>
          <table:table-cell office:value-type="float" office:value="32558" table:style-name="ce7">
            <text:p>32,558<text:s/></text:p>
          </table:table-cell>
          <table:table-cell office:value-type="float" office:value="9343" table:style-name="ce7">
            <text:p>9,343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8675" table:style-name="ce7">
            <text:p>8,675<text:s/></text:p>
          </table:table-cell>
          <table:table-cell office:value-type="float" office:value="23303" table:style-name="ce7">
            <text:p>23,303<text:s/></text:p>
          </table:table-cell>
          <table:table-cell office:value-type="float" office:value="24206" table:style-name="ce7">
            <text:p>24,206<text:s/></text:p>
          </table:table-cell>
          <table:table-cell office:value-type="float" office:value="25970" table:style-name="ce7">
            <text:p>25,970<text:s/></text:p>
          </table:table-cell>
          <table:table-cell office:value-type="float" office:value="42389" table:style-name="ce7">
            <text:p>42,389<text:s/></text:p>
          </table:table-cell>
          <table:table-cell office:value-type="float" office:value="37930" table:style-name="ce7">
            <text:p>37,930<text:s/></text:p>
          </table:table-cell>
          <table:table-cell office:value-type="float" office:value="27815" table:style-name="ce7">
            <text:p>27,815<text:s/></text:p>
          </table:table-cell>
          <table:table-cell office:value-type="float" office:value="28046" table:style-name="ce7">
            <text:p>28,046<text:s/></text:p>
          </table:table-cell>
          <table:table-cell office:value-type="float" office:value="59464" table:style-name="ce7">
            <text:p>59,464<text:s/></text:p>
          </table:table-cell>
          <table:table-cell office:value-type="float" office:value="23954" table:style-name="ce7">
            <text:p>23,954<text:s/></text:p>
          </table:table-cell>
          <table:table-cell office:value-type="float" office:value="32360" table:style-name="ce7">
            <text:p>32,360<text:s/></text:p>
          </table:table-cell>
          <table:table-cell office:value-type="float" office:value="31429" table:style-name="ce7">
            <text:p>31,429<text:s/></text:p>
          </table:table-cell>
          <table:table-cell office:value-type="float" office:value="19762" table:style-name="ce7">
            <text:p>19,762<text:s/></text:p>
          </table:table-cell>
          <table:table-cell office:value-type="float" office:value="60845" table:style-name="ce7">
            <text:p>60,845<text:s/></text:p>
          </table:table-cell>
          <table:table-cell office:value-type="float" office:value="19883" table:style-name="ce7">
            <text:p>19,883<text:s/></text:p>
          </table:table-cell>
          <table:table-cell office:value-type="float" office:value="16208" table:style-name="ce7">
            <text:p>16,208<text:s/></text:p>
          </table:table-cell>
          <table:table-cell office:value-type="float" office:value="14215" table:style-name="ce7">
            <text:p>14,215<text:s/></text:p>
          </table:table-cell>
          <table:table-cell office:value-type="float" office:value="21922" table:style-name="ce7">
            <text:p>21,922<text:s/></text:p>
          </table:table-cell>
          <table:table-cell office:value-type="float" office:value="13458" table:style-name="ce7">
            <text:p>13,458<text:s/></text:p>
          </table:table-cell>
          <table:table-cell office:value-type="float" office:value="29652" table:style-name="ce7">
            <text:p>29,652<text:s/></text:p>
          </table:table-cell>
          <table:table-cell office:value-type="float" office:value="19193" table:style-name="ce7">
            <text:p>19,193<text:s/></text:p>
          </table:table-cell>
          <table:table-cell office:value-type="float" office:value="7715" table:style-name="ce7">
            <text:p>7,715<text:s/></text:p>
          </table:table-cell>
          <table:table-cell office:value-type="float" office:value="14432" table:style-name="ce7">
            <text:p>14,432<text:s/></text:p>
          </table:table-cell>
          <table:table-cell office:value-type="float" office:value="39120" table:style-name="ce7">
            <text:p>39,120<text:s/></text:p>
          </table:table-cell>
          <table:table-cell office:value-type="float" office:value="22035" table:style-name="ce7">
            <text:p>22,035<text:s/></text:p>
          </table:table-cell>
          <table:table-cell office:value-type="float" office:value="24765" table:style-name="ce7">
            <text:p>24,765<text:s/></text:p>
          </table:table-cell>
          <table:table-cell office:value-type="float" office:value="25488" table:style-name="ce7">
            <text:p>25,488<text:s/></text:p>
          </table:table-cell>
          <table:table-cell office:value-type="float" office:value="14661" table:style-name="ce7">
            <text:p>14,661<text:s/></text:p>
          </table:table-cell>
          <table:table-cell office:value-type="float" office:value="11200" table:style-name="ce7">
            <text:p>11,200<text:s/></text:p>
          </table:table-cell>
          <table:table-cell office:value-type="float" office:value="4762" table:style-name="ce8">
            <text:p>4,762<text:s/></text:p>
          </table:table-cell>
          <table:table-cell office:value-type="float" office:value="5113" table:style-name="ce7">
            <text:p>5,113<text:s/></text:p>
          </table:table-cell>
          <table:table-cell office:value-type="float" office:value="8192" table:style-name="ce7">
            <text:p>8,192<text:s/></text:p>
          </table:table-cell>
          <table:table-cell office:value-type="float" office:value="10597" table:style-name="ce7">
            <text:p>10,597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12194" table:style-name="ce7">
            <text:p>12,194<text:s/></text:p>
          </table:table-cell>
          <table:table-cell office:value-type="float" office:value="16994" table:style-name="ce7">
            <text:p>16,994<text:s/></text:p>
          </table:table-cell>
          <table:table-cell office:value-type="float" office:value="29759" table:style-name="ce7">
            <text:p>29,759<text:s/></text:p>
          </table:table-cell>
          <table:table-cell office:value-type="float" office:value="23958" table:style-name="ce7">
            <text:p>23,958<text:s/></text:p>
          </table:table-cell>
          <table:table-cell office:value-type="float" office:value="14038" table:style-name="ce7">
            <text:p>14,038<text:s/></text:p>
          </table:table-cell>
          <table:table-cell office:value-type="float" office:value="12658" table:style-name="ce7">
            <text:p>12,658<text:s/></text:p>
          </table:table-cell>
          <table:table-cell office:value-type="float" office:value="12682" table:style-name="ce7">
            <text:p>12,682<text:s/></text:p>
          </table:table-cell>
          <table:table-cell office:value-type="float" office:value="12511" table:style-name="ce7">
            <text:p>12,511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11485" table:style-name="ce7">
            <text:p>11,485<text:s/></text:p>
          </table:table-cell>
          <table:table-cell office:value-type="float" office:value="9142" table:style-name="ce7">
            <text:p>9,1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8T00:00:00" table:style-name="ce6">
            <text:p>2023/11/28</text:p>
          </table:table-cell>
          <table:table-cell office:value-type="float" office:value="5032" table:style-name="ce7">
            <text:p>5,032<text:s/></text:p>
          </table:table-cell>
          <table:table-cell office:value-type="float" office:value="14325" table:style-name="ce7">
            <text:p>14,325<text:s/></text:p>
          </table:table-cell>
          <table:table-cell office:value-type="float" office:value="44996" table:style-name="ce7">
            <text:p>44,996<text:s/></text:p>
          </table:table-cell>
          <table:table-cell office:value-type="float" office:value="40210" table:style-name="ce7">
            <text:p>40,210<text:s/></text:p>
          </table:table-cell>
          <table:table-cell office:value-type="float" office:value="26914" table:style-name="ce7">
            <text:p>26,914<text:s/></text:p>
          </table:table-cell>
          <table:table-cell office:value-type="float" office:value="14581" table:style-name="ce7">
            <text:p>14,581<text:s/></text:p>
          </table:table-cell>
          <table:table-cell office:value-type="float" office:value="11119" table:style-name="ce7">
            <text:p>11,119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13249" table:style-name="ce7">
            <text:p>13,249<text:s/></text:p>
          </table:table-cell>
          <table:table-cell office:value-type="float" office:value="2208" table:style-name="ce7">
            <text:p>2,208<text:s/></text:p>
          </table:table-cell>
          <table:table-cell office:value-type="float" office:value="4927" table:style-name="ce7">
            <text:p>4,927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10042" table:style-name="ce7">
            <text:p>10,042<text:s/></text:p>
          </table:table-cell>
          <table:table-cell office:value-type="float" office:value="11677" table:style-name="ce7">
            <text:p>11,677<text:s/></text:p>
          </table:table-cell>
          <table:table-cell office:value-type="float" office:value="17313" table:style-name="ce7">
            <text:p>17,313<text:s/></text:p>
          </table:table-cell>
          <table:table-cell office:value-type="float" office:value="18995" table:style-name="ce7">
            <text:p>18,995<text:s/></text:p>
          </table:table-cell>
          <table:table-cell office:value-type="float" office:value="6049" table:style-name="ce7">
            <text:p>6,049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9090" table:style-name="ce7">
            <text:p>9,090<text:s/></text:p>
          </table:table-cell>
          <table:table-cell office:value-type="float" office:value="6843" table:style-name="ce7">
            <text:p>6,843<text:s/></text:p>
          </table:table-cell>
          <table:table-cell office:value-type="float" office:value="28165" table:style-name="ce7">
            <text:p>28,165<text:s/></text:p>
          </table:table-cell>
          <table:table-cell office:value-type="float" office:value="3249" table:style-name="ce7">
            <text:p>3,249<text:s/></text:p>
          </table:table-cell>
          <table:table-cell office:value-type="float" office:value="11356" table:style-name="ce7">
            <text:p>11,356<text:s/></text:p>
          </table:table-cell>
          <table:table-cell office:value-type="float" office:value="13143" table:style-name="ce7">
            <text:p>13,143<text:s/></text:p>
          </table:table-cell>
          <table:table-cell office:value-type="float" office:value="16554" table:style-name="ce7">
            <text:p>16,554<text:s/></text:p>
          </table:table-cell>
          <table:table-cell office:value-type="float" office:value="21143" table:style-name="ce8">
            <text:p>21,143<text:s/></text:p>
          </table:table-cell>
          <table:table-cell office:value-type="float" office:value="17703" table:style-name="ce7">
            <text:p>17,703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27877" table:style-name="ce7">
            <text:p>27,877<text:s/></text:p>
          </table:table-cell>
          <table:table-cell office:value-type="float" office:value="15900" table:style-name="ce7">
            <text:p>15,900<text:s/></text:p>
          </table:table-cell>
          <table:table-cell office:value-type="float" office:value="32305" table:style-name="ce7">
            <text:p>32,305<text:s/></text:p>
          </table:table-cell>
          <table:table-cell office:value-type="float" office:value="29613" table:style-name="ce7">
            <text:p>29,613<text:s/></text:p>
          </table:table-cell>
          <table:table-cell office:value-type="float" office:value="12035" table:style-name="ce7">
            <text:p>12,035<text:s/></text:p>
          </table:table-cell>
          <table:table-cell office:value-type="float" office:value="35768" table:style-name="ce7">
            <text:p>35,768<text:s/></text:p>
          </table:table-cell>
          <table:table-cell office:value-type="float" office:value="26937" table:style-name="ce7">
            <text:p>26,937<text:s/></text:p>
          </table:table-cell>
          <table:table-cell office:value-type="float" office:value="22098" table:style-name="ce8">
            <text:p>22,098<text:s/></text:p>
          </table:table-cell>
          <table:table-cell office:value-type="float" office:value="20393" table:style-name="ce7">
            <text:p>20,393<text:s/></text:p>
          </table:table-cell>
          <table:table-cell office:value-type="float" office:value="25500" table:style-name="ce7">
            <text:p>25,500<text:s/></text:p>
          </table:table-cell>
          <table:table-cell office:value-type="float" office:value="127885" table:style-name="ce7">
            <text:p>127,885<text:s/></text:p>
          </table:table-cell>
          <table:table-cell office:value-type="float" office:value="43847" table:style-name="ce7">
            <text:p>43,847<text:s/></text:p>
          </table:table-cell>
          <table:table-cell office:value-type="float" office:value="23064" table:style-name="ce7">
            <text:p>23,064<text:s/></text:p>
          </table:table-cell>
          <table:table-cell office:value-type="float" office:value="24662" table:style-name="ce7">
            <text:p>24,662<text:s/></text:p>
          </table:table-cell>
          <table:table-cell office:value-type="float" office:value="27051" table:style-name="ce7">
            <text:p>27,051<text:s/></text:p>
          </table:table-cell>
          <table:table-cell office:value-type="float" office:value="29304" table:style-name="ce7">
            <text:p>29,304<text:s/></text:p>
          </table:table-cell>
          <table:table-cell office:value-type="float" office:value="35206" table:style-name="ce7">
            <text:p>35,206<text:s/></text:p>
          </table:table-cell>
          <table:table-cell office:value-type="float" office:value="24132" table:style-name="ce7">
            <text:p>24,132<text:s/></text:p>
          </table:table-cell>
          <table:table-cell office:value-type="float" office:value="13375" table:style-name="ce7">
            <text:p>13,375<text:s/></text:p>
          </table:table-cell>
          <table:table-cell office:value-type="float" office:value="31623" table:style-name="ce7">
            <text:p>31,623<text:s/></text:p>
          </table:table-cell>
          <table:table-cell office:value-type="float" office:value="6973" table:style-name="ce7">
            <text:p>6,973<text:s/></text:p>
          </table:table-cell>
          <table:table-cell office:value-type="float" office:value="8434" table:style-name="ce7">
            <text:p>8,434<text:s/></text:p>
          </table:table-cell>
          <table:table-cell office:value-type="float" office:value="20077" table:style-name="ce7">
            <text:p>20,077<text:s/></text:p>
          </table:table-cell>
          <table:table-cell office:value-type="float" office:value="6180" table:style-name="ce7">
            <text:p>6,180<text:s/></text:p>
          </table:table-cell>
          <table:table-cell office:value-type="float" office:value="4032" table:style-name="ce7">
            <text:p>4,032<text:s/></text:p>
          </table:table-cell>
          <table:table-cell office:value-type="float" office:value="3530" table:style-name="ce7">
            <text:p>3,530<text:s/></text:p>
          </table:table-cell>
          <table:table-cell office:value-type="float" office:value="14415" table:style-name="ce7">
            <text:p>14,415<text:s/></text:p>
          </table:table-cell>
          <table:table-cell office:value-type="float" office:value="9908" table:style-name="ce7">
            <text:p>9,908<text:s/></text:p>
          </table:table-cell>
          <table:table-cell office:value-type="float" office:value="14140" table:style-name="ce7">
            <text:p>14,140<text:s/></text:p>
          </table:table-cell>
          <table:table-cell office:value-type="float" office:value="32846" table:style-name="ce7">
            <text:p>32,846<text:s/></text:p>
          </table:table-cell>
          <table:table-cell office:value-type="float" office:value="9493" table:style-name="ce7">
            <text:p>9,493<text:s/></text:p>
          </table:table-cell>
          <table:table-cell office:value-type="float" office:value="13818" table:style-name="ce7">
            <text:p>13,818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23768" table:style-name="ce7">
            <text:p>23,768<text:s/></text:p>
          </table:table-cell>
          <table:table-cell office:value-type="float" office:value="25365" table:style-name="ce7">
            <text:p>25,365<text:s/></text:p>
          </table:table-cell>
          <table:table-cell office:value-type="float" office:value="26837" table:style-name="ce7">
            <text:p>26,837<text:s/></text:p>
          </table:table-cell>
          <table:table-cell office:value-type="float" office:value="42639" table:style-name="ce7">
            <text:p>42,639<text:s/></text:p>
          </table:table-cell>
          <table:table-cell office:value-type="float" office:value="39546" table:style-name="ce7">
            <text:p>39,546<text:s/></text:p>
          </table:table-cell>
          <table:table-cell office:value-type="float" office:value="28672" table:style-name="ce7">
            <text:p>28,672<text:s/></text:p>
          </table:table-cell>
          <table:table-cell office:value-type="float" office:value="27338" table:style-name="ce7">
            <text:p>27,338<text:s/></text:p>
          </table:table-cell>
          <table:table-cell office:value-type="float" office:value="61704" table:style-name="ce7">
            <text:p>61,704<text:s/></text:p>
          </table:table-cell>
          <table:table-cell office:value-type="float" office:value="25984" table:style-name="ce7">
            <text:p>25,984<text:s/></text:p>
          </table:table-cell>
          <table:table-cell office:value-type="float" office:value="33283" table:style-name="ce7">
            <text:p>33,283<text:s/></text:p>
          </table:table-cell>
          <table:table-cell office:value-type="float" office:value="32981" table:style-name="ce7">
            <text:p>32,981<text:s/></text:p>
          </table:table-cell>
          <table:table-cell office:value-type="float" office:value="21218" table:style-name="ce7">
            <text:p>21,218<text:s/></text:p>
          </table:table-cell>
          <table:table-cell office:value-type="float" office:value="62583" table:style-name="ce7">
            <text:p>62,583<text:s/></text:p>
          </table:table-cell>
          <table:table-cell office:value-type="float" office:value="21287" table:style-name="ce7">
            <text:p>21,287<text:s/></text:p>
          </table:table-cell>
          <table:table-cell office:value-type="float" office:value="16290" table:style-name="ce7">
            <text:p>16,290<text:s/></text:p>
          </table:table-cell>
          <table:table-cell office:value-type="float" office:value="14446" table:style-name="ce7">
            <text:p>14,446<text:s/></text:p>
          </table:table-cell>
          <table:table-cell office:value-type="float" office:value="21936" table:style-name="ce7">
            <text:p>21,936<text:s/></text:p>
          </table:table-cell>
          <table:table-cell office:value-type="float" office:value="14185" table:style-name="ce7">
            <text:p>14,185<text:s/></text:p>
          </table:table-cell>
          <table:table-cell office:value-type="float" office:value="30144" table:style-name="ce7">
            <text:p>30,144<text:s/></text:p>
          </table:table-cell>
          <table:table-cell office:value-type="float" office:value="19990" table:style-name="ce7">
            <text:p>19,990<text:s/></text:p>
          </table:table-cell>
          <table:table-cell office:value-type="float" office:value="8237" table:style-name="ce7">
            <text:p>8,237<text:s/></text:p>
          </table:table-cell>
          <table:table-cell office:value-type="float" office:value="15322" table:style-name="ce7">
            <text:p>15,322<text:s/></text:p>
          </table:table-cell>
          <table:table-cell office:value-type="float" office:value="41287" table:style-name="ce7">
            <text:p>41,287<text:s/></text:p>
          </table:table-cell>
          <table:table-cell office:value-type="float" office:value="22622" table:style-name="ce7">
            <text:p>22,622<text:s/></text:p>
          </table:table-cell>
          <table:table-cell office:value-type="float" office:value="26009" table:style-name="ce7">
            <text:p>26,009<text:s/></text:p>
          </table:table-cell>
          <table:table-cell office:value-type="float" office:value="26235" table:style-name="ce7">
            <text:p>26,235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4975" table:style-name="ce8">
            <text:p>4,975<text:s/>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10875" table:style-name="ce7">
            <text:p>10,875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17607" table:style-name="ce7">
            <text:p>17,607<text:s/></text:p>
          </table:table-cell>
          <table:table-cell office:value-type="float" office:value="29742" table:style-name="ce7">
            <text:p>29,742<text:s/></text:p>
          </table:table-cell>
          <table:table-cell office:value-type="float" office:value="25779" table:style-name="ce7">
            <text:p>25,779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12901" table:style-name="ce7">
            <text:p>12,901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2947" table:style-name="ce7">
            <text:p>12,947<text:s/></text:p>
          </table:table-cell>
          <table:table-cell office:value-type="float" office:value="12330" table:style-name="ce7">
            <text:p>12,330<text:s/></text:p>
          </table:table-cell>
          <table:table-cell office:value-type="float" office:value="11805" table:style-name="ce7">
            <text:p>11,805<text:s/></text:p>
          </table:table-cell>
          <table:table-cell office:value-type="float" office:value="9628" table:style-name="ce7">
            <text:p>9,62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29T00:00:00" table:style-name="ce6">
            <text:p>2023/11/29</text:p>
          </table:table-cell>
          <table:table-cell office:value-type="float" office:value="4722" table:style-name="ce7">
            <text:p>4,722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46344" table:style-name="ce7">
            <text:p>46,344<text:s/></text:p>
          </table:table-cell>
          <table:table-cell office:value-type="float" office:value="40504" table:style-name="ce7">
            <text:p>40,504<text:s/></text:p>
          </table:table-cell>
          <table:table-cell office:value-type="float" office:value="26800" table:style-name="ce7">
            <text:p>26,800<text:s/></text:p>
          </table:table-cell>
          <table:table-cell office:value-type="float" office:value="14488" table:style-name="ce7">
            <text:p>14,488<text:s/></text:p>
          </table:table-cell>
          <table:table-cell office:value-type="float" office:value="11420" table:style-name="ce7">
            <text:p>11,420<text:s/></text:p>
          </table:table-cell>
          <table:table-cell office:value-type="float" office:value="3903" table:style-name="ce7">
            <text:p>3,903<text:s/></text:p>
          </table:table-cell>
          <table:table-cell office:value-type="float" office:value="3436" table:style-name="ce7">
            <text:p>3,436<text:s/></text:p>
          </table:table-cell>
          <table:table-cell office:value-type="float" office:value="13520" table:style-name="ce7">
            <text:p>13,520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4913" table:style-name="ce7">
            <text:p>4,913<text:s/></text:p>
          </table:table-cell>
          <table:table-cell office:value-type="float" office:value="6798" table:style-name="ce7">
            <text:p>6,798<text:s/></text:p>
          </table:table-cell>
          <table:table-cell office:value-type="float" office:value="9986" table:style-name="ce7">
            <text:p>9,986<text:s/></text:p>
          </table:table-cell>
          <table:table-cell office:value-type="float" office:value="11456" table:style-name="ce7">
            <text:p>11,456<text:s/></text:p>
          </table:table-cell>
          <table:table-cell office:value-type="float" office:value="17317" table:style-name="ce7">
            <text:p>17,317<text:s/></text:p>
          </table:table-cell>
          <table:table-cell office:value-type="float" office:value="19380" table:style-name="ce7">
            <text:p>19,380<text:s/></text:p>
          </table:table-cell>
          <table:table-cell office:value-type="float" office:value="5905" table:style-name="ce7">
            <text:p>5,905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9409" table:style-name="ce7">
            <text:p>9,409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7018" table:style-name="ce7">
            <text:p>7,018<text:s/></text:p>
          </table:table-cell>
          <table:table-cell office:value-type="float" office:value="29624" table:style-name="ce7">
            <text:p>29,624<text:s/></text:p>
          </table:table-cell>
          <table:table-cell office:value-type="float" office:value="3374" table:style-name="ce7">
            <text:p>3,374<text:s/></text:p>
          </table:table-cell>
          <table:table-cell office:value-type="float" office:value="11380" table:style-name="ce7">
            <text:p>11,380<text:s/></text:p>
          </table:table-cell>
          <table:table-cell office:value-type="float" office:value="13523" table:style-name="ce7">
            <text:p>13,523<text:s/></text:p>
          </table:table-cell>
          <table:table-cell office:value-type="float" office:value="16536" table:style-name="ce7">
            <text:p>16,536<text:s/></text:p>
          </table:table-cell>
          <table:table-cell office:value-type="float" office:value="21180" table:style-name="ce8">
            <text:p>21,180<text:s/></text:p>
          </table:table-cell>
          <table:table-cell office:value-type="float" office:value="17414" table:style-name="ce7">
            <text:p>17,414<text:s/></text:p>
          </table:table-cell>
          <table:table-cell office:value-type="float" office:value="10266" table:style-name="ce7">
            <text:p>10,266<text:s/></text:p>
          </table:table-cell>
          <table:table-cell office:value-type="float" office:value="27993" table:style-name="ce7">
            <text:p>27,993<text:s/></text:p>
          </table:table-cell>
          <table:table-cell office:value-type="float" office:value="16170" table:style-name="ce7">
            <text:p>16,170<text:s/></text:p>
          </table:table-cell>
          <table:table-cell office:value-type="float" office:value="32675" table:style-name="ce7">
            <text:p>32,675<text:s/></text:p>
          </table:table-cell>
          <table:table-cell office:value-type="float" office:value="29262" table:style-name="ce7">
            <text:p>29,262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36127" table:style-name="ce7">
            <text:p>36,127<text:s/></text:p>
          </table:table-cell>
          <table:table-cell office:value-type="float" office:value="26781" table:style-name="ce7">
            <text:p>26,781<text:s/></text:p>
          </table:table-cell>
          <table:table-cell office:value-type="float" office:value="21938" table:style-name="ce8">
            <text:p>21,938<text:s/></text:p>
          </table:table-cell>
          <table:table-cell office:value-type="float" office:value="20505" table:style-name="ce7">
            <text:p>20,505<text:s/></text:p>
          </table:table-cell>
          <table:table-cell office:value-type="float" office:value="25857" table:style-name="ce7">
            <text:p>25,857<text:s/></text:p>
          </table:table-cell>
          <table:table-cell office:value-type="float" office:value="128862" table:style-name="ce7">
            <text:p>128,862<text:s/></text:p>
          </table:table-cell>
          <table:table-cell office:value-type="float" office:value="45779" table:style-name="ce7">
            <text:p>45,779<text:s/></text:p>
          </table:table-cell>
          <table:table-cell office:value-type="float" office:value="23231" table:style-name="ce7">
            <text:p>23,231<text:s/></text:p>
          </table:table-cell>
          <table:table-cell office:value-type="float" office:value="24563" table:style-name="ce7">
            <text:p>24,563<text:s/></text:p>
          </table:table-cell>
          <table:table-cell office:value-type="float" office:value="27345" table:style-name="ce7">
            <text:p>27,345<text:s/></text:p>
          </table:table-cell>
          <table:table-cell office:value-type="float" office:value="30310" table:style-name="ce7">
            <text:p>30,310<text:s/></text:p>
          </table:table-cell>
          <table:table-cell office:value-type="float" office:value="35548" table:style-name="ce7">
            <text:p>35,548<text:s/></text:p>
          </table:table-cell>
          <table:table-cell office:value-type="float" office:value="27794" table:style-name="ce7">
            <text:p>27,794<text:s/></text:p>
          </table:table-cell>
          <table:table-cell office:value-type="float" office:value="13381" table:style-name="ce7">
            <text:p>13,381<text:s/></text:p>
          </table:table-cell>
          <table:table-cell office:value-type="float" office:value="32405" table:style-name="ce7">
            <text:p>32,405<text:s/></text:p>
          </table:table-cell>
          <table:table-cell office:value-type="float" office:value="7040" table:style-name="ce7">
            <text:p>7,040<text:s/></text:p>
          </table:table-cell>
          <table:table-cell office:value-type="float" office:value="8456" table:style-name="ce7">
            <text:p>8,456<text:s/></text:p>
          </table:table-cell>
          <table:table-cell office:value-type="float" office:value="20496" table:style-name="ce7">
            <text:p>20,496<text:s/></text:p>
          </table:table-cell>
          <table:table-cell office:value-type="float" office:value="6225" table:style-name="ce7">
            <text:p>6,225<text:s/></text:p>
          </table:table-cell>
          <table:table-cell office:value-type="float" office:value="4193" table:style-name="ce7">
            <text:p>4,193<text:s/></text:p>
          </table:table-cell>
          <table:table-cell office:value-type="float" office:value="3488" table:style-name="ce7">
            <text:p>3,488<text:s/></text:p>
          </table:table-cell>
          <table:table-cell office:value-type="float" office:value="14573" table:style-name="ce7">
            <text:p>14,573<text:s/></text:p>
          </table:table-cell>
          <table:table-cell office:value-type="float" office:value="10245" table:style-name="ce7">
            <text:p>10,245<text:s/></text:p>
          </table:table-cell>
          <table:table-cell office:value-type="float" office:value="14242" table:style-name="ce7">
            <text:p>14,242<text:s/></text:p>
          </table:table-cell>
          <table:table-cell office:value-type="float" office:value="32880" table:style-name="ce7">
            <text:p>32,880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8681" table:style-name="ce7">
            <text:p>8,681<text:s/></text:p>
          </table:table-cell>
          <table:table-cell office:value-type="float" office:value="23806" table:style-name="ce7">
            <text:p>23,806<text:s/></text:p>
          </table:table-cell>
          <table:table-cell office:value-type="float" office:value="25134" table:style-name="ce7">
            <text:p>25,134<text:s/></text:p>
          </table:table-cell>
          <table:table-cell office:value-type="float" office:value="26737" table:style-name="ce7">
            <text:p>26,737<text:s/></text:p>
          </table:table-cell>
          <table:table-cell office:value-type="float" office:value="43782" table:style-name="ce7">
            <text:p>43,782<text:s/></text:p>
          </table:table-cell>
          <table:table-cell office:value-type="float" office:value="39427" table:style-name="ce7">
            <text:p>39,427<text:s/></text:p>
          </table:table-cell>
          <table:table-cell office:value-type="float" office:value="29102" table:style-name="ce7">
            <text:p>29,102<text:s/></text:p>
          </table:table-cell>
          <table:table-cell office:value-type="float" office:value="27779" table:style-name="ce7">
            <text:p>27,779<text:s/></text:p>
          </table:table-cell>
          <table:table-cell office:value-type="float" office:value="61754" table:style-name="ce7">
            <text:p>61,754<text:s/></text:p>
          </table:table-cell>
          <table:table-cell office:value-type="float" office:value="26437" table:style-name="ce7">
            <text:p>26,437<text:s/></text:p>
          </table:table-cell>
          <table:table-cell office:value-type="float" office:value="34008" table:style-name="ce7">
            <text:p>34,008<text:s/></text:p>
          </table:table-cell>
          <table:table-cell office:value-type="float" office:value="34133" table:style-name="ce7">
            <text:p>34,133<text:s/></text:p>
          </table:table-cell>
          <table:table-cell office:value-type="float" office:value="22209" table:style-name="ce7">
            <text:p>22,209<text:s/></text:p>
          </table:table-cell>
          <table:table-cell office:value-type="float" office:value="64552" table:style-name="ce7">
            <text:p>64,552<text:s/></text:p>
          </table:table-cell>
          <table:table-cell office:value-type="float" office:value="21279" table:style-name="ce7">
            <text:p>21,279<text:s/></text:p>
          </table:table-cell>
          <table:table-cell office:value-type="float" office:value="16629" table:style-name="ce7">
            <text:p>16,629<text:s/></text:p>
          </table:table-cell>
          <table:table-cell office:value-type="float" office:value="14508" table:style-name="ce7">
            <text:p>14,508<text:s/></text:p>
          </table:table-cell>
          <table:table-cell office:value-type="float" office:value="22582" table:style-name="ce7">
            <text:p>22,582<text:s/></text:p>
          </table:table-cell>
          <table:table-cell office:value-type="float" office:value="13686" table:style-name="ce7">
            <text:p>13,686<text:s/></text:p>
          </table:table-cell>
          <table:table-cell office:value-type="float" office:value="30507" table:style-name="ce7">
            <text:p>30,507<text:s/></text:p>
          </table:table-cell>
          <table:table-cell office:value-type="float" office:value="20415" table:style-name="ce7">
            <text:p>20,415<text:s/></text:p>
          </table:table-cell>
          <table:table-cell office:value-type="float" office:value="8183" table:style-name="ce7">
            <text:p>8,183<text:s/></text:p>
          </table:table-cell>
          <table:table-cell office:value-type="float" office:value="15346" table:style-name="ce7">
            <text:p>15,346<text:s/></text:p>
          </table:table-cell>
          <table:table-cell office:value-type="float" office:value="41459" table:style-name="ce7">
            <text:p>41,459<text:s/></text:p>
          </table:table-cell>
          <table:table-cell office:value-type="float" office:value="23317" table:style-name="ce7">
            <text:p>23,317<text:s/></text:p>
          </table:table-cell>
          <table:table-cell office:value-type="float" office:value="26166" table:style-name="ce7">
            <text:p>26,166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14213" table:style-name="ce7">
            <text:p>14,213<text:s/></text:p>
          </table:table-cell>
          <table:table-cell office:value-type="float" office:value="12661" table:style-name="ce7">
            <text:p>12,661<text:s/></text:p>
          </table:table-cell>
          <table:table-cell office:value-type="float" office:value="4930" table:style-name="ce8">
            <text:p>4,930<text:s/></text:p>
          </table:table-cell>
          <table:table-cell office:value-type="float" office:value="5288" table:style-name="ce7">
            <text:p>5,288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1054" table:style-name="ce7">
            <text:p>11,054<text:s/></text:p>
          </table:table-cell>
          <table:table-cell office:value-type="float" office:value="10397" table:style-name="ce7">
            <text:p>10,397<text:s/></text:p>
          </table:table-cell>
          <table:table-cell office:value-type="float" office:value="12912" table:style-name="ce7">
            <text:p>12,912<text:s/></text:p>
          </table:table-cell>
          <table:table-cell office:value-type="float" office:value="17611" table:style-name="ce7">
            <text:p>17,611<text:s/></text:p>
          </table:table-cell>
          <table:table-cell office:value-type="float" office:value="30427" table:style-name="ce7">
            <text:p>30,427<text:s/></text:p>
          </table:table-cell>
          <table:table-cell office:value-type="float" office:value="25437" table:style-name="ce7">
            <text:p>25,437<text:s/></text:p>
          </table:table-cell>
          <table:table-cell office:value-type="float" office:value="14733" table:style-name="ce7">
            <text:p>14,733<text:s/></text:p>
          </table:table-cell>
          <table:table-cell office:value-type="float" office:value="12937" table:style-name="ce7">
            <text:p>12,937<text:s/></text:p>
          </table:table-cell>
          <table:table-cell office:value-type="float" office:value="13356" table:style-name="ce7">
            <text:p>13,356<text:s/></text:p>
          </table:table-cell>
          <table:table-cell office:value-type="float" office:value="13137" table:style-name="ce7">
            <text:p>13,137<text:s/></text:p>
          </table:table-cell>
          <table:table-cell office:value-type="float" office:value="12573" table:style-name="ce7">
            <text:p>12,573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9628" table:style-name="ce7">
            <text:p>9,62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1-30T00:00:00" table:style-name="ce6">
            <text:p>2023/11/30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15278" table:style-name="ce7">
            <text:p>15,278<text:s/></text:p>
          </table:table-cell>
          <table:table-cell office:value-type="float" office:value="47355" table:style-name="ce7">
            <text:p>47,355<text:s/></text:p>
          </table:table-cell>
          <table:table-cell office:value-type="float" office:value="42422" table:style-name="ce7">
            <text:p>42,422<text:s/></text:p>
          </table:table-cell>
          <table:table-cell office:value-type="float" office:value="27330" table:style-name="ce7">
            <text:p>27,330<text:s/></text:p>
          </table:table-cell>
          <table:table-cell office:value-type="float" office:value="15824" table:style-name="ce7">
            <text:p>15,824<text:s/></text:p>
          </table:table-cell>
          <table:table-cell office:value-type="float" office:value="11734" table:style-name="ce7">
            <text:p>11,734<text:s/></text:p>
          </table:table-cell>
          <table:table-cell office:value-type="float" office:value="4317" table:style-name="ce7">
            <text:p>4,317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13887" table:style-name="ce7">
            <text:p>13,887<text:s/></text:p>
          </table:table-cell>
          <table:table-cell office:value-type="float" office:value="2193" table:style-name="ce7">
            <text:p>2,193<text:s/></text:p>
          </table:table-cell>
          <table:table-cell office:value-type="float" office:value="4764" table:style-name="ce7">
            <text:p>4,764<text:s/></text:p>
          </table:table-cell>
          <table:table-cell office:value-type="float" office:value="5632" table:style-name="ce7">
            <text:p>5,632<text:s/></text:p>
          </table:table-cell>
          <table:table-cell office:value-type="float" office:value="9964" table:style-name="ce7">
            <text:p>9,964<text:s/></text:p>
          </table:table-cell>
          <table:table-cell office:value-type="float" office:value="11822" table:style-name="ce7">
            <text:p>11,822<text:s/></text:p>
          </table:table-cell>
          <table:table-cell office:value-type="float" office:value="17746" table:style-name="ce7">
            <text:p>17,746<text:s/></text:p>
          </table:table-cell>
          <table:table-cell office:value-type="float" office:value="19742" table:style-name="ce7">
            <text:p>19,742<text:s/></text:p>
          </table:table-cell>
          <table:table-cell office:value-type="float" office:value="6287" table:style-name="ce7">
            <text:p>6,287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9360" table:style-name="ce7">
            <text:p>9,360<text:s/></text:p>
          </table:table-cell>
          <table:table-cell office:value-type="float" office:value="7595" table:style-name="ce7">
            <text:p>7,595<text:s/></text:p>
          </table:table-cell>
          <table:table-cell office:value-type="float" office:value="39005" table:style-name="ce7">
            <text:p>39,005<text:s/></text:p>
          </table:table-cell>
          <table:table-cell office:value-type="float" office:value="3554" table:style-name="ce7">
            <text:p>3,554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13469" table:style-name="ce7">
            <text:p>13,469<text:s/></text:p>
          </table:table-cell>
          <table:table-cell office:value-type="float" office:value="16886" table:style-name="ce7">
            <text:p>16,886<text:s/></text:p>
          </table:table-cell>
          <table:table-cell office:value-type="float" office:value="21177" table:style-name="ce8">
            <text:p>21,177<text:s/></text:p>
          </table:table-cell>
          <table:table-cell office:value-type="float" office:value="17462" table:style-name="ce7">
            <text:p>17,462<text:s/></text:p>
          </table:table-cell>
          <table:table-cell office:value-type="float" office:value="10391" table:style-name="ce7">
            <text:p>10,391<text:s/></text:p>
          </table:table-cell>
          <table:table-cell office:value-type="float" office:value="28197" table:style-name="ce7">
            <text:p>28,197<text:s/></text:p>
          </table:table-cell>
          <table:table-cell office:value-type="float" office:value="17051" table:style-name="ce7">
            <text:p>17,051<text:s/></text:p>
          </table:table-cell>
          <table:table-cell office:value-type="float" office:value="34136" table:style-name="ce7">
            <text:p>34,136<text:s/></text:p>
          </table:table-cell>
          <table:table-cell office:value-type="float" office:value="29532" table:style-name="ce7">
            <text:p>29,532<text:s/></text:p>
          </table:table-cell>
          <table:table-cell office:value-type="float" office:value="12139" table:style-name="ce7">
            <text:p>12,139<text:s/></text:p>
          </table:table-cell>
          <table:table-cell office:value-type="float" office:value="36468" table:style-name="ce7">
            <text:p>36,468<text:s/></text:p>
          </table:table-cell>
          <table:table-cell office:value-type="float" office:value="27218" table:style-name="ce7">
            <text:p>27,218<text:s/></text:p>
          </table:table-cell>
          <table:table-cell office:value-type="float" office:value="22231" table:style-name="ce8">
            <text:p>22,231<text:s/></text:p>
          </table:table-cell>
          <table:table-cell office:value-type="float" office:value="20394" table:style-name="ce7">
            <text:p>20,394<text:s/></text:p>
          </table:table-cell>
          <table:table-cell office:value-type="float" office:value="25813" table:style-name="ce7">
            <text:p>25,813<text:s/></text:p>
          </table:table-cell>
          <table:table-cell office:value-type="float" office:value="137491" table:style-name="ce7">
            <text:p>137,491<text:s/></text:p>
          </table:table-cell>
          <table:table-cell office:value-type="float" office:value="46202" table:style-name="ce7">
            <text:p>46,202<text:s/></text:p>
          </table:table-cell>
          <table:table-cell office:value-type="float" office:value="22991" table:style-name="ce7">
            <text:p>22,991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26721" table:style-name="ce7">
            <text:p>26,721<text:s/></text:p>
          </table:table-cell>
          <table:table-cell office:value-type="float" office:value="28542" table:style-name="ce7">
            <text:p>28,542<text:s/></text:p>
          </table:table-cell>
          <table:table-cell office:value-type="float" office:value="31433" table:style-name="ce7">
            <text:p>31,433<text:s/></text:p>
          </table:table-cell>
          <table:table-cell office:value-type="float" office:value="25806" table:style-name="ce7">
            <text:p>25,806<text:s/></text:p>
          </table:table-cell>
          <table:table-cell office:value-type="float" office:value="13306" table:style-name="ce7">
            <text:p>13,306<text:s/></text:p>
          </table:table-cell>
          <table:table-cell office:value-type="float" office:value="32187" table:style-name="ce7">
            <text:p>32,187<text:s/></text:p>
          </table:table-cell>
          <table:table-cell office:value-type="float" office:value="7037" table:style-name="ce7">
            <text:p>7,037<text:s/></text:p>
          </table:table-cell>
          <table:table-cell office:value-type="float" office:value="8544" table:style-name="ce7">
            <text:p>8,544<text:s/></text:p>
          </table:table-cell>
          <table:table-cell office:value-type="float" office:value="19984" table:style-name="ce7">
            <text:p>19,984<text:s/></text:p>
          </table:table-cell>
          <table:table-cell office:value-type="float" office:value="5994" table:style-name="ce7">
            <text:p>5,994<text:s/></text:p>
          </table:table-cell>
          <table:table-cell office:value-type="float" office:value="4074" table:style-name="ce7">
            <text:p>4,074<text:s/>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14173" table:style-name="ce7">
            <text:p>14,173<text:s/></text:p>
          </table:table-cell>
          <table:table-cell office:value-type="float" office:value="9885" table:style-name="ce7">
            <text:p>9,885<text:s/></text:p>
          </table:table-cell>
          <table:table-cell office:value-type="float" office:value="13849" table:style-name="ce7">
            <text:p>13,849<text:s/></text:p>
          </table:table-cell>
          <table:table-cell office:value-type="float" office:value="30759" table:style-name="ce7">
            <text:p>30,759<text:s/></text:p>
          </table:table-cell>
          <table:table-cell office:value-type="float" office:value="9649" table:style-name="ce7">
            <text:p>9,649<text:s/></text:p>
          </table:table-cell>
          <table:table-cell office:value-type="float" office:value="13923" table:style-name="ce7">
            <text:p>13,923<text:s/></text:p>
          </table:table-cell>
          <table:table-cell office:value-type="float" office:value="8562" table:style-name="ce7">
            <text:p>8,562<text:s/></text:p>
          </table:table-cell>
          <table:table-cell office:value-type="float" office:value="24001" table:style-name="ce7">
            <text:p>24,001<text:s/></text:p>
          </table:table-cell>
          <table:table-cell office:value-type="float" office:value="25069" table:style-name="ce7">
            <text:p>25,069<text:s/></text:p>
          </table:table-cell>
          <table:table-cell office:value-type="float" office:value="26846" table:style-name="ce7">
            <text:p>26,846<text:s/></text:p>
          </table:table-cell>
          <table:table-cell office:value-type="float" office:value="43796" table:style-name="ce7">
            <text:p>43,796<text:s/></text:p>
          </table:table-cell>
          <table:table-cell office:value-type="float" office:value="39846" table:style-name="ce7">
            <text:p>39,846<text:s/></text:p>
          </table:table-cell>
          <table:table-cell office:value-type="float" office:value="29139" table:style-name="ce7">
            <text:p>29,139<text:s/></text:p>
          </table:table-cell>
          <table:table-cell office:value-type="float" office:value="27473" table:style-name="ce7">
            <text:p>27,473<text:s/></text:p>
          </table:table-cell>
          <table:table-cell office:value-type="float" office:value="62588" table:style-name="ce7">
            <text:p>62,588<text:s/></text:p>
          </table:table-cell>
          <table:table-cell office:value-type="float" office:value="26677" table:style-name="ce7">
            <text:p>26,677<text:s/></text:p>
          </table:table-cell>
          <table:table-cell office:value-type="float" office:value="35021" table:style-name="ce7">
            <text:p>35,021<text:s/></text:p>
          </table:table-cell>
          <table:table-cell office:value-type="float" office:value="35504" table:style-name="ce7">
            <text:p>35,504<text:s/></text:p>
          </table:table-cell>
          <table:table-cell office:value-type="float" office:value="23154" table:style-name="ce7">
            <text:p>23,154<text:s/></text:p>
          </table:table-cell>
          <table:table-cell office:value-type="float" office:value="67763" table:style-name="ce7">
            <text:p>67,763<text:s/></text:p>
          </table:table-cell>
          <table:table-cell office:value-type="float" office:value="22231" table:style-name="ce7">
            <text:p>22,231<text:s/></text:p>
          </table:table-cell>
          <table:table-cell office:value-type="float" office:value="16855" table:style-name="ce7">
            <text:p>16,855<text:s/></text:p>
          </table:table-cell>
          <table:table-cell office:value-type="float" office:value="15014" table:style-name="ce7">
            <text:p>15,014<text:s/></text:p>
          </table:table-cell>
          <table:table-cell office:value-type="float" office:value="25783" table:style-name="ce7">
            <text:p>25,783<text:s/></text:p>
          </table:table-cell>
          <table:table-cell office:value-type="float" office:value="12972" table:style-name="ce7">
            <text:p>12,972<text:s/></text:p>
          </table:table-cell>
          <table:table-cell office:value-type="float" office:value="31912" table:style-name="ce7">
            <text:p>31,912<text:s/></text:p>
          </table:table-cell>
          <table:table-cell office:value-type="float" office:value="21225" table:style-name="ce7">
            <text:p>21,225<text:s/></text:p>
          </table:table-cell>
          <table:table-cell office:value-type="float" office:value="7771" table:style-name="ce7">
            <text:p>7,771<text:s/></text:p>
          </table:table-cell>
          <table:table-cell office:value-type="float" office:value="15435" table:style-name="ce7">
            <text:p>15,435<text:s/></text:p>
          </table:table-cell>
          <table:table-cell office:value-type="float" office:value="42662" table:style-name="ce7">
            <text:p>42,662<text:s/></text:p>
          </table:table-cell>
          <table:table-cell office:value-type="float" office:value="23834" table:style-name="ce7">
            <text:p>23,834<text:s/></text:p>
          </table:table-cell>
          <table:table-cell office:value-type="float" office:value="26881" table:style-name="ce7">
            <text:p>26,881<text:s/></text:p>
          </table:table-cell>
          <table:table-cell office:value-type="float" office:value="26050" table:style-name="ce7">
            <text:p>26,050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11640" table:style-name="ce7">
            <text:p>11,640<text:s/></text:p>
          </table:table-cell>
          <table:table-cell office:value-type="float" office:value="5072" table:style-name="ce8">
            <text:p>5,072<text:s/></text:p>
          </table:table-cell>
          <table:table-cell office:value-type="float" office:value="5459" table:style-name="ce7">
            <text:p>5,459<text:s/></text:p>
          </table:table-cell>
          <table:table-cell office:value-type="float" office:value="8300" table:style-name="ce7">
            <text:p>8,300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10576" table:style-name="ce7">
            <text:p>10,576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18536" table:style-name="ce7">
            <text:p>18,536<text:s/></text:p>
          </table:table-cell>
          <table:table-cell office:value-type="float" office:value="30544" table:style-name="ce7">
            <text:p>30,544<text:s/></text:p>
          </table:table-cell>
          <table:table-cell office:value-type="float" office:value="26948" table:style-name="ce7">
            <text:p>26,948<text:s/></text:p>
          </table:table-cell>
          <table:table-cell office:value-type="float" office:value="14557" table:style-name="ce7">
            <text:p>14,557<text:s/></text:p>
          </table:table-cell>
          <table:table-cell office:value-type="float" office:value="13170" table:style-name="ce7">
            <text:p>13,170<text:s/></text:p>
          </table:table-cell>
          <table:table-cell office:value-type="float" office:value="13377" table:style-name="ce7">
            <text:p>13,377<text:s/></text:p>
          </table:table-cell>
          <table:table-cell office:value-type="float" office:value="13451" table:style-name="ce7">
            <text:p>13,451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9589" table:style-name="ce7">
            <text:p>9,589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11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11-01T00:00:00" table:style-name="ce6">
            <text:p>2023/11/1</text:p>
          </table:table-cell>
          <table:table-cell office:value-type="float" office:value="4952" table:style-name="ce7">
            <text:p>4,952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42638" table:style-name="ce7">
            <text:p>42,638<text:s/></text:p>
          </table:table-cell>
          <table:table-cell office:value-type="float" office:value="41337" table:style-name="ce7">
            <text:p>41,337<text:s/></text:p>
          </table:table-cell>
          <table:table-cell office:value-type="float" office:value="26556" table:style-name="ce7">
            <text:p>26,556<text:s/></text:p>
          </table:table-cell>
          <table:table-cell office:value-type="float" office:value="15239" table:style-name="ce7">
            <text:p>15,239<text:s/></text:p>
          </table:table-cell>
          <table:table-cell office:value-type="float" office:value="11156" table:style-name="ce7">
            <text:p>11,156<text:s/></text:p>
          </table:table-cell>
          <table:table-cell office:value-type="float" office:value="4211" table:style-name="ce7">
            <text:p>4,211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12490" table:style-name="ce7">
            <text:p>12,490<text:s/></text:p>
          </table:table-cell>
          <table:table-cell office:value-type="float" office:value="2761" table:style-name="ce7">
            <text:p>2,761<text:s/></text:p>
          </table:table-cell>
          <table:table-cell office:value-type="float" office:value="4494" table:style-name="ce7">
            <text:p>4,494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9971" table:style-name="ce7">
            <text:p>9,971<text:s/></text:p>
          </table:table-cell>
          <table:table-cell office:value-type="float" office:value="11684" table:style-name="ce7">
            <text:p>11,684<text:s/></text:p>
          </table:table-cell>
          <table:table-cell office:value-type="float" office:value="16999" table:style-name="ce7">
            <text:p>16,999<text:s/></text:p>
          </table:table-cell>
          <table:table-cell office:value-type="float" office:value="19714" table:style-name="ce7">
            <text:p>19,714<text:s/></text:p>
          </table:table-cell>
          <table:table-cell office:value-type="float" office:value="6223" table:style-name="ce7">
            <text:p>6,223<text:s/></text:p>
          </table:table-cell>
          <table:table-cell office:value-type="float" office:value="9859" table:style-name="ce7">
            <text:p>9,859<text:s/></text:p>
          </table:table-cell>
          <table:table-cell office:value-type="float" office:value="3618" table:style-name="ce7">
            <text:p>3,618<text:s/></text:p>
          </table:table-cell>
          <table:table-cell office:value-type="float" office:value="9199" table:style-name="ce7">
            <text:p>9,199<text:s/></text:p>
          </table:table-cell>
          <table:table-cell office:value-type="float" office:value="8740" table:style-name="ce7">
            <text:p>8,740<text:s/></text:p>
          </table:table-cell>
          <table:table-cell office:value-type="float" office:value="7201" table:style-name="ce7">
            <text:p>7,201<text:s/></text:p>
          </table:table-cell>
          <table:table-cell office:value-type="float" office:value="32397" table:style-name="ce7">
            <text:p>32,397<text:s/></text:p>
          </table:table-cell>
          <table:table-cell office:value-type="float" office:value="2938" table:style-name="ce7">
            <text:p>2,938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12124" table:style-name="ce7">
            <text:p>12,124<text:s/></text:p>
          </table:table-cell>
          <table:table-cell office:value-type="float" office:value="15340" table:style-name="ce7">
            <text:p>15,340<text:s/></text:p>
          </table:table-cell>
          <table:table-cell office:value-type="float" office:value="22565" table:style-name="ce7">
            <text:p>22,565<text:s/></text:p>
          </table:table-cell>
          <table:table-cell office:value-type="float" office:value="16304" table:style-name="ce7">
            <text:p>16,304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27745" table:style-name="ce7">
            <text:p>27,745<text:s/></text:p>
          </table:table-cell>
          <table:table-cell office:value-type="float" office:value="15860" table:style-name="ce7">
            <text:p>15,860<text:s/></text:p>
          </table:table-cell>
          <table:table-cell office:value-type="float" office:value="32380" table:style-name="ce7">
            <text:p>32,380<text:s/></text:p>
          </table:table-cell>
          <table:table-cell office:value-type="float" office:value="30234" table:style-name="ce7">
            <text:p>30,234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34099" table:style-name="ce7">
            <text:p>34,099<text:s/></text:p>
          </table:table-cell>
          <table:table-cell office:value-type="float" office:value="24559" table:style-name="ce7">
            <text:p>24,559<text:s/></text:p>
          </table:table-cell>
          <table:table-cell office:value-type="float" office:value="23124" table:style-name="ce7">
            <text:p>23,124<text:s/></text:p>
          </table:table-cell>
          <table:table-cell office:value-type="float" office:value="20128" table:style-name="ce7">
            <text:p>20,128<text:s/></text:p>
          </table:table-cell>
          <table:table-cell office:value-type="float" office:value="24614" table:style-name="ce7">
            <text:p>24,614<text:s/></text:p>
          </table:table-cell>
          <table:table-cell office:value-type="float" office:value="124373" table:style-name="ce7">
            <text:p>124,373<text:s/></text:p>
          </table:table-cell>
          <table:table-cell office:value-type="float" office:value="41509" table:style-name="ce7">
            <text:p>41,509<text:s/></text:p>
          </table:table-cell>
          <table:table-cell office:value-type="float" office:value="21138" table:style-name="ce7">
            <text:p>21,138<text:s/></text:p>
          </table:table-cell>
          <table:table-cell office:value-type="float" office:value="23898" table:style-name="ce7">
            <text:p>23,898<text:s/></text:p>
          </table:table-cell>
          <table:table-cell office:value-type="float" office:value="25336" table:style-name="ce7">
            <text:p>25,336<text:s/></text:p>
          </table:table-cell>
          <table:table-cell office:value-type="float" office:value="28409" table:style-name="ce7">
            <text:p>28,409<text:s/></text:p>
          </table:table-cell>
          <table:table-cell office:value-type="float" office:value="28404" table:style-name="ce7">
            <text:p>28,404<text:s/></text:p>
          </table:table-cell>
          <table:table-cell office:value-type="float" office:value="23649" table:style-name="ce7">
            <text:p>23,649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31420" table:style-name="ce7">
            <text:p>31,420<text:s/></text:p>
          </table:table-cell>
          <table:table-cell office:value-type="float" office:value="7288" table:style-name="ce7">
            <text:p>7,288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18721" table:style-name="ce7">
            <text:p>18,721<text:s/></text:p>
          </table:table-cell>
          <table:table-cell office:value-type="float" office:value="6515" table:style-name="ce7">
            <text:p>6,515<text:s/></text:p>
          </table:table-cell>
          <table:table-cell office:value-type="float" office:value="4048" table:style-name="ce7">
            <text:p>4,048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13994" table:style-name="ce7">
            <text:p>13,994<text:s/></text:p>
          </table:table-cell>
          <table:table-cell office:value-type="float" office:value="9328" table:style-name="ce7">
            <text:p>9,328<text:s/></text:p>
          </table:table-cell>
          <table:table-cell office:value-type="float" office:value="12295" table:style-name="ce7">
            <text:p>12,295<text:s/></text:p>
          </table:table-cell>
          <table:table-cell office:value-type="float" office:value="34682" table:style-name="ce7">
            <text:p>34,682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13223" table:style-name="ce7">
            <text:p>13,223<text:s/></text:p>
          </table:table-cell>
          <table:table-cell office:value-type="float" office:value="8540" table:style-name="ce7">
            <text:p>8,540<text:s/></text:p>
          </table:table-cell>
          <table:table-cell office:value-type="float" office:value="22522" table:style-name="ce7">
            <text:p>22,522<text:s/></text:p>
          </table:table-cell>
          <table:table-cell office:value-type="float" office:value="26932" table:style-name="ce7">
            <text:p>26,932<text:s/></text:p>
          </table:table-cell>
          <table:table-cell office:value-type="float" office:value="29126" table:style-name="ce7">
            <text:p>29,126<text:s/></text:p>
          </table:table-cell>
          <table:table-cell office:value-type="float" office:value="35139" table:style-name="ce7">
            <text:p>35,139<text:s/></text:p>
          </table:table-cell>
          <table:table-cell office:value-type="float" office:value="40186" table:style-name="ce7">
            <text:p>40,186<text:s/></text:p>
          </table:table-cell>
          <table:table-cell office:value-type="float" office:value="27102" table:style-name="ce7">
            <text:p>27,102<text:s/></text:p>
          </table:table-cell>
          <table:table-cell office:value-type="float" office:value="27526" table:style-name="ce7">
            <text:p>27,526<text:s/></text:p>
          </table:table-cell>
          <table:table-cell office:value-type="float" office:value="59527" table:style-name="ce7">
            <text:p>59,527<text:s/></text:p>
          </table:table-cell>
          <table:table-cell office:value-type="float" office:value="25465" table:style-name="ce7">
            <text:p>25,465<text:s/></text:p>
          </table:table-cell>
          <table:table-cell office:value-type="float" office:value="33115" table:style-name="ce7">
            <text:p>33,115<text:s/></text:p>
          </table:table-cell>
          <table:table-cell office:value-type="float" office:value="31200" table:style-name="ce7">
            <text:p>31,200<text:s/></text:p>
          </table:table-cell>
          <table:table-cell office:value-type="float" office:value="19904" table:style-name="ce7">
            <text:p>19,904<text:s/></text:p>
          </table:table-cell>
          <table:table-cell office:value-type="float" office:value="58997" table:style-name="ce7">
            <text:p>58,997<text:s/></text:p>
          </table:table-cell>
          <table:table-cell office:value-type="float" office:value="20691" table:style-name="ce7">
            <text:p>20,691<text:s/></text:p>
          </table:table-cell>
          <table:table-cell office:value-type="float" office:value="16534" table:style-name="ce7">
            <text:p>16,534<text:s/></text:p>
          </table:table-cell>
          <table:table-cell office:value-type="float" office:value="14269" table:style-name="ce7">
            <text:p>14,269<text:s/></text:p>
          </table:table-cell>
          <table:table-cell office:value-type="float" office:value="21461" table:style-name="ce7">
            <text:p>21,461<text:s/></text:p>
          </table:table-cell>
          <table:table-cell office:value-type="float" office:value="14584" table:style-name="ce7">
            <text:p>14,584<text:s/></text:p>
          </table:table-cell>
          <table:table-cell office:value-type="float" office:value="29813" table:style-name="ce7">
            <text:p>29,813<text:s/></text:p>
          </table:table-cell>
          <table:table-cell office:value-type="float" office:value="19028" table:style-name="ce7">
            <text:p>19,028<text:s/></text:p>
          </table:table-cell>
          <table:table-cell office:value-type="float" office:value="8998" table:style-name="ce7">
            <text:p>8,998<text:s/></text:p>
          </table:table-cell>
          <table:table-cell office:value-type="float" office:value="14889" table:style-name="ce7">
            <text:p>14,889<text:s/></text:p>
          </table:table-cell>
          <table:table-cell office:value-type="float" office:value="39481" table:style-name="ce7">
            <text:p>39,481<text:s/></text:p>
          </table:table-cell>
          <table:table-cell office:value-type="float" office:value="21550" table:style-name="ce7">
            <text:p>21,550<text:s/></text:p>
          </table:table-cell>
          <table:table-cell office:value-type="float" office:value="24927" table:style-name="ce7">
            <text:p>24,927<text:s/></text:p>
          </table:table-cell>
          <table:table-cell office:value-type="float" office:value="26732" table:style-name="ce7">
            <text:p>26,732<text:s/></text:p>
          </table:table-cell>
          <table:table-cell office:value-type="float" office:value="11326" table:style-name="ce7">
            <text:p>11,326<text:s/></text:p>
          </table:table-cell>
          <table:table-cell office:value-type="float" office:value="10814" table:style-name="ce7">
            <text:p>10,814<text:s/></text:p>
          </table:table-cell>
          <table:table-cell office:value-type="float" office:value="5230" table:style-name="ce7">
            <text:p>5,230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7885" table:style-name="ce7">
            <text:p>7,885<text:s/></text:p>
          </table:table-cell>
          <table:table-cell office:value-type="float" office:value="10689" table:style-name="ce7">
            <text:p>10,689<text:s/></text:p>
          </table:table-cell>
          <table:table-cell office:value-type="float" office:value="9755" table:style-name="ce7">
            <text:p>9,755<text:s/></text:p>
          </table:table-cell>
          <table:table-cell office:value-type="float" office:value="13220" table:style-name="ce7">
            <text:p>13,220<text:s/></text:p>
          </table:table-cell>
          <table:table-cell office:value-type="float" office:value="17383" table:style-name="ce7">
            <text:p>17,383<text:s/></text:p>
          </table:table-cell>
          <table:table-cell office:value-type="float" office:value="28843" table:style-name="ce7">
            <text:p>28,843<text:s/></text:p>
          </table:table-cell>
          <table:table-cell office:value-type="float" office:value="24571" table:style-name="ce7">
            <text:p>24,571<text:s/></text:p>
          </table:table-cell>
          <table:table-cell office:value-type="float" office:value="15438" table:style-name="ce7">
            <text:p>15,438<text:s/></text:p>
          </table:table-cell>
          <table:table-cell office:value-type="float" office:value="12543" table:style-name="ce7">
            <text:p>12,543<text:s/></text:p>
          </table:table-cell>
          <table:table-cell office:value-type="float" office:value="12299" table:style-name="ce7">
            <text:p>12,299<text:s/></text:p>
          </table:table-cell>
          <table:table-cell office:value-type="float" office:value="12937" table:style-name="ce7">
            <text:p>12,937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11583" table:style-name="ce7">
            <text:p>11,583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1986" table:style-name="ce7">
            <text:p>1,986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1378" table:style-name="ce7">
            <text:p>1,378<text:s/></text:p>
          </table:table-cell>
          <table:table-cell office:value-type="float" office:value="1890" table:style-name="ce7">
            <text:p>1,890<text:s/></text:p>
          </table:table-cell>
          <table:table-cell office:value-type="float" office:value="1444" table:style-name="ce7">
            <text:p>1,444<text:s/></text:p>
          </table:table-cell>
          <table:table-cell office:value-type="float" office:value="2015" table:style-name="ce7">
            <text:p>2,015<text:s/></text:p>
          </table:table-cell>
          <table:table-cell office:value-type="float" office:value="595" table:style-name="ce7">
            <text:p>595<text:s/></text:p>
          </table:table-cell>
          <table:table-cell office:value-type="float" office:value="2300" table:style-name="ce7">
            <text:p>2,300<text:s/></text:p>
          </table:table-cell>
          <table:table-cell office:value-type="float" office:value="1885" table:style-name="ce7">
            <text:p>1,885<text:s/></text:p>
          </table:table-cell>
          <table:table-cell table:number-columns-repeated="16264"/>
        </table:table-row>
        <table:table-row table:style-name="ro2">
          <table:table-cell office:value-type="date" office:date-value="2023-11-02T00:00:00" table:style-name="ce6">
            <text:p>2023/11/2</text:p>
          </table:table-cell>
          <table:table-cell office:value-type="float" office:value="5067" table:style-name="ce7">
            <text:p>5,067<text:s/></text:p>
          </table:table-cell>
          <table:table-cell office:value-type="float" office:value="14136" table:style-name="ce7">
            <text:p>14,136<text:s/></text:p>
          </table:table-cell>
          <table:table-cell office:value-type="float" office:value="42871" table:style-name="ce7">
            <text:p>42,871<text:s/></text:p>
          </table:table-cell>
          <table:table-cell office:value-type="float" office:value="42460" table:style-name="ce7">
            <text:p>42,460<text:s/></text:p>
          </table:table-cell>
          <table:table-cell office:value-type="float" office:value="26846" table:style-name="ce7">
            <text:p>26,846<text:s/></text:p>
          </table:table-cell>
          <table:table-cell office:value-type="float" office:value="15269" table:style-name="ce7">
            <text:p>15,269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4296" table:style-name="ce7">
            <text:p>4,296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2499" table:style-name="ce7">
            <text:p>12,499<text:s/></text:p>
          </table:table-cell>
          <table:table-cell office:value-type="float" office:value="2729" table:style-name="ce7">
            <text:p>2,729<text:s/></text:p>
          </table:table-cell>
          <table:table-cell office:value-type="float" office:value="4579" table:style-name="ce7">
            <text:p>4,579<text:s/></text:p>
          </table:table-cell>
          <table:table-cell office:value-type="float" office:value="6501" table:style-name="ce7">
            <text:p>6,501<text:s/></text:p>
          </table:table-cell>
          <table:table-cell office:value-type="float" office:value="10009" table:style-name="ce7">
            <text:p>10,009<text:s/></text:p>
          </table:table-cell>
          <table:table-cell office:value-type="float" office:value="11380" table:style-name="ce7">
            <text:p>11,380<text:s/></text:p>
          </table:table-cell>
          <table:table-cell office:value-type="float" office:value="17145" table:style-name="ce7">
            <text:p>17,145<text:s/></text:p>
          </table:table-cell>
          <table:table-cell office:value-type="float" office:value="19387" table:style-name="ce7">
            <text:p>19,387<text:s/></text:p>
          </table:table-cell>
          <table:table-cell office:value-type="float" office:value="6341" table:style-name="ce7">
            <text:p>6,341<text:s/></text:p>
          </table:table-cell>
          <table:table-cell office:value-type="float" office:value="9992" table:style-name="ce7">
            <text:p>9,992<text:s/></text:p>
          </table:table-cell>
          <table:table-cell office:value-type="float" office:value="3716" table:style-name="ce7">
            <text:p>3,716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8899" table:style-name="ce7">
            <text:p>8,899<text:s/></text:p>
          </table:table-cell>
          <table:table-cell office:value-type="float" office:value="7088" table:style-name="ce7">
            <text:p>7,088<text:s/></text:p>
          </table:table-cell>
          <table:table-cell office:value-type="float" office:value="33043" table:style-name="ce7">
            <text:p>33,043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12349" table:style-name="ce7">
            <text:p>12,349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15159" table:style-name="ce7">
            <text:p>15,159<text:s/></text:p>
          </table:table-cell>
          <table:table-cell office:value-type="float" office:value="22216" table:style-name="ce7">
            <text:p>22,216<text:s/></text:p>
          </table:table-cell>
          <table:table-cell office:value-type="float" office:value="16450" table:style-name="ce7">
            <text:p>16,450<text:s/></text:p>
          </table:table-cell>
          <table:table-cell office:value-type="float" office:value="9887" table:style-name="ce7">
            <text:p>9,887<text:s/></text:p>
          </table:table-cell>
          <table:table-cell office:value-type="float" office:value="27738" table:style-name="ce7">
            <text:p>27,738<text:s/></text:p>
          </table:table-cell>
          <table:table-cell office:value-type="float" office:value="16171" table:style-name="ce7">
            <text:p>16,171<text:s/></text:p>
          </table:table-cell>
          <table:table-cell office:value-type="float" office:value="32701" table:style-name="ce7">
            <text:p>32,701<text:s/></text:p>
          </table:table-cell>
          <table:table-cell office:value-type="float" office:value="30914" table:style-name="ce7">
            <text:p>30,914<text:s/></text:p>
          </table:table-cell>
          <table:table-cell office:value-type="float" office:value="11671" table:style-name="ce7">
            <text:p>11,671<text:s/></text:p>
          </table:table-cell>
          <table:table-cell office:value-type="float" office:value="33819" table:style-name="ce7">
            <text:p>33,819<text:s/></text:p>
          </table:table-cell>
          <table:table-cell office:value-type="float" office:value="24588" table:style-name="ce7">
            <text:p>24,588<text:s/></text:p>
          </table:table-cell>
          <table:table-cell office:value-type="float" office:value="23291" table:style-name="ce7">
            <text:p>23,291<text:s/></text:p>
          </table:table-cell>
          <table:table-cell office:value-type="float" office:value="20154" table:style-name="ce7">
            <text:p>20,154<text:s/></text:p>
          </table:table-cell>
          <table:table-cell office:value-type="float" office:value="24300" table:style-name="ce7">
            <text:p>24,300<text:s/></text:p>
          </table:table-cell>
          <table:table-cell office:value-type="float" office:value="128169" table:style-name="ce7">
            <text:p>128,169<text:s/></text:p>
          </table:table-cell>
          <table:table-cell office:value-type="float" office:value="42343" table:style-name="ce7">
            <text:p>42,343<text:s/></text:p>
          </table:table-cell>
          <table:table-cell office:value-type="float" office:value="20639" table:style-name="ce7">
            <text:p>20,639<text:s/></text:p>
          </table:table-cell>
          <table:table-cell office:value-type="float" office:value="23667" table:style-name="ce7">
            <text:p>23,667<text:s/></text:p>
          </table:table-cell>
          <table:table-cell office:value-type="float" office:value="25369" table:style-name="ce7">
            <text:p>25,369<text:s/></text:p>
          </table:table-cell>
          <table:table-cell office:value-type="float" office:value="29099" table:style-name="ce7">
            <text:p>29,099<text:s/></text:p>
          </table:table-cell>
          <table:table-cell office:value-type="float" office:value="28630" table:style-name="ce7">
            <text:p>28,630<text:s/></text:p>
          </table:table-cell>
          <table:table-cell office:value-type="float" office:value="23254" table:style-name="ce7">
            <text:p>23,254<text:s/></text:p>
          </table:table-cell>
          <table:table-cell office:value-type="float" office:value="13467" table:style-name="ce7">
            <text:p>13,467<text:s/></text:p>
          </table:table-cell>
          <table:table-cell office:value-type="float" office:value="30626" table:style-name="ce7">
            <text:p>30,626<text:s/></text:p>
          </table:table-cell>
          <table:table-cell office:value-type="float" office:value="7392" table:style-name="ce7">
            <text:p>7,392<text:s/></text:p>
          </table:table-cell>
          <table:table-cell office:value-type="float" office:value="9178" table:style-name="ce7">
            <text:p>9,178<text:s/></text:p>
          </table:table-cell>
          <table:table-cell office:value-type="float" office:value="18189" table:style-name="ce7">
            <text:p>18,189<text:s/>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3400" table:style-name="ce7">
            <text:p>3,400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9177" table:style-name="ce7">
            <text:p>9,177<text:s/></text:p>
          </table:table-cell>
          <table:table-cell office:value-type="float" office:value="12586" table:style-name="ce7">
            <text:p>12,586<text:s/></text:p>
          </table:table-cell>
          <table:table-cell office:value-type="float" office:value="35167" table:style-name="ce7">
            <text:p>35,167<text:s/></text:p>
          </table:table-cell>
          <table:table-cell office:value-type="float" office:value="10087" table:style-name="ce7">
            <text:p>10,087<text:s/></text:p>
          </table:table-cell>
          <table:table-cell office:value-type="float" office:value="13673" table:style-name="ce7">
            <text:p>13,673<text:s/></text:p>
          </table:table-cell>
          <table:table-cell office:value-type="float" office:value="8589" table:style-name="ce7">
            <text:p>8,589<text:s/></text:p>
          </table:table-cell>
          <table:table-cell office:value-type="float" office:value="22628" table:style-name="ce7">
            <text:p>22,628<text:s/></text:p>
          </table:table-cell>
          <table:table-cell office:value-type="float" office:value="26640" table:style-name="ce7">
            <text:p>26,640<text:s/></text:p>
          </table:table-cell>
          <table:table-cell office:value-type="float" office:value="29186" table:style-name="ce7">
            <text:p>29,186<text:s/></text:p>
          </table:table-cell>
          <table:table-cell office:value-type="float" office:value="35764" table:style-name="ce7">
            <text:p>35,764<text:s/></text:p>
          </table:table-cell>
          <table:table-cell office:value-type="float" office:value="39889" table:style-name="ce7">
            <text:p>39,889<text:s/></text:p>
          </table:table-cell>
          <table:table-cell office:value-type="float" office:value="26980" table:style-name="ce7">
            <text:p>26,980<text:s/></text:p>
          </table:table-cell>
          <table:table-cell office:value-type="float" office:value="29607" table:style-name="ce7">
            <text:p>29,607<text:s/></text:p>
          </table:table-cell>
          <table:table-cell office:value-type="float" office:value="59106" table:style-name="ce7">
            <text:p>59,106<text:s/></text:p>
          </table:table-cell>
          <table:table-cell office:value-type="float" office:value="24834" table:style-name="ce7">
            <text:p>24,834<text:s/></text:p>
          </table:table-cell>
          <table:table-cell office:value-type="float" office:value="34228" table:style-name="ce7">
            <text:p>34,228<text:s/></text:p>
          </table:table-cell>
          <table:table-cell office:value-type="float" office:value="31459" table:style-name="ce7">
            <text:p>31,459<text:s/></text:p>
          </table:table-cell>
          <table:table-cell office:value-type="float" office:value="20253" table:style-name="ce7">
            <text:p>20,253<text:s/></text:p>
          </table:table-cell>
          <table:table-cell office:value-type="float" office:value="58818" table:style-name="ce7">
            <text:p>58,818<text:s/></text:p>
          </table:table-cell>
          <table:table-cell office:value-type="float" office:value="20572" table:style-name="ce7">
            <text:p>20,572<text:s/></text:p>
          </table:table-cell>
          <table:table-cell office:value-type="float" office:value="16047" table:style-name="ce7">
            <text:p>16,047<text:s/></text:p>
          </table:table-cell>
          <table:table-cell office:value-type="float" office:value="14514" table:style-name="ce7">
            <text:p>14,514<text:s/></text:p>
          </table:table-cell>
          <table:table-cell office:value-type="float" office:value="22253" table:style-name="ce7">
            <text:p>22,253<text:s/></text:p>
          </table:table-cell>
          <table:table-cell office:value-type="float" office:value="15074" table:style-name="ce7">
            <text:p>15,074<text:s/></text:p>
          </table:table-cell>
          <table:table-cell office:value-type="float" office:value="29493" table:style-name="ce7">
            <text:p>29,493<text:s/></text:p>
          </table:table-cell>
          <table:table-cell office:value-type="float" office:value="19183" table:style-name="ce7">
            <text:p>19,183<text:s/></text:p>
          </table:table-cell>
          <table:table-cell office:value-type="float" office:value="8984" table:style-name="ce7">
            <text:p>8,984<text:s/></text:p>
          </table:table-cell>
          <table:table-cell office:value-type="float" office:value="15214" table:style-name="ce7">
            <text:p>15,214<text:s/></text:p>
          </table:table-cell>
          <table:table-cell office:value-type="float" office:value="39859" table:style-name="ce7">
            <text:p>39,859<text:s/></text:p>
          </table:table-cell>
          <table:table-cell office:value-type="float" office:value="21073" table:style-name="ce7">
            <text:p>21,073<text:s/></text:p>
          </table:table-cell>
          <table:table-cell office:value-type="float" office:value="24895" table:style-name="ce7">
            <text:p>24,895<text:s/></text:p>
          </table:table-cell>
          <table:table-cell office:value-type="float" office:value="27164" table:style-name="ce7">
            <text:p>27,164<text:s/></text:p>
          </table:table-cell>
          <table:table-cell office:value-type="float" office:value="11897" table:style-name="ce7">
            <text:p>11,897<text:s/></text:p>
          </table:table-cell>
          <table:table-cell office:value-type="float" office:value="10729" table:style-name="ce7">
            <text:p>10,729<text:s/></text:p>
          </table:table-cell>
          <table:table-cell office:value-type="float" office:value="5369" table:style-name="ce7">
            <text:p>5,369<text:s/></text:p>
          </table:table-cell>
          <table:table-cell office:value-type="float" office:value="5103" table:style-name="ce7">
            <text:p>5,103<text:s/></text:p>
          </table:table-cell>
          <table:table-cell office:value-type="float" office:value="7972" table:style-name="ce7">
            <text:p>7,972<text:s/></text:p>
          </table:table-cell>
          <table:table-cell office:value-type="float" office:value="10749" table:style-name="ce7">
            <text:p>10,749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13450" table:style-name="ce7">
            <text:p>13,450<text:s/></text:p>
          </table:table-cell>
          <table:table-cell office:value-type="float" office:value="17658" table:style-name="ce7">
            <text:p>17,658<text:s/></text:p>
          </table:table-cell>
          <table:table-cell office:value-type="float" office:value="29393" table:style-name="ce7">
            <text:p>29,393<text:s/></text:p>
          </table:table-cell>
          <table:table-cell office:value-type="float" office:value="25332" table:style-name="ce7">
            <text:p>25,332<text:s/></text:p>
          </table:table-cell>
          <table:table-cell office:value-type="float" office:value="15422" table:style-name="ce7">
            <text:p>15,422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12259" table:style-name="ce7">
            <text:p>12,259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11633" table:style-name="ce7">
            <text:p>11,633<text:s/></text:p>
          </table:table-cell>
          <table:table-cell office:value-type="float" office:value="9798" table:style-name="ce7">
            <text:p>9,798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1296" table:style-name="ce7">
            <text:p>1,296<text:s/></text:p>
          </table:table-cell>
          <table:table-cell office:value-type="float" office:value="1951" table:style-name="ce7">
            <text:p>1,951<text:s/></text:p>
          </table:table-cell>
          <table:table-cell office:value-type="float" office:value="2268" table:style-name="ce7">
            <text:p>2,268<text:s/></text:p>
          </table:table-cell>
          <table:table-cell office:value-type="float" office:value="1302" table:style-name="ce7">
            <text:p>1,302<text:s/></text:p>
          </table:table-cell>
          <table:table-cell office:value-type="float" office:value="1892" table:style-name="ce7">
            <text:p>1,892<text:s/></text:p>
          </table:table-cell>
          <table:table-cell office:value-type="float" office:value="1478" table:style-name="ce7">
            <text:p>1,478<text:s/></text:p>
          </table:table-cell>
          <table:table-cell office:value-type="float" office:value="1995" table:style-name="ce7">
            <text:p>1,995<text:s/></text:p>
          </table:table-cell>
          <table:table-cell office:value-type="float" office:value="672" table:style-name="ce7">
            <text:p>672<text:s/></text:p>
          </table:table-cell>
          <table:table-cell office:value-type="float" office:value="2215" table:style-name="ce7">
            <text:p>2,215<text:s/></text:p>
          </table:table-cell>
          <table:table-cell office:value-type="float" office:value="1916" table:style-name="ce7">
            <text:p>1,916<text:s/></text:p>
          </table:table-cell>
          <table:table-cell table:number-columns-repeated="16264"/>
        </table:table-row>
        <table:table-row table:style-name="ro2">
          <table:table-cell office:value-type="date" office:date-value="2023-11-03T00:00:00" table:style-name="ce6">
            <text:p>2023/11/3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14744" table:style-name="ce7">
            <text:p>14,744<text:s/></text:p>
          </table:table-cell>
          <table:table-cell office:value-type="float" office:value="44111" table:style-name="ce7">
            <text:p>44,111<text:s/></text:p>
          </table:table-cell>
          <table:table-cell office:value-type="float" office:value="49214" table:style-name="ce7">
            <text:p>49,214<text:s/></text:p>
          </table:table-cell>
          <table:table-cell office:value-type="float" office:value="28053" table:style-name="ce7">
            <text:p>28,053<text:s/></text:p>
          </table:table-cell>
          <table:table-cell office:value-type="float" office:value="15762" table:style-name="ce7">
            <text:p>15,762<text:s/></text:p>
          </table:table-cell>
          <table:table-cell office:value-type="float" office:value="11950" table:style-name="ce7">
            <text:p>11,950<text:s/></text:p>
          </table:table-cell>
          <table:table-cell office:value-type="float" office:value="4588" table:style-name="ce7">
            <text:p>4,588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14321" table:style-name="ce7">
            <text:p>14,321<text:s/></text:p>
          </table:table-cell>
          <table:table-cell office:value-type="float" office:value="2857" table:style-name="ce7">
            <text:p>2,857<text:s/></text:p>
          </table:table-cell>
          <table:table-cell office:value-type="float" office:value="4829" table:style-name="ce7">
            <text:p>4,829<text:s/></text:p>
          </table:table-cell>
          <table:table-cell office:value-type="float" office:value="7596" table:style-name="ce7">
            <text:p>7,596<text:s/></text:p>
          </table:table-cell>
          <table:table-cell office:value-type="float" office:value="10686" table:style-name="ce7">
            <text:p>10,686<text:s/></text:p>
          </table:table-cell>
          <table:table-cell office:value-type="float" office:value="12962" table:style-name="ce7">
            <text:p>12,962<text:s/></text:p>
          </table:table-cell>
          <table:table-cell office:value-type="float" office:value="17539" table:style-name="ce7">
            <text:p>17,539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7038" table:style-name="ce7">
            <text:p>7,038<text:s/></text:p>
          </table:table-cell>
          <table:table-cell office:value-type="float" office:value="10764" table:style-name="ce7">
            <text:p>10,764<text:s/></text:p>
          </table:table-cell>
          <table:table-cell office:value-type="float" office:value="4038" table:style-name="ce7">
            <text:p>4,038<text:s/></text:p>
          </table:table-cell>
          <table:table-cell office:value-type="float" office:value="10285" table:style-name="ce7">
            <text:p>10,285<text:s/></text:p>
          </table:table-cell>
          <table:table-cell office:value-type="float" office:value="9576" table:style-name="ce7">
            <text:p>9,576<text:s/></text:p>
          </table:table-cell>
          <table:table-cell office:value-type="float" office:value="7264" table:style-name="ce7">
            <text:p>7,264<text:s/></text:p>
          </table:table-cell>
          <table:table-cell office:value-type="float" office:value="44739" table:style-name="ce7">
            <text:p>44,739<text:s/></text:p>
          </table:table-cell>
          <table:table-cell office:value-type="float" office:value="3141" table:style-name="ce7">
            <text:p>3,141<text:s/></text:p>
          </table:table-cell>
          <table:table-cell office:value-type="float" office:value="13257" table:style-name="ce7">
            <text:p>13,257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16423" table:style-name="ce7">
            <text:p>16,423<text:s/></text:p>
          </table:table-cell>
          <table:table-cell office:value-type="float" office:value="24280" table:style-name="ce7">
            <text:p>24,280<text:s/></text:p>
          </table:table-cell>
          <table:table-cell office:value-type="float" office:value="17358" table:style-name="ce7">
            <text:p>17,358<text:s/></text:p>
          </table:table-cell>
          <table:table-cell office:value-type="float" office:value="10641" table:style-name="ce7">
            <text:p>10,641<text:s/></text:p>
          </table:table-cell>
          <table:table-cell office:value-type="float" office:value="32327" table:style-name="ce7">
            <text:p>32,327<text:s/></text:p>
          </table:table-cell>
          <table:table-cell office:value-type="float" office:value="17891" table:style-name="ce7">
            <text:p>17,891<text:s/></text:p>
          </table:table-cell>
          <table:table-cell office:value-type="float" office:value="34422" table:style-name="ce7">
            <text:p>34,422<text:s/></text:p>
          </table:table-cell>
          <table:table-cell office:value-type="float" office:value="33686" table:style-name="ce7">
            <text:p>33,686<text:s/></text:p>
          </table:table-cell>
          <table:table-cell office:value-type="float" office:value="12086" table:style-name="ce7">
            <text:p>12,086<text:s/></text:p>
          </table:table-cell>
          <table:table-cell office:value-type="float" office:value="36328" table:style-name="ce7">
            <text:p>36,328<text:s/></text:p>
          </table:table-cell>
          <table:table-cell office:value-type="float" office:value="26018" table:style-name="ce7">
            <text:p>26,018<text:s/></text:p>
          </table:table-cell>
          <table:table-cell office:value-type="float" office:value="24144" table:style-name="ce7">
            <text:p>24,144<text:s/></text:p>
          </table:table-cell>
          <table:table-cell office:value-type="float" office:value="21156" table:style-name="ce7">
            <text:p>21,156<text:s/></text:p>
          </table:table-cell>
          <table:table-cell office:value-type="float" office:value="24645" table:style-name="ce7">
            <text:p>24,645<text:s/></text:p>
          </table:table-cell>
          <table:table-cell office:value-type="float" office:value="153972" table:style-name="ce7">
            <text:p>153,972<text:s/></text:p>
          </table:table-cell>
          <table:table-cell office:value-type="float" office:value="49756" table:style-name="ce7">
            <text:p>49,756<text:s/></text:p>
          </table:table-cell>
          <table:table-cell office:value-type="float" office:value="23261" table:style-name="ce7">
            <text:p>23,261<text:s/></text:p>
          </table:table-cell>
          <table:table-cell office:value-type="float" office:value="25116" table:style-name="ce7">
            <text:p>25,116<text:s/></text:p>
          </table:table-cell>
          <table:table-cell office:value-type="float" office:value="28015" table:style-name="ce7">
            <text:p>28,015<text:s/></text:p>
          </table:table-cell>
          <table:table-cell office:value-type="float" office:value="33234" table:style-name="ce7">
            <text:p>33,234<text:s/></text:p>
          </table:table-cell>
          <table:table-cell office:value-type="float" office:value="31817" table:style-name="ce7">
            <text:p>31,817<text:s/></text:p>
          </table:table-cell>
          <table:table-cell office:value-type="float" office:value="25565" table:style-name="ce7">
            <text:p>25,565<text:s/></text:p>
          </table:table-cell>
          <table:table-cell office:value-type="float" office:value="14094" table:style-name="ce7">
            <text:p>14,094<text:s/></text:p>
          </table:table-cell>
          <table:table-cell office:value-type="float" office:value="32877" table:style-name="ce7">
            <text:p>32,877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9677" table:style-name="ce7">
            <text:p>9,677<text:s/></text:p>
          </table:table-cell>
          <table:table-cell office:value-type="float" office:value="20758" table:style-name="ce7">
            <text:p>20,758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4148" table:style-name="ce7">
            <text:p>4,148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14606" table:style-name="ce7">
            <text:p>14,606<text:s/></text:p>
          </table:table-cell>
          <table:table-cell office:value-type="float" office:value="10204" table:style-name="ce7">
            <text:p>10,204<text:s/></text:p>
          </table:table-cell>
          <table:table-cell office:value-type="float" office:value="13322" table:style-name="ce7">
            <text:p>13,322<text:s/></text:p>
          </table:table-cell>
          <table:table-cell office:value-type="float" office:value="38557" table:style-name="ce7">
            <text:p>38,557<text:s/></text:p>
          </table:table-cell>
          <table:table-cell office:value-type="float" office:value="10359" table:style-name="ce7">
            <text:p>10,359<text:s/></text:p>
          </table:table-cell>
          <table:table-cell office:value-type="float" office:value="14508" table:style-name="ce7">
            <text:p>14,508<text:s/></text:p>
          </table:table-cell>
          <table:table-cell office:value-type="float" office:value="9179" table:style-name="ce7">
            <text:p>9,179<text:s/></text:p>
          </table:table-cell>
          <table:table-cell office:value-type="float" office:value="23926" table:style-name="ce7">
            <text:p>23,926<text:s/></text:p>
          </table:table-cell>
          <table:table-cell office:value-type="float" office:value="27701" table:style-name="ce7">
            <text:p>27,701<text:s/></text:p>
          </table:table-cell>
          <table:table-cell office:value-type="float" office:value="31626" table:style-name="ce7">
            <text:p>31,626<text:s/></text:p>
          </table:table-cell>
          <table:table-cell office:value-type="float" office:value="41083" table:style-name="ce7">
            <text:p>41,083<text:s/></text:p>
          </table:table-cell>
          <table:table-cell office:value-type="float" office:value="42421" table:style-name="ce7">
            <text:p>42,421<text:s/></text:p>
          </table:table-cell>
          <table:table-cell office:value-type="float" office:value="29042" table:style-name="ce7">
            <text:p>29,042<text:s/></text:p>
          </table:table-cell>
          <table:table-cell office:value-type="float" office:value="30009" table:style-name="ce7">
            <text:p>30,009<text:s/></text:p>
          </table:table-cell>
          <table:table-cell office:value-type="float" office:value="70116" table:style-name="ce7">
            <text:p>70,116<text:s/></text:p>
          </table:table-cell>
          <table:table-cell office:value-type="float" office:value="25629" table:style-name="ce7">
            <text:p>25,629<text:s/></text:p>
          </table:table-cell>
          <table:table-cell office:value-type="float" office:value="37784" table:style-name="ce7">
            <text:p>37,784<text:s/></text:p>
          </table:table-cell>
          <table:table-cell office:value-type="float" office:value="35619" table:style-name="ce7">
            <text:p>35,619<text:s/></text:p>
          </table:table-cell>
          <table:table-cell office:value-type="float" office:value="22739" table:style-name="ce7">
            <text:p>22,739<text:s/></text:p>
          </table:table-cell>
          <table:table-cell office:value-type="float" office:value="67772" table:style-name="ce7">
            <text:p>67,772<text:s/></text:p>
          </table:table-cell>
          <table:table-cell office:value-type="float" office:value="22192" table:style-name="ce7">
            <text:p>22,192<text:s/></text:p>
          </table:table-cell>
          <table:table-cell office:value-type="float" office:value="17496" table:style-name="ce7">
            <text:p>17,496<text:s/></text:p>
          </table:table-cell>
          <table:table-cell office:value-type="float" office:value="14981" table:style-name="ce7">
            <text:p>14,981<text:s/></text:p>
          </table:table-cell>
          <table:table-cell office:value-type="float" office:value="25670" table:style-name="ce7">
            <text:p>25,670<text:s/></text:p>
          </table:table-cell>
          <table:table-cell office:value-type="float" office:value="15781" table:style-name="ce7">
            <text:p>15,781<text:s/></text:p>
          </table:table-cell>
          <table:table-cell office:value-type="float" office:value="33939" table:style-name="ce7">
            <text:p>33,939<text:s/></text:p>
          </table:table-cell>
          <table:table-cell office:value-type="float" office:value="20558" table:style-name="ce7">
            <text:p>20,558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16404" table:style-name="ce7">
            <text:p>16,404<text:s/></text:p>
          </table:table-cell>
          <table:table-cell office:value-type="float" office:value="40857" table:style-name="ce7">
            <text:p>40,857<text:s/></text:p>
          </table:table-cell>
          <table:table-cell office:value-type="float" office:value="21837" table:style-name="ce7">
            <text:p>21,837<text:s/></text:p>
          </table:table-cell>
          <table:table-cell office:value-type="float" office:value="25799" table:style-name="ce7">
            <text:p>25,799<text:s/></text:p>
          </table:table-cell>
          <table:table-cell office:value-type="float" office:value="29289" table:style-name="ce7">
            <text:p>29,289<text:s/></text:p>
          </table:table-cell>
          <table:table-cell office:value-type="float" office:value="12720" table:style-name="ce7">
            <text:p>12,720<text:s/></text:p>
          </table:table-cell>
          <table:table-cell office:value-type="float" office:value="11468" table:style-name="ce7">
            <text:p>11,468<text:s/></text:p>
          </table:table-cell>
          <table:table-cell office:value-type="float" office:value="5463" table:style-name="ce7">
            <text:p>5,463<text:s/></text:p>
          </table:table-cell>
          <table:table-cell office:value-type="float" office:value="5294" table:style-name="ce7">
            <text:p>5,294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10911" table:style-name="ce7">
            <text:p>10,911<text:s/></text:p>
          </table:table-cell>
          <table:table-cell office:value-type="float" office:value="10628" table:style-name="ce7">
            <text:p>10,628<text:s/></text:p>
          </table:table-cell>
          <table:table-cell office:value-type="float" office:value="15375" table:style-name="ce7">
            <text:p>15,375<text:s/></text:p>
          </table:table-cell>
          <table:table-cell office:value-type="float" office:value="18726" table:style-name="ce7">
            <text:p>18,726<text:s/></text:p>
          </table:table-cell>
          <table:table-cell office:value-type="float" office:value="29884" table:style-name="ce7">
            <text:p>29,884<text:s/></text:p>
          </table:table-cell>
          <table:table-cell office:value-type="float" office:value="27282" table:style-name="ce7">
            <text:p>27,282<text:s/></text:p>
          </table:table-cell>
          <table:table-cell office:value-type="float" office:value="16196" table:style-name="ce7">
            <text:p>16,196<text:s/></text:p>
          </table:table-cell>
          <table:table-cell office:value-type="float" office:value="12751" table:style-name="ce7">
            <text:p>12,751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13580" table:style-name="ce7">
            <text:p>13,580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12280" table:style-name="ce7">
            <text:p>12,280<text:s/></text:p>
          </table:table-cell>
          <table:table-cell office:value-type="float" office:value="10337" table:style-name="ce7">
            <text:p>10,337<text:s/></text:p>
          </table:table-cell>
          <table:table-cell office:value-type="float" office:value="2125" table:style-name="ce7">
            <text:p>2,125<text:s/></text:p>
          </table:table-cell>
          <table:table-cell office:value-type="float" office:value="1383" table:style-name="ce7">
            <text:p>1,383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2534" table:style-name="ce7">
            <text:p>2,534<text:s/></text:p>
          </table:table-cell>
          <table:table-cell office:value-type="float" office:value="1361" table:style-name="ce7">
            <text:p>1,361<text:s/></text:p>
          </table:table-cell>
          <table:table-cell office:value-type="float" office:value="1983" table:style-name="ce7">
            <text:p>1,983<text:s/></text:p>
          </table:table-cell>
          <table:table-cell office:value-type="float" office:value="1494" table:style-name="ce7">
            <text:p>1,494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725" table:style-name="ce7">
            <text:p>725<text:s/></text:p>
          </table:table-cell>
          <table:table-cell office:value-type="float" office:value="2382" table:style-name="ce7">
            <text:p>2,382<text:s/></text:p>
          </table:table-cell>
          <table:table-cell office:value-type="float" office:value="2073" table:style-name="ce7">
            <text:p>2,073<text:s/></text:p>
          </table:table-cell>
          <table:table-cell table:number-columns-repeated="16264"/>
        </table:table-row>
        <table:table-row table:style-name="ro2">
          <table:table-cell office:value-type="date" office:date-value="2023-11-04T00:00:00" table:style-name="ce6">
            <text:p>2023/11/4</text:p>
          </table:table-cell>
          <table:table-cell office:value-type="float" office:value="4010" table:style-name="ce7">
            <text:p>4,010<text:s/></text:p>
          </table:table-cell>
          <table:table-cell office:value-type="float" office:value="9718" table:style-name="ce7">
            <text:p>9,718<text:s/></text:p>
          </table:table-cell>
          <table:table-cell office:value-type="float" office:value="26081" table:style-name="ce7">
            <text:p>26,081<text:s/></text:p>
          </table:table-cell>
          <table:table-cell office:value-type="float" office:value="48629" table:style-name="ce7">
            <text:p>48,629<text:s/></text:p>
          </table:table-cell>
          <table:table-cell office:value-type="float" office:value="16392" table:style-name="ce7">
            <text:p>16,392<text:s/></text:p>
          </table:table-cell>
          <table:table-cell office:value-type="float" office:value="10692" table:style-name="ce7">
            <text:p>10,692<text:s/></text:p>
          </table:table-cell>
          <table:table-cell office:value-type="float" office:value="8819" table:style-name="ce7">
            <text:p>8,819<text:s/></text:p>
          </table:table-cell>
          <table:table-cell office:value-type="float" office:value="3985" table:style-name="ce7">
            <text:p>3,985<text:s/></text:p>
          </table:table-cell>
          <table:table-cell office:value-type="float" office:value="2603" table:style-name="ce7">
            <text:p>2,603<text:s/></text:p>
          </table:table-cell>
          <table:table-cell office:value-type="float" office:value="8385" table:style-name="ce7">
            <text:p>8,385<text:s/></text:p>
          </table:table-cell>
          <table:table-cell office:value-type="float" office:value="2061" table:style-name="ce7">
            <text:p>2,061<text:s/></text:p>
          </table:table-cell>
          <table:table-cell office:value-type="float" office:value="4405" table:style-name="ce7">
            <text:p>4,405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12768" table:style-name="ce7">
            <text:p>12,768<text:s/></text:p>
          </table:table-cell>
          <table:table-cell office:value-type="float" office:value="5486" table:style-name="ce7">
            <text:p>5,486<text:s/></text:p>
          </table:table-cell>
          <table:table-cell office:value-type="float" office:value="8367" table:style-name="ce7">
            <text:p>8,367<text:s/></text:p>
          </table:table-cell>
          <table:table-cell office:value-type="float" office:value="7025" table:style-name="ce7">
            <text:p>7,025<text:s/></text:p>
          </table:table-cell>
          <table:table-cell office:value-type="float" office:value="9684" table:style-name="ce7">
            <text:p>9,684<text:s/></text:p>
          </table:table-cell>
          <table:table-cell office:value-type="float" office:value="3996" table:style-name="ce7">
            <text:p>3,996<text:s/></text:p>
          </table:table-cell>
          <table:table-cell office:value-type="float" office:value="6839" table:style-name="ce7">
            <text:p>6,839<text:s/></text:p>
          </table:table-cell>
          <table:table-cell office:value-type="float" office:value="8438" table:style-name="ce7">
            <text:p>8,438<text:s/></text:p>
          </table:table-cell>
          <table:table-cell office:value-type="float" office:value="2820" table:style-name="ce7">
            <text:p>2,820<text:s/></text:p>
          </table:table-cell>
          <table:table-cell office:value-type="float" office:value="37956" table:style-name="ce7">
            <text:p>37,956<text:s/></text:p>
          </table:table-cell>
          <table:table-cell office:value-type="float" office:value="4057" table:style-name="ce7">
            <text:p>4,057<text:s/></text:p>
          </table:table-cell>
          <table:table-cell office:value-type="float" office:value="12517" table:style-name="ce7">
            <text:p>12,517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18013" table:style-name="ce7">
            <text:p>18,013<text:s/></text:p>
          </table:table-cell>
          <table:table-cell office:value-type="float" office:value="14813" table:style-name="ce7">
            <text:p>14,813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28467" table:style-name="ce7">
            <text:p>28,467<text:s/></text:p>
          </table:table-cell>
          <table:table-cell office:value-type="float" office:value="15405" table:style-name="ce7">
            <text:p>15,405<text:s/></text:p>
          </table:table-cell>
          <table:table-cell office:value-type="float" office:value="26831" table:style-name="ce7">
            <text:p>26,831<text:s/></text:p>
          </table:table-cell>
          <table:table-cell office:value-type="float" office:value="26445" table:style-name="ce7">
            <text:p>26,445<text:s/></text:p>
          </table:table-cell>
          <table:table-cell office:value-type="float" office:value="5239" table:style-name="ce7">
            <text:p>5,239<text:s/></text:p>
          </table:table-cell>
          <table:table-cell office:value-type="float" office:value="29133" table:style-name="ce7">
            <text:p>29,133<text:s/></text:p>
          </table:table-cell>
          <table:table-cell office:value-type="float" office:value="20400" table:style-name="ce7">
            <text:p>20,400<text:s/></text:p>
          </table:table-cell>
          <table:table-cell office:value-type="float" office:value="18431" table:style-name="ce7">
            <text:p>18,431<text:s/></text:p>
          </table:table-cell>
          <table:table-cell office:value-type="float" office:value="16553" table:style-name="ce7">
            <text:p>16,553<text:s/></text:p>
          </table:table-cell>
          <table:table-cell office:value-type="float" office:value="11483" table:style-name="ce7">
            <text:p>11,483<text:s/></text:p>
          </table:table-cell>
          <table:table-cell office:value-type="float" office:value="155743" table:style-name="ce7">
            <text:p>155,743<text:s/></text:p>
          </table:table-cell>
          <table:table-cell office:value-type="float" office:value="52062" table:style-name="ce7">
            <text:p>52,062<text:s/></text:p>
          </table:table-cell>
          <table:table-cell office:value-type="float" office:value="18908" table:style-name="ce7">
            <text:p>18,908<text:s/></text:p>
          </table:table-cell>
          <table:table-cell office:value-type="float" office:value="17937" table:style-name="ce7">
            <text:p>17,937<text:s/></text:p>
          </table:table-cell>
          <table:table-cell office:value-type="float" office:value="36709" table:style-name="ce7">
            <text:p>36,709<text:s/></text:p>
          </table:table-cell>
          <table:table-cell office:value-type="float" office:value="34625" table:style-name="ce7">
            <text:p>34,625<text:s/></text:p>
          </table:table-cell>
          <table:table-cell office:value-type="float" office:value="29051" table:style-name="ce7">
            <text:p>29,051<text:s/></text:p>
          </table:table-cell>
          <table:table-cell office:value-type="float" office:value="22435" table:style-name="ce7">
            <text:p>22,435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25902" table:style-name="ce7">
            <text:p>25,902<text:s/></text:p>
          </table:table-cell>
          <table:table-cell office:value-type="float" office:value="6932" table:style-name="ce7">
            <text:p>6,932<text:s/></text:p>
          </table:table-cell>
          <table:table-cell office:value-type="float" office:value="7002" table:style-name="ce7">
            <text:p>7,002<text:s/></text:p>
          </table:table-cell>
          <table:table-cell office:value-type="float" office:value="18746" table:style-name="ce7">
            <text:p>18,746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1983" table:style-name="ce7">
            <text:p>1,983<text:s/></text:p>
          </table:table-cell>
          <table:table-cell office:value-type="float" office:value="9756" table:style-name="ce7">
            <text:p>9,756<text:s/></text:p>
          </table:table-cell>
          <table:table-cell office:value-type="float" office:value="8508" table:style-name="ce7">
            <text:p>8,508<text:s/></text:p>
          </table:table-cell>
          <table:table-cell office:value-type="float" office:value="10845" table:style-name="ce7">
            <text:p>10,845<text:s/></text:p>
          </table:table-cell>
          <table:table-cell office:value-type="float" office:value="42290" table:style-name="ce7">
            <text:p>42,290<text:s/></text:p>
          </table:table-cell>
          <table:table-cell office:value-type="float" office:value="7158" table:style-name="ce7">
            <text:p>7,158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7315" table:style-name="ce7">
            <text:p>7,315<text:s/></text:p>
          </table:table-cell>
          <table:table-cell office:value-type="float" office:value="18130" table:style-name="ce7">
            <text:p>18,130<text:s/></text:p>
          </table:table-cell>
          <table:table-cell office:value-type="float" office:value="17476" table:style-name="ce7">
            <text:p>17,476<text:s/></text:p>
          </table:table-cell>
          <table:table-cell office:value-type="float" office:value="28819" table:style-name="ce7">
            <text:p>28,819<text:s/></text:p>
          </table:table-cell>
          <table:table-cell office:value-type="float" office:value="38914" table:style-name="ce7">
            <text:p>38,914<text:s/></text:p>
          </table:table-cell>
          <table:table-cell office:value-type="float" office:value="31847" table:style-name="ce7">
            <text:p>31,847<text:s/></text:p>
          </table:table-cell>
          <table:table-cell office:value-type="float" office:value="23964" table:style-name="ce7">
            <text:p>23,964<text:s/></text:p>
          </table:table-cell>
          <table:table-cell office:value-type="float" office:value="30264" table:style-name="ce7">
            <text:p>30,264<text:s/></text:p>
          </table:table-cell>
          <table:table-cell office:value-type="float" office:value="77172" table:style-name="ce7">
            <text:p>77,172<text:s/></text:p>
          </table:table-cell>
          <table:table-cell office:value-type="float" office:value="16051" table:style-name="ce7">
            <text:p>16,051<text:s/></text:p>
          </table:table-cell>
          <table:table-cell office:value-type="float" office:value="35607" table:style-name="ce7">
            <text:p>35,607<text:s/></text:p>
          </table:table-cell>
          <table:table-cell office:value-type="float" office:value="29896" table:style-name="ce7">
            <text:p>29,896<text:s/></text:p>
          </table:table-cell>
          <table:table-cell office:value-type="float" office:value="19783" table:style-name="ce7">
            <text:p>19,783<text:s/></text:p>
          </table:table-cell>
          <table:table-cell office:value-type="float" office:value="63406" table:style-name="ce7">
            <text:p>63,406<text:s/></text:p>
          </table:table-cell>
          <table:table-cell office:value-type="float" office:value="15929" table:style-name="ce7">
            <text:p>15,929<text:s/></text:p>
          </table:table-cell>
          <table:table-cell office:value-type="float" office:value="14468" table:style-name="ce7">
            <text:p>14,468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22665" table:style-name="ce7">
            <text:p>22,665<text:s/></text:p>
          </table:table-cell>
          <table:table-cell office:value-type="float" office:value="11626" table:style-name="ce7">
            <text:p>11,626<text:s/></text:p>
          </table:table-cell>
          <table:table-cell office:value-type="float" office:value="31085" table:style-name="ce7">
            <text:p>31,085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11835" table:style-name="ce7">
            <text:p>11,835<text:s/></text:p>
          </table:table-cell>
          <table:table-cell office:value-type="float" office:value="14383" table:style-name="ce7">
            <text:p>14,383<text:s/></text:p>
          </table:table-cell>
          <table:table-cell office:value-type="float" office:value="20364" table:style-name="ce7">
            <text:p>20,364<text:s/></text:p>
          </table:table-cell>
          <table:table-cell office:value-type="float" office:value="17170" table:style-name="ce7">
            <text:p>17,170<text:s/></text:p>
          </table:table-cell>
          <table:table-cell office:value-type="float" office:value="16028" table:style-name="ce7">
            <text:p>16,028<text:s/></text:p>
          </table:table-cell>
          <table:table-cell office:value-type="float" office:value="23756" table:style-name="ce7">
            <text:p>23,756<text:s/></text:p>
          </table:table-cell>
          <table:table-cell office:value-type="float" office:value="6682" table:style-name="ce7">
            <text:p>6,682<text:s/></text:p>
          </table:table-cell>
          <table:table-cell office:value-type="float" office:value="8983" table:style-name="ce7">
            <text:p>8,983<text:s/></text:p>
          </table:table-cell>
          <table:table-cell office:value-type="float" office:value="4199" table:style-name="ce7">
            <text:p>4,199<text:s/></text:p>
          </table:table-cell>
          <table:table-cell office:value-type="float" office:value="2707" table:style-name="ce7">
            <text:p>2,707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7536" table:style-name="ce7">
            <text:p>7,536<text:s/></text:p>
          </table:table-cell>
          <table:table-cell office:value-type="float" office:value="9885" table:style-name="ce7">
            <text:p>9,885<text:s/></text:p>
          </table:table-cell>
          <table:table-cell office:value-type="float" office:value="13603" table:style-name="ce7">
            <text:p>13,603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20976" table:style-name="ce7">
            <text:p>20,976<text:s/></text:p>
          </table:table-cell>
          <table:table-cell office:value-type="float" office:value="24455" table:style-name="ce7">
            <text:p>24,455<text:s/></text:p>
          </table:table-cell>
          <table:table-cell office:value-type="float" office:value="11900" table:style-name="ce7">
            <text:p>11,900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11124" table:style-name="ce7">
            <text:p>11,124<text:s/></text:p>
          </table:table-cell>
          <table:table-cell office:value-type="float" office:value="10316" table:style-name="ce7">
            <text:p>10,316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7959" table:style-name="ce7">
            <text:p>7,959<text:s/></text:p>
          </table:table-cell>
          <table:table-cell office:value-type="float" office:value="1596" table:style-name="ce7">
            <text:p>1,596<text:s/></text:p>
          </table:table-cell>
          <table:table-cell office:value-type="float" office:value="1268" table:style-name="ce7">
            <text:p>1,268<text:s/></text:p>
          </table:table-cell>
          <table:table-cell office:value-type="float" office:value="1483" table:style-name="ce7">
            <text:p>1,483<text:s/></text:p>
          </table:table-cell>
          <table:table-cell office:value-type="float" office:value="2206" table:style-name="ce7">
            <text:p>2,206<text:s/></text:p>
          </table:table-cell>
          <table:table-cell office:value-type="float" office:value="590" table:style-name="ce7">
            <text:p>590<text:s/></text:p>
          </table:table-cell>
          <table:table-cell office:value-type="float" office:value="733" table:style-name="ce7">
            <text:p>733<text:s/></text:p>
          </table:table-cell>
          <table:table-cell office:value-type="float" office:value="1012" table:style-name="ce7">
            <text:p>1,012<text:s/></text:p>
          </table:table-cell>
          <table:table-cell office:value-type="float" office:value="2444" table:style-name="ce7">
            <text:p>2,444<text:s/></text:p>
          </table:table-cell>
          <table:table-cell office:value-type="float" office:value="611" table:style-name="ce7">
            <text:p>611<text:s/></text:p>
          </table:table-cell>
          <table:table-cell office:value-type="float" office:value="1800" table:style-name="ce7">
            <text:p>1,800<text:s/></text:p>
          </table:table-cell>
          <table:table-cell office:value-type="float" office:value="1167" table:style-name="ce7">
            <text:p>1,167<text:s/></text:p>
          </table:table-cell>
          <table:table-cell table:number-columns-repeated="16264"/>
        </table:table-row>
        <table:table-row table:style-name="ro2">
          <table:table-cell office:value-type="date" office:date-value="2023-11-05T00:00:00" table:style-name="ce6">
            <text:p>2023/11/5</text:p>
          </table:table-cell>
          <table:table-cell office:value-type="float" office:value="4223" table:style-name="ce7">
            <text:p>4,223<text:s/></text:p>
          </table:table-cell>
          <table:table-cell office:value-type="float" office:value="7508" table:style-name="ce7">
            <text:p>7,508<text:s/></text:p>
          </table:table-cell>
          <table:table-cell office:value-type="float" office:value="20762" table:style-name="ce7">
            <text:p>20,762<text:s/></text:p>
          </table:table-cell>
          <table:table-cell office:value-type="float" office:value="36810" table:style-name="ce7">
            <text:p>36,810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8351" table:style-name="ce7">
            <text:p>8,351<text:s/></text:p>
          </table:table-cell>
          <table:table-cell office:value-type="float" office:value="6583" table:style-name="ce7">
            <text:p>6,583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5852" table:style-name="ce7">
            <text:p>5,852<text:s/></text:p>
          </table:table-cell>
          <table:table-cell office:value-type="float" office:value="1609" table:style-name="ce7">
            <text:p>1,609<text:s/></text:p>
          </table:table-cell>
          <table:table-cell office:value-type="float" office:value="2994" table:style-name="ce7">
            <text:p>2,994<text:s/></text:p>
          </table:table-cell>
          <table:table-cell office:value-type="float" office:value="8361" table:style-name="ce7">
            <text:p>8,361<text:s/></text:p>
          </table:table-cell>
          <table:table-cell office:value-type="float" office:value="5191" table:style-name="ce7">
            <text:p>5,191<text:s/></text:p>
          </table:table-cell>
          <table:table-cell office:value-type="float" office:value="10441" table:style-name="ce7">
            <text:p>10,441<text:s/></text:p>
          </table:table-cell>
          <table:table-cell office:value-type="float" office:value="3996" table:style-name="ce7">
            <text:p>3,996<text:s/></text:p>
          </table:table-cell>
          <table:table-cell office:value-type="float" office:value="6481" table:style-name="ce7">
            <text:p>6,481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7643" table:style-name="ce7">
            <text:p>7,643<text:s/></text:p>
          </table:table-cell>
          <table:table-cell office:value-type="float" office:value="3492" table:style-name="ce7">
            <text:p>3,492<text:s/></text:p>
          </table:table-cell>
          <table:table-cell office:value-type="float" office:value="5181" table:style-name="ce7">
            <text:p>5,181<text:s/></text:p>
          </table:table-cell>
          <table:table-cell office:value-type="float" office:value="5219" table:style-name="ce7">
            <text:p>5,219<text:s/></text:p>
          </table:table-cell>
          <table:table-cell office:value-type="float" office:value="2616" table:style-name="ce7">
            <text:p>2,616<text:s/></text:p>
          </table:table-cell>
          <table:table-cell office:value-type="float" office:value="30606" table:style-name="ce7">
            <text:p>30,606<text:s/></text:p>
          </table:table-cell>
          <table:table-cell office:value-type="float" office:value="3064" table:style-name="ce7">
            <text:p>3,064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8020" table:style-name="ce7">
            <text:p>8,020<text:s/></text:p>
          </table:table-cell>
          <table:table-cell office:value-type="float" office:value="11277" table:style-name="ce7">
            <text:p>11,277<text:s/></text:p>
          </table:table-cell>
          <table:table-cell office:value-type="float" office:value="13995" table:style-name="ce7">
            <text:p>13,995<text:s/></text:p>
          </table:table-cell>
          <table:table-cell office:value-type="float" office:value="12173" table:style-name="ce7">
            <text:p>12,173<text:s/></text:p>
          </table:table-cell>
          <table:table-cell office:value-type="float" office:value="7341" table:style-name="ce7">
            <text:p>7,341<text:s/></text:p>
          </table:table-cell>
          <table:table-cell office:value-type="float" office:value="22854" table:style-name="ce7">
            <text:p>22,854<text:s/></text:p>
          </table:table-cell>
          <table:table-cell office:value-type="float" office:value="11749" table:style-name="ce7">
            <text:p>11,749<text:s/></text:p>
          </table:table-cell>
          <table:table-cell office:value-type="float" office:value="19614" table:style-name="ce7">
            <text:p>19,614<text:s/></text:p>
          </table:table-cell>
          <table:table-cell office:value-type="float" office:value="22450" table:style-name="ce7">
            <text:p>22,450<text:s/></text:p>
          </table:table-cell>
          <table:table-cell office:value-type="float" office:value="4353" table:style-name="ce7">
            <text:p>4,353<text:s/></text:p>
          </table:table-cell>
          <table:table-cell office:value-type="float" office:value="24116" table:style-name="ce7">
            <text:p>24,116<text:s/></text:p>
          </table:table-cell>
          <table:table-cell office:value-type="float" office:value="16553" table:style-name="ce7">
            <text:p>16,553<text:s/></text:p>
          </table:table-cell>
          <table:table-cell office:value-type="float" office:value="14850" table:style-name="ce7">
            <text:p>14,850<text:s/></text:p>
          </table:table-cell>
          <table:table-cell office:value-type="float" office:value="13692" table:style-name="ce7">
            <text:p>13,692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151983" table:style-name="ce7">
            <text:p>151,983<text:s/></text:p>
          </table:table-cell>
          <table:table-cell office:value-type="float" office:value="41927" table:style-name="ce7">
            <text:p>41,927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34052" table:style-name="ce7">
            <text:p>34,052<text:s/></text:p>
          </table:table-cell>
          <table:table-cell office:value-type="float" office:value="25278" table:style-name="ce7">
            <text:p>25,278<text:s/></text:p>
          </table:table-cell>
          <table:table-cell office:value-type="float" office:value="22976" table:style-name="ce7">
            <text:p>22,976<text:s/></text:p>
          </table:table-cell>
          <table:table-cell office:value-type="float" office:value="18272" table:style-name="ce7">
            <text:p>18,272<text:s/></text:p>
          </table:table-cell>
          <table:table-cell office:value-type="float" office:value="7301" table:style-name="ce7">
            <text:p>7,301<text:s/></text:p>
          </table:table-cell>
          <table:table-cell office:value-type="float" office:value="18681" table:style-name="ce7">
            <text:p>18,681<text:s/></text:p>
          </table:table-cell>
          <table:table-cell office:value-type="float" office:value="5700" table:style-name="ce7">
            <text:p>5,700<text:s/>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15921" table:style-name="ce7">
            <text:p>15,921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3051" table:style-name="ce7">
            <text:p>3,051<text:s/></text:p>
          </table:table-cell>
          <table:table-cell office:value-type="float" office:value="1626" table:style-name="ce7">
            <text:p>1,626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36490" table:style-name="ce7">
            <text:p>36,490<text:s/></text:p>
          </table:table-cell>
          <table:table-cell office:value-type="float" office:value="6058" table:style-name="ce7">
            <text:p>6,058<text:s/></text:p>
          </table:table-cell>
          <table:table-cell office:value-type="float" office:value="9440" table:style-name="ce7">
            <text:p>9,440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15009" table:style-name="ce7">
            <text:p>15,009<text:s/></text:p>
          </table:table-cell>
          <table:table-cell office:value-type="float" office:value="13611" table:style-name="ce7">
            <text:p>13,611<text:s/></text:p>
          </table:table-cell>
          <table:table-cell office:value-type="float" office:value="23180" table:style-name="ce7">
            <text:p>23,180<text:s/></text:p>
          </table:table-cell>
          <table:table-cell office:value-type="float" office:value="34802" table:style-name="ce7">
            <text:p>34,802<text:s/></text:p>
          </table:table-cell>
          <table:table-cell office:value-type="float" office:value="25430" table:style-name="ce7">
            <text:p>25,430<text:s/></text:p>
          </table:table-cell>
          <table:table-cell office:value-type="float" office:value="17617" table:style-name="ce7">
            <text:p>17,617<text:s/></text:p>
          </table:table-cell>
          <table:table-cell office:value-type="float" office:value="25808" table:style-name="ce7">
            <text:p>25,808<text:s/></text:p>
          </table:table-cell>
          <table:table-cell office:value-type="float" office:value="63563" table:style-name="ce7">
            <text:p>63,563<text:s/></text:p>
          </table:table-cell>
          <table:table-cell office:value-type="float" office:value="14077" table:style-name="ce7">
            <text:p>14,077<text:s/></text:p>
          </table:table-cell>
          <table:table-cell office:value-type="float" office:value="28292" table:style-name="ce7">
            <text:p>28,292<text:s/></text:p>
          </table:table-cell>
          <table:table-cell office:value-type="float" office:value="21294" table:style-name="ce7">
            <text:p>21,294<text:s/></text:p>
          </table:table-cell>
          <table:table-cell office:value-type="float" office:value="14313" table:style-name="ce7">
            <text:p>14,313<text:s/></text:p>
          </table:table-cell>
          <table:table-cell office:value-type="float" office:value="51362" table:style-name="ce7">
            <text:p>51,362<text:s/></text:p>
          </table:table-cell>
          <table:table-cell office:value-type="float" office:value="12998" table:style-name="ce7">
            <text:p>12,998<text:s/></text:p>
          </table:table-cell>
          <table:table-cell office:value-type="float" office:value="11511" table:style-name="ce7">
            <text:p>11,511<text:s/></text:p>
          </table:table-cell>
          <table:table-cell office:value-type="float" office:value="7211" table:style-name="ce7">
            <text:p>7,211<text:s/></text:p>
          </table:table-cell>
          <table:table-cell office:value-type="float" office:value="20867" table:style-name="ce7">
            <text:p>20,867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26580" table:style-name="ce7">
            <text:p>26,580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11247" table:style-name="ce7">
            <text:p>11,247<text:s/></text:p>
          </table:table-cell>
          <table:table-cell office:value-type="float" office:value="12263" table:style-name="ce7">
            <text:p>12,263<text:s/></text:p>
          </table:table-cell>
          <table:table-cell office:value-type="float" office:value="15656" table:style-name="ce7">
            <text:p>15,656<text:s/></text:p>
          </table:table-cell>
          <table:table-cell office:value-type="float" office:value="14070" table:style-name="ce7">
            <text:p>14,070<text:s/></text:p>
          </table:table-cell>
          <table:table-cell office:value-type="float" office:value="11359" table:style-name="ce7">
            <text:p>11,359<text:s/></text:p>
          </table:table-cell>
          <table:table-cell office:value-type="float" office:value="17772" table:style-name="ce7">
            <text:p>17,772<text:s/></text:p>
          </table:table-cell>
          <table:table-cell office:value-type="float" office:value="5427" table:style-name="ce7">
            <text:p>5,427<text:s/></text:p>
          </table:table-cell>
          <table:table-cell office:value-type="float" office:value="7194" table:style-name="ce7">
            <text:p>7,194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6875" table:style-name="ce7">
            <text:p>6,875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7837" table:style-name="ce7">
            <text:p>7,837<text:s/></text:p>
          </table:table-cell>
          <table:table-cell office:value-type="float" office:value="10936" table:style-name="ce7">
            <text:p>10,936<text:s/></text:p>
          </table:table-cell>
          <table:table-cell office:value-type="float" office:value="11247" table:style-name="ce7">
            <text:p>11,247<text:s/></text:p>
          </table:table-cell>
          <table:table-cell office:value-type="float" office:value="15561" table:style-name="ce7">
            <text:p>15,561<text:s/></text:p>
          </table:table-cell>
          <table:table-cell office:value-type="float" office:value="19983" table:style-name="ce7">
            <text:p>19,983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7756" table:style-name="ce7">
            <text:p>7,756<text:s/></text:p>
          </table:table-cell>
          <table:table-cell office:value-type="float" office:value="8421" table:style-name="ce7">
            <text:p>8,421<text:s/></text:p>
          </table:table-cell>
          <table:table-cell office:value-type="float" office:value="8274" table:style-name="ce7">
            <text:p>8,274<text:s/></text:p>
          </table:table-cell>
          <table:table-cell office:value-type="float" office:value="8405" table:style-name="ce7">
            <text:p>8,405<text:s/></text:p>
          </table:table-cell>
          <table:table-cell office:value-type="float" office:value="6532" table:style-name="ce7">
            <text:p>6,532<text:s/></text:p>
          </table:table-cell>
          <table:table-cell office:value-type="float" office:value="6490" table:style-name="ce7">
            <text:p>6,490<text:s/></text:p>
          </table:table-cell>
          <table:table-cell office:value-type="float" office:value="1271" table:style-name="ce7">
            <text:p>1,271<text:s/></text:p>
          </table:table-cell>
          <table:table-cell office:value-type="float" office:value="956" table:style-name="ce7">
            <text:p>956<text:s/></text:p>
          </table:table-cell>
          <table:table-cell office:value-type="float" office:value="1364" table:style-name="ce7">
            <text:p>1,364<text:s/></text:p>
          </table:table-cell>
          <table:table-cell office:value-type="float" office:value="1737" table:style-name="ce7">
            <text:p>1,737<text:s/></text:p>
          </table:table-cell>
          <table:table-cell office:value-type="float" office:value="501" table:style-name="ce7">
            <text:p>501<text:s/></text:p>
          </table:table-cell>
          <table:table-cell office:value-type="float" office:value="681" table:style-name="ce7">
            <text:p>681<text:s/></text:p>
          </table:table-cell>
          <table:table-cell office:value-type="float" office:value="811" table:style-name="ce7">
            <text:p>811<text:s/></text:p>
          </table:table-cell>
          <table:table-cell office:value-type="float" office:value="3021" table:style-name="ce7">
            <text:p>3,021<text:s/></text:p>
          </table:table-cell>
          <table:table-cell office:value-type="float" office:value="472" table:style-name="ce7">
            <text:p>472<text:s/></text:p>
          </table:table-cell>
          <table:table-cell office:value-type="float" office:value="1376" table:style-name="ce7">
            <text:p>1,376<text:s/></text:p>
          </table:table-cell>
          <table:table-cell office:value-type="float" office:value="1113" table:style-name="ce7">
            <text:p>1,113<text:s/></text:p>
          </table:table-cell>
          <table:table-cell table:number-columns-repeated="16264"/>
        </table:table-row>
        <table:table-row table:style-name="ro2">
          <table:table-cell office:value-type="date" office:date-value="2023-11-06T00:00:00" table:style-name="ce6">
            <text:p>2023/11/6</text:p>
          </table:table-cell>
          <table:table-cell office:value-type="float" office:value="5045" table:style-name="ce7">
            <text:p>5,045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40994" table:style-name="ce7">
            <text:p>40,994<text:s/></text:p>
          </table:table-cell>
          <table:table-cell office:value-type="float" office:value="40045" table:style-name="ce7">
            <text:p>40,045<text:s/></text:p>
          </table:table-cell>
          <table:table-cell office:value-type="float" office:value="25593" table:style-name="ce7">
            <text:p>25,593<text:s/></text:p>
          </table:table-cell>
          <table:table-cell office:value-type="float" office:value="14462" table:style-name="ce7">
            <text:p>14,462<text:s/></text:p>
          </table:table-cell>
          <table:table-cell office:value-type="float" office:value="10160" table:style-name="ce7">
            <text:p>10,160<text:s/></text:p>
          </table:table-cell>
          <table:table-cell office:value-type="float" office:value="3943" table:style-name="ce7">
            <text:p>3,943<text:s/></text:p>
          </table:table-cell>
          <table:table-cell office:value-type="float" office:value="3388" table:style-name="ce7">
            <text:p>3,388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2699" table:style-name="ce7">
            <text:p>2,699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5143" table:style-name="ce7">
            <text:p>5,143<text:s/></text:p>
          </table:table-cell>
          <table:table-cell office:value-type="float" office:value="8890" table:style-name="ce7">
            <text:p>8,890<text:s/></text:p>
          </table:table-cell>
          <table:table-cell office:value-type="float" office:value="10648" table:style-name="ce7">
            <text:p>10,648<text:s/></text:p>
          </table:table-cell>
          <table:table-cell office:value-type="float" office:value="16250" table:style-name="ce7">
            <text:p>16,250<text:s/></text:p>
          </table:table-cell>
          <table:table-cell office:value-type="float" office:value="18782" table:style-name="ce7">
            <text:p>18,782<text:s/></text:p>
          </table:table-cell>
          <table:table-cell office:value-type="float" office:value="4689" table:style-name="ce7">
            <text:p>4,689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7826" table:style-name="ce7">
            <text:p>7,826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39244" table:style-name="ce7">
            <text:p>39,244<text:s/></text:p>
          </table:table-cell>
          <table:table-cell office:value-type="float" office:value="2618" table:style-name="ce7">
            <text:p>2,618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11761" table:style-name="ce7">
            <text:p>11,761<text:s/></text:p>
          </table:table-cell>
          <table:table-cell office:value-type="float" office:value="14638" table:style-name="ce7">
            <text:p>14,638<text:s/></text:p>
          </table:table-cell>
          <table:table-cell office:value-type="float" office:value="21545" table:style-name="ce7">
            <text:p>21,545<text:s/></text:p>
          </table:table-cell>
          <table:table-cell office:value-type="float" office:value="15328" table:style-name="ce7">
            <text:p>15,328<text:s/></text:p>
          </table:table-cell>
          <table:table-cell office:value-type="float" office:value="9420" table:style-name="ce7">
            <text:p>9,420<text:s/></text:p>
          </table:table-cell>
          <table:table-cell office:value-type="float" office:value="25321" table:style-name="ce7">
            <text:p>25,321<text:s/></text:p>
          </table:table-cell>
          <table:table-cell office:value-type="float" office:value="14506" table:style-name="ce7">
            <text:p>14,506<text:s/></text:p>
          </table:table-cell>
          <table:table-cell office:value-type="float" office:value="30534" table:style-name="ce7">
            <text:p>30,534<text:s/></text:p>
          </table:table-cell>
          <table:table-cell office:value-type="float" office:value="25934" table:style-name="ce7">
            <text:p>25,934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32368" table:style-name="ce7">
            <text:p>32,368<text:s/></text:p>
          </table:table-cell>
          <table:table-cell office:value-type="float" office:value="23369" table:style-name="ce7">
            <text:p>23,369<text:s/></text:p>
          </table:table-cell>
          <table:table-cell office:value-type="float" office:value="22382" table:style-name="ce7">
            <text:p>22,382<text:s/></text:p>
          </table:table-cell>
          <table:table-cell office:value-type="float" office:value="19509" table:style-name="ce7">
            <text:p>19,509<text:s/></text:p>
          </table:table-cell>
          <table:table-cell office:value-type="float" office:value="23665" table:style-name="ce7">
            <text:p>23,665<text:s/></text:p>
          </table:table-cell>
          <table:table-cell office:value-type="float" office:value="131643" table:style-name="ce7">
            <text:p>131,643<text:s/></text:p>
          </table:table-cell>
          <table:table-cell office:value-type="float" office:value="39622" table:style-name="ce7">
            <text:p>39,622<text:s/></text:p>
          </table:table-cell>
          <table:table-cell office:value-type="float" office:value="20519" table:style-name="ce7">
            <text:p>20,519<text:s/></text:p>
          </table:table-cell>
          <table:table-cell office:value-type="float" office:value="23277" table:style-name="ce7">
            <text:p>23,277<text:s/></text:p>
          </table:table-cell>
          <table:table-cell office:value-type="float" office:value="24354" table:style-name="ce7">
            <text:p>24,354<text:s/></text:p>
          </table:table-cell>
          <table:table-cell office:value-type="float" office:value="25777" table:style-name="ce7">
            <text:p>25,777<text:s/></text:p>
          </table:table-cell>
          <table:table-cell office:value-type="float" office:value="26761" table:style-name="ce7">
            <text:p>26,761<text:s/></text:p>
          </table:table-cell>
          <table:table-cell office:value-type="float" office:value="22100" table:style-name="ce7">
            <text:p>22,100<text:s/></text:p>
          </table:table-cell>
          <table:table-cell office:value-type="float" office:value="13310" table:style-name="ce7">
            <text:p>13,310<text:s/></text:p>
          </table:table-cell>
          <table:table-cell office:value-type="float" office:value="28875" table:style-name="ce7">
            <text:p>28,875<text:s/></text:p>
          </table:table-cell>
          <table:table-cell office:value-type="float" office:value="7006" table:style-name="ce7">
            <text:p>7,006<text:s/></text:p>
          </table:table-cell>
          <table:table-cell office:value-type="float" office:value="8892" table:style-name="ce7">
            <text:p>8,892<text:s/></text:p>
          </table:table-cell>
          <table:table-cell office:value-type="float" office:value="17430" table:style-name="ce7">
            <text:p>17,430<text:s/></text:p>
          </table:table-cell>
          <table:table-cell office:value-type="float" office:value="5999" table:style-name="ce7">
            <text:p>5,999<text:s/></text:p>
          </table:table-cell>
          <table:table-cell office:value-type="float" office:value="3706" table:style-name="ce7">
            <text:p>3,706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9115" table:style-name="ce7">
            <text:p>9,115<text:s/></text:p>
          </table:table-cell>
          <table:table-cell office:value-type="float" office:value="11748" table:style-name="ce7">
            <text:p>11,748<text:s/></text:p>
          </table:table-cell>
          <table:table-cell office:value-type="float" office:value="33078" table:style-name="ce7">
            <text:p>33,078<text:s/></text:p>
          </table:table-cell>
          <table:table-cell office:value-type="float" office:value="9868" table:style-name="ce7">
            <text:p>9,868<text:s/></text:p>
          </table:table-cell>
          <table:table-cell office:value-type="float" office:value="13155" table:style-name="ce7">
            <text:p>13,155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22055" table:style-name="ce7">
            <text:p>22,055<text:s/></text:p>
          </table:table-cell>
          <table:table-cell office:value-type="float" office:value="25889" table:style-name="ce7">
            <text:p>25,889<text:s/></text:p>
          </table:table-cell>
          <table:table-cell office:value-type="float" office:value="27998" table:style-name="ce7">
            <text:p>27,998<text:s/></text:p>
          </table:table-cell>
          <table:table-cell office:value-type="float" office:value="35361" table:style-name="ce7">
            <text:p>35,361<text:s/></text:p>
          </table:table-cell>
          <table:table-cell office:value-type="float" office:value="38802" table:style-name="ce7">
            <text:p>38,802<text:s/></text:p>
          </table:table-cell>
          <table:table-cell office:value-type="float" office:value="25994" table:style-name="ce7">
            <text:p>25,994<text:s/></text:p>
          </table:table-cell>
          <table:table-cell office:value-type="float" office:value="26436" table:style-name="ce7">
            <text:p>26,436<text:s/></text:p>
          </table:table-cell>
          <table:table-cell office:value-type="float" office:value="58108" table:style-name="ce7">
            <text:p>58,108<text:s/></text:p>
          </table:table-cell>
          <table:table-cell office:value-type="float" office:value="23522" table:style-name="ce7">
            <text:p>23,522<text:s/></text:p>
          </table:table-cell>
          <table:table-cell office:value-type="float" office:value="32226" table:style-name="ce7">
            <text:p>32,226<text:s/></text:p>
          </table:table-cell>
          <table:table-cell office:value-type="float" office:value="30037" table:style-name="ce7">
            <text:p>30,037<text:s/></text:p>
          </table:table-cell>
          <table:table-cell office:value-type="float" office:value="19354" table:style-name="ce7">
            <text:p>19,354<text:s/></text:p>
          </table:table-cell>
          <table:table-cell office:value-type="float" office:value="58162" table:style-name="ce7">
            <text:p>58,162<text:s/></text:p>
          </table:table-cell>
          <table:table-cell office:value-type="float" office:value="19435" table:style-name="ce7">
            <text:p>19,435<text:s/></text:p>
          </table:table-cell>
          <table:table-cell office:value-type="float" office:value="15844" table:style-name="ce7">
            <text:p>15,844<text:s/></text:p>
          </table:table-cell>
          <table:table-cell office:value-type="float" office:value="14223" table:style-name="ce7">
            <text:p>14,223<text:s/></text:p>
          </table:table-cell>
          <table:table-cell office:value-type="float" office:value="21956" table:style-name="ce7">
            <text:p>21,956<text:s/></text:p>
          </table:table-cell>
          <table:table-cell office:value-type="float" office:value="13827" table:style-name="ce7">
            <text:p>13,827<text:s/></text:p>
          </table:table-cell>
          <table:table-cell office:value-type="float" office:value="30100" table:style-name="ce7">
            <text:p>30,100<text:s/></text:p>
          </table:table-cell>
          <table:table-cell office:value-type="float" office:value="18289" table:style-name="ce7">
            <text:p>18,289<text:s/></text:p>
          </table:table-cell>
          <table:table-cell office:value-type="float" office:value="8459" table:style-name="ce7">
            <text:p>8,459<text:s/></text:p>
          </table:table-cell>
          <table:table-cell office:value-type="float" office:value="14151" table:style-name="ce7">
            <text:p>14,151<text:s/></text:p>
          </table:table-cell>
          <table:table-cell office:value-type="float" office:value="37641" table:style-name="ce7">
            <text:p>37,641<text:s/></text:p>
          </table:table-cell>
          <table:table-cell office:value-type="float" office:value="20538" table:style-name="ce7">
            <text:p>20,538<text:s/></text:p>
          </table:table-cell>
          <table:table-cell office:value-type="float" office:value="24210" table:style-name="ce7">
            <text:p>24,210<text:s/></text:p>
          </table:table-cell>
          <table:table-cell office:value-type="float" office:value="26188" table:style-name="ce7">
            <text:p>26,188<text:s/></text:p>
          </table:table-cell>
          <table:table-cell office:value-type="float" office:value="11734" table:style-name="ce7">
            <text:p>11,734<text:s/></text:p>
          </table:table-cell>
          <table:table-cell office:value-type="float" office:value="10514" table:style-name="ce7">
            <text:p>10,514<text:s/></text:p>
          </table:table-cell>
          <table:table-cell office:value-type="float" office:value="5142" table:style-name="ce7">
            <text:p>5,142<text:s/></text:p>
          </table:table-cell>
          <table:table-cell office:value-type="float" office:value="4893" table:style-name="ce7">
            <text:p>4,893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10235" table:style-name="ce7">
            <text:p>10,235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6662" table:style-name="ce7">
            <text:p>16,662<text:s/></text:p>
          </table:table-cell>
          <table:table-cell office:value-type="float" office:value="27420" table:style-name="ce7">
            <text:p>27,420<text:s/></text:p>
          </table:table-cell>
          <table:table-cell office:value-type="float" office:value="23503" table:style-name="ce7">
            <text:p>23,503<text:s/></text:p>
          </table:table-cell>
          <table:table-cell office:value-type="float" office:value="15064" table:style-name="ce7">
            <text:p>15,064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11269" table:style-name="ce7">
            <text:p>11,269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2068" table:style-name="ce7">
            <text:p>2,068<text:s/></text:p>
          </table:table-cell>
          <table:table-cell office:value-type="float" office:value="1257" table:style-name="ce7">
            <text:p>1,257<text:s/></text:p>
          </table:table-cell>
          <table:table-cell office:value-type="float" office:value="1869" table:style-name="ce7">
            <text:p>1,869<text:s/></text:p>
          </table:table-cell>
          <table:table-cell office:value-type="float" office:value="2278" table:style-name="ce7">
            <text:p>2,278<text:s/></text:p>
          </table:table-cell>
          <table:table-cell office:value-type="float" office:value="1314" table:style-name="ce7">
            <text:p>1,314<text:s/></text:p>
          </table:table-cell>
          <table:table-cell office:value-type="float" office:value="1836" table:style-name="ce7">
            <text:p>1,836<text:s/></text:p>
          </table:table-cell>
          <table:table-cell office:value-type="float" office:value="1410" table:style-name="ce7">
            <text:p>1,410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671" table:style-name="ce7">
            <text:p>671<text:s/></text:p>
          </table:table-cell>
          <table:table-cell office:value-type="float" office:value="2164" table:style-name="ce7">
            <text:p>2,164<text:s/></text:p>
          </table:table-cell>
          <table:table-cell office:value-type="float" office:value="1870" table:style-name="ce7">
            <text:p>1,870<text:s/></text:p>
          </table:table-cell>
          <table:table-cell table:number-columns-repeated="16264"/>
        </table:table-row>
        <table:table-row table:style-name="ro2">
          <table:table-cell office:value-type="date" office:date-value="2023-11-07T00:00:00" table:style-name="ce6">
            <text:p>2023/11/7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14261" table:style-name="ce7">
            <text:p>14,261<text:s/></text:p>
          </table:table-cell>
          <table:table-cell office:value-type="float" office:value="42402" table:style-name="ce7">
            <text:p>42,402<text:s/></text:p>
          </table:table-cell>
          <table:table-cell office:value-type="float" office:value="41020" table:style-name="ce7">
            <text:p>41,020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15056" table:style-name="ce7">
            <text:p>15,056<text:s/></text:p>
          </table:table-cell>
          <table:table-cell office:value-type="float" office:value="11136" table:style-name="ce7">
            <text:p>11,136<text:s/></text:p>
          </table:table-cell>
          <table:table-cell office:value-type="float" office:value="4112" table:style-name="ce7">
            <text:p>4,112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12366" table:style-name="ce7">
            <text:p>12,366<text:s/></text:p>
          </table:table-cell>
          <table:table-cell office:value-type="float" office:value="2817" table:style-name="ce7">
            <text:p>2,817<text:s/></text:p>
          </table:table-cell>
          <table:table-cell office:value-type="float" office:value="4522" table:style-name="ce7">
            <text:p>4,522<text:s/>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9894" table:style-name="ce7">
            <text:p>9,894<text:s/></text:p>
          </table:table-cell>
          <table:table-cell office:value-type="float" office:value="11027" table:style-name="ce7">
            <text:p>11,027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19760" table:style-name="ce7">
            <text:p>19,760<text:s/></text:p>
          </table:table-cell>
          <table:table-cell office:value-type="float" office:value="6318" table:style-name="ce7">
            <text:p>6,318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3656" table:style-name="ce7">
            <text:p>3,656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7179" table:style-name="ce7">
            <text:p>7,179<text:s/></text:p>
          </table:table-cell>
          <table:table-cell office:value-type="float" office:value="29227" table:style-name="ce7">
            <text:p>29,227<text:s/></text:p>
          </table:table-cell>
          <table:table-cell office:value-type="float" office:value="2976" table:style-name="ce7">
            <text:p>2,976<text:s/></text:p>
          </table:table-cell>
          <table:table-cell office:value-type="float" office:value="12532" table:style-name="ce7">
            <text:p>12,532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15357" table:style-name="ce7">
            <text:p>15,357<text:s/></text:p>
          </table:table-cell>
          <table:table-cell office:value-type="float" office:value="22059" table:style-name="ce7">
            <text:p>22,059<text:s/></text:p>
          </table:table-cell>
          <table:table-cell office:value-type="float" office:value="16303" table:style-name="ce7">
            <text:p>16,303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27067" table:style-name="ce7">
            <text:p>27,067<text:s/></text:p>
          </table:table-cell>
          <table:table-cell office:value-type="float" office:value="15812" table:style-name="ce7">
            <text:p>15,812<text:s/></text:p>
          </table:table-cell>
          <table:table-cell office:value-type="float" office:value="32479" table:style-name="ce7">
            <text:p>32,479<text:s/></text:p>
          </table:table-cell>
          <table:table-cell office:value-type="float" office:value="30407" table:style-name="ce7">
            <text:p>30,407<text:s/></text:p>
          </table:table-cell>
          <table:table-cell office:value-type="float" office:value="11622" table:style-name="ce7">
            <text:p>11,622<text:s/></text:p>
          </table:table-cell>
          <table:table-cell office:value-type="float" office:value="33865" table:style-name="ce7">
            <text:p>33,865<text:s/></text:p>
          </table:table-cell>
          <table:table-cell office:value-type="float" office:value="24412" table:style-name="ce7">
            <text:p>24,412<text:s/></text:p>
          </table:table-cell>
          <table:table-cell office:value-type="float" office:value="23369" table:style-name="ce7">
            <text:p>23,369<text:s/></text:p>
          </table:table-cell>
          <table:table-cell office:value-type="float" office:value="20268" table:style-name="ce7">
            <text:p>20,268<text:s/></text:p>
          </table:table-cell>
          <table:table-cell office:value-type="float" office:value="23984" table:style-name="ce7">
            <text:p>23,984<text:s/></text:p>
          </table:table-cell>
          <table:table-cell office:value-type="float" office:value="124847" table:style-name="ce7">
            <text:p>124,847<text:s/></text:p>
          </table:table-cell>
          <table:table-cell office:value-type="float" office:value="41102" table:style-name="ce7">
            <text:p>41,102<text:s/></text:p>
          </table:table-cell>
          <table:table-cell office:value-type="float" office:value="20891" table:style-name="ce7">
            <text:p>20,891<text:s/></text:p>
          </table:table-cell>
          <table:table-cell office:value-type="float" office:value="23786" table:style-name="ce7">
            <text:p>23,786<text:s/></text:p>
          </table:table-cell>
          <table:table-cell office:value-type="float" office:value="25785" table:style-name="ce7">
            <text:p>25,785<text:s/></text:p>
          </table:table-cell>
          <table:table-cell office:value-type="float" office:value="28435" table:style-name="ce7">
            <text:p>28,435<text:s/></text:p>
          </table:table-cell>
          <table:table-cell office:value-type="float" office:value="28077" table:style-name="ce7">
            <text:p>28,077<text:s/></text:p>
          </table:table-cell>
          <table:table-cell office:value-type="float" office:value="23181" table:style-name="ce7">
            <text:p>23,181<text:s/></text:p>
          </table:table-cell>
          <table:table-cell office:value-type="float" office:value="13415" table:style-name="ce7">
            <text:p>13,415<text:s/></text:p>
          </table:table-cell>
          <table:table-cell office:value-type="float" office:value="30431" table:style-name="ce7">
            <text:p>30,431<text:s/></text:p>
          </table:table-cell>
          <table:table-cell office:value-type="float" office:value="7320" table:style-name="ce7">
            <text:p>7,320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18435" table:style-name="ce7">
            <text:p>18,435<text:s/></text:p>
          </table:table-cell>
          <table:table-cell office:value-type="float" office:value="6187" table:style-name="ce7">
            <text:p>6,187<text:s/></text:p>
          </table:table-cell>
          <table:table-cell office:value-type="float" office:value="3937" table:style-name="ce7">
            <text:p>3,937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14091" table:style-name="ce7">
            <text:p>14,091<text:s/></text:p>
          </table:table-cell>
          <table:table-cell office:value-type="float" office:value="9358" table:style-name="ce7">
            <text:p>9,358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34168" table:style-name="ce7">
            <text:p>34,168<text:s/></text:p>
          </table:table-cell>
          <table:table-cell office:value-type="float" office:value="9992" table:style-name="ce7">
            <text:p>9,992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22746" table:style-name="ce7">
            <text:p>22,746<text:s/></text:p>
          </table:table-cell>
          <table:table-cell office:value-type="float" office:value="27061" table:style-name="ce7">
            <text:p>27,061<text:s/></text:p>
          </table:table-cell>
          <table:table-cell office:value-type="float" office:value="28971" table:style-name="ce7">
            <text:p>28,971<text:s/></text:p>
          </table:table-cell>
          <table:table-cell office:value-type="float" office:value="35636" table:style-name="ce7">
            <text:p>35,636<text:s/></text:p>
          </table:table-cell>
          <table:table-cell office:value-type="float" office:value="39996" table:style-name="ce7">
            <text:p>39,996<text:s/></text:p>
          </table:table-cell>
          <table:table-cell office:value-type="float" office:value="27038" table:style-name="ce7">
            <text:p>27,038<text:s/></text:p>
          </table:table-cell>
          <table:table-cell office:value-type="float" office:value="26868" table:style-name="ce7">
            <text:p>26,868<text:s/></text:p>
          </table:table-cell>
          <table:table-cell office:value-type="float" office:value="59288" table:style-name="ce7">
            <text:p>59,288<text:s/></text:p>
          </table:table-cell>
          <table:table-cell office:value-type="float" office:value="24795" table:style-name="ce7">
            <text:p>24,795<text:s/></text:p>
          </table:table-cell>
          <table:table-cell office:value-type="float" office:value="33006" table:style-name="ce7">
            <text:p>33,006<text:s/></text:p>
          </table:table-cell>
          <table:table-cell office:value-type="float" office:value="31233" table:style-name="ce7">
            <text:p>31,233<text:s/></text:p>
          </table:table-cell>
          <table:table-cell office:value-type="float" office:value="19979" table:style-name="ce7">
            <text:p>19,979<text:s/></text:p>
          </table:table-cell>
          <table:table-cell office:value-type="float" office:value="58033" table:style-name="ce7">
            <text:p>58,033<text:s/></text:p>
          </table:table-cell>
          <table:table-cell office:value-type="float" office:value="20158" table:style-name="ce7">
            <text:p>20,158<text:s/></text:p>
          </table:table-cell>
          <table:table-cell office:value-type="float" office:value="16241" table:style-name="ce7">
            <text:p>16,241<text:s/></text:p>
          </table:table-cell>
          <table:table-cell office:value-type="float" office:value="14241" table:style-name="ce7">
            <text:p>14,241<text:s/></text:p>
          </table:table-cell>
          <table:table-cell office:value-type="float" office:value="20546" table:style-name="ce7">
            <text:p>20,546<text:s/></text:p>
          </table:table-cell>
          <table:table-cell office:value-type="float" office:value="14268" table:style-name="ce7">
            <text:p>14,268<text:s/></text:p>
          </table:table-cell>
          <table:table-cell office:value-type="float" office:value="30301" table:style-name="ce7">
            <text:p>30,301<text:s/></text:p>
          </table:table-cell>
          <table:table-cell office:value-type="float" office:value="18772" table:style-name="ce7">
            <text:p>18,772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14881" table:style-name="ce7">
            <text:p>14,881<text:s/></text:p>
          </table:table-cell>
          <table:table-cell office:value-type="float" office:value="39565" table:style-name="ce7">
            <text:p>39,565<text:s/></text:p>
          </table:table-cell>
          <table:table-cell office:value-type="float" office:value="21366" table:style-name="ce7">
            <text:p>21,366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26808" table:style-name="ce7">
            <text:p>26,808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10931" table:style-name="ce7">
            <text:p>10,931<text:s/></text:p>
          </table:table-cell>
          <table:table-cell office:value-type="float" office:value="5269" table:style-name="ce7">
            <text:p>5,269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7958" table:style-name="ce7">
            <text:p>7,958<text:s/></text:p>
          </table:table-cell>
          <table:table-cell office:value-type="float" office:value="10611" table:style-name="ce7">
            <text:p>10,611<text:s/></text:p>
          </table:table-cell>
          <table:table-cell office:value-type="float" office:value="9677" table:style-name="ce7">
            <text:p>9,677<text:s/></text:p>
          </table:table-cell>
          <table:table-cell office:value-type="float" office:value="13364" table:style-name="ce7">
            <text:p>13,364<text:s/></text:p>
          </table:table-cell>
          <table:table-cell office:value-type="float" office:value="17315" table:style-name="ce7">
            <text:p>17,315<text:s/></text:p>
          </table:table-cell>
          <table:table-cell office:value-type="float" office:value="28323" table:style-name="ce7">
            <text:p>28,323<text:s/></text:p>
          </table:table-cell>
          <table:table-cell office:value-type="float" office:value="24997" table:style-name="ce7">
            <text:p>24,997<text:s/></text:p>
          </table:table-cell>
          <table:table-cell office:value-type="float" office:value="15504" table:style-name="ce7">
            <text:p>15,504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12250" table:style-name="ce7">
            <text:p>12,250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1754" table:style-name="ce7">
            <text:p>11,754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2286" table:style-name="ce7">
            <text:p>2,286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1467" table:style-name="ce7">
            <text:p>1,467<text:s/></text:p>
          </table:table-cell>
          <table:table-cell office:value-type="float" office:value="2097" table:style-name="ce7">
            <text:p>2,097<text:s/></text:p>
          </table:table-cell>
          <table:table-cell office:value-type="float" office:value="674" table:style-name="ce7">
            <text:p>674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2017" table:style-name="ce7">
            <text:p>2,017<text:s/></text:p>
          </table:table-cell>
          <table:table-cell table:number-columns-repeated="16264"/>
        </table:table-row>
        <table:table-row table:style-name="ro2">
          <table:table-cell office:value-type="date" office:date-value="2023-11-08T00:00:00" table:style-name="ce6">
            <text:p>2023/11/8</text:p>
          </table:table-cell>
          <table:table-cell office:value-type="float" office:value="4846" table:style-name="ce7">
            <text:p>4,846<text:s/></text:p>
          </table:table-cell>
          <table:table-cell office:value-type="float" office:value="14554" table:style-name="ce7">
            <text:p>14,554<text:s/></text:p>
          </table:table-cell>
          <table:table-cell office:value-type="float" office:value="42612" table:style-name="ce7">
            <text:p>42,612<text:s/></text:p>
          </table:table-cell>
          <table:table-cell office:value-type="float" office:value="43285" table:style-name="ce7">
            <text:p>43,285<text:s/></text:p>
          </table:table-cell>
          <table:table-cell office:value-type="float" office:value="27061" table:style-name="ce7">
            <text:p>27,061<text:s/></text:p>
          </table:table-cell>
          <table:table-cell office:value-type="float" office:value="15115" table:style-name="ce7">
            <text:p>15,115<text:s/></text:p>
          </table:table-cell>
          <table:table-cell office:value-type="float" office:value="11320" table:style-name="ce7">
            <text:p>11,320<text:s/></text:p>
          </table:table-cell>
          <table:table-cell office:value-type="float" office:value="4259" table:style-name="ce7">
            <text:p>4,259<text:s/></text:p>
          </table:table-cell>
          <table:table-cell office:value-type="float" office:value="3590" table:style-name="ce7">
            <text:p>3,590<text:s/></text:p>
          </table:table-cell>
          <table:table-cell office:value-type="float" office:value="12640" table:style-name="ce7">
            <text:p>12,640<text:s/></text:p>
          </table:table-cell>
          <table:table-cell office:value-type="float" office:value="2810" table:style-name="ce7">
            <text:p>2,810<text:s/></text:p>
          </table:table-cell>
          <table:table-cell office:value-type="float" office:value="4615" table:style-name="ce7">
            <text:p>4,615<text:s/></text:p>
          </table:table-cell>
          <table:table-cell office:value-type="float" office:value="6292" table:style-name="ce7">
            <text:p>6,292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17115" table:style-name="ce7">
            <text:p>17,115<text:s/></text:p>
          </table:table-cell>
          <table:table-cell office:value-type="float" office:value="19859" table:style-name="ce7">
            <text:p>19,859<text:s/></text:p>
          </table:table-cell>
          <table:table-cell office:value-type="float" office:value="6247" table:style-name="ce7">
            <text:p>6,247<text:s/></text:p>
          </table:table-cell>
          <table:table-cell office:value-type="float" office:value="9977" table:style-name="ce7">
            <text:p>9,977<text:s/></text:p>
          </table:table-cell>
          <table:table-cell office:value-type="float" office:value="3688" table:style-name="ce7">
            <text:p>3,688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8916" table:style-name="ce7">
            <text:p>8,916<text:s/></text:p>
          </table:table-cell>
          <table:table-cell office:value-type="float" office:value="7131" table:style-name="ce7">
            <text:p>7,131<text:s/></text:p>
          </table:table-cell>
          <table:table-cell office:value-type="float" office:value="30043" table:style-name="ce7">
            <text:p>30,043<text:s/></text:p>
          </table:table-cell>
          <table:table-cell office:value-type="float" office:value="3100" table:style-name="ce7">
            <text:p>3,100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2330" table:style-name="ce7">
            <text:p>12,330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22281" table:style-name="ce7">
            <text:p>22,281<text:s/></text:p>
          </table:table-cell>
          <table:table-cell office:value-type="float" office:value="16226" table:style-name="ce7">
            <text:p>16,226<text:s/></text:p>
          </table:table-cell>
          <table:table-cell office:value-type="float" office:value="9943" table:style-name="ce7">
            <text:p>9,943<text:s/></text:p>
          </table:table-cell>
          <table:table-cell office:value-type="float" office:value="28011" table:style-name="ce7">
            <text:p>28,011<text:s/></text:p>
          </table:table-cell>
          <table:table-cell office:value-type="float" office:value="15995" table:style-name="ce7">
            <text:p>15,995<text:s/></text:p>
          </table:table-cell>
          <table:table-cell office:value-type="float" office:value="32509" table:style-name="ce7">
            <text:p>32,509<text:s/></text:p>
          </table:table-cell>
          <table:table-cell office:value-type="float" office:value="30138" table:style-name="ce7">
            <text:p>30,138<text:s/></text:p>
          </table:table-cell>
          <table:table-cell office:value-type="float" office:value="11483" table:style-name="ce7">
            <text:p>11,483<text:s/></text:p>
          </table:table-cell>
          <table:table-cell office:value-type="float" office:value="34090" table:style-name="ce7">
            <text:p>34,090<text:s/></text:p>
          </table:table-cell>
          <table:table-cell office:value-type="float" office:value="24783" table:style-name="ce7">
            <text:p>24,783<text:s/></text:p>
          </table:table-cell>
          <table:table-cell office:value-type="float" office:value="23310" table:style-name="ce7">
            <text:p>23,310<text:s/></text:p>
          </table:table-cell>
          <table:table-cell office:value-type="float" office:value="20335" table:style-name="ce7">
            <text:p>20,335<text:s/></text:p>
          </table:table-cell>
          <table:table-cell office:value-type="float" office:value="24447" table:style-name="ce7">
            <text:p>24,447<text:s/></text:p>
          </table:table-cell>
          <table:table-cell office:value-type="float" office:value="127810" table:style-name="ce7">
            <text:p>127,810<text:s/></text:p>
          </table:table-cell>
          <table:table-cell office:value-type="float" office:value="42322" table:style-name="ce7">
            <text:p>42,322<text:s/></text:p>
          </table:table-cell>
          <table:table-cell office:value-type="float" office:value="21437" table:style-name="ce7">
            <text:p>21,437<text:s/></text:p>
          </table:table-cell>
          <table:table-cell office:value-type="float" office:value="23917" table:style-name="ce7">
            <text:p>23,917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28836" table:style-name="ce7">
            <text:p>28,836<text:s/></text:p>
          </table:table-cell>
          <table:table-cell office:value-type="float" office:value="28679" table:style-name="ce7">
            <text:p>28,679<text:s/></text:p>
          </table:table-cell>
          <table:table-cell office:value-type="float" office:value="23393" table:style-name="ce7">
            <text:p>23,393<text:s/></text:p>
          </table:table-cell>
          <table:table-cell office:value-type="float" office:value="13678" table:style-name="ce7">
            <text:p>13,678<text:s/></text:p>
          </table:table-cell>
          <table:table-cell office:value-type="float" office:value="31067" table:style-name="ce7">
            <text:p>31,067<text:s/></text:p>
          </table:table-cell>
          <table:table-cell office:value-type="float" office:value="7653" table:style-name="ce7">
            <text:p>7,653<text:s/></text:p>
          </table:table-cell>
          <table:table-cell office:value-type="float" office:value="9430" table:style-name="ce7">
            <text:p>9,430<text:s/></text:p>
          </table:table-cell>
          <table:table-cell office:value-type="float" office:value="18498" table:style-name="ce7">
            <text:p>18,498<text:s/></text:p>
          </table:table-cell>
          <table:table-cell office:value-type="float" office:value="6103" table:style-name="ce7">
            <text:p>6,103<text:s/>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14249" table:style-name="ce7">
            <text:p>14,249<text:s/></text:p>
          </table:table-cell>
          <table:table-cell office:value-type="float" office:value="9503" table:style-name="ce7">
            <text:p>9,503<text:s/></text:p>
          </table:table-cell>
          <table:table-cell office:value-type="float" office:value="12208" table:style-name="ce7">
            <text:p>12,208<text:s/></text:p>
          </table:table-cell>
          <table:table-cell office:value-type="float" office:value="34692" table:style-name="ce7">
            <text:p>34,692<text:s/></text:p>
          </table:table-cell>
          <table:table-cell office:value-type="float" office:value="10074" table:style-name="ce7">
            <text:p>10,074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22868" table:style-name="ce7">
            <text:p>22,868<text:s/></text:p>
          </table:table-cell>
          <table:table-cell office:value-type="float" office:value="27087" table:style-name="ce7">
            <text:p>27,087<text:s/></text:p>
          </table:table-cell>
          <table:table-cell office:value-type="float" office:value="29307" table:style-name="ce7">
            <text:p>29,307<text:s/></text:p>
          </table:table-cell>
          <table:table-cell office:value-type="float" office:value="36344" table:style-name="ce7">
            <text:p>36,344<text:s/></text:p>
          </table:table-cell>
          <table:table-cell office:value-type="float" office:value="40265" table:style-name="ce7">
            <text:p>40,265<text:s/></text:p>
          </table:table-cell>
          <table:table-cell office:value-type="float" office:value="27488" table:style-name="ce7">
            <text:p>27,488<text:s/></text:p>
          </table:table-cell>
          <table:table-cell office:value-type="float" office:value="27226" table:style-name="ce7">
            <text:p>27,226<text:s/></text:p>
          </table:table-cell>
          <table:table-cell office:value-type="float" office:value="60046" table:style-name="ce7">
            <text:p>60,046<text:s/></text:p>
          </table:table-cell>
          <table:table-cell office:value-type="float" office:value="25818" table:style-name="ce7">
            <text:p>25,818<text:s/></text:p>
          </table:table-cell>
          <table:table-cell office:value-type="float" office:value="33689" table:style-name="ce7">
            <text:p>33,689<text:s/></text:p>
          </table:table-cell>
          <table:table-cell office:value-type="float" office:value="32106" table:style-name="ce7">
            <text:p>32,106<text:s/></text:p>
          </table:table-cell>
          <table:table-cell office:value-type="float" office:value="20451" table:style-name="ce7">
            <text:p>20,451<text:s/></text:p>
          </table:table-cell>
          <table:table-cell office:value-type="float" office:value="58768" table:style-name="ce7">
            <text:p>58,768<text:s/></text:p>
          </table:table-cell>
          <table:table-cell office:value-type="float" office:value="20281" table:style-name="ce7">
            <text:p>20,281<text:s/></text:p>
          </table:table-cell>
          <table:table-cell office:value-type="float" office:value="16433" table:style-name="ce7">
            <text:p>16,433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21346" table:style-name="ce7">
            <text:p>21,346<text:s/></text:p>
          </table:table-cell>
          <table:table-cell office:value-type="float" office:value="14476" table:style-name="ce7">
            <text:p>14,476<text:s/></text:p>
          </table:table-cell>
          <table:table-cell office:value-type="float" office:value="30036" table:style-name="ce7">
            <text:p>30,036<text:s/></text:p>
          </table:table-cell>
          <table:table-cell office:value-type="float" office:value="19265" table:style-name="ce7">
            <text:p>19,265<text:s/></text:p>
          </table:table-cell>
          <table:table-cell office:value-type="float" office:value="8821" table:style-name="ce7">
            <text:p>8,821<text:s/></text:p>
          </table:table-cell>
          <table:table-cell office:value-type="float" office:value="14894" table:style-name="ce7">
            <text:p>14,894<text:s/></text:p>
          </table:table-cell>
          <table:table-cell office:value-type="float" office:value="39558" table:style-name="ce7">
            <text:p>39,558<text:s/></text:p>
          </table:table-cell>
          <table:table-cell office:value-type="float" office:value="21377" table:style-name="ce7">
            <text:p>21,377<text:s/></text:p>
          </table:table-cell>
          <table:table-cell office:value-type="float" office:value="25364" table:style-name="ce7">
            <text:p>25,364<text:s/></text:p>
          </table:table-cell>
          <table:table-cell office:value-type="float" office:value="26853" table:style-name="ce7">
            <text:p>26,853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11684" table:style-name="ce7">
            <text:p>11,684<text:s/></text:p>
          </table:table-cell>
          <table:table-cell office:value-type="float" office:value="5506" table:style-name="ce7">
            <text:p>5,506<text:s/>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7970" table:style-name="ce7">
            <text:p>7,970<text:s/></text:p>
          </table:table-cell>
          <table:table-cell office:value-type="float" office:value="10636" table:style-name="ce7">
            <text:p>10,636<text:s/></text:p>
          </table:table-cell>
          <table:table-cell office:value-type="float" office:value="9711" table:style-name="ce7">
            <text:p>9,711<text:s/></text:p>
          </table:table-cell>
          <table:table-cell office:value-type="float" office:value="13523" table:style-name="ce7">
            <text:p>13,523<text:s/></text:p>
          </table:table-cell>
          <table:table-cell office:value-type="float" office:value="17396" table:style-name="ce7">
            <text:p>17,396<text:s/></text:p>
          </table:table-cell>
          <table:table-cell office:value-type="float" office:value="29127" table:style-name="ce7">
            <text:p>29,127<text:s/></text:p>
          </table:table-cell>
          <table:table-cell office:value-type="float" office:value="25176" table:style-name="ce7">
            <text:p>25,176<text:s/></text:p>
          </table:table-cell>
          <table:table-cell office:value-type="float" office:value="15353" table:style-name="ce7">
            <text:p>15,353<text:s/></text:p>
          </table:table-cell>
          <table:table-cell office:value-type="float" office:value="12365" table:style-name="ce7">
            <text:p>12,365<text:s/></text:p>
          </table:table-cell>
          <table:table-cell office:value-type="float" office:value="12364" table:style-name="ce7">
            <text:p>12,364<text:s/></text:p>
          </table:table-cell>
          <table:table-cell office:value-type="float" office:value="12988" table:style-name="ce7">
            <text:p>12,988<text:s/></text:p>
          </table:table-cell>
          <table:table-cell office:value-type="float" office:value="11887" table:style-name="ce7">
            <text:p>11,887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2227" table:style-name="ce7">
            <text:p>2,227<text:s/></text:p>
          </table:table-cell>
          <table:table-cell office:value-type="float" office:value="1298" table:style-name="ce7">
            <text:p>1,298<text:s/></text:p>
          </table:table-cell>
          <table:table-cell office:value-type="float" office:value="1947" table:style-name="ce7">
            <text:p>1,947<text:s/></text:p>
          </table:table-cell>
          <table:table-cell office:value-type="float" office:value="2404" table:style-name="ce7">
            <text:p>2,404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1960" table:style-name="ce7">
            <text:p>1,960<text:s/></text:p>
          </table:table-cell>
          <table:table-cell office:value-type="float" office:value="1521" table:style-name="ce7">
            <text:p>1,521<text:s/></text:p>
          </table:table-cell>
          <table:table-cell office:value-type="float" office:value="2296" table:style-name="ce7">
            <text:p>2,296<text:s/></text:p>
          </table:table-cell>
          <table:table-cell office:value-type="float" office:value="662" table:style-name="ce7">
            <text:p>662<text:s/></text:p>
          </table:table-cell>
          <table:table-cell office:value-type="float" office:value="2340" table:style-name="ce7">
            <text:p>2,340<text:s/></text:p>
          </table:table-cell>
          <table:table-cell office:value-type="float" office:value="1885" table:style-name="ce7">
            <text:p>1,885<text:s/></text:p>
          </table:table-cell>
          <table:table-cell table:number-columns-repeated="16264"/>
        </table:table-row>
        <table:table-row table:style-name="ro2">
          <table:table-cell office:value-type="date" office:date-value="2023-11-09T00:00:00" table:style-name="ce6">
            <text:p>2023/11/9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14436" table:style-name="ce7">
            <text:p>14,436<text:s/></text:p>
          </table:table-cell>
          <table:table-cell office:value-type="float" office:value="42624" table:style-name="ce7">
            <text:p>42,624<text:s/></text:p>
          </table:table-cell>
          <table:table-cell office:value-type="float" office:value="59832" table:style-name="ce7">
            <text:p>59,832<text:s/></text:p>
          </table:table-cell>
          <table:table-cell office:value-type="float" office:value="27090" table:style-name="ce7">
            <text:p>27,090<text:s/></text:p>
          </table:table-cell>
          <table:table-cell office:value-type="float" office:value="15586" table:style-name="ce7">
            <text:p>15,586<text:s/></text:p>
          </table:table-cell>
          <table:table-cell office:value-type="float" office:value="11904" table:style-name="ce7">
            <text:p>11,904<text:s/></text:p>
          </table:table-cell>
          <table:table-cell office:value-type="float" office:value="4368" table:style-name="ce7">
            <text:p>4,368<text:s/></text:p>
          </table:table-cell>
          <table:table-cell office:value-type="float" office:value="3618" table:style-name="ce7">
            <text:p>3,618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2799" table:style-name="ce7">
            <text:p>2,799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6350" table:style-name="ce7">
            <text:p>6,350<text:s/></text:p>
          </table:table-cell>
          <table:table-cell office:value-type="float" office:value="10367" table:style-name="ce7">
            <text:p>10,367<text:s/></text:p>
          </table:table-cell>
          <table:table-cell office:value-type="float" office:value="12058" table:style-name="ce7">
            <text:p>12,058<text:s/></text:p>
          </table:table-cell>
          <table:table-cell office:value-type="float" office:value="17037" table:style-name="ce7">
            <text:p>17,037<text:s/></text:p>
          </table:table-cell>
          <table:table-cell office:value-type="float" office:value="19890" table:style-name="ce7">
            <text:p>19,890<text:s/></text:p>
          </table:table-cell>
          <table:table-cell office:value-type="float" office:value="6381" table:style-name="ce7">
            <text:p>6,381<text:s/></text:p>
          </table:table-cell>
          <table:table-cell office:value-type="float" office:value="10104" table:style-name="ce7">
            <text:p>10,104<text:s/></text:p>
          </table:table-cell>
          <table:table-cell office:value-type="float" office:value="3750" table:style-name="ce7">
            <text:p>3,750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7094" table:style-name="ce7">
            <text:p>7,094<text:s/></text:p>
          </table:table-cell>
          <table:table-cell office:value-type="float" office:value="30493" table:style-name="ce7">
            <text:p>30,493<text:s/></text:p>
          </table:table-cell>
          <table:table-cell office:value-type="float" office:value="3037" table:style-name="ce7">
            <text:p>3,037<text:s/></text:p>
          </table:table-cell>
          <table:table-cell office:value-type="float" office:value="12654" table:style-name="ce7">
            <text:p>12,654<text:s/></text:p>
          </table:table-cell>
          <table:table-cell office:value-type="float" office:value="12178" table:style-name="ce7">
            <text:p>12,178<text:s/></text:p>
          </table:table-cell>
          <table:table-cell office:value-type="float" office:value="15389" table:style-name="ce7">
            <text:p>15,389<text:s/></text:p>
          </table:table-cell>
          <table:table-cell office:value-type="float" office:value="22188" table:style-name="ce7">
            <text:p>22,188<text:s/></text:p>
          </table:table-cell>
          <table:table-cell office:value-type="float" office:value="16133" table:style-name="ce7">
            <text:p>16,133<text:s/></text:p>
          </table:table-cell>
          <table:table-cell office:value-type="float" office:value="9777" table:style-name="ce7">
            <text:p>9,777<text:s/></text:p>
          </table:table-cell>
          <table:table-cell office:value-type="float" office:value="28734" table:style-name="ce7">
            <text:p>28,734<text:s/></text:p>
          </table:table-cell>
          <table:table-cell office:value-type="float" office:value="16512" table:style-name="ce7">
            <text:p>16,512<text:s/></text:p>
          </table:table-cell>
          <table:table-cell office:value-type="float" office:value="33185" table:style-name="ce7">
            <text:p>33,185<text:s/></text:p>
          </table:table-cell>
          <table:table-cell office:value-type="float" office:value="30828" table:style-name="ce7">
            <text:p>30,828<text:s/></text:p>
          </table:table-cell>
          <table:table-cell office:value-type="float" office:value="11603" table:style-name="ce7">
            <text:p>11,603<text:s/></text:p>
          </table:table-cell>
          <table:table-cell office:value-type="float" office:value="34318" table:style-name="ce7">
            <text:p>34,318<text:s/></text:p>
          </table:table-cell>
          <table:table-cell office:value-type="float" office:value="24708" table:style-name="ce7">
            <text:p>24,708<text:s/></text:p>
          </table:table-cell>
          <table:table-cell office:value-type="float" office:value="23471" table:style-name="ce7">
            <text:p>23,471<text:s/></text:p>
          </table:table-cell>
          <table:table-cell office:value-type="float" office:value="20487" table:style-name="ce7">
            <text:p>20,487<text:s/></text:p>
          </table:table-cell>
          <table:table-cell office:value-type="float" office:value="23870" table:style-name="ce7">
            <text:p>23,870<text:s/></text:p>
          </table:table-cell>
          <table:table-cell office:value-type="float" office:value="131943" table:style-name="ce7">
            <text:p>131,943<text:s/></text:p>
          </table:table-cell>
          <table:table-cell office:value-type="float" office:value="43236" table:style-name="ce7">
            <text:p>43,236<text:s/></text:p>
          </table:table-cell>
          <table:table-cell office:value-type="float" office:value="21252" table:style-name="ce7">
            <text:p>21,252<text:s/></text:p>
          </table:table-cell>
          <table:table-cell office:value-type="float" office:value="24162" table:style-name="ce7">
            <text:p>24,162<text:s/></text:p>
          </table:table-cell>
          <table:table-cell office:value-type="float" office:value="25870" table:style-name="ce7">
            <text:p>25,870<text:s/></text:p>
          </table:table-cell>
          <table:table-cell office:value-type="float" office:value="29106" table:style-name="ce7">
            <text:p>29,106<text:s/></text:p>
          </table:table-cell>
          <table:table-cell office:value-type="float" office:value="29062" table:style-name="ce7">
            <text:p>29,062<text:s/></text:p>
          </table:table-cell>
          <table:table-cell office:value-type="float" office:value="23427" table:style-name="ce7">
            <text:p>23,427<text:s/></text:p>
          </table:table-cell>
          <table:table-cell office:value-type="float" office:value="13729" table:style-name="ce7">
            <text:p>13,729<text:s/></text:p>
          </table:table-cell>
          <table:table-cell office:value-type="float" office:value="31037" table:style-name="ce7">
            <text:p>31,037<text:s/></text:p>
          </table:table-cell>
          <table:table-cell office:value-type="float" office:value="7436" table:style-name="ce7">
            <text:p>7,436<text:s/></text:p>
          </table:table-cell>
          <table:table-cell office:value-type="float" office:value="9439" table:style-name="ce7">
            <text:p>9,439<text:s/></text:p>
          </table:table-cell>
          <table:table-cell office:value-type="float" office:value="18585" table:style-name="ce7">
            <text:p>18,585<text:s/></text:p>
          </table:table-cell>
          <table:table-cell office:value-type="float" office:value="6288" table:style-name="ce7">
            <text:p>6,288<text:s/></text:p>
          </table:table-cell>
          <table:table-cell office:value-type="float" office:value="3958" table:style-name="ce7">
            <text:p>3,958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14044" table:style-name="ce7">
            <text:p>14,044<text:s/></text:p>
          </table:table-cell>
          <table:table-cell office:value-type="float" office:value="9378" table:style-name="ce7">
            <text:p>9,378<text:s/></text:p>
          </table:table-cell>
          <table:table-cell office:value-type="float" office:value="12533" table:style-name="ce7">
            <text:p>12,533<text:s/></text:p>
          </table:table-cell>
          <table:table-cell office:value-type="float" office:value="35644" table:style-name="ce7">
            <text:p>35,644<text:s/></text:p>
          </table:table-cell>
          <table:table-cell office:value-type="float" office:value="10048" table:style-name="ce7">
            <text:p>10,048<text:s/></text:p>
          </table:table-cell>
          <table:table-cell office:value-type="float" office:value="13691" table:style-name="ce7">
            <text:p>13,691<text:s/></text:p>
          </table:table-cell>
          <table:table-cell office:value-type="float" office:value="8685" table:style-name="ce7">
            <text:p>8,685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26919" table:style-name="ce7">
            <text:p>26,919<text:s/></text:p>
          </table:table-cell>
          <table:table-cell office:value-type="float" office:value="29541" table:style-name="ce7">
            <text:p>29,541<text:s/></text:p>
          </table:table-cell>
          <table:table-cell office:value-type="float" office:value="36886" table:style-name="ce7">
            <text:p>36,886<text:s/></text:p>
          </table:table-cell>
          <table:table-cell office:value-type="float" office:value="40530" table:style-name="ce7">
            <text:p>40,530<text:s/></text:p>
          </table:table-cell>
          <table:table-cell office:value-type="float" office:value="27256" table:style-name="ce7">
            <text:p>27,256<text:s/></text:p>
          </table:table-cell>
          <table:table-cell office:value-type="float" office:value="27959" table:style-name="ce7">
            <text:p>27,959<text:s/></text:p>
          </table:table-cell>
          <table:table-cell office:value-type="float" office:value="61313" table:style-name="ce7">
            <text:p>61,313<text:s/></text:p>
          </table:table-cell>
          <table:table-cell office:value-type="float" office:value="25669" table:style-name="ce7">
            <text:p>25,669<text:s/></text:p>
          </table:table-cell>
          <table:table-cell office:value-type="float" office:value="34549" table:style-name="ce7">
            <text:p>34,549<text:s/></text:p>
          </table:table-cell>
          <table:table-cell office:value-type="float" office:value="32609" table:style-name="ce7">
            <text:p>32,609<text:s/></text:p>
          </table:table-cell>
          <table:table-cell office:value-type="float" office:value="20643" table:style-name="ce7">
            <text:p>20,643<text:s/></text:p>
          </table:table-cell>
          <table:table-cell office:value-type="float" office:value="61142" table:style-name="ce7">
            <text:p>61,142<text:s/></text:p>
          </table:table-cell>
          <table:table-cell office:value-type="float" office:value="20583" table:style-name="ce7">
            <text:p>20,583<text:s/></text:p>
          </table:table-cell>
          <table:table-cell office:value-type="float" office:value="16476" table:style-name="ce7">
            <text:p>16,476<text:s/></text:p>
          </table:table-cell>
          <table:table-cell office:value-type="float" office:value="14756" table:style-name="ce7">
            <text:p>14,756<text:s/></text:p>
          </table:table-cell>
          <table:table-cell office:value-type="float" office:value="21887" table:style-name="ce7">
            <text:p>21,887<text:s/></text:p>
          </table:table-cell>
          <table:table-cell office:value-type="float" office:value="14633" table:style-name="ce7">
            <text:p>14,633<text:s/></text:p>
          </table:table-cell>
          <table:table-cell office:value-type="float" office:value="33834" table:style-name="ce7">
            <text:p>33,834<text:s/></text:p>
          </table:table-cell>
          <table:table-cell office:value-type="float" office:value="19101" table:style-name="ce7">
            <text:p>19,101<text:s/></text:p>
          </table:table-cell>
          <table:table-cell office:value-type="float" office:value="8803" table:style-name="ce7">
            <text:p>8,803<text:s/></text:p>
          </table:table-cell>
          <table:table-cell office:value-type="float" office:value="15405" table:style-name="ce7">
            <text:p>15,405<text:s/></text:p>
          </table:table-cell>
          <table:table-cell office:value-type="float" office:value="39693" table:style-name="ce7">
            <text:p>39,693<text:s/></text:p>
          </table:table-cell>
          <table:table-cell office:value-type="float" office:value="21044" table:style-name="ce7">
            <text:p>21,044<text:s/></text:p>
          </table:table-cell>
          <table:table-cell office:value-type="float" office:value="25236" table:style-name="ce7">
            <text:p>25,236<text:s/></text:p>
          </table:table-cell>
          <table:table-cell office:value-type="float" office:value="27103" table:style-name="ce7">
            <text:p>27,103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11046" table:style-name="ce7">
            <text:p>11,046<text:s/></text:p>
          </table:table-cell>
          <table:table-cell office:value-type="float" office:value="5456" table:style-name="ce7">
            <text:p>5,456<text:s/></text:p>
          </table:table-cell>
          <table:table-cell office:value-type="float" office:value="5116" table:style-name="ce7">
            <text:p>5,116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10484" table:style-name="ce7">
            <text:p>10,484<text:s/></text:p>
          </table:table-cell>
          <table:table-cell office:value-type="float" office:value="9808" table:style-name="ce7">
            <text:p>9,808<text:s/></text:p>
          </table:table-cell>
          <table:table-cell office:value-type="float" office:value="13696" table:style-name="ce7">
            <text:p>13,696<text:s/></text:p>
          </table:table-cell>
          <table:table-cell office:value-type="float" office:value="18108" table:style-name="ce7">
            <text:p>18,108<text:s/></text:p>
          </table:table-cell>
          <table:table-cell office:value-type="float" office:value="29650" table:style-name="ce7">
            <text:p>29,650<text:s/></text:p>
          </table:table-cell>
          <table:table-cell office:value-type="float" office:value="25903" table:style-name="ce7">
            <text:p>25,903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2377" table:style-name="ce7">
            <text:p>12,377<text:s/></text:p>
          </table:table-cell>
          <table:table-cell office:value-type="float" office:value="13122" table:style-name="ce7">
            <text:p>13,122<text:s/></text:p>
          </table:table-cell>
          <table:table-cell office:value-type="float" office:value="12034" table:style-name="ce7">
            <text:p>12,034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9697" table:style-name="ce7">
            <text:p>9,697<text:s/></text:p>
          </table:table-cell>
          <table:table-cell office:value-type="float" office:value="2239" table:style-name="ce7">
            <text:p>2,239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2033" table:style-name="ce7">
            <text:p>2,033<text:s/></text:p>
          </table:table-cell>
          <table:table-cell office:value-type="float" office:value="2380" table:style-name="ce7">
            <text:p>2,380<text:s/></text:p>
          </table:table-cell>
          <table:table-cell office:value-type="float" office:value="1347" table:style-name="ce7">
            <text:p>1,347<text:s/></text:p>
          </table:table-cell>
          <table:table-cell office:value-type="float" office:value="1860" table:style-name="ce7">
            <text:p>1,860<text:s/></text:p>
          </table:table-cell>
          <table:table-cell office:value-type="float" office:value="1543" table:style-name="ce7">
            <text:p>1,543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707" table:style-name="ce7">
            <text:p>707<text:s/></text:p>
          </table:table-cell>
          <table:table-cell office:value-type="float" office:value="2290" table:style-name="ce7">
            <text:p>2,290<text:s/></text:p>
          </table:table-cell>
          <table:table-cell office:value-type="float" office:value="1932" table:style-name="ce7">
            <text:p>1,932<text:s/></text:p>
          </table:table-cell>
          <table:table-cell table:number-columns-repeated="16264"/>
        </table:table-row>
        <table:table-row table:style-name="ro2">
          <table:table-cell office:value-type="date" office:date-value="2023-11-10T00:00:00" table:style-name="ce6">
            <text:p>2023/11/10</text:p>
          </table:table-cell>
          <table:table-cell office:value-type="float" office:value="5910" table:style-name="ce7">
            <text:p>5,910<text:s/></text:p>
          </table:table-cell>
          <table:table-cell office:value-type="float" office:value="14900" table:style-name="ce7">
            <text:p>14,900<text:s/></text:p>
          </table:table-cell>
          <table:table-cell office:value-type="float" office:value="44587" table:style-name="ce7">
            <text:p>44,587<text:s/></text:p>
          </table:table-cell>
          <table:table-cell office:value-type="float" office:value="61415" table:style-name="ce7">
            <text:p>61,415<text:s/></text:p>
          </table:table-cell>
          <table:table-cell office:value-type="float" office:value="28968" table:style-name="ce7">
            <text:p>28,968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12420" table:style-name="ce7">
            <text:p>12,420<text:s/></text:p>
          </table:table-cell>
          <table:table-cell office:value-type="float" office:value="4706" table:style-name="ce7">
            <text:p>4,706<text:s/></text:p>
          </table:table-cell>
          <table:table-cell office:value-type="float" office:value="3898" table:style-name="ce7">
            <text:p>3,898<text:s/></text:p>
          </table:table-cell>
          <table:table-cell office:value-type="float" office:value="14250" table:style-name="ce7">
            <text:p>14,250<text:s/></text:p>
          </table:table-cell>
          <table:table-cell office:value-type="float" office:value="2919" table:style-name="ce7">
            <text:p>2,919<text:s/></text:p>
          </table:table-cell>
          <table:table-cell office:value-type="float" office:value="4833" table:style-name="ce7">
            <text:p>4,833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13056" table:style-name="ce7">
            <text:p>13,056<text:s/></text:p>
          </table:table-cell>
          <table:table-cell office:value-type="float" office:value="17212" table:style-name="ce7">
            <text:p>17,212<text:s/></text:p>
          </table:table-cell>
          <table:table-cell office:value-type="float" office:value="20239" table:style-name="ce7">
            <text:p>20,239<text:s/></text:p>
          </table:table-cell>
          <table:table-cell office:value-type="float" office:value="6910" table:style-name="ce7">
            <text:p>6,910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9359" table:style-name="ce7">
            <text:p>9,359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35689" table:style-name="ce7">
            <text:p>35,689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12753" table:style-name="ce7">
            <text:p>12,753<text:s/></text:p>
          </table:table-cell>
          <table:table-cell office:value-type="float" office:value="16478" table:style-name="ce7">
            <text:p>16,478<text:s/></text:p>
          </table:table-cell>
          <table:table-cell office:value-type="float" office:value="23708" table:style-name="ce7">
            <text:p>23,708<text:s/></text:p>
          </table:table-cell>
          <table:table-cell office:value-type="float" office:value="17544" table:style-name="ce7">
            <text:p>17,544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33114" table:style-name="ce7">
            <text:p>33,114<text:s/></text:p>
          </table:table-cell>
          <table:table-cell office:value-type="float" office:value="17850" table:style-name="ce7">
            <text:p>17,850<text:s/></text:p>
          </table:table-cell>
          <table:table-cell office:value-type="float" office:value="34022" table:style-name="ce7">
            <text:p>34,022<text:s/></text:p>
          </table:table-cell>
          <table:table-cell office:value-type="float" office:value="33084" table:style-name="ce7">
            <text:p>33,084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35854" table:style-name="ce7">
            <text:p>35,854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24014" table:style-name="ce7">
            <text:p>24,014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24744" table:style-name="ce7">
            <text:p>24,744<text:s/></text:p>
          </table:table-cell>
          <table:table-cell office:value-type="float" office:value="162947" table:style-name="ce7">
            <text:p>162,947<text:s/></text:p>
          </table:table-cell>
          <table:table-cell office:value-type="float" office:value="51974" table:style-name="ce7">
            <text:p>51,974<text:s/></text:p>
          </table:table-cell>
          <table:table-cell office:value-type="float" office:value="23090" table:style-name="ce7">
            <text:p>23,090<text:s/></text:p>
          </table:table-cell>
          <table:table-cell office:value-type="float" office:value="25304" table:style-name="ce7">
            <text:p>25,304<text:s/></text:p>
          </table:table-cell>
          <table:table-cell office:value-type="float" office:value="27507" table:style-name="ce7">
            <text:p>27,507<text:s/></text:p>
          </table:table-cell>
          <table:table-cell office:value-type="float" office:value="32720" table:style-name="ce7">
            <text:p>32,720<text:s/></text:p>
          </table:table-cell>
          <table:table-cell office:value-type="float" office:value="32539" table:style-name="ce7">
            <text:p>32,539<text:s/></text:p>
          </table:table-cell>
          <table:table-cell office:value-type="float" office:value="26749" table:style-name="ce7">
            <text:p>26,749<text:s/></text:p>
          </table:table-cell>
          <table:table-cell office:value-type="float" office:value="14292" table:style-name="ce7">
            <text:p>14,292<text:s/></text:p>
          </table:table-cell>
          <table:table-cell office:value-type="float" office:value="32877" table:style-name="ce7">
            <text:p>32,877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20413" table:style-name="ce7">
            <text:p>20,413<text:s/></text:p>
          </table:table-cell>
          <table:table-cell office:value-type="float" office:value="7205" table:style-name="ce7">
            <text:p>7,205<text:s/></text:p>
          </table:table-cell>
          <table:table-cell office:value-type="float" office:value="4250" table:style-name="ce7">
            <text:p>4,250<text:s/></text:p>
          </table:table-cell>
          <table:table-cell office:value-type="float" office:value="3492" table:style-name="ce7">
            <text:p>3,492<text:s/></text:p>
          </table:table-cell>
          <table:table-cell office:value-type="float" office:value="14729" table:style-name="ce7">
            <text:p>14,729<text:s/></text:p>
          </table:table-cell>
          <table:table-cell office:value-type="float" office:value="10072" table:style-name="ce7">
            <text:p>10,072<text:s/></text:p>
          </table:table-cell>
          <table:table-cell office:value-type="float" office:value="13985" table:style-name="ce7">
            <text:p>13,985<text:s/></text:p>
          </table:table-cell>
          <table:table-cell office:value-type="float" office:value="40297" table:style-name="ce7">
            <text:p>40,297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23815" table:style-name="ce7">
            <text:p>23,815<text:s/></text:p>
          </table:table-cell>
          <table:table-cell office:value-type="float" office:value="27268" table:style-name="ce7">
            <text:p>27,268<text:s/></text:p>
          </table:table-cell>
          <table:table-cell office:value-type="float" office:value="31994" table:style-name="ce7">
            <text:p>31,994<text:s/></text:p>
          </table:table-cell>
          <table:table-cell office:value-type="float" office:value="42264" table:style-name="ce7">
            <text:p>42,264<text:s/></text:p>
          </table:table-cell>
          <table:table-cell office:value-type="float" office:value="42699" table:style-name="ce7">
            <text:p>42,699<text:s/></text:p>
          </table:table-cell>
          <table:table-cell office:value-type="float" office:value="28628" table:style-name="ce7">
            <text:p>28,628<text:s/></text:p>
          </table:table-cell>
          <table:table-cell office:value-type="float" office:value="29232" table:style-name="ce7">
            <text:p>29,232<text:s/></text:p>
          </table:table-cell>
          <table:table-cell office:value-type="float" office:value="71479" table:style-name="ce7">
            <text:p>71,479<text:s/></text:p>
          </table:table-cell>
          <table:table-cell office:value-type="float" office:value="26361" table:style-name="ce7">
            <text:p>26,361<text:s/></text:p>
          </table:table-cell>
          <table:table-cell office:value-type="float" office:value="38576" table:style-name="ce7">
            <text:p>38,576<text:s/></text:p>
          </table:table-cell>
          <table:table-cell office:value-type="float" office:value="36670" table:style-name="ce7">
            <text:p>36,670<text:s/></text:p>
          </table:table-cell>
          <table:table-cell office:value-type="float" office:value="23144" table:style-name="ce7">
            <text:p>23,144<text:s/></text:p>
          </table:table-cell>
          <table:table-cell office:value-type="float" office:value="70019" table:style-name="ce7">
            <text:p>70,019<text:s/></text:p>
          </table:table-cell>
          <table:table-cell office:value-type="float" office:value="22502" table:style-name="ce7">
            <text:p>22,502<text:s/></text:p>
          </table:table-cell>
          <table:table-cell office:value-type="float" office:value="17860" table:style-name="ce7">
            <text:p>17,860<text:s/></text:p>
          </table:table-cell>
          <table:table-cell office:value-type="float" office:value="15640" table:style-name="ce7">
            <text:p>15,640<text:s/></text:p>
          </table:table-cell>
          <table:table-cell office:value-type="float" office:value="25741" table:style-name="ce7">
            <text:p>25,741<text:s/></text:p>
          </table:table-cell>
          <table:table-cell office:value-type="float" office:value="14910" table:style-name="ce7">
            <text:p>14,910<text:s/></text:p>
          </table:table-cell>
          <table:table-cell office:value-type="float" office:value="37230" table:style-name="ce7">
            <text:p>37,230<text:s/></text:p>
          </table:table-cell>
          <table:table-cell office:value-type="float" office:value="20503" table:style-name="ce7">
            <text:p>20,503<text:s/></text:p>
          </table:table-cell>
          <table:table-cell office:value-type="float" office:value="9486" table:style-name="ce7">
            <text:p>9,486<text:s/></text:p>
          </table:table-cell>
          <table:table-cell office:value-type="float" office:value="16451" table:style-name="ce7">
            <text:p>16,451<text:s/></text:p>
          </table:table-cell>
          <table:table-cell office:value-type="float" office:value="40990" table:style-name="ce7">
            <text:p>40,990<text:s/></text:p>
          </table:table-cell>
          <table:table-cell office:value-type="float" office:value="22250" table:style-name="ce7">
            <text:p>22,250<text:s/></text:p>
          </table:table-cell>
          <table:table-cell office:value-type="float" office:value="25719" table:style-name="ce7">
            <text:p>25,719<text:s/></text:p>
          </table:table-cell>
          <table:table-cell office:value-type="float" office:value="28638" table:style-name="ce7">
            <text:p>28,638<text:s/></text:p>
          </table:table-cell>
          <table:table-cell office:value-type="float" office:value="12572" table:style-name="ce7">
            <text:p>12,572<text:s/></text:p>
          </table:table-cell>
          <table:table-cell office:value-type="float" office:value="11273" table:style-name="ce7">
            <text:p>11,273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5193" table:style-name="ce7">
            <text:p>5,193<text:s/></text:p>
          </table:table-cell>
          <table:table-cell office:value-type="float" office:value="8370" table:style-name="ce7">
            <text:p>8,370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15234" table:style-name="ce7">
            <text:p>15,234<text:s/></text:p>
          </table:table-cell>
          <table:table-cell office:value-type="float" office:value="19233" table:style-name="ce7">
            <text:p>19,233<text:s/></text:p>
          </table:table-cell>
          <table:table-cell office:value-type="float" office:value="30419" table:style-name="ce7">
            <text:p>30,419<text:s/></text:p>
          </table:table-cell>
          <table:table-cell office:value-type="float" office:value="27759" table:style-name="ce7">
            <text:p>27,759<text:s/></text:p>
          </table:table-cell>
          <table:table-cell office:value-type="float" office:value="15834" table:style-name="ce7">
            <text:p>15,834<text:s/></text:p>
          </table:table-cell>
          <table:table-cell office:value-type="float" office:value="12987" table:style-name="ce7">
            <text:p>12,987<text:s/></text:p>
          </table:table-cell>
          <table:table-cell office:value-type="float" office:value="13239" table:style-name="ce7">
            <text:p>13,239<text:s/></text:p>
          </table:table-cell>
          <table:table-cell office:value-type="float" office:value="13601" table:style-name="ce7">
            <text:p>13,601<text:s/></text:p>
          </table:table-cell>
          <table:table-cell office:value-type="float" office:value="12569" table:style-name="ce7">
            <text:p>12,569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10129" table:style-name="ce7">
            <text:p>10,129<text:s/></text:p>
          </table:table-cell>
          <table:table-cell office:value-type="float" office:value="2088" table:style-name="ce7">
            <text:p>2,088<text:s/></text:p>
          </table:table-cell>
          <table:table-cell office:value-type="float" office:value="1348" table:style-name="ce7">
            <text:p>1,348<text:s/></text:p>
          </table:table-cell>
          <table:table-cell office:value-type="float" office:value="2047" table:style-name="ce7">
            <text:p>2,047<text:s/></text:p>
          </table:table-cell>
          <table:table-cell office:value-type="float" office:value="2526" table:style-name="ce7">
            <text:p>2,526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1962" table:style-name="ce7">
            <text:p>1,962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2630" table:style-name="ce7">
            <text:p>2,630<text:s/></text:p>
          </table:table-cell>
          <table:table-cell office:value-type="float" office:value="717" table:style-name="ce7">
            <text:p>717<text:s/></text:p>
          </table:table-cell>
          <table:table-cell office:value-type="float" office:value="2419" table:style-name="ce7">
            <text:p>2,419<text:s/></text:p>
          </table:table-cell>
          <table:table-cell office:value-type="float" office:value="2128" table:style-name="ce7">
            <text:p>2,128<text:s/></text:p>
          </table:table-cell>
          <table:table-cell table:number-columns-repeated="16264"/>
        </table:table-row>
        <table:table-row table:style-name="ro2">
          <table:table-cell office:value-type="date" office:date-value="2023-11-11T00:00:00" table:style-name="ce6">
            <text:p>2023/11/11</text:p>
          </table:table-cell>
          <table:table-cell office:value-type="float" office:value="3941" table:style-name="ce7">
            <text:p>3,941<text:s/></text:p>
          </table:table-cell>
          <table:table-cell office:value-type="float" office:value="10518" table:style-name="ce7">
            <text:p>10,518<text:s/></text:p>
          </table:table-cell>
          <table:table-cell office:value-type="float" office:value="28025" table:style-name="ce7">
            <text:p>28,025<text:s/></text:p>
          </table:table-cell>
          <table:table-cell office:value-type="float" office:value="66114" table:style-name="ce7">
            <text:p>66,114<text:s/></text:p>
          </table:table-cell>
          <table:table-cell office:value-type="float" office:value="17549" table:style-name="ce7">
            <text:p>17,549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8680" table:style-name="ce7">
            <text:p>8,680<text:s/></text:p>
          </table:table-cell>
          <table:table-cell office:value-type="float" office:value="3971" table:style-name="ce7">
            <text:p>3,971<text:s/></text:p>
          </table:table-cell>
          <table:table-cell office:value-type="float" office:value="2860" table:style-name="ce7">
            <text:p>2,860<text:s/></text:p>
          </table:table-cell>
          <table:table-cell office:value-type="float" office:value="9693" table:style-name="ce7">
            <text:p>9,693<text:s/></text:p>
          </table:table-cell>
          <table:table-cell office:value-type="float" office:value="1963" table:style-name="ce7">
            <text:p>1,963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7910" table:style-name="ce7">
            <text:p>7,910<text:s/></text:p>
          </table:table-cell>
          <table:table-cell office:value-type="float" office:value="6912" table:style-name="ce7">
            <text:p>6,912<text:s/></text:p>
          </table:table-cell>
          <table:table-cell office:value-type="float" office:value="12611" table:style-name="ce7">
            <text:p>12,611<text:s/></text:p>
          </table:table-cell>
          <table:table-cell office:value-type="float" office:value="6847" table:style-name="ce7">
            <text:p>6,847<text:s/></text:p>
          </table:table-cell>
          <table:table-cell office:value-type="float" office:value="7694" table:style-name="ce7">
            <text:p>7,694<text:s/></text:p>
          </table:table-cell>
          <table:table-cell office:value-type="float" office:value="4397" table:style-name="ce7">
            <text:p>4,397<text:s/></text:p>
          </table:table-cell>
          <table:table-cell office:value-type="float" office:value="9302" table:style-name="ce7">
            <text:p>9,302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6690" table:style-name="ce7">
            <text:p>6,690<text:s/></text:p>
          </table:table-cell>
          <table:table-cell office:value-type="float" office:value="6722" table:style-name="ce7">
            <text:p>6,722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35633" table:style-name="ce7">
            <text:p>35,633<text:s/></text:p>
          </table:table-cell>
          <table:table-cell office:value-type="float" office:value="3070" table:style-name="ce7">
            <text:p>3,070<text:s/></text:p>
          </table:table-cell>
          <table:table-cell office:value-type="float" office:value="10785" table:style-name="ce7">
            <text:p>10,785<text:s/></text:p>
          </table:table-cell>
          <table:table-cell office:value-type="float" office:value="9740" table:style-name="ce7">
            <text:p>9,740<text:s/></text:p>
          </table:table-cell>
          <table:table-cell office:value-type="float" office:value="13440" table:style-name="ce7">
            <text:p>13,440<text:s/></text:p>
          </table:table-cell>
          <table:table-cell office:value-type="float" office:value="18937" table:style-name="ce7">
            <text:p>18,937<text:s/></text:p>
          </table:table-cell>
          <table:table-cell office:value-type="float" office:value="14308" table:style-name="ce7">
            <text:p>14,308<text:s/></text:p>
          </table:table-cell>
          <table:table-cell office:value-type="float" office:value="8934" table:style-name="ce7">
            <text:p>8,934<text:s/></text:p>
          </table:table-cell>
          <table:table-cell office:value-type="float" office:value="28942" table:style-name="ce7">
            <text:p>28,942<text:s/></text:p>
          </table:table-cell>
          <table:table-cell office:value-type="float" office:value="14772" table:style-name="ce7">
            <text:p>14,772<text:s/></text:p>
          </table:table-cell>
          <table:table-cell office:value-type="float" office:value="26757" table:style-name="ce7">
            <text:p>26,757<text:s/></text:p>
          </table:table-cell>
          <table:table-cell office:value-type="float" office:value="25633" table:style-name="ce7">
            <text:p>25,633<text:s/></text:p>
          </table:table-cell>
          <table:table-cell office:value-type="float" office:value="5749" table:style-name="ce7">
            <text:p>5,749<text:s/></text:p>
          </table:table-cell>
          <table:table-cell office:value-type="float" office:value="30978" table:style-name="ce7">
            <text:p>30,978<text:s/></text:p>
          </table:table-cell>
          <table:table-cell office:value-type="float" office:value="20743" table:style-name="ce7">
            <text:p>20,743<text:s/></text:p>
          </table:table-cell>
          <table:table-cell office:value-type="float" office:value="18761" table:style-name="ce7">
            <text:p>18,761<text:s/></text:p>
          </table:table-cell>
          <table:table-cell office:value-type="float" office:value="17048" table:style-name="ce7">
            <text:p>17,048<text:s/></text:p>
          </table:table-cell>
          <table:table-cell office:value-type="float" office:value="11193" table:style-name="ce7">
            <text:p>11,193<text:s/></text:p>
          </table:table-cell>
          <table:table-cell office:value-type="float" office:value="163589" table:style-name="ce7">
            <text:p>163,589<text:s/></text:p>
          </table:table-cell>
          <table:table-cell office:value-type="float" office:value="55544" table:style-name="ce7">
            <text:p>55,544<text:s/></text:p>
          </table:table-cell>
          <table:table-cell office:value-type="float" office:value="18626" table:style-name="ce7">
            <text:p>18,626<text:s/></text:p>
          </table:table-cell>
          <table:table-cell office:value-type="float" office:value="20937" table:style-name="ce7">
            <text:p>20,937<text:s/></text:p>
          </table:table-cell>
          <table:table-cell office:value-type="float" office:value="31555" table:style-name="ce7">
            <text:p>31,555<text:s/></text:p>
          </table:table-cell>
          <table:table-cell office:value-type="float" office:value="30149" table:style-name="ce7">
            <text:p>30,149<text:s/></text:p>
          </table:table-cell>
          <table:table-cell office:value-type="float" office:value="29717" table:style-name="ce7">
            <text:p>29,717<text:s/></text:p>
          </table:table-cell>
          <table:table-cell office:value-type="float" office:value="23514" table:style-name="ce7">
            <text:p>23,514<text:s/></text:p>
          </table:table-cell>
          <table:table-cell office:value-type="float" office:value="12716" table:style-name="ce7">
            <text:p>12,716<text:s/></text:p>
          </table:table-cell>
          <table:table-cell office:value-type="float" office:value="25775" table:style-name="ce7">
            <text:p>25,775<text:s/></text:p>
          </table:table-cell>
          <table:table-cell office:value-type="float" office:value="7645" table:style-name="ce7">
            <text:p>7,645<text:s/></text:p>
          </table:table-cell>
          <table:table-cell office:value-type="float" office:value="7073" table:style-name="ce7">
            <text:p>7,073<text:s/></text:p>
          </table:table-cell>
          <table:table-cell office:value-type="float" office:value="17160" table:style-name="ce7">
            <text:p>17,160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3614" table:style-name="ce7">
            <text:p>3,614<text:s/></text:p>
          </table:table-cell>
          <table:table-cell office:value-type="float" office:value="1935" table:style-name="ce7">
            <text:p>1,935<text:s/></text:p>
          </table:table-cell>
          <table:table-cell office:value-type="float" office:value="9203" table:style-name="ce7">
            <text:p>9,203<text:s/></text:p>
          </table:table-cell>
          <table:table-cell office:value-type="float" office:value="8552" table:style-name="ce7">
            <text:p>8,552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37706" table:style-name="ce7">
            <text:p>37,706<text:s/></text:p>
          </table:table-cell>
          <table:table-cell office:value-type="float" office:value="7291" table:style-name="ce7">
            <text:p>7,291<text:s/></text:p>
          </table:table-cell>
          <table:table-cell office:value-type="float" office:value="11211" table:style-name="ce7">
            <text:p>11,211<text:s/></text:p>
          </table:table-cell>
          <table:table-cell office:value-type="float" office:value="7011" table:style-name="ce7">
            <text:p>7,011<text:s/></text:p>
          </table:table-cell>
          <table:table-cell office:value-type="float" office:value="18945" table:style-name="ce7">
            <text:p>18,945<text:s/></text:p>
          </table:table-cell>
          <table:table-cell office:value-type="float" office:value="18702" table:style-name="ce7">
            <text:p>18,702<text:s/></text:p>
          </table:table-cell>
          <table:table-cell office:value-type="float" office:value="30384" table:style-name="ce7">
            <text:p>30,384<text:s/></text:p>
          </table:table-cell>
          <table:table-cell office:value-type="float" office:value="39836" table:style-name="ce7">
            <text:p>39,836<text:s/></text:p>
          </table:table-cell>
          <table:table-cell office:value-type="float" office:value="33264" table:style-name="ce7">
            <text:p>33,264<text:s/></text:p>
          </table:table-cell>
          <table:table-cell office:value-type="float" office:value="23195" table:style-name="ce7">
            <text:p>23,195<text:s/></text:p>
          </table:table-cell>
          <table:table-cell office:value-type="float" office:value="30636" table:style-name="ce7">
            <text:p>30,636<text:s/></text:p>
          </table:table-cell>
          <table:table-cell office:value-type="float" office:value="82690" table:style-name="ce7">
            <text:p>82,690<text:s/></text:p>
          </table:table-cell>
          <table:table-cell office:value-type="float" office:value="16615" table:style-name="ce7">
            <text:p>16,615<text:s/></text:p>
          </table:table-cell>
          <table:table-cell office:value-type="float" office:value="37923" table:style-name="ce7">
            <text:p>37,923<text:s/></text:p>
          </table:table-cell>
          <table:table-cell office:value-type="float" office:value="32889" table:style-name="ce7">
            <text:p>32,889<text:s/></text:p>
          </table:table-cell>
          <table:table-cell office:value-type="float" office:value="20381" table:style-name="ce7">
            <text:p>20,381<text:s/></text:p>
          </table:table-cell>
          <table:table-cell office:value-type="float" office:value="70706" table:style-name="ce7">
            <text:p>70,706<text:s/></text:p>
          </table:table-cell>
          <table:table-cell office:value-type="float" office:value="17933" table:style-name="ce7">
            <text:p>17,933<text:s/></text:p>
          </table:table-cell>
          <table:table-cell office:value-type="float" office:value="15442" table:style-name="ce7">
            <text:p>15,442<text:s/></text:p>
          </table:table-cell>
          <table:table-cell office:value-type="float" office:value="12846" table:style-name="ce7">
            <text:p>12,846<text:s/></text:p>
          </table:table-cell>
          <table:table-cell office:value-type="float" office:value="24418" table:style-name="ce7">
            <text:p>24,418<text:s/></text:p>
          </table:table-cell>
          <table:table-cell office:value-type="float" office:value="9866" table:style-name="ce7">
            <text:p>9,866<text:s/></text:p>
          </table:table-cell>
          <table:table-cell office:value-type="float" office:value="35381" table:style-name="ce7">
            <text:p>35,381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12623" table:style-name="ce7">
            <text:p>12,623<text:s/></text:p>
          </table:table-cell>
          <table:table-cell office:value-type="float" office:value="14545" table:style-name="ce7">
            <text:p>14,545<text:s/></text:p>
          </table:table-cell>
          <table:table-cell office:value-type="float" office:value="22634" table:style-name="ce7">
            <text:p>22,634<text:s/></text:p>
          </table:table-cell>
          <table:table-cell office:value-type="float" office:value="18228" table:style-name="ce7">
            <text:p>18,228<text:s/></text:p>
          </table:table-cell>
          <table:table-cell office:value-type="float" office:value="16031" table:style-name="ce7">
            <text:p>16,031<text:s/></text:p>
          </table:table-cell>
          <table:table-cell office:value-type="float" office:value="20986" table:style-name="ce7">
            <text:p>20,986<text:s/></text:p>
          </table:table-cell>
          <table:table-cell office:value-type="float" office:value="7555" table:style-name="ce7">
            <text:p>7,555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4294" table:style-name="ce7">
            <text:p>4,294<text:s/></text:p>
          </table:table-cell>
          <table:table-cell office:value-type="float" office:value="2652" table:style-name="ce7">
            <text:p>2,652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8270" table:style-name="ce7">
            <text:p>8,270<text:s/></text:p>
          </table:table-cell>
          <table:table-cell office:value-type="float" office:value="10298" table:style-name="ce7">
            <text:p>10,298<text:s/></text:p>
          </table:table-cell>
          <table:table-cell office:value-type="float" office:value="13194" table:style-name="ce7">
            <text:p>13,194<text:s/></text:p>
          </table:table-cell>
          <table:table-cell office:value-type="float" office:value="14809" table:style-name="ce7">
            <text:p>14,809<text:s/></text:p>
          </table:table-cell>
          <table:table-cell office:value-type="float" office:value="20155" table:style-name="ce7">
            <text:p>20,155<text:s/></text:p>
          </table:table-cell>
          <table:table-cell office:value-type="float" office:value="25132" table:style-name="ce7">
            <text:p>25,132<text:s/></text:p>
          </table:table-cell>
          <table:table-cell office:value-type="float" office:value="12997" table:style-name="ce7">
            <text:p>12,997<text:s/></text:p>
          </table:table-cell>
          <table:table-cell office:value-type="float" office:value="11189" table:style-name="ce7">
            <text:p>11,189<text:s/></text:p>
          </table:table-cell>
          <table:table-cell office:value-type="float" office:value="11702" table:style-name="ce7">
            <text:p>11,702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10734" table:style-name="ce7">
            <text:p>10,734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8158" table:style-name="ce7">
            <text:p>8,158<text:s/></text:p>
          </table:table-cell>
          <table:table-cell office:value-type="float" office:value="1897" table:style-name="ce7">
            <text:p>1,897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1598" table:style-name="ce7">
            <text:p>1,598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681" table:style-name="ce7">
            <text:p>681<text:s/></text:p>
          </table:table-cell>
          <table:table-cell office:value-type="float" office:value="919" table:style-name="ce7">
            <text:p>919<text:s/></text:p>
          </table:table-cell>
          <table:table-cell office:value-type="float" office:value="1065" table:style-name="ce7">
            <text:p>1,065<text:s/></text:p>
          </table:table-cell>
          <table:table-cell office:value-type="float" office:value="2576" table:style-name="ce7">
            <text:p>2,576<text:s/></text:p>
          </table:table-cell>
          <table:table-cell office:value-type="float" office:value="623" table:style-name="ce7">
            <text:p>623<text:s/></text:p>
          </table:table-cell>
          <table:table-cell office:value-type="float" office:value="1894" table:style-name="ce7">
            <text:p>1,894<text:s/></text:p>
          </table:table-cell>
          <table:table-cell office:value-type="float" office:value="1402" table:style-name="ce7">
            <text:p>1,402<text:s/></text:p>
          </table:table-cell>
          <table:table-cell table:number-columns-repeated="16264"/>
        </table:table-row>
        <table:table-row table:style-name="ro2">
          <table:table-cell office:value-type="date" office:date-value="2023-11-12T00:00:00" table:style-name="ce6">
            <text:p>2023/11/12</text:p>
          </table:table-cell>
          <table:table-cell office:value-type="float" office:value="4021" table:style-name="ce7">
            <text:p>4,021<text:s/></text:p>
          </table:table-cell>
          <table:table-cell office:value-type="float" office:value="8013" table:style-name="ce7">
            <text:p>8,013<text:s/></text:p>
          </table:table-cell>
          <table:table-cell office:value-type="float" office:value="20953" table:style-name="ce7">
            <text:p>20,953<text:s/></text:p>
          </table:table-cell>
          <table:table-cell office:value-type="float" office:value="50378" table:style-name="ce7">
            <text:p>50,378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9270" table:style-name="ce7">
            <text:p>9,270<text:s/></text:p>
          </table:table-cell>
          <table:table-cell office:value-type="float" office:value="6661" table:style-name="ce7">
            <text:p>6,661<text:s/></text:p>
          </table:table-cell>
          <table:table-cell office:value-type="float" office:value="3100" table:style-name="ce7">
            <text:p>3,100<text:s/></text:p>
          </table:table-cell>
          <table:table-cell office:value-type="float" office:value="2043" table:style-name="ce7">
            <text:p>2,043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1484" table:style-name="ce7">
            <text:p>1,484<text:s/></text:p>
          </table:table-cell>
          <table:table-cell office:value-type="float" office:value="2402" table:style-name="ce7">
            <text:p>2,402<text:s/></text:p>
          </table:table-cell>
          <table:table-cell office:value-type="float" office:value="5956" table:style-name="ce7">
            <text:p>5,956<text:s/></text:p>
          </table:table-cell>
          <table:table-cell office:value-type="float" office:value="5711" table:style-name="ce7">
            <text:p>5,711<text:s/></text:p>
          </table:table-cell>
          <table:table-cell office:value-type="float" office:value="10525" table:style-name="ce7">
            <text:p>10,525<text:s/></text:p>
          </table:table-cell>
          <table:table-cell office:value-type="float" office:value="4047" table:style-name="ce7">
            <text:p>4,047<text:s/></text:p>
          </table:table-cell>
          <table:table-cell office:value-type="float" office:value="5862" table:style-name="ce7">
            <text:p>5,862<text:s/></text:p>
          </table:table-cell>
          <table:table-cell office:value-type="float" office:value="3249" table:style-name="ce7">
            <text:p>3,249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2512" table:style-name="ce7">
            <text:p>2,512<text:s/></text:p>
          </table:table-cell>
          <table:table-cell office:value-type="float" office:value="4955" table:style-name="ce7">
            <text:p>4,955<text:s/></text:p>
          </table:table-cell>
          <table:table-cell office:value-type="float" office:value="5602" table:style-name="ce7">
            <text:p>5,602<text:s/></text:p>
          </table:table-cell>
          <table:table-cell office:value-type="float" office:value="2433" table:style-name="ce7">
            <text:p>2,433<text:s/></text:p>
          </table:table-cell>
          <table:table-cell office:value-type="float" office:value="28127" table:style-name="ce7">
            <text:p>28,127<text:s/></text:p>
          </table:table-cell>
          <table:table-cell office:value-type="float" office:value="3015" table:style-name="ce7">
            <text:p>3,015<text:s/></text:p>
          </table:table-cell>
          <table:table-cell office:value-type="float" office:value="9357" table:style-name="ce7">
            <text:p>9,357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10733" table:style-name="ce7">
            <text:p>10,733<text:s/></text:p>
          </table:table-cell>
          <table:table-cell office:value-type="float" office:value="14340" table:style-name="ce7">
            <text:p>14,340<text:s/></text:p>
          </table:table-cell>
          <table:table-cell office:value-type="float" office:value="11208" table:style-name="ce7">
            <text:p>11,208<text:s/></text:p>
          </table:table-cell>
          <table:table-cell office:value-type="float" office:value="7333" table:style-name="ce7">
            <text:p>7,333<text:s/></text:p>
          </table:table-cell>
          <table:table-cell office:value-type="float" office:value="22778" table:style-name="ce7">
            <text:p>22,778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20058" table:style-name="ce7">
            <text:p>20,058<text:s/></text:p>
          </table:table-cell>
          <table:table-cell office:value-type="float" office:value="21605" table:style-name="ce7">
            <text:p>21,605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23648" table:style-name="ce7">
            <text:p>23,648<text:s/></text:p>
          </table:table-cell>
          <table:table-cell office:value-type="float" office:value="16605" table:style-name="ce7">
            <text:p>16,605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13404" table:style-name="ce7">
            <text:p>13,404<text:s/></text:p>
          </table:table-cell>
          <table:table-cell office:value-type="float" office:value="9946" table:style-name="ce7">
            <text:p>9,946<text:s/></text:p>
          </table:table-cell>
          <table:table-cell office:value-type="float" office:value="164032" table:style-name="ce7">
            <text:p>164,032<text:s/></text:p>
          </table:table-cell>
          <table:table-cell office:value-type="float" office:value="44306" table:style-name="ce7">
            <text:p>44,306<text:s/></text:p>
          </table:table-cell>
          <table:table-cell office:value-type="float" office:value="12857" table:style-name="ce7">
            <text:p>12,857<text:s/></text:p>
          </table:table-cell>
          <table:table-cell office:value-type="float" office:value="16345" table:style-name="ce7">
            <text:p>16,345<text:s/></text:p>
          </table:table-cell>
          <table:table-cell office:value-type="float" office:value="27808" table:style-name="ce7">
            <text:p>27,808<text:s/></text:p>
          </table:table-cell>
          <table:table-cell office:value-type="float" office:value="24086" table:style-name="ce7">
            <text:p>24,086<text:s/></text:p>
          </table:table-cell>
          <table:table-cell office:value-type="float" office:value="22106" table:style-name="ce7">
            <text:p>22,106<text:s/></text:p>
          </table:table-cell>
          <table:table-cell office:value-type="float" office:value="18144" table:style-name="ce7">
            <text:p>18,144<text:s/></text:p>
          </table:table-cell>
          <table:table-cell office:value-type="float" office:value="7260" table:style-name="ce7">
            <text:p>7,260<text:s/></text:p>
          </table:table-cell>
          <table:table-cell office:value-type="float" office:value="18662" table:style-name="ce7">
            <text:p>18,662<text:s/></text:p>
          </table:table-cell>
          <table:table-cell office:value-type="float" office:value="5726" table:style-name="ce7">
            <text:p>5,726<text:s/></text:p>
          </table:table-cell>
          <table:table-cell office:value-type="float" office:value="5661" table:style-name="ce7">
            <text:p>5,661<text:s/></text:p>
          </table:table-cell>
          <table:table-cell office:value-type="float" office:value="13844" table:style-name="ce7">
            <text:p>13,844<text:s/></text:p>
          </table:table-cell>
          <table:table-cell office:value-type="float" office:value="6937" table:style-name="ce7">
            <text:p>6,937<text:s/></text:p>
          </table:table-cell>
          <table:table-cell office:value-type="float" office:value="2881" table:style-name="ce7">
            <text:p>2,881<text:s/></text:p>
          </table:table-cell>
          <table:table-cell office:value-type="float" office:value="1437" table:style-name="ce7">
            <text:p>1,437<text:s/></text:p>
          </table:table-cell>
          <table:table-cell office:value-type="float" office:value="6760" table:style-name="ce7">
            <text:p>6,760<text:s/></text:p>
          </table:table-cell>
          <table:table-cell office:value-type="float" office:value="6574" table:style-name="ce7">
            <text:p>6,574<text:s/></text:p>
          </table:table-cell>
          <table:table-cell office:value-type="float" office:value="8189" table:style-name="ce7">
            <text:p>8,189<text:s/></text:p>
          </table:table-cell>
          <table:table-cell office:value-type="float" office:value="30887" table:style-name="ce7">
            <text:p>30,887<text:s/></text:p>
          </table:table-cell>
          <table:table-cell office:value-type="float" office:value="6088" table:style-name="ce7">
            <text:p>6,088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5500" table:style-name="ce7">
            <text:p>5,500<text:s/></text:p>
          </table:table-cell>
          <table:table-cell office:value-type="float" office:value="14691" table:style-name="ce7">
            <text:p>14,691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24152" table:style-name="ce7">
            <text:p>24,152<text:s/></text:p>
          </table:table-cell>
          <table:table-cell office:value-type="float" office:value="36268" table:style-name="ce7">
            <text:p>36,268<text:s/></text:p>
          </table:table-cell>
          <table:table-cell office:value-type="float" office:value="26619" table:style-name="ce7">
            <text:p>26,619<text:s/></text:p>
          </table:table-cell>
          <table:table-cell office:value-type="float" office:value="18519" table:style-name="ce7">
            <text:p>18,519<text:s/></text:p>
          </table:table-cell>
          <table:table-cell office:value-type="float" office:value="25363" table:style-name="ce7">
            <text:p>25,363<text:s/></text:p>
          </table:table-cell>
          <table:table-cell office:value-type="float" office:value="67506" table:style-name="ce7">
            <text:p>67,506<text:s/></text:p>
          </table:table-cell>
          <table:table-cell office:value-type="float" office:value="13251" table:style-name="ce7">
            <text:p>13,251<text:s/></text:p>
          </table:table-cell>
          <table:table-cell office:value-type="float" office:value="28619" table:style-name="ce7">
            <text:p>28,619<text:s/></text:p>
          </table:table-cell>
          <table:table-cell office:value-type="float" office:value="23238" table:style-name="ce7">
            <text:p>23,238<text:s/></text:p>
          </table:table-cell>
          <table:table-cell office:value-type="float" office:value="14593" table:style-name="ce7">
            <text:p>14,593<text:s/></text:p>
          </table:table-cell>
          <table:table-cell office:value-type="float" office:value="53494" table:style-name="ce7">
            <text:p>53,494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20407" table:style-name="ce7">
            <text:p>20,407<text:s/></text:p>
          </table:table-cell>
          <table:table-cell office:value-type="float" office:value="7526" table:style-name="ce7">
            <text:p>7,526<text:s/></text:p>
          </table:table-cell>
          <table:table-cell office:value-type="float" office:value="30396" table:style-name="ce7">
            <text:p>30,396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9465" table:style-name="ce7">
            <text:p>9,465<text:s/></text:p>
          </table:table-cell>
          <table:table-cell office:value-type="float" office:value="11259" table:style-name="ce7">
            <text:p>11,259<text:s/></text:p>
          </table:table-cell>
          <table:table-cell office:value-type="float" office:value="16220" table:style-name="ce7">
            <text:p>16,220<text:s/></text:p>
          </table:table-cell>
          <table:table-cell office:value-type="float" office:value="15640" table:style-name="ce7">
            <text:p>15,640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17153" table:style-name="ce7">
            <text:p>17,153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6450" table:style-name="ce7">
            <text:p>6,450<text:s/></text:p>
          </table:table-cell>
          <table:table-cell office:value-type="float" office:value="3159" table:style-name="ce7">
            <text:p>3,159<text:s/></text:p>
          </table:table-cell>
          <table:table-cell office:value-type="float" office:value="1933" table:style-name="ce7">
            <text:p>1,933<text:s/></text:p>
          </table:table-cell>
          <table:table-cell office:value-type="float" office:value="5787" table:style-name="ce7">
            <text:p>5,787<text:s/></text:p>
          </table:table-cell>
          <table:table-cell office:value-type="float" office:value="6291" table:style-name="ce7">
            <text:p>6,291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11350" table:style-name="ce7">
            <text:p>11,350<text:s/></text:p>
          </table:table-cell>
          <table:table-cell office:value-type="float" office:value="11899" table:style-name="ce7">
            <text:p>11,899<text:s/></text:p>
          </table:table-cell>
          <table:table-cell office:value-type="float" office:value="15824" table:style-name="ce7">
            <text:p>15,824<text:s/></text:p>
          </table:table-cell>
          <table:table-cell office:value-type="float" office:value="19838" table:style-name="ce7">
            <text:p>19,838<text:s/></text:p>
          </table:table-cell>
          <table:table-cell office:value-type="float" office:value="9217" table:style-name="ce7">
            <text:p>9,217<text:s/></text:p>
          </table:table-cell>
          <table:table-cell office:value-type="float" office:value="7556" table:style-name="ce7">
            <text:p>7,556<text:s/></text:p>
          </table:table-cell>
          <table:table-cell office:value-type="float" office:value="8579" table:style-name="ce7">
            <text:p>8,579<text:s/></text:p>
          </table:table-cell>
          <table:table-cell office:value-type="float" office:value="8394" table:style-name="ce7">
            <text:p>8,394<text:s/></text:p>
          </table:table-cell>
          <table:table-cell office:value-type="float" office:value="8305" table:style-name="ce7">
            <text:p>8,305<text:s/></text:p>
          </table:table-cell>
          <table:table-cell office:value-type="float" office:value="6573" table:style-name="ce7">
            <text:p>6,573<text:s/></text:p>
          </table:table-cell>
          <table:table-cell office:value-type="float" office:value="6383" table:style-name="ce7">
            <text:p>6,383<text:s/></text:p>
          </table:table-cell>
          <table:table-cell office:value-type="float" office:value="1389" table:style-name="ce7">
            <text:p>1,389<text:s/></text:p>
          </table:table-cell>
          <table:table-cell office:value-type="float" office:value="989" table:style-name="ce7">
            <text:p>989<text:s/></text:p>
          </table:table-cell>
          <table:table-cell office:value-type="float" office:value="1441" table:style-name="ce7">
            <text:p>1,441<text:s/></text:p>
          </table:table-cell>
          <table:table-cell office:value-type="float" office:value="1704" table:style-name="ce7">
            <text:p>1,704<text:s/></text:p>
          </table:table-cell>
          <table:table-cell office:value-type="float" office:value="528" table:style-name="ce7">
            <text:p>528<text:s/></text:p>
          </table:table-cell>
          <table:table-cell office:value-type="float" office:value="839" table:style-name="ce7">
            <text:p>839<text:s/></text:p>
          </table:table-cell>
          <table:table-cell office:value-type="float" office:value="749" table:style-name="ce7">
            <text:p>749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537" table:style-name="ce7">
            <text:p>537<text:s/></text:p>
          </table:table-cell>
          <table:table-cell office:value-type="float" office:value="1348" table:style-name="ce7">
            <text:p>1,348<text:s/></text:p>
          </table:table-cell>
          <table:table-cell office:value-type="float" office:value="1152" table:style-name="ce7">
            <text:p>1,152<text:s/></text:p>
          </table:table-cell>
          <table:table-cell table:number-columns-repeated="16264"/>
        </table:table-row>
        <table:table-row table:style-name="ro2">
          <table:table-cell office:value-type="date" office:date-value="2023-11-13T00:00:00" table:style-name="ce6">
            <text:p>2023/11/13</text:p>
          </table:table-cell>
          <table:table-cell office:value-type="float" office:value="4924" table:style-name="ce7">
            <text:p>4,924<text:s/></text:p>
          </table:table-cell>
          <table:table-cell office:value-type="float" office:value="13733" table:style-name="ce7">
            <text:p>13,733<text:s/></text:p>
          </table:table-cell>
          <table:table-cell office:value-type="float" office:value="41514" table:style-name="ce7">
            <text:p>41,514<text:s/></text:p>
          </table:table-cell>
          <table:table-cell office:value-type="float" office:value="51038" table:style-name="ce7">
            <text:p>51,038<text:s/></text:p>
          </table:table-cell>
          <table:table-cell office:value-type="float" office:value="25730" table:style-name="ce7">
            <text:p>25,730<text:s/></text:p>
          </table:table-cell>
          <table:table-cell office:value-type="float" office:value="14358" table:style-name="ce7">
            <text:p>14,358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4298" table:style-name="ce7">
            <text:p>4,298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11828" table:style-name="ce7">
            <text:p>11,828<text:s/></text:p>
          </table:table-cell>
          <table:table-cell office:value-type="float" office:value="2659" table:style-name="ce7">
            <text:p>2,659<text:s/></text:p>
          </table:table-cell>
          <table:table-cell office:value-type="float" office:value="4310" table:style-name="ce7">
            <text:p>4,310<text:s/></text:p>
          </table:table-cell>
          <table:table-cell office:value-type="float" office:value="4963" table:style-name="ce7">
            <text:p>4,963<text:s/></text:p>
          </table:table-cell>
          <table:table-cell office:value-type="float" office:value="9467" table:style-name="ce7">
            <text:p>9,467<text:s/>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16345" table:style-name="ce7">
            <text:p>16,345<text:s/></text:p>
          </table:table-cell>
          <table:table-cell office:value-type="float" office:value="18808" table:style-name="ce7">
            <text:p>18,808<text:s/></text:p>
          </table:table-cell>
          <table:table-cell office:value-type="float" office:value="6104" table:style-name="ce7">
            <text:p>6,104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8445" table:style-name="ce7">
            <text:p>8,445<text:s/></text:p>
          </table:table-cell>
          <table:table-cell office:value-type="float" office:value="7356" table:style-name="ce7">
            <text:p>7,356<text:s/></text:p>
          </table:table-cell>
          <table:table-cell office:value-type="float" office:value="28498" table:style-name="ce7">
            <text:p>28,498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14925" table:style-name="ce7">
            <text:p>14,925<text:s/></text:p>
          </table:table-cell>
          <table:table-cell office:value-type="float" office:value="21052" table:style-name="ce7">
            <text:p>21,052<text:s/></text:p>
          </table:table-cell>
          <table:table-cell office:value-type="float" office:value="15443" table:style-name="ce7">
            <text:p>15,443<text:s/></text:p>
          </table:table-cell>
          <table:table-cell office:value-type="float" office:value="9532" table:style-name="ce7">
            <text:p>9,532<text:s/></text:p>
          </table:table-cell>
          <table:table-cell office:value-type="float" office:value="25711" table:style-name="ce7">
            <text:p>25,711<text:s/></text:p>
          </table:table-cell>
          <table:table-cell office:value-type="float" office:value="14996" table:style-name="ce7">
            <text:p>14,996<text:s/></text:p>
          </table:table-cell>
          <table:table-cell office:value-type="float" office:value="30793" table:style-name="ce7">
            <text:p>30,793<text:s/></text:p>
          </table:table-cell>
          <table:table-cell office:value-type="float" office:value="27008" table:style-name="ce7">
            <text:p>27,008<text:s/></text:p>
          </table:table-cell>
          <table:table-cell office:value-type="float" office:value="11044" table:style-name="ce7">
            <text:p>11,044<text:s/></text:p>
          </table:table-cell>
          <table:table-cell office:value-type="float" office:value="32577" table:style-name="ce7">
            <text:p>32,577<text:s/></text:p>
          </table:table-cell>
          <table:table-cell office:value-type="float" office:value="23543" table:style-name="ce7">
            <text:p>23,543<text:s/></text:p>
          </table:table-cell>
          <table:table-cell office:value-type="float" office:value="22657" table:style-name="ce7">
            <text:p>22,657<text:s/></text:p>
          </table:table-cell>
          <table:table-cell office:value-type="float" office:value="19645" table:style-name="ce7">
            <text:p>19,645<text:s/></text:p>
          </table:table-cell>
          <table:table-cell office:value-type="float" office:value="23404" table:style-name="ce7">
            <text:p>23,404<text:s/></text:p>
          </table:table-cell>
          <table:table-cell office:value-type="float" office:value="141361" table:style-name="ce7">
            <text:p>141,361<text:s/></text:p>
          </table:table-cell>
          <table:table-cell office:value-type="float" office:value="41593" table:style-name="ce7">
            <text:p>41,593<text:s/></text:p>
          </table:table-cell>
          <table:table-cell office:value-type="float" office:value="20737" table:style-name="ce7">
            <text:p>20,737<text:s/></text:p>
          </table:table-cell>
          <table:table-cell office:value-type="float" office:value="22390" table:style-name="ce7">
            <text:p>22,390<text:s/></text:p>
          </table:table-cell>
          <table:table-cell office:value-type="float" office:value="24008" table:style-name="ce7">
            <text:p>24,008<text:s/></text:p>
          </table:table-cell>
          <table:table-cell office:value-type="float" office:value="26712" table:style-name="ce7">
            <text:p>26,712<text:s/></text:p>
          </table:table-cell>
          <table:table-cell office:value-type="float" office:value="25866" table:style-name="ce7">
            <text:p>25,866<text:s/></text:p>
          </table:table-cell>
          <table:table-cell office:value-type="float" office:value="21827" table:style-name="ce7">
            <text:p>21,827<text:s/></text:p>
          </table:table-cell>
          <table:table-cell office:value-type="float" office:value="11805" table:style-name="ce7">
            <text:p>11,805<text:s/></text:p>
          </table:table-cell>
          <table:table-cell office:value-type="float" office:value="29637" table:style-name="ce7">
            <text:p>29,637<text:s/></text:p>
          </table:table-cell>
          <table:table-cell office:value-type="float" office:value="7303" table:style-name="ce7">
            <text:p>7,303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17722" table:style-name="ce7">
            <text:p>17,722<text:s/></text:p>
          </table:table-cell>
          <table:table-cell office:value-type="float" office:value="5948" table:style-name="ce7">
            <text:p>5,948<text:s/></text:p>
          </table:table-cell>
          <table:table-cell office:value-type="float" office:value="3735" table:style-name="ce7">
            <text:p>3,735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13406" table:style-name="ce7">
            <text:p>13,406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32344" table:style-name="ce7">
            <text:p>32,344<text:s/></text:p>
          </table:table-cell>
          <table:table-cell office:value-type="float" office:value="9841" table:style-name="ce7">
            <text:p>9,841<text:s/></text:p>
          </table:table-cell>
          <table:table-cell office:value-type="float" office:value="13057" table:style-name="ce7">
            <text:p>13,057<text:s/></text:p>
          </table:table-cell>
          <table:table-cell office:value-type="float" office:value="8293" table:style-name="ce7">
            <text:p>8,293<text:s/></text:p>
          </table:table-cell>
          <table:table-cell office:value-type="float" office:value="22265" table:style-name="ce7">
            <text:p>22,265<text:s/></text:p>
          </table:table-cell>
          <table:table-cell office:value-type="float" office:value="25691" table:style-name="ce7">
            <text:p>25,691<text:s/></text:p>
          </table:table-cell>
          <table:table-cell office:value-type="float" office:value="28508" table:style-name="ce7">
            <text:p>28,508<text:s/></text:p>
          </table:table-cell>
          <table:table-cell office:value-type="float" office:value="36971" table:style-name="ce7">
            <text:p>36,971<text:s/></text:p>
          </table:table-cell>
          <table:table-cell office:value-type="float" office:value="38392" table:style-name="ce7">
            <text:p>38,392<text:s/></text:p>
          </table:table-cell>
          <table:table-cell office:value-type="float" office:value="26213" table:style-name="ce7">
            <text:p>26,213<text:s/></text:p>
          </table:table-cell>
          <table:table-cell office:value-type="float" office:value="26869" table:style-name="ce7">
            <text:p>26,869<text:s/></text:p>
          </table:table-cell>
          <table:table-cell office:value-type="float" office:value="62513" table:style-name="ce7">
            <text:p>62,513<text:s/></text:p>
          </table:table-cell>
          <table:table-cell office:value-type="float" office:value="24027" table:style-name="ce7">
            <text:p>24,027<text:s/></text:p>
          </table:table-cell>
          <table:table-cell office:value-type="float" office:value="33268" table:style-name="ce7">
            <text:p>33,268<text:s/></text:p>
          </table:table-cell>
          <table:table-cell office:value-type="float" office:value="31158" table:style-name="ce7">
            <text:p>31,158<text:s/></text:p>
          </table:table-cell>
          <table:table-cell office:value-type="float" office:value="19222" table:style-name="ce7">
            <text:p>19,222<text:s/></text:p>
          </table:table-cell>
          <table:table-cell office:value-type="float" office:value="56773" table:style-name="ce7">
            <text:p>56,773<text:s/></text:p>
          </table:table-cell>
          <table:table-cell office:value-type="float" office:value="19556" table:style-name="ce7">
            <text:p>19,556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13565" table:style-name="ce7">
            <text:p>13,565<text:s/></text:p>
          </table:table-cell>
          <table:table-cell office:value-type="float" office:value="21595" table:style-name="ce7">
            <text:p>21,595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30017" table:style-name="ce7">
            <text:p>30,017<text:s/></text:p>
          </table:table-cell>
          <table:table-cell office:value-type="float" office:value="18381" table:style-name="ce7">
            <text:p>18,381<text:s/></text:p>
          </table:table-cell>
          <table:table-cell office:value-type="float" office:value="7436" table:style-name="ce7">
            <text:p>7,436<text:s/></text:p>
          </table:table-cell>
          <table:table-cell office:value-type="float" office:value="14721" table:style-name="ce7">
            <text:p>14,721<text:s/></text:p>
          </table:table-cell>
          <table:table-cell office:value-type="float" office:value="38016" table:style-name="ce7">
            <text:p>38,016<text:s/></text:p>
          </table:table-cell>
          <table:table-cell office:value-type="float" office:value="20912" table:style-name="ce7">
            <text:p>20,912<text:s/></text:p>
          </table:table-cell>
          <table:table-cell office:value-type="float" office:value="23547" table:style-name="ce7">
            <text:p>23,547<text:s/></text:p>
          </table:table-cell>
          <table:table-cell office:value-type="float" office:value="26883" table:style-name="ce7">
            <text:p>26,883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0510" table:style-name="ce7">
            <text:p>10,510<text:s/></text:p>
          </table:table-cell>
          <table:table-cell office:value-type="float" office:value="5144" table:style-name="ce7">
            <text:p>5,144<text:s/></text:p>
          </table:table-cell>
          <table:table-cell office:value-type="float" office:value="4815" table:style-name="ce7">
            <text:p>4,815<text:s/></text:p>
          </table:table-cell>
          <table:table-cell office:value-type="float" office:value="7482" table:style-name="ce7">
            <text:p>7,482<text:s/></text:p>
          </table:table-cell>
          <table:table-cell office:value-type="float" office:value="10240" table:style-name="ce7">
            <text:p>10,240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17279" table:style-name="ce7">
            <text:p>17,279<text:s/></text:p>
          </table:table-cell>
          <table:table-cell office:value-type="float" office:value="27949" table:style-name="ce7">
            <text:p>27,949<text:s/></text:p>
          </table:table-cell>
          <table:table-cell office:value-type="float" office:value="23381" table:style-name="ce7">
            <text:p>23,381<text:s/></text:p>
          </table:table-cell>
          <table:table-cell office:value-type="float" office:value="14922" table:style-name="ce7">
            <text:p>14,922<text:s/></text:p>
          </table:table-cell>
          <table:table-cell office:value-type="float" office:value="11310" table:style-name="ce7">
            <text:p>11,310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12706" table:style-name="ce7">
            <text:p>12,706<text:s/></text:p>
          </table:table-cell>
          <table:table-cell office:value-type="float" office:value="11442" table:style-name="ce7">
            <text:p>11,442<text:s/></text:p>
          </table:table-cell>
          <table:table-cell office:value-type="float" office:value="11209" table:style-name="ce7">
            <text:p>11,209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1820" table:style-name="ce7">
            <text:p>1,820<text:s/></text:p>
          </table:table-cell>
          <table:table-cell office:value-type="float" office:value="1345" table:style-name="ce7">
            <text:p>1,345<text:s/></text:p>
          </table:table-cell>
          <table:table-cell office:value-type="float" office:value="1965" table:style-name="ce7">
            <text:p>1,965<text:s/></text:p>
          </table:table-cell>
          <table:table-cell office:value-type="float" office:value="2236" table:style-name="ce7">
            <text:p>2,236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1475" table:style-name="ce7">
            <text:p>1,475<text:s/></text:p>
          </table:table-cell>
          <table:table-cell office:value-type="float" office:value="2591" table:style-name="ce7">
            <text:p>2,591<text:s/></text:p>
          </table:table-cell>
          <table:table-cell office:value-type="float" office:value="654" table:style-name="ce7">
            <text:p>654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1963" table:style-name="ce7">
            <text:p>1,963<text:s/></text:p>
          </table:table-cell>
          <table:table-cell table:number-columns-repeated="16264"/>
        </table:table-row>
        <table:table-row table:style-name="ro2">
          <table:table-cell office:value-type="date" office:date-value="2023-11-14T00:00:00" table:style-name="ce6">
            <text:p>2023/11/14</text:p>
          </table:table-cell>
          <table:table-cell office:value-type="float" office:value="4861" table:style-name="ce7">
            <text:p>4,861<text:s/></text:p>
          </table:table-cell>
          <table:table-cell office:value-type="float" office:value="14712" table:style-name="ce7">
            <text:p>14,712<text:s/></text:p>
          </table:table-cell>
          <table:table-cell office:value-type="float" office:value="43454" table:style-name="ce7">
            <text:p>43,454<text:s/></text:p>
          </table:table-cell>
          <table:table-cell office:value-type="float" office:value="50335" table:style-name="ce7">
            <text:p>50,335<text:s/></text:p>
          </table:table-cell>
          <table:table-cell office:value-type="float" office:value="27346" table:style-name="ce7">
            <text:p>27,346<text:s/></text:p>
          </table:table-cell>
          <table:table-cell office:value-type="float" office:value="15547" table:style-name="ce7">
            <text:p>15,547<text:s/></text:p>
          </table:table-cell>
          <table:table-cell office:value-type="float" office:value="11462" table:style-name="ce7">
            <text:p>11,462<text:s/></text:p>
          </table:table-cell>
          <table:table-cell office:value-type="float" office:value="4323" table:style-name="ce7">
            <text:p>4,323<text:s/></text:p>
          </table:table-cell>
          <table:table-cell office:value-type="float" office:value="3525" table:style-name="ce7">
            <text:p>3,525<text:s/></text:p>
          </table:table-cell>
          <table:table-cell office:value-type="float" office:value="12500" table:style-name="ce7">
            <text:p>12,500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4533" table:style-name="ce7">
            <text:p>4,533<text:s/></text:p>
          </table:table-cell>
          <table:table-cell office:value-type="float" office:value="5907" table:style-name="ce7">
            <text:p>5,907<text:s/></text:p>
          </table:table-cell>
          <table:table-cell office:value-type="float" office:value="9960" table:style-name="ce7">
            <text:p>9,960<text:s/></text:p>
          </table:table-cell>
          <table:table-cell office:value-type="float" office:value="11120" table:style-name="ce7">
            <text:p>11,120<text:s/></text:p>
          </table:table-cell>
          <table:table-cell office:value-type="float" office:value="17241" table:style-name="ce7">
            <text:p>17,241<text:s/></text:p>
          </table:table-cell>
          <table:table-cell office:value-type="float" office:value="20052" table:style-name="ce7">
            <text:p>20,052<text:s/></text:p>
          </table:table-cell>
          <table:table-cell office:value-type="float" office:value="6432" table:style-name="ce7">
            <text:p>6,432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9046" table:style-name="ce7">
            <text:p>9,046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7877" table:style-name="ce7">
            <text:p>7,877<text:s/></text:p>
          </table:table-cell>
          <table:table-cell office:value-type="float" office:value="29387" table:style-name="ce7">
            <text:p>29,387<text:s/></text:p>
          </table:table-cell>
          <table:table-cell office:value-type="float" office:value="3006" table:style-name="ce7">
            <text:p>3,006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15192" table:style-name="ce7">
            <text:p>15,192<text:s/></text:p>
          </table:table-cell>
          <table:table-cell office:value-type="float" office:value="22061" table:style-name="ce7">
            <text:p>22,061<text:s/></text:p>
          </table:table-cell>
          <table:table-cell office:value-type="float" office:value="16014" table:style-name="ce7">
            <text:p>16,014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27527" table:style-name="ce7">
            <text:p>27,527<text:s/></text:p>
          </table:table-cell>
          <table:table-cell office:value-type="float" office:value="16049" table:style-name="ce7">
            <text:p>16,049<text:s/></text:p>
          </table:table-cell>
          <table:table-cell office:value-type="float" office:value="32620" table:style-name="ce7">
            <text:p>32,620<text:s/></text:p>
          </table:table-cell>
          <table:table-cell office:value-type="float" office:value="30504" table:style-name="ce7">
            <text:p>30,504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34089" table:style-name="ce7">
            <text:p>34,089<text:s/></text:p>
          </table:table-cell>
          <table:table-cell office:value-type="float" office:value="24382" table:style-name="ce7">
            <text:p>24,382<text:s/></text:p>
          </table:table-cell>
          <table:table-cell office:value-type="float" office:value="23323" table:style-name="ce7">
            <text:p>23,323<text:s/></text:p>
          </table:table-cell>
          <table:table-cell office:value-type="float" office:value="20287" table:style-name="ce7">
            <text:p>20,287<text:s/></text:p>
          </table:table-cell>
          <table:table-cell office:value-type="float" office:value="24490" table:style-name="ce7">
            <text:p>24,490<text:s/></text:p>
          </table:table-cell>
          <table:table-cell office:value-type="float" office:value="130518" table:style-name="ce7">
            <text:p>130,518<text:s/></text:p>
          </table:table-cell>
          <table:table-cell office:value-type="float" office:value="42492" table:style-name="ce7">
            <text:p>42,492<text:s/></text:p>
          </table:table-cell>
          <table:table-cell office:value-type="float" office:value="21363" table:style-name="ce7">
            <text:p>21,363<text:s/></text:p>
          </table:table-cell>
          <table:table-cell office:value-type="float" office:value="23930" table:style-name="ce7">
            <text:p>23,930<text:s/></text:p>
          </table:table-cell>
          <table:table-cell office:value-type="float" office:value="25394" table:style-name="ce7">
            <text:p>25,394<text:s/></text:p>
          </table:table-cell>
          <table:table-cell office:value-type="float" office:value="28280" table:style-name="ce7">
            <text:p>28,280<text:s/></text:p>
          </table:table-cell>
          <table:table-cell office:value-type="float" office:value="28155" table:style-name="ce7">
            <text:p>28,155<text:s/></text:p>
          </table:table-cell>
          <table:table-cell office:value-type="float" office:value="23249" table:style-name="ce7">
            <text:p>23,249<text:s/></text:p>
          </table:table-cell>
          <table:table-cell office:value-type="float" office:value="13527" table:style-name="ce7">
            <text:p>13,527<text:s/></text:p>
          </table:table-cell>
          <table:table-cell office:value-type="float" office:value="30626" table:style-name="ce7">
            <text:p>30,626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9285" table:style-name="ce7">
            <text:p>9,285<text:s/></text:p>
          </table:table-cell>
          <table:table-cell office:value-type="float" office:value="18423" table:style-name="ce7">
            <text:p>18,423<text:s/></text:p>
          </table:table-cell>
          <table:table-cell office:value-type="float" office:value="6947" table:style-name="ce7">
            <text:p>6,947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13787" table:style-name="ce7">
            <text:p>13,787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11989" table:style-name="ce7">
            <text:p>11,989<text:s/></text:p>
          </table:table-cell>
          <table:table-cell office:value-type="float" office:value="32973" table:style-name="ce7">
            <text:p>32,973<text:s/></text:p>
          </table:table-cell>
          <table:table-cell office:value-type="float" office:value="10018" table:style-name="ce7">
            <text:p>10,018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8560" table:style-name="ce7">
            <text:p>8,560<text:s/></text:p>
          </table:table-cell>
          <table:table-cell office:value-type="float" office:value="22553" table:style-name="ce7">
            <text:p>22,553<text:s/></text:p>
          </table:table-cell>
          <table:table-cell office:value-type="float" office:value="26909" table:style-name="ce7">
            <text:p>26,909<text:s/></text:p>
          </table:table-cell>
          <table:table-cell office:value-type="float" office:value="29472" table:style-name="ce7">
            <text:p>29,472<text:s/></text:p>
          </table:table-cell>
          <table:table-cell office:value-type="float" office:value="36363" table:style-name="ce7">
            <text:p>36,363<text:s/></text:p>
          </table:table-cell>
          <table:table-cell office:value-type="float" office:value="40207" table:style-name="ce7">
            <text:p>40,207<text:s/></text:p>
          </table:table-cell>
          <table:table-cell office:value-type="float" office:value="27013" table:style-name="ce7">
            <text:p>27,013<text:s/></text:p>
          </table:table-cell>
          <table:table-cell office:value-type="float" office:value="27317" table:style-name="ce7">
            <text:p>27,317<text:s/></text:p>
          </table:table-cell>
          <table:table-cell office:value-type="float" office:value="61181" table:style-name="ce7">
            <text:p>61,181<text:s/></text:p>
          </table:table-cell>
          <table:table-cell office:value-type="float" office:value="25572" table:style-name="ce7">
            <text:p>25,572<text:s/></text:p>
          </table:table-cell>
          <table:table-cell office:value-type="float" office:value="33540" table:style-name="ce7">
            <text:p>33,540<text:s/></text:p>
          </table:table-cell>
          <table:table-cell office:value-type="float" office:value="32719" table:style-name="ce7">
            <text:p>32,719<text:s/></text:p>
          </table:table-cell>
          <table:table-cell office:value-type="float" office:value="21706" table:style-name="ce7">
            <text:p>21,706<text:s/></text:p>
          </table:table-cell>
          <table:table-cell office:value-type="float" office:value="59511" table:style-name="ce7">
            <text:p>59,511<text:s/></text:p>
          </table:table-cell>
          <table:table-cell office:value-type="float" office:value="21287" table:style-name="ce7">
            <text:p>21,287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15775" table:style-name="ce7">
            <text:p>15,775<text:s/></text:p>
          </table:table-cell>
          <table:table-cell office:value-type="float" office:value="21816" table:style-name="ce7">
            <text:p>21,816<text:s/></text:p>
          </table:table-cell>
          <table:table-cell office:value-type="float" office:value="14157" table:style-name="ce7">
            <text:p>14,157<text:s/></text:p>
          </table:table-cell>
          <table:table-cell office:value-type="float" office:value="30234" table:style-name="ce7">
            <text:p>30,234<text:s/></text:p>
          </table:table-cell>
          <table:table-cell office:value-type="float" office:value="19488" table:style-name="ce7">
            <text:p>19,488<text:s/></text:p>
          </table:table-cell>
          <table:table-cell office:value-type="float" office:value="8589" table:style-name="ce7">
            <text:p>8,589<text:s/></text:p>
          </table:table-cell>
          <table:table-cell office:value-type="float" office:value="14994" table:style-name="ce7">
            <text:p>14,994<text:s/></text:p>
          </table:table-cell>
          <table:table-cell office:value-type="float" office:value="40186" table:style-name="ce7">
            <text:p>40,186<text:s/></text:p>
          </table:table-cell>
          <table:table-cell office:value-type="float" office:value="21578" table:style-name="ce7">
            <text:p>21,578<text:s/></text:p>
          </table:table-cell>
          <table:table-cell office:value-type="float" office:value="25186" table:style-name="ce7">
            <text:p>25,186<text:s/></text:p>
          </table:table-cell>
          <table:table-cell office:value-type="float" office:value="25948" table:style-name="ce7">
            <text:p>25,948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10844" table:style-name="ce7">
            <text:p>10,844<text:s/></text:p>
          </table:table-cell>
          <table:table-cell office:value-type="float" office:value="5498" table:style-name="ce7">
            <text:p>5,498<text:s/></text:p>
          </table:table-cell>
          <table:table-cell office:value-type="float" office:value="5056" table:style-name="ce7">
            <text:p>5,056<text:s/></text:p>
          </table:table-cell>
          <table:table-cell office:value-type="float" office:value="7794" table:style-name="ce7">
            <text:p>7,794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18249" table:style-name="ce7">
            <text:p>18,249<text:s/></text:p>
          </table:table-cell>
          <table:table-cell office:value-type="float" office:value="29415" table:style-name="ce7">
            <text:p>29,415<text:s/></text:p>
          </table:table-cell>
          <table:table-cell office:value-type="float" office:value="25203" table:style-name="ce7">
            <text:p>25,203<text:s/></text:p>
          </table:table-cell>
          <table:table-cell office:value-type="float" office:value="15739" table:style-name="ce7">
            <text:p>15,739<text:s/></text:p>
          </table:table-cell>
          <table:table-cell office:value-type="float" office:value="12270" table:style-name="ce7">
            <text:p>12,270<text:s/></text:p>
          </table:table-cell>
          <table:table-cell office:value-type="float" office:value="12384" table:style-name="ce7">
            <text:p>12,384<text:s/></text:p>
          </table:table-cell>
          <table:table-cell office:value-type="float" office:value="13142" table:style-name="ce7">
            <text:p>13,142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11645" table:style-name="ce7">
            <text:p>11,645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1327" table:style-name="ce7">
            <text:p>1,327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2315" table:style-name="ce7">
            <text:p>2,315<text:s/></text:p>
          </table:table-cell>
          <table:table-cell office:value-type="float" office:value="1350" table:style-name="ce7">
            <text:p>1,350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1473" table:style-name="ce7">
            <text:p>1,473<text:s/></text:p>
          </table:table-cell>
          <table:table-cell office:value-type="float" office:value="2212" table:style-name="ce7">
            <text:p>2,212<text:s/></text:p>
          </table:table-cell>
          <table:table-cell office:value-type="float" office:value="661" table:style-name="ce7">
            <text:p>661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1974" table:style-name="ce7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3-11-15T00:00:00" table:style-name="ce6">
            <text:p>2023/11/15</text:p>
          </table:table-cell>
          <table:table-cell office:value-type="float" office:value="5039" table:style-name="ce7">
            <text:p>5,039<text:s/></text:p>
          </table:table-cell>
          <table:table-cell office:value-type="float" office:value="14670" table:style-name="ce7">
            <text:p>14,670<text:s/></text:p>
          </table:table-cell>
          <table:table-cell office:value-type="float" office:value="43576" table:style-name="ce7">
            <text:p>43,576<text:s/></text:p>
          </table:table-cell>
          <table:table-cell office:value-type="float" office:value="52905" table:style-name="ce7">
            <text:p>52,905<text:s/></text:p>
          </table:table-cell>
          <table:table-cell office:value-type="float" office:value="27412" table:style-name="ce7">
            <text:p>27,412<text:s/></text:p>
          </table:table-cell>
          <table:table-cell office:value-type="float" office:value="15736" table:style-name="ce7">
            <text:p>15,736<text:s/></text:p>
          </table:table-cell>
          <table:table-cell office:value-type="float" office:value="11701" table:style-name="ce7">
            <text:p>11,701<text:s/></text:p>
          </table:table-cell>
          <table:table-cell office:value-type="float" office:value="4406" table:style-name="ce7">
            <text:p>4,406<text:s/></text:p>
          </table:table-cell>
          <table:table-cell office:value-type="float" office:value="3725" table:style-name="ce7">
            <text:p>3,725<text:s/></text:p>
          </table:table-cell>
          <table:table-cell office:value-type="float" office:value="12749" table:style-name="ce7">
            <text:p>12,749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4612" table:style-name="ce7">
            <text:p>4,612<text:s/></text:p>
          </table:table-cell>
          <table:table-cell office:value-type="float" office:value="6394" table:style-name="ce7">
            <text:p>6,394<text:s/></text:p>
          </table:table-cell>
          <table:table-cell office:value-type="float" office:value="10260" table:style-name="ce7">
            <text:p>10,260<text:s/></text:p>
          </table:table-cell>
          <table:table-cell office:value-type="float" office:value="11995" table:style-name="ce7">
            <text:p>11,995<text:s/></text:p>
          </table:table-cell>
          <table:table-cell office:value-type="float" office:value="17217" table:style-name="ce7">
            <text:p>17,217<text:s/></text:p>
          </table:table-cell>
          <table:table-cell office:value-type="float" office:value="20146" table:style-name="ce7">
            <text:p>20,146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7337" table:style-name="ce7">
            <text:p>7,337<text:s/></text:p>
          </table:table-cell>
          <table:table-cell office:value-type="float" office:value="30729" table:style-name="ce7">
            <text:p>30,729<text:s/></text:p>
          </table:table-cell>
          <table:table-cell office:value-type="float" office:value="3068" table:style-name="ce7">
            <text:p>3,068<text:s/></text:p>
          </table:table-cell>
          <table:table-cell office:value-type="float" office:value="12530" table:style-name="ce7">
            <text:p>12,530<text:s/></text:p>
          </table:table-cell>
          <table:table-cell office:value-type="float" office:value="12271" table:style-name="ce7">
            <text:p>12,271<text:s/></text:p>
          </table:table-cell>
          <table:table-cell office:value-type="float" office:value="15491" table:style-name="ce7">
            <text:p>15,491<text:s/></text:p>
          </table:table-cell>
          <table:table-cell office:value-type="float" office:value="22473" table:style-name="ce7">
            <text:p>22,473<text:s/></text:p>
          </table:table-cell>
          <table:table-cell office:value-type="float" office:value="16529" table:style-name="ce7">
            <text:p>16,529<text:s/></text:p>
          </table:table-cell>
          <table:table-cell office:value-type="float" office:value="10042" table:style-name="ce7">
            <text:p>10,042<text:s/></text:p>
          </table:table-cell>
          <table:table-cell office:value-type="float" office:value="27846" table:style-name="ce7">
            <text:p>27,846<text:s/></text:p>
          </table:table-cell>
          <table:table-cell office:value-type="float" office:value="16675" table:style-name="ce7">
            <text:p>16,675<text:s/></text:p>
          </table:table-cell>
          <table:table-cell office:value-type="float" office:value="32796" table:style-name="ce7">
            <text:p>32,796<text:s/></text:p>
          </table:table-cell>
          <table:table-cell office:value-type="float" office:value="30345" table:style-name="ce7">
            <text:p>30,345<text:s/></text:p>
          </table:table-cell>
          <table:table-cell office:value-type="float" office:value="11753" table:style-name="ce7">
            <text:p>11,753<text:s/></text:p>
          </table:table-cell>
          <table:table-cell office:value-type="float" office:value="34498" table:style-name="ce7">
            <text:p>34,498<text:s/></text:p>
          </table:table-cell>
          <table:table-cell office:value-type="float" office:value="25050" table:style-name="ce7">
            <text:p>25,050<text:s/></text:p>
          </table:table-cell>
          <table:table-cell office:value-type="float" office:value="23711" table:style-name="ce7">
            <text:p>23,711<text:s/></text:p>
          </table:table-cell>
          <table:table-cell office:value-type="float" office:value="20784" table:style-name="ce7">
            <text:p>20,784<text:s/></text:p>
          </table:table-cell>
          <table:table-cell office:value-type="float" office:value="24613" table:style-name="ce7">
            <text:p>24,613<text:s/></text:p>
          </table:table-cell>
          <table:table-cell office:value-type="float" office:value="133462" table:style-name="ce7">
            <text:p>133,462<text:s/></text:p>
          </table:table-cell>
          <table:table-cell office:value-type="float" office:value="44860" table:style-name="ce7">
            <text:p>44,860<text:s/></text:p>
          </table:table-cell>
          <table:table-cell office:value-type="float" office:value="21768" table:style-name="ce7">
            <text:p>21,768<text:s/></text:p>
          </table:table-cell>
          <table:table-cell office:value-type="float" office:value="24737" table:style-name="ce7">
            <text:p>24,737<text:s/></text:p>
          </table:table-cell>
          <table:table-cell office:value-type="float" office:value="26349" table:style-name="ce7">
            <text:p>26,349<text:s/></text:p>
          </table:table-cell>
          <table:table-cell office:value-type="float" office:value="29477" table:style-name="ce7">
            <text:p>29,477<text:s/></text:p>
          </table:table-cell>
          <table:table-cell office:value-type="float" office:value="29815" table:style-name="ce7">
            <text:p>29,815<text:s/></text:p>
          </table:table-cell>
          <table:table-cell office:value-type="float" office:value="24355" table:style-name="ce7">
            <text:p>24,355<text:s/></text:p>
          </table:table-cell>
          <table:table-cell office:value-type="float" office:value="13975" table:style-name="ce7">
            <text:p>13,975<text:s/></text:p>
          </table:table-cell>
          <table:table-cell office:value-type="float" office:value="31541" table:style-name="ce7">
            <text:p>31,541<text:s/></text:p>
          </table:table-cell>
          <table:table-cell office:value-type="float" office:value="8188" table:style-name="ce7">
            <text:p>8,188<text:s/></text:p>
          </table:table-cell>
          <table:table-cell office:value-type="float" office:value="9652" table:style-name="ce7">
            <text:p>9,652<text:s/></text:p>
          </table:table-cell>
          <table:table-cell office:value-type="float" office:value="19247" table:style-name="ce7">
            <text:p>19,247<text:s/></text:p>
          </table:table-cell>
          <table:table-cell office:value-type="float" office:value="7093" table:style-name="ce7">
            <text:p>7,093<text:s/></text:p>
          </table:table-cell>
          <table:table-cell office:value-type="float" office:value="4123" table:style-name="ce7">
            <text:p>4,123<text:s/></text:p>
          </table:table-cell>
          <table:table-cell office:value-type="float" office:value="3585" table:style-name="ce7">
            <text:p>3,585<text:s/></text:p>
          </table:table-cell>
          <table:table-cell office:value-type="float" office:value="14174" table:style-name="ce7">
            <text:p>14,174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12758" table:style-name="ce7">
            <text:p>12,758<text:s/></text:p>
          </table:table-cell>
          <table:table-cell office:value-type="float" office:value="35915" table:style-name="ce7">
            <text:p>35,915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13794" table:style-name="ce7">
            <text:p>13,794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23136" table:style-name="ce7">
            <text:p>23,136<text:s/></text:p>
          </table:table-cell>
          <table:table-cell office:value-type="float" office:value="27271" table:style-name="ce7">
            <text:p>27,271<text:s/></text:p>
          </table:table-cell>
          <table:table-cell office:value-type="float" office:value="29888" table:style-name="ce7">
            <text:p>29,888<text:s/></text:p>
          </table:table-cell>
          <table:table-cell office:value-type="float" office:value="37424" table:style-name="ce7">
            <text:p>37,424<text:s/></text:p>
          </table:table-cell>
          <table:table-cell office:value-type="float" office:value="40809" table:style-name="ce7">
            <text:p>40,809<text:s/></text:p>
          </table:table-cell>
          <table:table-cell office:value-type="float" office:value="27681" table:style-name="ce7">
            <text:p>27,681<text:s/></text:p>
          </table:table-cell>
          <table:table-cell office:value-type="float" office:value="28375" table:style-name="ce7">
            <text:p>28,375<text:s/></text:p>
          </table:table-cell>
          <table:table-cell office:value-type="float" office:value="62762" table:style-name="ce7">
            <text:p>62,762<text:s/></text:p>
          </table:table-cell>
          <table:table-cell office:value-type="float" office:value="26207" table:style-name="ce7">
            <text:p>26,207<text:s/></text:p>
          </table:table-cell>
          <table:table-cell office:value-type="float" office:value="35034" table:style-name="ce7">
            <text:p>35,034<text:s/></text:p>
          </table:table-cell>
          <table:table-cell office:value-type="float" office:value="33450" table:style-name="ce7">
            <text:p>33,450<text:s/></text:p>
          </table:table-cell>
          <table:table-cell office:value-type="float" office:value="22661" table:style-name="ce7">
            <text:p>22,661<text:s/></text:p>
          </table:table-cell>
          <table:table-cell office:value-type="float" office:value="60993" table:style-name="ce7">
            <text:p>60,993<text:s/></text:p>
          </table:table-cell>
          <table:table-cell office:value-type="float" office:value="21208" table:style-name="ce7">
            <text:p>21,208<text:s/></text:p>
          </table:table-cell>
          <table:table-cell office:value-type="float" office:value="17137" table:style-name="ce7">
            <text:p>17,137<text:s/></text:p>
          </table:table-cell>
          <table:table-cell office:value-type="float" office:value="15937" table:style-name="ce7">
            <text:p>15,937<text:s/></text:p>
          </table:table-cell>
          <table:table-cell office:value-type="float" office:value="21886" table:style-name="ce7">
            <text:p>21,886<text:s/></text:p>
          </table:table-cell>
          <table:table-cell office:value-type="float" office:value="14789" table:style-name="ce7">
            <text:p>14,789<text:s/></text:p>
          </table:table-cell>
          <table:table-cell office:value-type="float" office:value="30786" table:style-name="ce7">
            <text:p>30,786<text:s/></text:p>
          </table:table-cell>
          <table:table-cell office:value-type="float" office:value="19407" table:style-name="ce7">
            <text:p>19,407<text:s/></text:p>
          </table:table-cell>
          <table:table-cell office:value-type="float" office:value="9178" table:style-name="ce7">
            <text:p>9,178<text:s/></text:p>
          </table:table-cell>
          <table:table-cell office:value-type="float" office:value="15424" table:style-name="ce7">
            <text:p>15,424<text:s/></text:p>
          </table:table-cell>
          <table:table-cell office:value-type="float" office:value="39614" table:style-name="ce7">
            <text:p>39,614<text:s/></text:p>
          </table:table-cell>
          <table:table-cell office:value-type="float" office:value="21640" table:style-name="ce7">
            <text:p>21,640<text:s/></text:p>
          </table:table-cell>
          <table:table-cell office:value-type="float" office:value="25313" table:style-name="ce7">
            <text:p>25,313<text:s/></text:p>
          </table:table-cell>
          <table:table-cell office:value-type="float" office:value="27313" table:style-name="ce7">
            <text:p>27,313<text:s/></text:p>
          </table:table-cell>
          <table:table-cell office:value-type="float" office:value="12194" table:style-name="ce7">
            <text:p>12,194<text:s/></text:p>
          </table:table-cell>
          <table:table-cell office:value-type="float" office:value="11001" table:style-name="ce7">
            <text:p>11,001<text:s/></text:p>
          </table:table-cell>
          <table:table-cell office:value-type="float" office:value="5463" table:style-name="ce7">
            <text:p>5,463<text:s/></text:p>
          </table:table-cell>
          <table:table-cell office:value-type="float" office:value="5124" table:style-name="ce7">
            <text:p>5,124<text:s/></text:p>
          </table:table-cell>
          <table:table-cell office:value-type="float" office:value="8133" table:style-name="ce7">
            <text:p>8,133<text:s/></text:p>
          </table:table-cell>
          <table:table-cell office:value-type="float" office:value="11056" table:style-name="ce7">
            <text:p>11,056<text:s/></text:p>
          </table:table-cell>
          <table:table-cell office:value-type="float" office:value="9919" table:style-name="ce7">
            <text:p>9,919<text:s/></text:p>
          </table:table-cell>
          <table:table-cell office:value-type="float" office:value="13949" table:style-name="ce7">
            <text:p>13,949<text:s/></text:p>
          </table:table-cell>
          <table:table-cell office:value-type="float" office:value="18183" table:style-name="ce7">
            <text:p>18,183<text:s/></text:p>
          </table:table-cell>
          <table:table-cell office:value-type="float" office:value="29086" table:style-name="ce7">
            <text:p>29,086<text:s/></text:p>
          </table:table-cell>
          <table:table-cell office:value-type="float" office:value="25743" table:style-name="ce7">
            <text:p>25,743<text:s/></text:p>
          </table:table-cell>
          <table:table-cell office:value-type="float" office:value="15614" table:style-name="ce7">
            <text:p>15,614<text:s/></text:p>
          </table:table-cell>
          <table:table-cell office:value-type="float" office:value="12426" table:style-name="ce7">
            <text:p>12,426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13287" table:style-name="ce7">
            <text:p>13,287<text:s/></text:p>
          </table:table-cell>
          <table:table-cell office:value-type="float" office:value="12117" table:style-name="ce7">
            <text:p>12,117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2009" table:style-name="ce7">
            <text:p>2,009<text:s/></text:p>
          </table:table-cell>
          <table:table-cell office:value-type="float" office:value="2389" table:style-name="ce7">
            <text:p>2,389<text:s/></text:p>
          </table:table-cell>
          <table:table-cell office:value-type="float" office:value="1387" table:style-name="ce7">
            <text:p>1,387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1530" table:style-name="ce7">
            <text:p>1,530<text:s/></text:p>
          </table:table-cell>
          <table:table-cell office:value-type="float" office:value="2185" table:style-name="ce7">
            <text:p>2,185<text:s/></text:p>
          </table:table-cell>
          <table:table-cell office:value-type="float" office:value="667" table:style-name="ce7">
            <text:p>667<text:s/></text:p>
          </table:table-cell>
          <table:table-cell office:value-type="float" office:value="2343" table:style-name="ce7">
            <text:p>2,343<text:s/></text:p>
          </table:table-cell>
          <table:table-cell office:value-type="float" office:value="1957" table:style-name="ce7">
            <text:p>1,957<text:s/></text:p>
          </table:table-cell>
          <table:table-cell table:number-columns-repeated="16264"/>
        </table:table-row>
        <table:table-row table:style-name="ro2">
          <table:table-cell office:value-type="date" office:date-value="2023-11-16T00:00:00" table:style-name="ce6">
            <text:p>2023/11/16</text:p>
          </table:table-cell>
          <table:table-cell office:value-type="float" office:value="5171" table:style-name="ce7">
            <text:p>5,171<text:s/></text:p>
          </table:table-cell>
          <table:table-cell office:value-type="float" office:value="14800" table:style-name="ce7">
            <text:p>14,800<text:s/></text:p>
          </table:table-cell>
          <table:table-cell office:value-type="float" office:value="44289" table:style-name="ce7">
            <text:p>44,289<text:s/></text:p>
          </table:table-cell>
          <table:table-cell office:value-type="float" office:value="52169" table:style-name="ce7">
            <text:p>52,169<text:s/></text:p>
          </table:table-cell>
          <table:table-cell office:value-type="float" office:value="27604" table:style-name="ce7">
            <text:p>27,604<text:s/></text:p>
          </table:table-cell>
          <table:table-cell office:value-type="float" office:value="15808" table:style-name="ce7">
            <text:p>15,808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4400" table:style-name="ce7">
            <text:p>4,400<text:s/></text:p>
          </table:table-cell>
          <table:table-cell office:value-type="float" office:value="3541" table:style-name="ce7">
            <text:p>3,541<text:s/></text:p>
          </table:table-cell>
          <table:table-cell office:value-type="float" office:value="12658" table:style-name="ce7">
            <text:p>12,658<text:s/></text:p>
          </table:table-cell>
          <table:table-cell office:value-type="float" office:value="2807" table:style-name="ce7">
            <text:p>2,807<text:s/></text:p>
          </table:table-cell>
          <table:table-cell office:value-type="float" office:value="4471" table:style-name="ce7">
            <text:p>4,471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10262" table:style-name="ce7">
            <text:p>10,262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17353" table:style-name="ce7">
            <text:p>17,353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6525" table:style-name="ce7">
            <text:p>6,525<text:s/></text:p>
          </table:table-cell>
          <table:table-cell office:value-type="float" office:value="10008" table:style-name="ce7">
            <text:p>10,008<text:s/></text:p>
          </table:table-cell>
          <table:table-cell office:value-type="float" office:value="3531" table:style-name="ce7">
            <text:p>3,531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31007" table:style-name="ce7">
            <text:p>31,007<text:s/></text:p>
          </table:table-cell>
          <table:table-cell office:value-type="float" office:value="3134" table:style-name="ce7">
            <text:p>3,134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15482" table:style-name="ce7">
            <text:p>15,482<text:s/></text:p>
          </table:table-cell>
          <table:table-cell office:value-type="float" office:value="22592" table:style-name="ce7">
            <text:p>22,592<text:s/></text:p>
          </table:table-cell>
          <table:table-cell office:value-type="float" office:value="16146" table:style-name="ce7">
            <text:p>16,146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29122" table:style-name="ce7">
            <text:p>29,122<text:s/></text:p>
          </table:table-cell>
          <table:table-cell office:value-type="float" office:value="16647" table:style-name="ce7">
            <text:p>16,647<text:s/></text:p>
          </table:table-cell>
          <table:table-cell office:value-type="float" office:value="33245" table:style-name="ce7">
            <text:p>33,245<text:s/></text:p>
          </table:table-cell>
          <table:table-cell office:value-type="float" office:value="30868" table:style-name="ce7">
            <text:p>30,868<text:s/></text:p>
          </table:table-cell>
          <table:table-cell office:value-type="float" office:value="11987" table:style-name="ce7">
            <text:p>11,987<text:s/></text:p>
          </table:table-cell>
          <table:table-cell office:value-type="float" office:value="34301" table:style-name="ce7">
            <text:p>34,301<text:s/></text:p>
          </table:table-cell>
          <table:table-cell office:value-type="float" office:value="24650" table:style-name="ce7">
            <text:p>24,650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20470" table:style-name="ce7">
            <text:p>20,470<text:s/></text:p>
          </table:table-cell>
          <table:table-cell office:value-type="float" office:value="24383" table:style-name="ce7">
            <text:p>24,383<text:s/></text:p>
          </table:table-cell>
          <table:table-cell office:value-type="float" office:value="135739" table:style-name="ce7">
            <text:p>135,739<text:s/></text:p>
          </table:table-cell>
          <table:table-cell office:value-type="float" office:value="44643" table:style-name="ce7">
            <text:p>44,643<text:s/></text:p>
          </table:table-cell>
          <table:table-cell office:value-type="float" office:value="21428" table:style-name="ce7">
            <text:p>21,428<text:s/></text:p>
          </table:table-cell>
          <table:table-cell office:value-type="float" office:value="24829" table:style-name="ce7">
            <text:p>24,829<text:s/></text:p>
          </table:table-cell>
          <table:table-cell office:value-type="float" office:value="25721" table:style-name="ce7">
            <text:p>25,721<text:s/></text:p>
          </table:table-cell>
          <table:table-cell office:value-type="float" office:value="28524" table:style-name="ce7">
            <text:p>28,524<text:s/></text:p>
          </table:table-cell>
          <table:table-cell office:value-type="float" office:value="28849" table:style-name="ce7">
            <text:p>28,849<text:s/></text:p>
          </table:table-cell>
          <table:table-cell office:value-type="float" office:value="23748" table:style-name="ce7">
            <text:p>23,748<text:s/></text:p>
          </table:table-cell>
          <table:table-cell office:value-type="float" office:value="13295" table:style-name="ce7">
            <text:p>13,295<text:s/></text:p>
          </table:table-cell>
          <table:table-cell office:value-type="float" office:value="30959" table:style-name="ce7">
            <text:p>30,959<text:s/></text:p>
          </table:table-cell>
          <table:table-cell office:value-type="float" office:value="7759" table:style-name="ce7">
            <text:p>7,759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18330" table:style-name="ce7">
            <text:p>18,330<text:s/></text:p>
          </table:table-cell>
          <table:table-cell office:value-type="float" office:value="6944" table:style-name="ce7">
            <text:p>6,944<text:s/></text:p>
          </table:table-cell>
          <table:table-cell office:value-type="float" office:value="3902" table:style-name="ce7">
            <text:p>3,902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3876" table:style-name="ce7">
            <text:p>13,876<text:s/></text:p>
          </table:table-cell>
          <table:table-cell office:value-type="float" office:value="9068" table:style-name="ce7">
            <text:p>9,068<text:s/></text:p>
          </table:table-cell>
          <table:table-cell office:value-type="float" office:value="12202" table:style-name="ce7">
            <text:p>12,202<text:s/></text:p>
          </table:table-cell>
          <table:table-cell office:value-type="float" office:value="33558" table:style-name="ce7">
            <text:p>33,558<text:s/></text:p>
          </table:table-cell>
          <table:table-cell office:value-type="float" office:value="9955" table:style-name="ce7">
            <text:p>9,955<text:s/></text:p>
          </table:table-cell>
          <table:table-cell office:value-type="float" office:value="13366" table:style-name="ce7">
            <text:p>13,366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22908" table:style-name="ce7">
            <text:p>22,908<text:s/></text:p>
          </table:table-cell>
          <table:table-cell office:value-type="float" office:value="26862" table:style-name="ce7">
            <text:p>26,862<text:s/></text:p>
          </table:table-cell>
          <table:table-cell office:value-type="float" office:value="29261" table:style-name="ce7">
            <text:p>29,261<text:s/></text:p>
          </table:table-cell>
          <table:table-cell office:value-type="float" office:value="37801" table:style-name="ce7">
            <text:p>37,801<text:s/></text:p>
          </table:table-cell>
          <table:table-cell office:value-type="float" office:value="40459" table:style-name="ce7">
            <text:p>40,459<text:s/></text:p>
          </table:table-cell>
          <table:table-cell office:value-type="float" office:value="27281" table:style-name="ce7">
            <text:p>27,281<text:s/></text:p>
          </table:table-cell>
          <table:table-cell office:value-type="float" office:value="27144" table:style-name="ce7">
            <text:p>27,144<text:s/></text:p>
          </table:table-cell>
          <table:table-cell office:value-type="float" office:value="61267" table:style-name="ce7">
            <text:p>61,267<text:s/></text:p>
          </table:table-cell>
          <table:table-cell office:value-type="float" office:value="26743" table:style-name="ce7">
            <text:p>26,743<text:s/></text:p>
          </table:table-cell>
          <table:table-cell office:value-type="float" office:value="35022" table:style-name="ce7">
            <text:p>35,022<text:s/></text:p>
          </table:table-cell>
          <table:table-cell office:value-type="float" office:value="34061" table:style-name="ce7">
            <text:p>34,061<text:s/></text:p>
          </table:table-cell>
          <table:table-cell office:value-type="float" office:value="22258" table:style-name="ce7">
            <text:p>22,258<text:s/></text:p>
          </table:table-cell>
          <table:table-cell office:value-type="float" office:value="62480" table:style-name="ce7">
            <text:p>62,480<text:s/></text:p>
          </table:table-cell>
          <table:table-cell office:value-type="float" office:value="21323" table:style-name="ce7">
            <text:p>21,323<text:s/></text:p>
          </table:table-cell>
          <table:table-cell office:value-type="float" office:value="16315" table:style-name="ce7">
            <text:p>16,315<text:s/></text:p>
          </table:table-cell>
          <table:table-cell office:value-type="float" office:value="16201" table:style-name="ce7">
            <text:p>16,201<text:s/></text:p>
          </table:table-cell>
          <table:table-cell office:value-type="float" office:value="22345" table:style-name="ce7">
            <text:p>22,345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31443" table:style-name="ce7">
            <text:p>31,443<text:s/></text:p>
          </table:table-cell>
          <table:table-cell office:value-type="float" office:value="19968" table:style-name="ce7">
            <text:p>19,968<text:s/></text:p>
          </table:table-cell>
          <table:table-cell office:value-type="float" office:value="8897" table:style-name="ce7">
            <text:p>8,897<text:s/></text:p>
          </table:table-cell>
          <table:table-cell office:value-type="float" office:value="15514" table:style-name="ce7">
            <text:p>15,514<text:s/></text:p>
          </table:table-cell>
          <table:table-cell office:value-type="float" office:value="41355" table:style-name="ce7">
            <text:p>41,355<text:s/></text:p>
          </table:table-cell>
          <table:table-cell office:value-type="float" office:value="22035" table:style-name="ce7">
            <text:p>22,035<text:s/></text:p>
          </table:table-cell>
          <table:table-cell office:value-type="float" office:value="25655" table:style-name="ce7">
            <text:p>25,655<text:s/></text:p>
          </table:table-cell>
          <table:table-cell office:value-type="float" office:value="26048" table:style-name="ce7">
            <text:p>26,048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10651" table:style-name="ce7">
            <text:p>10,651<text:s/></text:p>
          </table:table-cell>
          <table:table-cell office:value-type="float" office:value="5384" table:style-name="ce7">
            <text:p>5,384<text:s/></text:p>
          </table:table-cell>
          <table:table-cell office:value-type="float" office:value="5063" table:style-name="ce7">
            <text:p>5,063<text:s/></text:p>
          </table:table-cell>
          <table:table-cell office:value-type="float" office:value="7888" table:style-name="ce7">
            <text:p>7,888<text:s/></text:p>
          </table:table-cell>
          <table:table-cell office:value-type="float" office:value="10655" table:style-name="ce7">
            <text:p>10,655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13762" table:style-name="ce7">
            <text:p>13,762<text:s/></text:p>
          </table:table-cell>
          <table:table-cell office:value-type="float" office:value="18252" table:style-name="ce7">
            <text:p>18,252<text:s/></text:p>
          </table:table-cell>
          <table:table-cell office:value-type="float" office:value="29363" table:style-name="ce7">
            <text:p>29,363<text:s/></text:p>
          </table:table-cell>
          <table:table-cell office:value-type="float" office:value="26655" table:style-name="ce7">
            <text:p>26,655<text:s/></text:p>
          </table:table-cell>
          <table:table-cell office:value-type="float" office:value="15430" table:style-name="ce7">
            <text:p>15,430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12317" table:style-name="ce7">
            <text:p>12,317<text:s/></text:p>
          </table:table-cell>
          <table:table-cell office:value-type="float" office:value="13218" table:style-name="ce7">
            <text:p>13,218<text:s/></text:p>
          </table:table-cell>
          <table:table-cell office:value-type="float" office:value="11926" table:style-name="ce7">
            <text:p>11,926<text:s/></text:p>
          </table:table-cell>
          <table:table-cell office:value-type="float" office:value="11537" table:style-name="ce7">
            <text:p>11,537<text:s/></text:p>
          </table:table-cell>
          <table:table-cell office:value-type="float" office:value="9758" table:style-name="ce7">
            <text:p>9,758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1367" table:style-name="ce7">
            <text:p>1,367<text:s/></text:p>
          </table:table-cell>
          <table:table-cell office:value-type="float" office:value="2061" table:style-name="ce7">
            <text:p>2,061<text:s/></text:p>
          </table:table-cell>
          <table:table-cell office:value-type="float" office:value="2407" table:style-name="ce7">
            <text:p>2,407<text:s/></text:p>
          </table:table-cell>
          <table:table-cell office:value-type="float" office:value="1412" table:style-name="ce7">
            <text:p>1,412<text:s/></text:p>
          </table:table-cell>
          <table:table-cell office:value-type="float" office:value="1972" table:style-name="ce7">
            <text:p>1,972<text:s/></text:p>
          </table:table-cell>
          <table:table-cell office:value-type="float" office:value="1566" table:style-name="ce7">
            <text:p>1,566<text:s/></text:p>
          </table:table-cell>
          <table:table-cell office:value-type="float" office:value="2237" table:style-name="ce7">
            <text:p>2,237<text:s/></text:p>
          </table:table-cell>
          <table:table-cell office:value-type="float" office:value="685" table:style-name="ce7">
            <text:p>685<text:s/></text:p>
          </table:table-cell>
          <table:table-cell office:value-type="float" office:value="2257" table:style-name="ce7">
            <text:p>2,257<text:s/></text:p>
          </table:table-cell>
          <table:table-cell office:value-type="float" office:value="1974" table:style-name="ce7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3-11-17T00:00:00" table:style-name="ce6">
            <text:p>2023/11/17</text:p>
          </table:table-cell>
          <table:table-cell office:value-type="float" office:value="5654" table:style-name="ce7">
            <text:p>5,654<text:s/></text:p>
          </table:table-cell>
          <table:table-cell office:value-type="float" office:value="15133" table:style-name="ce7">
            <text:p>15,133<text:s/></text:p>
          </table:table-cell>
          <table:table-cell office:value-type="float" office:value="45147" table:style-name="ce7">
            <text:p>45,147<text:s/></text:p>
          </table:table-cell>
          <table:table-cell office:value-type="float" office:value="59487" table:style-name="ce7">
            <text:p>59,487<text:s/></text:p>
          </table:table-cell>
          <table:table-cell office:value-type="float" office:value="28292" table:style-name="ce7">
            <text:p>28,292<text:s/></text:p>
          </table:table-cell>
          <table:table-cell office:value-type="float" office:value="16222" table:style-name="ce7">
            <text:p>16,222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4770" table:style-name="ce7">
            <text:p>4,770<text:s/></text:p>
          </table:table-cell>
          <table:table-cell office:value-type="float" office:value="3893" table:style-name="ce7">
            <text:p>3,893<text:s/></text:p>
          </table:table-cell>
          <table:table-cell office:value-type="float" office:value="15072" table:style-name="ce7">
            <text:p>15,072<text:s/></text:p>
          </table:table-cell>
          <table:table-cell office:value-type="float" office:value="2899" table:style-name="ce7">
            <text:p>2,899<text:s/></text:p>
          </table:table-cell>
          <table:table-cell office:value-type="float" office:value="4789" table:style-name="ce7">
            <text:p>4,789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13779" table:style-name="ce7">
            <text:p>13,779<text:s/></text:p>
          </table:table-cell>
          <table:table-cell office:value-type="float" office:value="17451" table:style-name="ce7">
            <text:p>17,451<text:s/></text:p>
          </table:table-cell>
          <table:table-cell office:value-type="float" office:value="20197" table:style-name="ce7">
            <text:p>20,197<text:s/></text:p>
          </table:table-cell>
          <table:table-cell office:value-type="float" office:value="7126" table:style-name="ce7">
            <text:p>7,126<text:s/></text:p>
          </table:table-cell>
          <table:table-cell office:value-type="float" office:value="11008" table:style-name="ce7">
            <text:p>11,008<text:s/></text:p>
          </table:table-cell>
          <table:table-cell office:value-type="float" office:value="3970" table:style-name="ce7">
            <text:p>3,970<text:s/></text:p>
          </table:table-cell>
          <table:table-cell office:value-type="float" office:value="10043" table:style-name="ce7">
            <text:p>10,043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7423" table:style-name="ce7">
            <text:p>7,423<text:s/></text:p>
          </table:table-cell>
          <table:table-cell office:value-type="float" office:value="52804" table:style-name="ce7">
            <text:p>52,804<text:s/></text:p>
          </table:table-cell>
          <table:table-cell office:value-type="float" office:value="3344" table:style-name="ce7">
            <text:p>3,344<text:s/></text:p>
          </table:table-cell>
          <table:table-cell office:value-type="float" office:value="13202" table:style-name="ce7">
            <text:p>13,202<text:s/></text:p>
          </table:table-cell>
          <table:table-cell office:value-type="float" office:value="12817" table:style-name="ce7">
            <text:p>12,817<text:s/></text:p>
          </table:table-cell>
          <table:table-cell office:value-type="float" office:value="16635" table:style-name="ce7">
            <text:p>16,635<text:s/></text:p>
          </table:table-cell>
          <table:table-cell office:value-type="float" office:value="24220" table:style-name="ce7">
            <text:p>24,220<text:s/></text:p>
          </table:table-cell>
          <table:table-cell office:value-type="float" office:value="17741" table:style-name="ce7">
            <text:p>17,741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33349" table:style-name="ce7">
            <text:p>33,349<text:s/></text:p>
          </table:table-cell>
          <table:table-cell office:value-type="float" office:value="18348" table:style-name="ce7">
            <text:p>18,348<text:s/></text:p>
          </table:table-cell>
          <table:table-cell office:value-type="float" office:value="34871" table:style-name="ce7">
            <text:p>34,871<text:s/></text:p>
          </table:table-cell>
          <table:table-cell office:value-type="float" office:value="33827" table:style-name="ce7">
            <text:p>33,827<text:s/></text:p>
          </table:table-cell>
          <table:table-cell office:value-type="float" office:value="12046" table:style-name="ce7">
            <text:p>12,046<text:s/></text:p>
          </table:table-cell>
          <table:table-cell office:value-type="float" office:value="36437" table:style-name="ce7">
            <text:p>36,437<text:s/></text:p>
          </table:table-cell>
          <table:table-cell office:value-type="float" office:value="26442" table:style-name="ce7">
            <text:p>26,442<text:s/></text:p>
          </table:table-cell>
          <table:table-cell office:value-type="float" office:value="24462" table:style-name="ce7">
            <text:p>24,462<text:s/></text:p>
          </table:table-cell>
          <table:table-cell office:value-type="float" office:value="21030" table:style-name="ce7">
            <text:p>21,030<text:s/></text:p>
          </table:table-cell>
          <table:table-cell office:value-type="float" office:value="24564" table:style-name="ce7">
            <text:p>24,564<text:s/></text:p>
          </table:table-cell>
          <table:table-cell office:value-type="float" office:value="161756" table:style-name="ce7">
            <text:p>161,756<text:s/></text:p>
          </table:table-cell>
          <table:table-cell office:value-type="float" office:value="51737" table:style-name="ce7">
            <text:p>51,737<text:s/></text:p>
          </table:table-cell>
          <table:table-cell office:value-type="float" office:value="23239" table:style-name="ce7">
            <text:p>23,239<text:s/></text:p>
          </table:table-cell>
          <table:table-cell office:value-type="float" office:value="25940" table:style-name="ce7">
            <text:p>25,940<text:s/></text:p>
          </table:table-cell>
          <table:table-cell office:value-type="float" office:value="27879" table:style-name="ce7">
            <text:p>27,879<text:s/></text:p>
          </table:table-cell>
          <table:table-cell office:value-type="float" office:value="33358" table:style-name="ce7">
            <text:p>33,358<text:s/></text:p>
          </table:table-cell>
          <table:table-cell office:value-type="float" office:value="32653" table:style-name="ce7">
            <text:p>32,653<text:s/></text:p>
          </table:table-cell>
          <table:table-cell office:value-type="float" office:value="26056" table:style-name="ce7">
            <text:p>26,056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32690" table:style-name="ce7">
            <text:p>32,690<text:s/></text:p>
          </table:table-cell>
          <table:table-cell office:value-type="float" office:value="8565" table:style-name="ce7">
            <text:p>8,565<text:s/></text:p>
          </table:table-cell>
          <table:table-cell office:value-type="float" office:value="9853" table:style-name="ce7">
            <text:p>9,853<text:s/></text:p>
          </table:table-cell>
          <table:table-cell office:value-type="float" office:value="20933" table:style-name="ce7">
            <text:p>20,933<text:s/></text:p>
          </table:table-cell>
          <table:table-cell office:value-type="float" office:value="7754" table:style-name="ce7">
            <text:p>7,754<text:s/></text:p>
          </table:table-cell>
          <table:table-cell office:value-type="float" office:value="4280" table:style-name="ce7">
            <text:p>4,280<text:s/></text:p>
          </table:table-cell>
          <table:table-cell office:value-type="float" office:value="3660" table:style-name="ce7">
            <text:p>3,660<text:s/></text:p>
          </table:table-cell>
          <table:table-cell office:value-type="float" office:value="14612" table:style-name="ce7">
            <text:p>14,612<text:s/></text:p>
          </table:table-cell>
          <table:table-cell office:value-type="float" office:value="10117" table:style-name="ce7">
            <text:p>10,117<text:s/></text:p>
          </table:table-cell>
          <table:table-cell office:value-type="float" office:value="13999" table:style-name="ce7">
            <text:p>13,999<text:s/></text:p>
          </table:table-cell>
          <table:table-cell office:value-type="float" office:value="40626" table:style-name="ce7">
            <text:p>40,626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14827" table:style-name="ce7">
            <text:p>14,827<text:s/></text:p>
          </table:table-cell>
          <table:table-cell office:value-type="float" office:value="9236" table:style-name="ce7">
            <text:p>9,236<text:s/></text:p>
          </table:table-cell>
          <table:table-cell office:value-type="float" office:value="24383" table:style-name="ce7">
            <text:p>24,383<text:s/></text:p>
          </table:table-cell>
          <table:table-cell office:value-type="float" office:value="27584" table:style-name="ce7">
            <text:p>27,584<text:s/></text:p>
          </table:table-cell>
          <table:table-cell office:value-type="float" office:value="33043" table:style-name="ce7">
            <text:p>33,043<text:s/></text:p>
          </table:table-cell>
          <table:table-cell office:value-type="float" office:value="47875" table:style-name="ce7">
            <text:p>47,875<text:s/></text:p>
          </table:table-cell>
          <table:table-cell office:value-type="float" office:value="43062" table:style-name="ce7">
            <text:p>43,062<text:s/></text:p>
          </table:table-cell>
          <table:table-cell office:value-type="float" office:value="29152" table:style-name="ce7">
            <text:p>29,152<text:s/></text:p>
          </table:table-cell>
          <table:table-cell office:value-type="float" office:value="30175" table:style-name="ce7">
            <text:p>30,175<text:s/></text:p>
          </table:table-cell>
          <table:table-cell office:value-type="float" office:value="73300" table:style-name="ce7">
            <text:p>73,300<text:s/></text:p>
          </table:table-cell>
          <table:table-cell office:value-type="float" office:value="26245" table:style-name="ce7">
            <text:p>26,245<text:s/></text:p>
          </table:table-cell>
          <table:table-cell office:value-type="float" office:value="39209" table:style-name="ce7">
            <text:p>39,209<text:s/></text:p>
          </table:table-cell>
          <table:table-cell office:value-type="float" office:value="38116" table:style-name="ce7">
            <text:p>38,116<text:s/></text:p>
          </table:table-cell>
          <table:table-cell office:value-type="float" office:value="24624" table:style-name="ce7">
            <text:p>24,624<text:s/></text:p>
          </table:table-cell>
          <table:table-cell office:value-type="float" office:value="72080" table:style-name="ce7">
            <text:p>72,080<text:s/></text:p>
          </table:table-cell>
          <table:table-cell office:value-type="float" office:value="22919" table:style-name="ce7">
            <text:p>22,919<text:s/></text:p>
          </table:table-cell>
          <table:table-cell office:value-type="float" office:value="18164" table:style-name="ce7">
            <text:p>18,164<text:s/></text:p>
          </table:table-cell>
          <table:table-cell office:value-type="float" office:value="16235" table:style-name="ce7">
            <text:p>16,235<text:s/></text:p>
          </table:table-cell>
          <table:table-cell office:value-type="float" office:value="28870" table:style-name="ce7">
            <text:p>28,870<text:s/></text:p>
          </table:table-cell>
          <table:table-cell office:value-type="float" office:value="15185" table:style-name="ce7">
            <text:p>15,185<text:s/></text:p>
          </table:table-cell>
          <table:table-cell office:value-type="float" office:value="33559" table:style-name="ce7">
            <text:p>33,559<text:s/></text:p>
          </table:table-cell>
          <table:table-cell office:value-type="float" office:value="20714" table:style-name="ce7">
            <text:p>20,714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16705" table:style-name="ce7">
            <text:p>16,705<text:s/></text:p>
          </table:table-cell>
          <table:table-cell office:value-type="float" office:value="41207" table:style-name="ce7">
            <text:p>41,207<text:s/></text:p>
          </table:table-cell>
          <table:table-cell office:value-type="float" office:value="22269" table:style-name="ce7">
            <text:p>22,269<text:s/></text:p>
          </table:table-cell>
          <table:table-cell office:value-type="float" office:value="25857" table:style-name="ce7">
            <text:p>25,857<text:s/></text:p>
          </table:table-cell>
          <table:table-cell office:value-type="float" office:value="29161" table:style-name="ce7">
            <text:p>29,161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11504" table:style-name="ce7">
            <text:p>11,504<text:s/></text:p>
          </table:table-cell>
          <table:table-cell office:value-type="float" office:value="5736" table:style-name="ce7">
            <text:p>5,736<text:s/></text:p>
          </table:table-cell>
          <table:table-cell office:value-type="float" office:value="5334" table:style-name="ce7">
            <text:p>5,334<text:s/></text:p>
          </table:table-cell>
          <table:table-cell office:value-type="float" office:value="8743" table:style-name="ce7">
            <text:p>8,743<text:s/></text:p>
          </table:table-cell>
          <table:table-cell office:value-type="float" office:value="11280" table:style-name="ce7">
            <text:p>11,280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15610" table:style-name="ce7">
            <text:p>15,610<text:s/></text:p>
          </table:table-cell>
          <table:table-cell office:value-type="float" office:value="19138" table:style-name="ce7">
            <text:p>19,138<text:s/></text:p>
          </table:table-cell>
          <table:table-cell office:value-type="float" office:value="30335" table:style-name="ce7">
            <text:p>30,335<text:s/></text:p>
          </table:table-cell>
          <table:table-cell office:value-type="float" office:value="28688" table:style-name="ce7">
            <text:p>28,688<text:s/></text:p>
          </table:table-cell>
          <table:table-cell office:value-type="float" office:value="16218" table:style-name="ce7">
            <text:p>16,218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12784" table:style-name="ce7">
            <text:p>12,784<text:s/></text:p>
          </table:table-cell>
          <table:table-cell office:value-type="float" office:value="12368" table:style-name="ce7">
            <text:p>12,368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2116" table:style-name="ce7">
            <text:p>2,116<text:s/></text:p>
          </table:table-cell>
          <table:table-cell office:value-type="float" office:value="1369" table:style-name="ce7">
            <text:p>1,369<text:s/></text:p>
          </table:table-cell>
          <table:table-cell office:value-type="float" office:value="2140" table:style-name="ce7">
            <text:p>2,140<text:s/></text:p>
          </table:table-cell>
          <table:table-cell office:value-type="float" office:value="2513" table:style-name="ce7">
            <text:p>2,513<text:s/></text:p>
          </table:table-cell>
          <table:table-cell office:value-type="float" office:value="1426" table:style-name="ce7">
            <text:p>1,426<text:s/></text:p>
          </table:table-cell>
          <table:table-cell office:value-type="float" office:value="2047" table:style-name="ce7">
            <text:p>2,047<text:s/></text:p>
          </table:table-cell>
          <table:table-cell office:value-type="float" office:value="1537" table:style-name="ce7">
            <text:p>1,537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721" table:style-name="ce7">
            <text:p>721<text:s/></text:p>
          </table:table-cell>
          <table:table-cell office:value-type="float" office:value="2373" table:style-name="ce7">
            <text:p>2,373<text:s/></text:p>
          </table:table-cell>
          <table:table-cell office:value-type="float" office:value="2147" table:style-name="ce7">
            <text:p>2,147<text:s/></text:p>
          </table:table-cell>
          <table:table-cell table:number-columns-repeated="16264"/>
        </table:table-row>
        <table:table-row table:style-name="ro2">
          <table:table-cell office:value-type="date" office:date-value="2023-11-18T00:00:00" table:style-name="ce6">
            <text:p>2023/11/18</text:p>
          </table:table-cell>
          <table:table-cell office:value-type="float" office:value="4009" table:style-name="ce7">
            <text:p>4,009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27430" table:style-name="ce7">
            <text:p>27,430<text:s/></text:p>
          </table:table-cell>
          <table:table-cell office:value-type="float" office:value="60386" table:style-name="ce7">
            <text:p>60,386<text:s/></text:p>
          </table:table-cell>
          <table:table-cell office:value-type="float" office:value="17469" table:style-name="ce7">
            <text:p>17,469<text:s/></text:p>
          </table:table-cell>
          <table:table-cell office:value-type="float" office:value="11437" table:style-name="ce7">
            <text:p>11,437<text:s/></text:p>
          </table:table-cell>
          <table:table-cell office:value-type="float" office:value="8596" table:style-name="ce7">
            <text:p>8,596<text:s/>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2817" table:style-name="ce7">
            <text:p>2,817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2064" table:style-name="ce7">
            <text:p>2,064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7367" table:style-name="ce7">
            <text:p>7,367<text:s/></text:p>
          </table:table-cell>
          <table:table-cell office:value-type="float" office:value="14628" table:style-name="ce7">
            <text:p>14,628<text:s/></text:p>
          </table:table-cell>
          <table:table-cell office:value-type="float" office:value="5554" table:style-name="ce7">
            <text:p>5,554<text:s/></text:p>
          </table:table-cell>
          <table:table-cell office:value-type="float" office:value="8095" table:style-name="ce7">
            <text:p>8,095<text:s/></text:p>
          </table:table-cell>
          <table:table-cell office:value-type="float" office:value="4567" table:style-name="ce7">
            <text:p>4,567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4206" table:style-name="ce7">
            <text:p>4,206<text:s/></text:p>
          </table:table-cell>
          <table:table-cell office:value-type="float" office:value="6759" table:style-name="ce7">
            <text:p>6,759<text:s/></text:p>
          </table:table-cell>
          <table:table-cell office:value-type="float" office:value="6965" table:style-name="ce7">
            <text:p>6,965<text:s/></text:p>
          </table:table-cell>
          <table:table-cell office:value-type="float" office:value="2928" table:style-name="ce7">
            <text:p>2,928<text:s/></text:p>
          </table:table-cell>
          <table:table-cell office:value-type="float" office:value="52332" table:style-name="ce7">
            <text:p>52,332<text:s/></text:p>
          </table:table-cell>
          <table:table-cell office:value-type="float" office:value="4204" table:style-name="ce7">
            <text:p>4,204<text:s/></text:p>
          </table:table-cell>
          <table:table-cell office:value-type="float" office:value="11888" table:style-name="ce7">
            <text:p>11,888<text:s/></text:p>
          </table:table-cell>
          <table:table-cell office:value-type="float" office:value="10045" table:style-name="ce7">
            <text:p>10,045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18107" table:style-name="ce7">
            <text:p>18,107<text:s/></text:p>
          </table:table-cell>
          <table:table-cell office:value-type="float" office:value="15015" table:style-name="ce7">
            <text:p>15,015<text:s/></text:p>
          </table:table-cell>
          <table:table-cell office:value-type="float" office:value="9202" table:style-name="ce7">
            <text:p>9,202<text:s/></text:p>
          </table:table-cell>
          <table:table-cell office:value-type="float" office:value="29726" table:style-name="ce7">
            <text:p>29,726<text:s/></text:p>
          </table:table-cell>
          <table:table-cell office:value-type="float" office:value="16305" table:style-name="ce7">
            <text:p>16,305<text:s/></text:p>
          </table:table-cell>
          <table:table-cell office:value-type="float" office:value="26967" table:style-name="ce7">
            <text:p>26,967<text:s/></text:p>
          </table:table-cell>
          <table:table-cell office:value-type="float" office:value="26798" table:style-name="ce7">
            <text:p>26,798<text:s/></text:p>
          </table:table-cell>
          <table:table-cell office:value-type="float" office:value="4885" table:style-name="ce7">
            <text:p>4,885<text:s/></text:p>
          </table:table-cell>
          <table:table-cell office:value-type="float" office:value="30264" table:style-name="ce7">
            <text:p>30,264<text:s/></text:p>
          </table:table-cell>
          <table:table-cell office:value-type="float" office:value="21236" table:style-name="ce7">
            <text:p>21,236<text:s/></text:p>
          </table:table-cell>
          <table:table-cell office:value-type="float" office:value="19514" table:style-name="ce7">
            <text:p>19,514<text:s/></text:p>
          </table:table-cell>
          <table:table-cell office:value-type="float" office:value="17495" table:style-name="ce7">
            <text:p>17,495<text:s/></text:p>
          </table:table-cell>
          <table:table-cell office:value-type="float" office:value="11062" table:style-name="ce7">
            <text:p>11,062<text:s/></text:p>
          </table:table-cell>
          <table:table-cell office:value-type="float" office:value="163636" table:style-name="ce7">
            <text:p>163,636<text:s/></text:p>
          </table:table-cell>
          <table:table-cell office:value-type="float" office:value="54306" table:style-name="ce7">
            <text:p>54,306<text:s/></text:p>
          </table:table-cell>
          <table:table-cell office:value-type="float" office:value="18999" table:style-name="ce7">
            <text:p>18,999<text:s/></text:p>
          </table:table-cell>
          <table:table-cell office:value-type="float" office:value="18471" table:style-name="ce7">
            <text:p>18,471<text:s/></text:p>
          </table:table-cell>
          <table:table-cell office:value-type="float" office:value="31439" table:style-name="ce7">
            <text:p>31,439<text:s/></text:p>
          </table:table-cell>
          <table:table-cell office:value-type="float" office:value="30510" table:style-name="ce7">
            <text:p>30,510<text:s/></text:p>
          </table:table-cell>
          <table:table-cell office:value-type="float" office:value="28225" table:style-name="ce7">
            <text:p>28,225<text:s/></text:p>
          </table:table-cell>
          <table:table-cell office:value-type="float" office:value="21220" table:style-name="ce7">
            <text:p>21,220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24761" table:style-name="ce7">
            <text:p>24,761<text:s/></text:p>
          </table:table-cell>
          <table:table-cell office:value-type="float" office:value="7580" table:style-name="ce7">
            <text:p>7,580<text:s/></text:p>
          </table:table-cell>
          <table:table-cell office:value-type="float" office:value="6841" table:style-name="ce7">
            <text:p>6,841<text:s/></text:p>
          </table:table-cell>
          <table:table-cell office:value-type="float" office:value="18530" table:style-name="ce7">
            <text:p>18,530<text:s/></text:p>
          </table:table-cell>
          <table:table-cell office:value-type="float" office:value="7700" table:style-name="ce7">
            <text:p>7,700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2149" table:style-name="ce7">
            <text:p>2,149<text:s/></text:p>
          </table:table-cell>
          <table:table-cell office:value-type="float" office:value="9730" table:style-name="ce7">
            <text:p>9,730<text:s/></text:p>
          </table:table-cell>
          <table:table-cell office:value-type="float" office:value="8703" table:style-name="ce7">
            <text:p>8,703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41290" table:style-name="ce7">
            <text:p>41,290<text:s/></text:p>
          </table:table-cell>
          <table:table-cell office:value-type="float" office:value="7475" table:style-name="ce7">
            <text:p>7,475<text:s/></text:p>
          </table:table-cell>
          <table:table-cell office:value-type="float" office:value="11905" table:style-name="ce7">
            <text:p>11,905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19986" table:style-name="ce7">
            <text:p>19,986<text:s/></text:p>
          </table:table-cell>
          <table:table-cell office:value-type="float" office:value="19127" table:style-name="ce7">
            <text:p>19,127<text:s/></text:p>
          </table:table-cell>
          <table:table-cell office:value-type="float" office:value="31809" table:style-name="ce7">
            <text:p>31,809<text:s/></text:p>
          </table:table-cell>
          <table:table-cell office:value-type="float" office:value="54353" table:style-name="ce7">
            <text:p>54,353<text:s/></text:p>
          </table:table-cell>
          <table:table-cell office:value-type="float" office:value="34218" table:style-name="ce7">
            <text:p>34,218<text:s/></text:p>
          </table:table-cell>
          <table:table-cell office:value-type="float" office:value="24706" table:style-name="ce7">
            <text:p>24,706<text:s/></text:p>
          </table:table-cell>
          <table:table-cell office:value-type="float" office:value="31886" table:style-name="ce7">
            <text:p>31,886<text:s/></text:p>
          </table:table-cell>
          <table:table-cell office:value-type="float" office:value="82249" table:style-name="ce7">
            <text:p>82,249<text:s/></text:p>
          </table:table-cell>
          <table:table-cell office:value-type="float" office:value="18055" table:style-name="ce7">
            <text:p>18,055<text:s/></text:p>
          </table:table-cell>
          <table:table-cell office:value-type="float" office:value="36674" table:style-name="ce7">
            <text:p>36,674<text:s/></text:p>
          </table:table-cell>
          <table:table-cell office:value-type="float" office:value="32327" table:style-name="ce7">
            <text:p>32,327<text:s/></text:p>
          </table:table-cell>
          <table:table-cell office:value-type="float" office:value="25729" table:style-name="ce7">
            <text:p>25,729<text:s/></text:p>
          </table:table-cell>
          <table:table-cell office:value-type="float" office:value="65255" table:style-name="ce7">
            <text:p>65,255<text:s/></text:p>
          </table:table-cell>
          <table:table-cell office:value-type="float" office:value="17889" table:style-name="ce7">
            <text:p>17,889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9716" table:style-name="ce7">
            <text:p>9,716<text:s/></text:p>
          </table:table-cell>
          <table:table-cell office:value-type="float" office:value="26085" table:style-name="ce7">
            <text:p>26,085<text:s/></text:p>
          </table:table-cell>
          <table:table-cell office:value-type="float" office:value="11201" table:style-name="ce7">
            <text:p>11,201<text:s/></text:p>
          </table:table-cell>
          <table:table-cell office:value-type="float" office:value="31603" table:style-name="ce7">
            <text:p>31,603<text:s/></text:p>
          </table:table-cell>
          <table:table-cell office:value-type="float" office:value="14237" table:style-name="ce7">
            <text:p>14,237<text:s/></text:p>
          </table:table-cell>
          <table:table-cell office:value-type="float" office:value="13462" table:style-name="ce7">
            <text:p>13,462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21465" table:style-name="ce7">
            <text:p>21,465<text:s/></text:p>
          </table:table-cell>
          <table:table-cell office:value-type="float" office:value="18662" table:style-name="ce7">
            <text:p>18,662<text:s/></text:p>
          </table:table-cell>
          <table:table-cell office:value-type="float" office:value="15558" table:style-name="ce7">
            <text:p>15,558<text:s/></text:p>
          </table:table-cell>
          <table:table-cell office:value-type="float" office:value="23338" table:style-name="ce7">
            <text:p>23,338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4281" table:style-name="ce7">
            <text:p>4,281<text:s/></text:p>
          </table:table-cell>
          <table:table-cell office:value-type="float" office:value="2505" table:style-name="ce7">
            <text:p>2,505<text:s/></text:p>
          </table:table-cell>
          <table:table-cell office:value-type="float" office:value="8803" table:style-name="ce7">
            <text:p>8,803<text:s/></text:p>
          </table:table-cell>
          <table:table-cell office:value-type="float" office:value="8116" table:style-name="ce7">
            <text:p>8,116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13686" table:style-name="ce7">
            <text:p>13,686<text:s/></text:p>
          </table:table-cell>
          <table:table-cell office:value-type="float" office:value="15368" table:style-name="ce7">
            <text:p>15,368<text:s/></text:p>
          </table:table-cell>
          <table:table-cell office:value-type="float" office:value="20527" table:style-name="ce7">
            <text:p>20,527<text:s/></text:p>
          </table:table-cell>
          <table:table-cell office:value-type="float" office:value="25373" table:style-name="ce7">
            <text:p>25,373<text:s/></text:p>
          </table:table-cell>
          <table:table-cell office:value-type="float" office:value="12163" table:style-name="ce7">
            <text:p>12,163<text:s/></text:p>
          </table:table-cell>
          <table:table-cell office:value-type="float" office:value="10370" table:style-name="ce7">
            <text:p>10,370<text:s/></text:p>
          </table:table-cell>
          <table:table-cell office:value-type="float" office:value="11098" table:style-name="ce7">
            <text:p>11,098<text:s/></text:p>
          </table:table-cell>
          <table:table-cell office:value-type="float" office:value="10519" table:style-name="ce7">
            <text:p>10,519<text:s/></text:p>
          </table:table-cell>
          <table:table-cell office:value-type="float" office:value="10893" table:style-name="ce7">
            <text:p>10,893<text:s/></text:p>
          </table:table-cell>
          <table:table-cell office:value-type="float" office:value="8402" table:style-name="ce7">
            <text:p>8,402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1814" table:style-name="ce7">
            <text:p>1,814<text:s/></text:p>
          </table:table-cell>
          <table:table-cell office:value-type="float" office:value="1245" table:style-name="ce7">
            <text:p>1,245<text:s/></text:p>
          </table:table-cell>
          <table:table-cell office:value-type="float" office:value="1685" table:style-name="ce7">
            <text:p>1,685<text:s/></text:p>
          </table:table-cell>
          <table:table-cell office:value-type="float" office:value="2226" table:style-name="ce7">
            <text:p>2,226<text:s/></text:p>
          </table:table-cell>
          <table:table-cell office:value-type="float" office:value="655" table:style-name="ce7">
            <text:p>655<text:s/></text:p>
          </table:table-cell>
          <table:table-cell office:value-type="float" office:value="888" table:style-name="ce7">
            <text:p>888<text:s/></text:p>
          </table:table-cell>
          <table:table-cell office:value-type="float" office:value="1156" table:style-name="ce7">
            <text:p>1,156<text:s/></text:p>
          </table:table-cell>
          <table:table-cell office:value-type="float" office:value="4337" table:style-name="ce7">
            <text:p>4,337<text:s/></text:p>
          </table:table-cell>
          <table:table-cell office:value-type="float" office:value="763" table:style-name="ce7">
            <text:p>763<text:s/></text:p>
          </table:table-cell>
          <table:table-cell office:value-type="float" office:value="1912" table:style-name="ce7">
            <text:p>1,912<text:s/></text:p>
          </table:table-cell>
          <table:table-cell office:value-type="float" office:value="1299" table:style-name="ce7">
            <text:p>1,299<text:s/></text:p>
          </table:table-cell>
          <table:table-cell table:number-columns-repeated="16264"/>
        </table:table-row>
        <table:table-row table:style-name="ro2">
          <table:table-cell office:value-type="date" office:date-value="2023-11-19T00:00:00" table:style-name="ce6">
            <text:p>2023/11/19</text:p>
          </table:table-cell>
          <table:table-cell office:value-type="float" office:value="4131" table:style-name="ce7">
            <text:p>4,131<text:s/></text:p>
          </table:table-cell>
          <table:table-cell office:value-type="float" office:value="8153" table:style-name="ce7">
            <text:p>8,153<text:s/></text:p>
          </table:table-cell>
          <table:table-cell office:value-type="float" office:value="20324" table:style-name="ce7">
            <text:p>20,324<text:s/></text:p>
          </table:table-cell>
          <table:table-cell office:value-type="float" office:value="49729" table:style-name="ce7">
            <text:p>49,729<text:s/></text:p>
          </table:table-cell>
          <table:table-cell office:value-type="float" office:value="13534" table:style-name="ce7">
            <text:p>13,534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6830" table:style-name="ce7">
            <text:p>6,830<text:s/></text:p>
          </table:table-cell>
          <table:table-cell office:value-type="float" office:value="3420" table:style-name="ce7">
            <text:p>3,420<text:s/></text:p>
          </table:table-cell>
          <table:table-cell office:value-type="float" office:value="2413" table:style-name="ce7">
            <text:p>2,413<text:s/></text:p>
          </table:table-cell>
          <table:table-cell office:value-type="float" office:value="6273" table:style-name="ce7">
            <text:p>6,273<text:s/></text:p>
          </table:table-cell>
          <table:table-cell office:value-type="float" office:value="1769" table:style-name="ce7">
            <text:p>1,769<text:s/></text:p>
          </table:table-cell>
          <table:table-cell office:value-type="float" office:value="3013" table:style-name="ce7">
            <text:p>3,013<text:s/></text:p>
          </table:table-cell>
          <table:table-cell office:value-type="float" office:value="10030" table:style-name="ce7">
            <text:p>10,030<text:s/></text:p>
          </table:table-cell>
          <table:table-cell office:value-type="float" office:value="5666" table:style-name="ce7">
            <text:p>5,666<text:s/></text:p>
          </table:table-cell>
          <table:table-cell office:value-type="float" office:value="10862" table:style-name="ce7">
            <text:p>10,862<text:s/></text:p>
          </table:table-cell>
          <table:table-cell office:value-type="float" office:value="4626" table:style-name="ce7">
            <text:p>4,626<text:s/></text:p>
          </table:table-cell>
          <table:table-cell office:value-type="float" office:value="6494" table:style-name="ce7">
            <text:p>6,494<text:s/></text:p>
          </table:table-cell>
          <table:table-cell office:value-type="float" office:value="3557" table:style-name="ce7">
            <text:p>3,557<text:s/></text:p>
          </table:table-cell>
          <table:table-cell office:value-type="float" office:value="7838" table:style-name="ce7">
            <text:p>7,838<text:s/></text:p>
          </table:table-cell>
          <table:table-cell office:value-type="float" office:value="3645" table:style-name="ce7">
            <text:p>3,645<text:s/></text:p>
          </table:table-cell>
          <table:table-cell office:value-type="float" office:value="5405" table:style-name="ce7">
            <text:p>5,405<text:s/></text:p>
          </table:table-cell>
          <table:table-cell office:value-type="float" office:value="5578" table:style-name="ce7">
            <text:p>5,578<text:s/></text:p>
          </table:table-cell>
          <table:table-cell office:value-type="float" office:value="2534" table:style-name="ce7">
            <text:p>2,534<text:s/></text:p>
          </table:table-cell>
          <table:table-cell office:value-type="float" office:value="43428" table:style-name="ce7">
            <text:p>43,428<text:s/></text:p>
          </table:table-cell>
          <table:table-cell office:value-type="float" office:value="2868" table:style-name="ce7">
            <text:p>2,868<text:s/></text:p>
          </table:table-cell>
          <table:table-cell office:value-type="float" office:value="10915" table:style-name="ce7">
            <text:p>10,915<text:s/></text:p>
          </table:table-cell>
          <table:table-cell office:value-type="float" office:value="8167" table:style-name="ce7">
            <text:p>8,167<text:s/></text:p>
          </table:table-cell>
          <table:table-cell office:value-type="float" office:value="10829" table:style-name="ce7">
            <text:p>10,829<text:s/></text:p>
          </table:table-cell>
          <table:table-cell office:value-type="float" office:value="14511" table:style-name="ce7">
            <text:p>14,511<text:s/></text:p>
          </table:table-cell>
          <table:table-cell office:value-type="float" office:value="12268" table:style-name="ce7">
            <text:p>12,268<text:s/></text:p>
          </table:table-cell>
          <table:table-cell office:value-type="float" office:value="7433" table:style-name="ce7">
            <text:p>7,433<text:s/></text:p>
          </table:table-cell>
          <table:table-cell office:value-type="float" office:value="23544" table:style-name="ce7">
            <text:p>23,544<text:s/></text:p>
          </table:table-cell>
          <table:table-cell office:value-type="float" office:value="12734" table:style-name="ce7">
            <text:p>12,734<text:s/></text:p>
          </table:table-cell>
          <table:table-cell office:value-type="float" office:value="20664" table:style-name="ce7">
            <text:p>20,664<text:s/></text:p>
          </table:table-cell>
          <table:table-cell office:value-type="float" office:value="23844" table:style-name="ce7">
            <text:p>23,844<text:s/></text:p>
          </table:table-cell>
          <table:table-cell office:value-type="float" office:value="3763" table:style-name="ce7">
            <text:p>3,763<text:s/></text:p>
          </table:table-cell>
          <table:table-cell office:value-type="float" office:value="24637" table:style-name="ce7">
            <text:p>24,637<text:s/></text:p>
          </table:table-cell>
          <table:table-cell office:value-type="float" office:value="17035" table:style-name="ce7">
            <text:p>17,035<text:s/></text:p>
          </table:table-cell>
          <table:table-cell office:value-type="float" office:value="15072" table:style-name="ce7">
            <text:p>15,072<text:s/></text:p>
          </table:table-cell>
          <table:table-cell office:value-type="float" office:value="14467" table:style-name="ce7">
            <text:p>14,467<text:s/></text:p>
          </table:table-cell>
          <table:table-cell office:value-type="float" office:value="10562" table:style-name="ce7">
            <text:p>10,562<text:s/></text:p>
          </table:table-cell>
          <table:table-cell office:value-type="float" office:value="161838" table:style-name="ce7">
            <text:p>161,838<text:s/></text:p>
          </table:table-cell>
          <table:table-cell office:value-type="float" office:value="44389" table:style-name="ce7">
            <text:p>44,389<text:s/></text:p>
          </table:table-cell>
          <table:table-cell office:value-type="float" office:value="13856" table:style-name="ce7">
            <text:p>13,856<text:s/></text:p>
          </table:table-cell>
          <table:table-cell office:value-type="float" office:value="16669" table:style-name="ce7">
            <text:p>16,669<text:s/></text:p>
          </table:table-cell>
          <table:table-cell office:value-type="float" office:value="25416" table:style-name="ce7">
            <text:p>25,416<text:s/></text:p>
          </table:table-cell>
          <table:table-cell office:value-type="float" office:value="25645" table:style-name="ce7">
            <text:p>25,645<text:s/></text:p>
          </table:table-cell>
          <table:table-cell office:value-type="float" office:value="23637" table:style-name="ce7">
            <text:p>23,637<text:s/></text:p>
          </table:table-cell>
          <table:table-cell office:value-type="float" office:value="17105" table:style-name="ce7">
            <text:p>17,105<text:s/></text:p>
          </table:table-cell>
          <table:table-cell office:value-type="float" office:value="7381" table:style-name="ce7">
            <text:p>7,381<text:s/></text:p>
          </table:table-cell>
          <table:table-cell office:value-type="float" office:value="19431" table:style-name="ce7">
            <text:p>19,431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5501" table:style-name="ce7">
            <text:p>5,501<text:s/></text:p>
          </table:table-cell>
          <table:table-cell office:value-type="float" office:value="15124" table:style-name="ce7">
            <text:p>15,124<text:s/></text:p>
          </table:table-cell>
          <table:table-cell office:value-type="float" office:value="7498" table:style-name="ce7">
            <text:p>7,498<text:s/></text:p>
          </table:table-cell>
          <table:table-cell office:value-type="float" office:value="2967" table:style-name="ce7">
            <text:p>2,967<text:s/></text:p>
          </table:table-cell>
          <table:table-cell office:value-type="float" office:value="1488" table:style-name="ce7">
            <text:p>1,488<text:s/></text:p>
          </table:table-cell>
          <table:table-cell office:value-type="float" office:value="7570" table:style-name="ce7">
            <text:p>7,570<text:s/></text:p>
          </table:table-cell>
          <table:table-cell office:value-type="float" office:value="7459" table:style-name="ce7">
            <text:p>7,459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39160" table:style-name="ce7">
            <text:p>39,160<text:s/></text:p>
          </table:table-cell>
          <table:table-cell office:value-type="float" office:value="6188" table:style-name="ce7">
            <text:p>6,188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6058" table:style-name="ce7">
            <text:p>6,058<text:s/></text:p>
          </table:table-cell>
          <table:table-cell office:value-type="float" office:value="15670" table:style-name="ce7">
            <text:p>15,670<text:s/></text:p>
          </table:table-cell>
          <table:table-cell office:value-type="float" office:value="13984" table:style-name="ce7">
            <text:p>13,984<text:s/></text:p>
          </table:table-cell>
          <table:table-cell office:value-type="float" office:value="26036" table:style-name="ce7">
            <text:p>26,036<text:s/></text:p>
          </table:table-cell>
          <table:table-cell office:value-type="float" office:value="46764" table:style-name="ce7">
            <text:p>46,764<text:s/></text:p>
          </table:table-cell>
          <table:table-cell office:value-type="float" office:value="27677" table:style-name="ce7">
            <text:p>27,677<text:s/></text:p>
          </table:table-cell>
          <table:table-cell office:value-type="float" office:value="19914" table:style-name="ce7">
            <text:p>19,914<text:s/></text:p>
          </table:table-cell>
          <table:table-cell office:value-type="float" office:value="26406" table:style-name="ce7">
            <text:p>26,406<text:s/></text:p>
          </table:table-cell>
          <table:table-cell office:value-type="float" office:value="69452" table:style-name="ce7">
            <text:p>69,452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28498" table:style-name="ce7">
            <text:p>28,498<text:s/></text:p>
          </table:table-cell>
          <table:table-cell office:value-type="float" office:value="24133" table:style-name="ce7">
            <text:p>24,133<text:s/></text:p>
          </table:table-cell>
          <table:table-cell office:value-type="float" office:value="16905" table:style-name="ce7">
            <text:p>16,905<text:s/></text:p>
          </table:table-cell>
          <table:table-cell office:value-type="float" office:value="55010" table:style-name="ce7">
            <text:p>55,010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12483" table:style-name="ce7">
            <text:p>12,483<text:s/></text:p>
          </table:table-cell>
          <table:table-cell office:value-type="float" office:value="7382" table:style-name="ce7">
            <text:p>7,382<text:s/></text:p>
          </table:table-cell>
          <table:table-cell office:value-type="float" office:value="23240" table:style-name="ce7">
            <text:p>23,240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27485" table:style-name="ce7">
            <text:p>27,485<text:s/></text:p>
          </table:table-cell>
          <table:table-cell office:value-type="float" office:value="10831" table:style-name="ce7">
            <text:p>10,831<text:s/></text:p>
          </table:table-cell>
          <table:table-cell office:value-type="float" office:value="10562" table:style-name="ce7">
            <text:p>10,562<text:s/></text:p>
          </table:table-cell>
          <table:table-cell office:value-type="float" office:value="12089" table:style-name="ce7">
            <text:p>12,089<text:s/></text:p>
          </table:table-cell>
          <table:table-cell office:value-type="float" office:value="15866" table:style-name="ce7">
            <text:p>15,866<text:s/></text:p>
          </table:table-cell>
          <table:table-cell office:value-type="float" office:value="10606" table:style-name="ce7">
            <text:p>10,606<text:s/></text:p>
          </table:table-cell>
          <table:table-cell office:value-type="float" office:value="11977" table:style-name="ce7">
            <text:p>11,977<text:s/></text:p>
          </table:table-cell>
          <table:table-cell office:value-type="float" office:value="17843" table:style-name="ce7">
            <text:p>17,843<text:s/></text:p>
          </table:table-cell>
          <table:table-cell office:value-type="float" office:value="5347" table:style-name="ce7">
            <text:p>5,347<text:s/></text:p>
          </table:table-cell>
          <table:table-cell office:value-type="float" office:value="6889" table:style-name="ce7">
            <text:p>6,889<text:s/></text:p>
          </table:table-cell>
          <table:table-cell office:value-type="float" office:value="3056" table:style-name="ce7">
            <text:p>3,056<text:s/></text:p>
          </table:table-cell>
          <table:table-cell office:value-type="float" office:value="1954" table:style-name="ce7">
            <text:p>1,954<text:s/></text:p>
          </table:table-cell>
          <table:table-cell office:value-type="float" office:value="6399" table:style-name="ce7">
            <text:p>6,399<text:s/></text:p>
          </table:table-cell>
          <table:table-cell office:value-type="float" office:value="6210" table:style-name="ce7">
            <text:p>6,210<text:s/></text:p>
          </table:table-cell>
          <table:table-cell office:value-type="float" office:value="8184" table:style-name="ce7">
            <text:p>8,184<text:s/></text:p>
          </table:table-cell>
          <table:table-cell office:value-type="float" office:value="11325" table:style-name="ce7">
            <text:p>11,325<text:s/></text:p>
          </table:table-cell>
          <table:table-cell office:value-type="float" office:value="11437" table:style-name="ce7">
            <text:p>11,437<text:s/></text:p>
          </table:table-cell>
          <table:table-cell office:value-type="float" office:value="15862" table:style-name="ce7">
            <text:p>15,862<text:s/></text:p>
          </table:table-cell>
          <table:table-cell office:value-type="float" office:value="20433" table:style-name="ce7">
            <text:p>20,433<text:s/></text:p>
          </table:table-cell>
          <table:table-cell office:value-type="float" office:value="9413" table:style-name="ce7">
            <text:p>9,413<text:s/></text:p>
          </table:table-cell>
          <table:table-cell office:value-type="float" office:value="7856" table:style-name="ce7">
            <text:p>7,856<text:s/></text:p>
          </table:table-cell>
          <table:table-cell office:value-type="float" office:value="8713" table:style-name="ce7">
            <text:p>8,713<text:s/></text:p>
          </table:table-cell>
          <table:table-cell office:value-type="float" office:value="8452" table:style-name="ce7">
            <text:p>8,452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6849" table:style-name="ce7">
            <text:p>6,849<text:s/></text:p>
          </table:table-cell>
          <table:table-cell office:value-type="float" office:value="6233" table:style-name="ce7">
            <text:p>6,233<text:s/></text:p>
          </table:table-cell>
          <table:table-cell office:value-type="float" office:value="1327" table:style-name="ce7">
            <text:p>1,327<text:s/></text:p>
          </table:table-cell>
          <table:table-cell office:value-type="float" office:value="1003" table:style-name="ce7">
            <text:p>1,003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1798" table:style-name="ce7">
            <text:p>1,798<text:s/></text:p>
          </table:table-cell>
          <table:table-cell office:value-type="float" office:value="486" table:style-name="ce7">
            <text:p>486<text:s/></text:p>
          </table:table-cell>
          <table:table-cell office:value-type="float" office:value="712" table:style-name="ce7">
            <text:p>712<text:s/></text:p>
          </table:table-cell>
          <table:table-cell office:value-type="float" office:value="856" table:style-name="ce7">
            <text:p>856<text:s/></text:p>
          </table:table-cell>
          <table:table-cell office:value-type="float" office:value="4119" table:style-name="ce7">
            <text:p>4,119<text:s/></text:p>
          </table:table-cell>
          <table:table-cell office:value-type="float" office:value="507" table:style-name="ce7">
            <text:p>507<text:s/></text:p>
          </table:table-cell>
          <table:table-cell office:value-type="float" office:value="1416" table:style-name="ce7">
            <text:p>1,416<text:s/></text:p>
          </table:table-cell>
          <table:table-cell office:value-type="float" office:value="1090" table:style-name="ce7">
            <text:p>1,090<text:s/></text:p>
          </table:table-cell>
          <table:table-cell table:number-columns-repeated="16264"/>
        </table:table-row>
        <table:table-row table:style-name="ro2">
          <table:table-cell office:value-type="date" office:date-value="2023-11-20T00:00:00" table:style-name="ce6">
            <text:p>2023/11/20</text:p>
          </table:table-cell>
          <table:table-cell office:value-type="float" office:value="5155" table:style-name="ce7">
            <text:p>5,155<text:s/></text:p>
          </table:table-cell>
          <table:table-cell office:value-type="float" office:value="13897" table:style-name="ce7">
            <text:p>13,897<text:s/></text:p>
          </table:table-cell>
          <table:table-cell office:value-type="float" office:value="41585" table:style-name="ce7">
            <text:p>41,585<text:s/></text:p>
          </table:table-cell>
          <table:table-cell office:value-type="float" office:value="54338" table:style-name="ce7">
            <text:p>54,338<text:s/></text:p>
          </table:table-cell>
          <table:table-cell office:value-type="float" office:value="26090" table:style-name="ce7">
            <text:p>26,090<text:s/></text:p>
          </table:table-cell>
          <table:table-cell office:value-type="float" office:value="14890" table:style-name="ce7">
            <text:p>14,890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11570" table:style-name="ce7">
            <text:p>11,570<text:s/></text:p>
          </table:table-cell>
          <table:table-cell office:value-type="float" office:value="2738" table:style-name="ce7">
            <text:p>2,738<text:s/></text:p>
          </table:table-cell>
          <table:table-cell office:value-type="float" office:value="4547" table:style-name="ce7">
            <text:p>4,547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11448" table:style-name="ce7">
            <text:p>11,448<text:s/></text:p>
          </table:table-cell>
          <table:table-cell office:value-type="float" office:value="16596" table:style-name="ce7">
            <text:p>16,596<text:s/></text:p>
          </table:table-cell>
          <table:table-cell office:value-type="float" office:value="19243" table:style-name="ce7">
            <text:p>19,243<text:s/></text:p>
          </table:table-cell>
          <table:table-cell office:value-type="float" office:value="6176" table:style-name="ce7">
            <text:p>6,176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3591" table:style-name="ce7">
            <text:p>3,591<text:s/></text:p>
          </table:table-cell>
          <table:table-cell office:value-type="float" office:value="8925" table:style-name="ce7">
            <text:p>8,925<text:s/></text:p>
          </table:table-cell>
          <table:table-cell office:value-type="float" office:value="8793" table:style-name="ce7">
            <text:p>8,793<text:s/></text:p>
          </table:table-cell>
          <table:table-cell office:value-type="float" office:value="7203" table:style-name="ce7">
            <text:p>7,203<text:s/></text:p>
          </table:table-cell>
          <table:table-cell office:value-type="float" office:value="45966" table:style-name="ce7">
            <text:p>45,966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12349" table:style-name="ce7">
            <text:p>12,349<text:s/></text:p>
          </table:table-cell>
          <table:table-cell office:value-type="float" office:value="11686" table:style-name="ce7">
            <text:p>11,686<text:s/></text:p>
          </table:table-cell>
          <table:table-cell office:value-type="float" office:value="14906" table:style-name="ce7">
            <text:p>14,906<text:s/></text:p>
          </table:table-cell>
          <table:table-cell office:value-type="float" office:value="21273" table:style-name="ce7">
            <text:p>21,273<text:s/></text:p>
          </table:table-cell>
          <table:table-cell office:value-type="float" office:value="15577" table:style-name="ce7">
            <text:p>15,577<text:s/></text:p>
          </table:table-cell>
          <table:table-cell office:value-type="float" office:value="9448" table:style-name="ce7">
            <text:p>9,448<text:s/></text:p>
          </table:table-cell>
          <table:table-cell office:value-type="float" office:value="25557" table:style-name="ce7">
            <text:p>25,557<text:s/></text:p>
          </table:table-cell>
          <table:table-cell office:value-type="float" office:value="14980" table:style-name="ce7">
            <text:p>14,980<text:s/></text:p>
          </table:table-cell>
          <table:table-cell office:value-type="float" office:value="30768" table:style-name="ce7">
            <text:p>30,768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11226" table:style-name="ce7">
            <text:p>11,226<text:s/></text:p>
          </table:table-cell>
          <table:table-cell office:value-type="float" office:value="33186" table:style-name="ce7">
            <text:p>33,186<text:s/></text:p>
          </table:table-cell>
          <table:table-cell office:value-type="float" office:value="23927" table:style-name="ce7">
            <text:p>23,927<text:s/></text:p>
          </table:table-cell>
          <table:table-cell office:value-type="float" office:value="22845" table:style-name="ce7">
            <text:p>22,845<text:s/></text:p>
          </table:table-cell>
          <table:table-cell office:value-type="float" office:value="19706" table:style-name="ce7">
            <text:p>19,706<text:s/></text:p>
          </table:table-cell>
          <table:table-cell office:value-type="float" office:value="23752" table:style-name="ce7">
            <text:p>23,752<text:s/></text:p>
          </table:table-cell>
          <table:table-cell office:value-type="float" office:value="139626" table:style-name="ce7">
            <text:p>139,626<text:s/></text:p>
          </table:table-cell>
          <table:table-cell office:value-type="float" office:value="41623" table:style-name="ce7">
            <text:p>41,623<text:s/></text:p>
          </table:table-cell>
          <table:table-cell office:value-type="float" office:value="20741" table:style-name="ce7">
            <text:p>20,741<text:s/></text:p>
          </table:table-cell>
          <table:table-cell office:value-type="float" office:value="23449" table:style-name="ce7">
            <text:p>23,449<text:s/></text:p>
          </table:table-cell>
          <table:table-cell office:value-type="float" office:value="24698" table:style-name="ce7">
            <text:p>24,698<text:s/></text:p>
          </table:table-cell>
          <table:table-cell office:value-type="float" office:value="27745" table:style-name="ce7">
            <text:p>27,745<text:s/></text:p>
          </table:table-cell>
          <table:table-cell office:value-type="float" office:value="27426" table:style-name="ce7">
            <text:p>27,426<text:s/></text:p>
          </table:table-cell>
          <table:table-cell office:value-type="float" office:value="22860" table:style-name="ce7">
            <text:p>22,860<text:s/></text:p>
          </table:table-cell>
          <table:table-cell office:value-type="float" office:value="13350" table:style-name="ce7">
            <text:p>13,350<text:s/></text:p>
          </table:table-cell>
          <table:table-cell office:value-type="float" office:value="30229" table:style-name="ce7">
            <text:p>30,229<text:s/></text:p>
          </table:table-cell>
          <table:table-cell office:value-type="float" office:value="7632" table:style-name="ce7">
            <text:p>7,632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18003" table:style-name="ce7">
            <text:p>18,003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3912" table:style-name="ce7">
            <text:p>3,912<text:s/></text:p>
          </table:table-cell>
          <table:table-cell office:value-type="float" office:value="3252" table:style-name="ce7">
            <text:p>3,252<text:s/></text:p>
          </table:table-cell>
          <table:table-cell office:value-type="float" office:value="13599" table:style-name="ce7">
            <text:p>13,599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11841" table:style-name="ce7">
            <text:p>11,841<text:s/></text:p>
          </table:table-cell>
          <table:table-cell office:value-type="float" office:value="35488" table:style-name="ce7">
            <text:p>35,488<text:s/></text:p>
          </table:table-cell>
          <table:table-cell office:value-type="float" office:value="9950" table:style-name="ce7">
            <text:p>9,950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8545" table:style-name="ce7">
            <text:p>8,545<text:s/></text:p>
          </table:table-cell>
          <table:table-cell office:value-type="float" office:value="22590" table:style-name="ce7">
            <text:p>22,590<text:s/></text:p>
          </table:table-cell>
          <table:table-cell office:value-type="float" office:value="26387" table:style-name="ce7">
            <text:p>26,387<text:s/></text:p>
          </table:table-cell>
          <table:table-cell office:value-type="float" office:value="28991" table:style-name="ce7">
            <text:p>28,991<text:s/></text:p>
          </table:table-cell>
          <table:table-cell office:value-type="float" office:value="39552" table:style-name="ce7">
            <text:p>39,552<text:s/></text:p>
          </table:table-cell>
          <table:table-cell office:value-type="float" office:value="38727" table:style-name="ce7">
            <text:p>38,727<text:s/></text:p>
          </table:table-cell>
          <table:table-cell office:value-type="float" office:value="26809" table:style-name="ce7">
            <text:p>26,809<text:s/></text:p>
          </table:table-cell>
          <table:table-cell office:value-type="float" office:value="27458" table:style-name="ce7">
            <text:p>27,458<text:s/></text:p>
          </table:table-cell>
          <table:table-cell office:value-type="float" office:value="60554" table:style-name="ce7">
            <text:p>60,554<text:s/></text:p>
          </table:table-cell>
          <table:table-cell office:value-type="float" office:value="23868" table:style-name="ce7">
            <text:p>23,868<text:s/></text:p>
          </table:table-cell>
          <table:table-cell office:value-type="float" office:value="33020" table:style-name="ce7">
            <text:p>33,020<text:s/></text:p>
          </table:table-cell>
          <table:table-cell office:value-type="float" office:value="30663" table:style-name="ce7">
            <text:p>30,663<text:s/></text:p>
          </table:table-cell>
          <table:table-cell office:value-type="float" office:value="19515" table:style-name="ce7">
            <text:p>19,515<text:s/></text:p>
          </table:table-cell>
          <table:table-cell office:value-type="float" office:value="59871" table:style-name="ce7">
            <text:p>59,871<text:s/></text:p>
          </table:table-cell>
          <table:table-cell office:value-type="float" office:value="20216" table:style-name="ce7">
            <text:p>20,216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24338" table:style-name="ce7">
            <text:p>24,338<text:s/></text:p>
          </table:table-cell>
          <table:table-cell office:value-type="float" office:value="14360" table:style-name="ce7">
            <text:p>14,360<text:s/></text:p>
          </table:table-cell>
          <table:table-cell office:value-type="float" office:value="29790" table:style-name="ce7">
            <text:p>29,790<text:s/></text:p>
          </table:table-cell>
          <table:table-cell office:value-type="float" office:value="18093" table:style-name="ce7">
            <text:p>18,093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15048" table:style-name="ce7">
            <text:p>15,048<text:s/></text:p>
          </table:table-cell>
          <table:table-cell office:value-type="float" office:value="38166" table:style-name="ce7">
            <text:p>38,166<text:s/></text:p>
          </table:table-cell>
          <table:table-cell office:value-type="float" office:value="21143" table:style-name="ce7">
            <text:p>21,143<text:s/></text:p>
          </table:table-cell>
          <table:table-cell office:value-type="float" office:value="24489" table:style-name="ce7">
            <text:p>24,489<text:s/></text:p>
          </table:table-cell>
          <table:table-cell office:value-type="float" office:value="26470" table:style-name="ce7">
            <text:p>26,470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10625" table:style-name="ce7">
            <text:p>10,625<text:s/></text:p>
          </table:table-cell>
          <table:table-cell office:value-type="float" office:value="5354" table:style-name="ce7">
            <text:p>5,354<text:s/></text:p>
          </table:table-cell>
          <table:table-cell office:value-type="float" office:value="4905" table:style-name="ce7">
            <text:p>4,905<text:s/></text:p>
          </table:table-cell>
          <table:table-cell office:value-type="float" office:value="7805" table:style-name="ce7">
            <text:p>7,805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9602" table:style-name="ce7">
            <text:p>9,602<text:s/></text:p>
          </table:table-cell>
          <table:table-cell office:value-type="float" office:value="13254" table:style-name="ce7">
            <text:p>13,254<text:s/></text:p>
          </table:table-cell>
          <table:table-cell office:value-type="float" office:value="17497" table:style-name="ce7">
            <text:p>17,497<text:s/></text:p>
          </table:table-cell>
          <table:table-cell office:value-type="float" office:value="28161" table:style-name="ce7">
            <text:p>28,161<text:s/></text:p>
          </table:table-cell>
          <table:table-cell office:value-type="float" office:value="24289" table:style-name="ce7">
            <text:p>24,289<text:s/></text:p>
          </table:table-cell>
          <table:table-cell office:value-type="float" office:value="15178" table:style-name="ce7">
            <text:p>15,178<text:s/></text:p>
          </table:table-cell>
          <table:table-cell office:value-type="float" office:value="12030" table:style-name="ce7">
            <text:p>12,030<text:s/></text:p>
          </table:table-cell>
          <table:table-cell office:value-type="float" office:value="12038" table:style-name="ce7">
            <text:p>12,038<text:s/></text:p>
          </table:table-cell>
          <table:table-cell office:value-type="float" office:value="12882" table:style-name="ce7">
            <text:p>12,882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11349" table:style-name="ce7">
            <text:p>11,349<text:s/></text:p>
          </table:table-cell>
          <table:table-cell office:value-type="float" office:value="9397" table:style-name="ce7">
            <text:p>9,397<text:s/></text:p>
          </table:table-cell>
          <table:table-cell office:value-type="float" office:value="1971" table:style-name="ce7">
            <text:p>1,971<text:s/></text:p>
          </table:table-cell>
          <table:table-cell office:value-type="float" office:value="1294" table:style-name="ce7">
            <text:p>1,294<text:s/></text:p>
          </table:table-cell>
          <table:table-cell office:value-type="float" office:value="1886" table:style-name="ce7">
            <text:p>1,886<text:s/></text:p>
          </table:table-cell>
          <table:table-cell office:value-type="float" office:value="2307" table:style-name="ce7">
            <text:p>2,307<text:s/></text:p>
          </table:table-cell>
          <table:table-cell office:value-type="float" office:value="1316" table:style-name="ce7">
            <text:p>1,316<text:s/></text:p>
          </table:table-cell>
          <table:table-cell office:value-type="float" office:value="1852" table:style-name="ce7">
            <text:p>1,852<text:s/></text:p>
          </table:table-cell>
          <table:table-cell office:value-type="float" office:value="1471" table:style-name="ce7">
            <text:p>1,471<text:s/></text:p>
          </table:table-cell>
          <table:table-cell office:value-type="float" office:value="2757" table:style-name="ce7">
            <text:p>2,757<text:s/></text:p>
          </table:table-cell>
          <table:table-cell office:value-type="float" office:value="685" table:style-name="ce7">
            <text:p>685<text:s/>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1943" table:style-name="ce7">
            <text:p>1,943<text:s/></text:p>
          </table:table-cell>
          <table:table-cell table:number-columns-repeated="16264"/>
        </table:table-row>
        <table:table-row table:style-name="ro2">
          <table:table-cell office:value-type="date" office:date-value="2023-11-21T00:00:00" table:style-name="ce6">
            <text:p>2023/11/21</text:p>
          </table:table-cell>
          <table:table-cell office:value-type="float" office:value="4772" table:style-name="ce7">
            <text:p>4,772<text:s/></text:p>
          </table:table-cell>
          <table:table-cell office:value-type="float" office:value="14430" table:style-name="ce7">
            <text:p>14,430<text:s/></text:p>
          </table:table-cell>
          <table:table-cell office:value-type="float" office:value="43444" table:style-name="ce7">
            <text:p>43,444<text:s/></text:p>
          </table:table-cell>
          <table:table-cell office:value-type="float" office:value="41954" table:style-name="ce7">
            <text:p>41,954<text:s/></text:p>
          </table:table-cell>
          <table:table-cell office:value-type="float" office:value="27069" table:style-name="ce7">
            <text:p>27,069<text:s/></text:p>
          </table:table-cell>
          <table:table-cell office:value-type="float" office:value="15533" table:style-name="ce7">
            <text:p>15,533<text:s/></text:p>
          </table:table-cell>
          <table:table-cell office:value-type="float" office:value="11537" table:style-name="ce7">
            <text:p>11,537<text:s/></text:p>
          </table:table-cell>
          <table:table-cell office:value-type="float" office:value="4259" table:style-name="ce7">
            <text:p>4,259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12435" table:style-name="ce7">
            <text:p>12,435<text:s/></text:p>
          </table:table-cell>
          <table:table-cell office:value-type="float" office:value="2788" table:style-name="ce7">
            <text:p>2,788<text:s/></text:p>
          </table:table-cell>
          <table:table-cell office:value-type="float" office:value="4480" table:style-name="ce7">
            <text:p>4,480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9799" table:style-name="ce7">
            <text:p>9,799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17029" table:style-name="ce7">
            <text:p>17,029<text:s/></text:p>
          </table:table-cell>
          <table:table-cell office:value-type="float" office:value="20064" table:style-name="ce7">
            <text:p>20,064<text:s/></text:p>
          </table:table-cell>
          <table:table-cell office:value-type="float" office:value="6321" table:style-name="ce7">
            <text:p>6,321<text:s/></text:p>
          </table:table-cell>
          <table:table-cell office:value-type="float" office:value="9887" table:style-name="ce7">
            <text:p>9,887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8956" table:style-name="ce7">
            <text:p>8,956<text:s/></text:p>
          </table:table-cell>
          <table:table-cell office:value-type="float" office:value="8796" table:style-name="ce7">
            <text:p>8,796<text:s/></text:p>
          </table:table-cell>
          <table:table-cell office:value-type="float" office:value="7028" table:style-name="ce7">
            <text:p>7,028<text:s/></text:p>
          </table:table-cell>
          <table:table-cell office:value-type="float" office:value="29581" table:style-name="ce7">
            <text:p>29,581<text:s/></text:p>
          </table:table-cell>
          <table:table-cell office:value-type="float" office:value="2961" table:style-name="ce7">
            <text:p>2,961<text:s/></text:p>
          </table:table-cell>
          <table:table-cell office:value-type="float" office:value="12750" table:style-name="ce7">
            <text:p>12,750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15374" table:style-name="ce7">
            <text:p>15,374<text:s/></text:p>
          </table:table-cell>
          <table:table-cell office:value-type="float" office:value="21923" table:style-name="ce7">
            <text:p>21,923<text:s/></text:p>
          </table:table-cell>
          <table:table-cell office:value-type="float" office:value="16321" table:style-name="ce7">
            <text:p>16,321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27483" table:style-name="ce7">
            <text:p>27,483<text:s/></text:p>
          </table:table-cell>
          <table:table-cell office:value-type="float" office:value="16223" table:style-name="ce7">
            <text:p>16,223<text:s/></text:p>
          </table:table-cell>
          <table:table-cell office:value-type="float" office:value="32625" table:style-name="ce7">
            <text:p>32,625<text:s/></text:p>
          </table:table-cell>
          <table:table-cell office:value-type="float" office:value="30282" table:style-name="ce7">
            <text:p>30,282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33769" table:style-name="ce7">
            <text:p>33,769<text:s/></text:p>
          </table:table-cell>
          <table:table-cell office:value-type="float" office:value="24754" table:style-name="ce7">
            <text:p>24,754<text:s/></text:p>
          </table:table-cell>
          <table:table-cell office:value-type="float" office:value="23307" table:style-name="ce7">
            <text:p>23,307<text:s/></text:p>
          </table:table-cell>
          <table:table-cell office:value-type="float" office:value="20032" table:style-name="ce7">
            <text:p>20,032<text:s/></text:p>
          </table:table-cell>
          <table:table-cell office:value-type="float" office:value="24809" table:style-name="ce7">
            <text:p>24,809<text:s/></text:p>
          </table:table-cell>
          <table:table-cell office:value-type="float" office:value="130035" table:style-name="ce7">
            <text:p>130,035<text:s/></text:p>
          </table:table-cell>
          <table:table-cell office:value-type="float" office:value="42948" table:style-name="ce7">
            <text:p>42,948<text:s/></text:p>
          </table:table-cell>
          <table:table-cell office:value-type="float" office:value="21147" table:style-name="ce7">
            <text:p>21,147<text:s/></text:p>
          </table:table-cell>
          <table:table-cell office:value-type="float" office:value="24234" table:style-name="ce7">
            <text:p>24,234<text:s/></text:p>
          </table:table-cell>
          <table:table-cell office:value-type="float" office:value="26078" table:style-name="ce7">
            <text:p>26,078<text:s/></text:p>
          </table:table-cell>
          <table:table-cell office:value-type="float" office:value="29352" table:style-name="ce7">
            <text:p>29,352<text:s/></text:p>
          </table:table-cell>
          <table:table-cell office:value-type="float" office:value="29875" table:style-name="ce7">
            <text:p>29,875<text:s/></text:p>
          </table:table-cell>
          <table:table-cell office:value-type="float" office:value="23883" table:style-name="ce7">
            <text:p>23,883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31063" table:style-name="ce7">
            <text:p>31,063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9349" table:style-name="ce7">
            <text:p>9,349<text:s/></text:p>
          </table:table-cell>
          <table:table-cell office:value-type="float" office:value="18838" table:style-name="ce7">
            <text:p>18,838<text:s/></text:p>
          </table:table-cell>
          <table:table-cell office:value-type="float" office:value="6750" table:style-name="ce7">
            <text:p>6,750<text:s/></text:p>
          </table:table-cell>
          <table:table-cell office:value-type="float" office:value="3921" table:style-name="ce7">
            <text:p>3,921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4079" table:style-name="ce7">
            <text:p>14,079<text:s/></text:p>
          </table:table-cell>
          <table:table-cell office:value-type="float" office:value="9437" table:style-name="ce7">
            <text:p>9,437<text:s/></text:p>
          </table:table-cell>
          <table:table-cell office:value-type="float" office:value="12271" table:style-name="ce7">
            <text:p>12,271<text:s/></text:p>
          </table:table-cell>
          <table:table-cell office:value-type="float" office:value="35385" table:style-name="ce7">
            <text:p>35,385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13416" table:style-name="ce7">
            <text:p>13,416<text:s/></text:p>
          </table:table-cell>
          <table:table-cell office:value-type="float" office:value="8659" table:style-name="ce7">
            <text:p>8,659<text:s/></text:p>
          </table:table-cell>
          <table:table-cell office:value-type="float" office:value="22969" table:style-name="ce7">
            <text:p>22,969<text:s/></text:p>
          </table:table-cell>
          <table:table-cell office:value-type="float" office:value="27075" table:style-name="ce7">
            <text:p>27,075<text:s/></text:p>
          </table:table-cell>
          <table:table-cell office:value-type="float" office:value="30061" table:style-name="ce7">
            <text:p>30,061<text:s/></text:p>
          </table:table-cell>
          <table:table-cell office:value-type="float" office:value="38237" table:style-name="ce7">
            <text:p>38,237<text:s/></text:p>
          </table:table-cell>
          <table:table-cell office:value-type="float" office:value="40171" table:style-name="ce7">
            <text:p>40,171<text:s/></text:p>
          </table:table-cell>
          <table:table-cell office:value-type="float" office:value="27074" table:style-name="ce7">
            <text:p>27,074<text:s/></text:p>
          </table:table-cell>
          <table:table-cell office:value-type="float" office:value="27672" table:style-name="ce7">
            <text:p>27,672<text:s/></text:p>
          </table:table-cell>
          <table:table-cell office:value-type="float" office:value="59463" table:style-name="ce7">
            <text:p>59,463<text:s/></text:p>
          </table:table-cell>
          <table:table-cell office:value-type="float" office:value="25189" table:style-name="ce7">
            <text:p>25,189<text:s/></text:p>
          </table:table-cell>
          <table:table-cell office:value-type="float" office:value="32960" table:style-name="ce7">
            <text:p>32,960<text:s/></text:p>
          </table:table-cell>
          <table:table-cell office:value-type="float" office:value="31900" table:style-name="ce7">
            <text:p>31,900<text:s/></text:p>
          </table:table-cell>
          <table:table-cell office:value-type="float" office:value="20330" table:style-name="ce7">
            <text:p>20,330<text:s/></text:p>
          </table:table-cell>
          <table:table-cell office:value-type="float" office:value="59413" table:style-name="ce7">
            <text:p>59,413<text:s/></text:p>
          </table:table-cell>
          <table:table-cell office:value-type="float" office:value="20742" table:style-name="ce7">
            <text:p>20,742<text:s/></text:p>
          </table:table-cell>
          <table:table-cell office:value-type="float" office:value="16323" table:style-name="ce7">
            <text:p>16,323<text:s/></text:p>
          </table:table-cell>
          <table:table-cell office:value-type="float" office:value="14237" table:style-name="ce7">
            <text:p>14,237<text:s/></text:p>
          </table:table-cell>
          <table:table-cell office:value-type="float" office:value="20963" table:style-name="ce7">
            <text:p>20,963<text:s/></text:p>
          </table:table-cell>
          <table:table-cell office:value-type="float" office:value="14738" table:style-name="ce7">
            <text:p>14,738<text:s/></text:p>
          </table:table-cell>
          <table:table-cell office:value-type="float" office:value="30903" table:style-name="ce7">
            <text:p>30,903<text:s/></text:p>
          </table:table-cell>
          <table:table-cell office:value-type="float" office:value="18807" table:style-name="ce7">
            <text:p>18,807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15438" table:style-name="ce7">
            <text:p>15,438<text:s/></text:p>
          </table:table-cell>
          <table:table-cell office:value-type="float" office:value="39532" table:style-name="ce7">
            <text:p>39,532<text:s/></text:p>
          </table:table-cell>
          <table:table-cell office:value-type="float" office:value="25691" table:style-name="ce7">
            <text:p>25,691<text:s/></text:p>
          </table:table-cell>
          <table:table-cell office:value-type="float" office:value="25030" table:style-name="ce7">
            <text:p>25,030<text:s/></text:p>
          </table:table-cell>
          <table:table-cell office:value-type="float" office:value="27234" table:style-name="ce7">
            <text:p>27,234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10916" table:style-name="ce7">
            <text:p>10,916<text:s/></text:p>
          </table:table-cell>
          <table:table-cell office:value-type="float" office:value="5428" table:style-name="ce7">
            <text:p>5,428<text:s/></text:p>
          </table:table-cell>
          <table:table-cell office:value-type="float" office:value="5152" table:style-name="ce7">
            <text:p>5,152<text:s/></text:p>
          </table:table-cell>
          <table:table-cell office:value-type="float" office:value="8002" table:style-name="ce7">
            <text:p>8,002<text:s/></text:p>
          </table:table-cell>
          <table:table-cell office:value-type="float" office:value="10582" table:style-name="ce7">
            <text:p>10,582<text:s/></text:p>
          </table:table-cell>
          <table:table-cell office:value-type="float" office:value="9794" table:style-name="ce7">
            <text:p>9,794<text:s/></text:p>
          </table:table-cell>
          <table:table-cell office:value-type="float" office:value="13630" table:style-name="ce7">
            <text:p>13,630<text:s/></text:p>
          </table:table-cell>
          <table:table-cell office:value-type="float" office:value="17990" table:style-name="ce7">
            <text:p>17,990<text:s/></text:p>
          </table:table-cell>
          <table:table-cell office:value-type="float" office:value="29058" table:style-name="ce7">
            <text:p>29,058<text:s/></text:p>
          </table:table-cell>
          <table:table-cell office:value-type="float" office:value="24922" table:style-name="ce7">
            <text:p>24,922<text:s/></text:p>
          </table:table-cell>
          <table:table-cell office:value-type="float" office:value="15613" table:style-name="ce7">
            <text:p>15,613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12043" table:style-name="ce7">
            <text:p>12,043<text:s/></text:p>
          </table:table-cell>
          <table:table-cell office:value-type="float" office:value="13082" table:style-name="ce7">
            <text:p>13,082<text:s/></text:p>
          </table:table-cell>
          <table:table-cell office:value-type="float" office:value="11858" table:style-name="ce7">
            <text:p>11,858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9620" table:style-name="ce7">
            <text:p>9,620<text:s/></text:p>
          </table:table-cell>
          <table:table-cell office:value-type="float" office:value="2207" table:style-name="ce7">
            <text:p>2,207<text:s/></text:p>
          </table:table-cell>
          <table:table-cell office:value-type="float" office:value="1302" table:style-name="ce7">
            <text:p>1,302<text:s/></text:p>
          </table:table-cell>
          <table:table-cell office:value-type="float" office:value="1970" table:style-name="ce7">
            <text:p>1,970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1381" table:style-name="ce7">
            <text:p>1,381<text:s/></text:p>
          </table:table-cell>
          <table:table-cell office:value-type="float" office:value="1847" table:style-name="ce7">
            <text:p>1,847<text:s/></text:p>
          </table:table-cell>
          <table:table-cell office:value-type="float" office:value="1554" table:style-name="ce7">
            <text:p>1,554<text:s/></text:p>
          </table:table-cell>
          <table:table-cell office:value-type="float" office:value="2382" table:style-name="ce7">
            <text:p>2,382<text:s/></text:p>
          </table:table-cell>
          <table:table-cell office:value-type="float" office:value="726" table:style-name="ce7">
            <text:p>726<text:s/></text:p>
          </table:table-cell>
          <table:table-cell office:value-type="float" office:value="2376" table:style-name="ce7">
            <text:p>2,376<text:s/></text:p>
          </table:table-cell>
          <table:table-cell office:value-type="float" office:value="2016" table:style-name="ce7">
            <text:p>2,016<text:s/></text:p>
          </table:table-cell>
          <table:table-cell table:number-columns-repeated="16264"/>
        </table:table-row>
        <table:table-row table:style-name="ro2">
          <table:table-cell office:value-type="date" office:date-value="2023-11-22T00:00:00" table:style-name="ce6">
            <text:p>2023/11/22</text:p>
          </table:table-cell>
          <table:table-cell office:value-type="float" office:value="4970" table:style-name="ce7">
            <text:p>4,970<text:s/></text:p>
          </table:table-cell>
          <table:table-cell office:value-type="float" office:value="14601" table:style-name="ce7">
            <text:p>14,601<text:s/></text:p>
          </table:table-cell>
          <table:table-cell office:value-type="float" office:value="43192" table:style-name="ce7">
            <text:p>43,192<text:s/></text:p>
          </table:table-cell>
          <table:table-cell office:value-type="float" office:value="42062" table:style-name="ce7">
            <text:p>42,062<text:s/></text:p>
          </table:table-cell>
          <table:table-cell office:value-type="float" office:value="27150" table:style-name="ce7">
            <text:p>27,150<text:s/></text:p>
          </table:table-cell>
          <table:table-cell office:value-type="float" office:value="15320" table:style-name="ce7">
            <text:p>15,320<text:s/></text:p>
          </table:table-cell>
          <table:table-cell office:value-type="float" office:value="11486" table:style-name="ce7">
            <text:p>11,486<text:s/></text:p>
          </table:table-cell>
          <table:table-cell office:value-type="float" office:value="4373" table:style-name="ce7">
            <text:p>4,373<text:s/></text:p>
          </table:table-cell>
          <table:table-cell office:value-type="float" office:value="3610" table:style-name="ce7">
            <text:p>3,610<text:s/></text:p>
          </table:table-cell>
          <table:table-cell office:value-type="float" office:value="12380" table:style-name="ce7">
            <text:p>12,380<text:s/></text:p>
          </table:table-cell>
          <table:table-cell office:value-type="float" office:value="2772" table:style-name="ce7">
            <text:p>2,772<text:s/></text:p>
          </table:table-cell>
          <table:table-cell office:value-type="float" office:value="4523" table:style-name="ce7">
            <text:p>4,523<text:s/></text:p>
          </table:table-cell>
          <table:table-cell office:value-type="float" office:value="6906" table:style-name="ce7">
            <text:p>6,906<text:s/></text:p>
          </table:table-cell>
          <table:table-cell office:value-type="float" office:value="9864" table:style-name="ce7">
            <text:p>9,864<text:s/></text:p>
          </table:table-cell>
          <table:table-cell office:value-type="float" office:value="12016" table:style-name="ce7">
            <text:p>12,016<text:s/></text:p>
          </table:table-cell>
          <table:table-cell office:value-type="float" office:value="16929" table:style-name="ce7">
            <text:p>16,929<text:s/></text:p>
          </table:table-cell>
          <table:table-cell office:value-type="float" office:value="20117" table:style-name="ce7">
            <text:p>20,117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3693" table:style-name="ce7">
            <text:p>3,693<text:s/></text:p>
          </table:table-cell>
          <table:table-cell office:value-type="float" office:value="9178" table:style-name="ce7">
            <text:p>9,178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7210" table:style-name="ce7">
            <text:p>7,210<text:s/></text:p>
          </table:table-cell>
          <table:table-cell office:value-type="float" office:value="29894" table:style-name="ce7">
            <text:p>29,894<text:s/></text:p>
          </table:table-cell>
          <table:table-cell office:value-type="float" office:value="2993" table:style-name="ce7">
            <text:p>2,993<text:s/></text:p>
          </table:table-cell>
          <table:table-cell office:value-type="float" office:value="12662" table:style-name="ce7">
            <text:p>12,662<text:s/></text:p>
          </table:table-cell>
          <table:table-cell office:value-type="float" office:value="12027" table:style-name="ce7">
            <text:p>12,027<text:s/></text:p>
          </table:table-cell>
          <table:table-cell office:value-type="float" office:value="15574" table:style-name="ce7">
            <text:p>15,574<text:s/></text:p>
          </table:table-cell>
          <table:table-cell office:value-type="float" office:value="22360" table:style-name="ce7">
            <text:p>22,360<text:s/></text:p>
          </table:table-cell>
          <table:table-cell office:value-type="float" office:value="16453" table:style-name="ce7">
            <text:p>16,453<text:s/></text:p>
          </table:table-cell>
          <table:table-cell office:value-type="float" office:value="9869" table:style-name="ce7">
            <text:p>9,869<text:s/></text:p>
          </table:table-cell>
          <table:table-cell office:value-type="float" office:value="27998" table:style-name="ce7">
            <text:p>27,998<text:s/></text:p>
          </table:table-cell>
          <table:table-cell office:value-type="float" office:value="16529" table:style-name="ce7">
            <text:p>16,529<text:s/></text:p>
          </table:table-cell>
          <table:table-cell office:value-type="float" office:value="32734" table:style-name="ce7">
            <text:p>32,734<text:s/></text:p>
          </table:table-cell>
          <table:table-cell office:value-type="float" office:value="29868" table:style-name="ce7">
            <text:p>29,868<text:s/></text:p>
          </table:table-cell>
          <table:table-cell office:value-type="float" office:value="11810" table:style-name="ce7">
            <text:p>11,810<text:s/></text:p>
          </table:table-cell>
          <table:table-cell office:value-type="float" office:value="34069" table:style-name="ce7">
            <text:p>34,069<text:s/></text:p>
          </table:table-cell>
          <table:table-cell office:value-type="float" office:value="25089" table:style-name="ce7">
            <text:p>25,089<text:s/></text:p>
          </table:table-cell>
          <table:table-cell office:value-type="float" office:value="23406" table:style-name="ce7">
            <text:p>23,406<text:s/></text:p>
          </table:table-cell>
          <table:table-cell office:value-type="float" office:value="20343" table:style-name="ce7">
            <text:p>20,343<text:s/></text:p>
          </table:table-cell>
          <table:table-cell office:value-type="float" office:value="24502" table:style-name="ce7">
            <text:p>24,502<text:s/></text:p>
          </table:table-cell>
          <table:table-cell office:value-type="float" office:value="132595" table:style-name="ce7">
            <text:p>132,595<text:s/></text:p>
          </table:table-cell>
          <table:table-cell office:value-type="float" office:value="44596" table:style-name="ce7">
            <text:p>44,596<text:s/></text:p>
          </table:table-cell>
          <table:table-cell office:value-type="float" office:value="21724" table:style-name="ce7">
            <text:p>21,724<text:s/></text:p>
          </table:table-cell>
          <table:table-cell office:value-type="float" office:value="24470" table:style-name="ce7">
            <text:p>24,470<text:s/></text:p>
          </table:table-cell>
          <table:table-cell office:value-type="float" office:value="26053" table:style-name="ce7">
            <text:p>26,053<text:s/></text:p>
          </table:table-cell>
          <table:table-cell office:value-type="float" office:value="30046" table:style-name="ce7">
            <text:p>30,046<text:s/></text:p>
          </table:table-cell>
          <table:table-cell office:value-type="float" office:value="30392" table:style-name="ce7">
            <text:p>30,392<text:s/></text:p>
          </table:table-cell>
          <table:table-cell office:value-type="float" office:value="23727" table:style-name="ce7">
            <text:p>23,727<text:s/></text:p>
          </table:table-cell>
          <table:table-cell office:value-type="float" office:value="13766" table:style-name="ce7">
            <text:p>13,766<text:s/></text:p>
          </table:table-cell>
          <table:table-cell office:value-type="float" office:value="31621" table:style-name="ce7">
            <text:p>31,621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9394" table:style-name="ce7">
            <text:p>9,394<text:s/></text:p>
          </table:table-cell>
          <table:table-cell office:value-type="float" office:value="19264" table:style-name="ce7">
            <text:p>19,264<text:s/></text:p>
          </table:table-cell>
          <table:table-cell office:value-type="float" office:value="6522" table:style-name="ce7">
            <text:p>6,522<text:s/></text:p>
          </table:table-cell>
          <table:table-cell office:value-type="float" office:value="4058" table:style-name="ce7">
            <text:p>4,058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14357" table:style-name="ce7">
            <text:p>14,357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12389" table:style-name="ce7">
            <text:p>12,389<text:s/></text:p>
          </table:table-cell>
          <table:table-cell office:value-type="float" office:value="36027" table:style-name="ce7">
            <text:p>36,027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13602" table:style-name="ce7">
            <text:p>13,602<text:s/></text:p>
          </table:table-cell>
          <table:table-cell office:value-type="float" office:value="8706" table:style-name="ce7">
            <text:p>8,706<text:s/></text:p>
          </table:table-cell>
          <table:table-cell office:value-type="float" office:value="22996" table:style-name="ce7">
            <text:p>22,996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29804" table:style-name="ce7">
            <text:p>29,804<text:s/></text:p>
          </table:table-cell>
          <table:table-cell office:value-type="float" office:value="39239" table:style-name="ce7">
            <text:p>39,239<text:s/></text:p>
          </table:table-cell>
          <table:table-cell office:value-type="float" office:value="40390" table:style-name="ce7">
            <text:p>40,390<text:s/></text:p>
          </table:table-cell>
          <table:table-cell office:value-type="float" office:value="27419" table:style-name="ce7">
            <text:p>27,419<text:s/></text:p>
          </table:table-cell>
          <table:table-cell office:value-type="float" office:value="28065" table:style-name="ce7">
            <text:p>28,065<text:s/></text:p>
          </table:table-cell>
          <table:table-cell office:value-type="float" office:value="60961" table:style-name="ce7">
            <text:p>60,961<text:s/></text:p>
          </table:table-cell>
          <table:table-cell office:value-type="float" office:value="25608" table:style-name="ce7">
            <text:p>25,608<text:s/></text:p>
          </table:table-cell>
          <table:table-cell office:value-type="float" office:value="33998" table:style-name="ce7">
            <text:p>33,998<text:s/></text:p>
          </table:table-cell>
          <table:table-cell office:value-type="float" office:value="32271" table:style-name="ce7">
            <text:p>32,271<text:s/></text:p>
          </table:table-cell>
          <table:table-cell office:value-type="float" office:value="20500" table:style-name="ce7">
            <text:p>20,500<text:s/></text:p>
          </table:table-cell>
          <table:table-cell office:value-type="float" office:value="60285" table:style-name="ce7">
            <text:p>60,285<text:s/></text:p>
          </table:table-cell>
          <table:table-cell office:value-type="float" office:value="21212" table:style-name="ce7">
            <text:p>21,212<text:s/></text:p>
          </table:table-cell>
          <table:table-cell office:value-type="float" office:value="16313" table:style-name="ce7">
            <text:p>16,313<text:s/></text:p>
          </table:table-cell>
          <table:table-cell office:value-type="float" office:value="14487" table:style-name="ce7">
            <text:p>14,487<text:s/></text:p>
          </table:table-cell>
          <table:table-cell office:value-type="float" office:value="21005" table:style-name="ce7">
            <text:p>21,005<text:s/></text:p>
          </table:table-cell>
          <table:table-cell office:value-type="float" office:value="14579" table:style-name="ce7">
            <text:p>14,579<text:s/></text:p>
          </table:table-cell>
          <table:table-cell office:value-type="float" office:value="30782" table:style-name="ce7">
            <text:p>30,782<text:s/></text:p>
          </table:table-cell>
          <table:table-cell office:value-type="float" office:value="19497" table:style-name="ce7">
            <text:p>19,497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15526" table:style-name="ce7">
            <text:p>15,526<text:s/></text:p>
          </table:table-cell>
          <table:table-cell office:value-type="float" office:value="39515" table:style-name="ce7">
            <text:p>39,515<text:s/></text:p>
          </table:table-cell>
          <table:table-cell office:value-type="float" office:value="22337" table:style-name="ce7">
            <text:p>22,337<text:s/></text:p>
          </table:table-cell>
          <table:table-cell office:value-type="float" office:value="25494" table:style-name="ce7">
            <text:p>25,494<text:s/></text:p>
          </table:table-cell>
          <table:table-cell office:value-type="float" office:value="27270" table:style-name="ce7">
            <text:p>27,270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10985" table:style-name="ce7">
            <text:p>10,985<text:s/></text:p>
          </table:table-cell>
          <table:table-cell office:value-type="float" office:value="5520" table:style-name="ce7">
            <text:p>5,520<text:s/></text:p>
          </table:table-cell>
          <table:table-cell office:value-type="float" office:value="5004" table:style-name="ce7">
            <text:p>5,004<text:s/></text:p>
          </table:table-cell>
          <table:table-cell office:value-type="float" office:value="8076" table:style-name="ce7">
            <text:p>8,076<text:s/></text:p>
          </table:table-cell>
          <table:table-cell office:value-type="float" office:value="10691" table:style-name="ce7">
            <text:p>10,691<text:s/></text:p>
          </table:table-cell>
          <table:table-cell office:value-type="float" office:value="9987" table:style-name="ce7">
            <text:p>9,987<text:s/></text:p>
          </table:table-cell>
          <table:table-cell office:value-type="float" office:value="13526" table:style-name="ce7">
            <text:p>13,526<text:s/></text:p>
          </table:table-cell>
          <table:table-cell office:value-type="float" office:value="18115" table:style-name="ce7">
            <text:p>18,115<text:s/></text:p>
          </table:table-cell>
          <table:table-cell office:value-type="float" office:value="28993" table:style-name="ce7">
            <text:p>28,993<text:s/></text:p>
          </table:table-cell>
          <table:table-cell office:value-type="float" office:value="25532" table:style-name="ce7">
            <text:p>25,532<text:s/></text:p>
          </table:table-cell>
          <table:table-cell office:value-type="float" office:value="15672" table:style-name="ce7">
            <text:p>15,672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12318" table:style-name="ce7">
            <text:p>12,318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2348" table:style-name="ce7">
            <text:p>2,348<text:s/></text:p>
          </table:table-cell>
          <table:table-cell office:value-type="float" office:value="1401" table:style-name="ce7">
            <text:p>1,401<text:s/></text:p>
          </table:table-cell>
          <table:table-cell office:value-type="float" office:value="1940" table:style-name="ce7">
            <text:p>1,940<text:s/></text:p>
          </table:table-cell>
          <table:table-cell office:value-type="float" office:value="1506" table:style-name="ce7">
            <text:p>1,506<text:s/></text:p>
          </table:table-cell>
          <table:table-cell office:value-type="float" office:value="2410" table:style-name="ce7">
            <text:p>2,410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2268" table:style-name="ce7">
            <text:p>2,268<text:s/></text:p>
          </table:table-cell>
          <table:table-cell office:value-type="float" office:value="2004" table:style-name="ce7">
            <text:p>2,004<text:s/></text:p>
          </table:table-cell>
          <table:table-cell table:number-columns-repeated="16264"/>
        </table:table-row>
        <table:table-row table:style-name="ro2">
          <table:table-cell office:value-type="date" office:date-value="2023-11-23T00:00:00" table:style-name="ce6">
            <text:p>2023/11/23</text:p>
          </table:table-cell>
          <table:table-cell office:value-type="float" office:value="5249" table:style-name="ce7">
            <text:p>5,249<text:s/></text:p>
          </table:table-cell>
          <table:table-cell office:value-type="float" office:value="14212" table:style-name="ce7">
            <text:p>14,212<text:s/></text:p>
          </table:table-cell>
          <table:table-cell office:value-type="float" office:value="44142" table:style-name="ce7">
            <text:p>44,142<text:s/></text:p>
          </table:table-cell>
          <table:table-cell office:value-type="float" office:value="42782" table:style-name="ce7">
            <text:p>42,782<text:s/></text:p>
          </table:table-cell>
          <table:table-cell office:value-type="float" office:value="27166" table:style-name="ce7">
            <text:p>27,166<text:s/></text:p>
          </table:table-cell>
          <table:table-cell office:value-type="float" office:value="15454" table:style-name="ce7">
            <text:p>15,454<text:s/></text:p>
          </table:table-cell>
          <table:table-cell office:value-type="float" office:value="11678" table:style-name="ce7">
            <text:p>11,678<text:s/></text:p>
          </table:table-cell>
          <table:table-cell office:value-type="float" office:value="4319" table:style-name="ce7">
            <text:p>4,319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2846" table:style-name="ce7">
            <text:p>2,846<text:s/></text:p>
          </table:table-cell>
          <table:table-cell office:value-type="float" office:value="4552" table:style-name="ce7">
            <text:p>4,552<text:s/></text:p>
          </table:table-cell>
          <table:table-cell office:value-type="float" office:value="7147" table:style-name="ce7">
            <text:p>7,147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11897" table:style-name="ce7">
            <text:p>11,897<text:s/></text:p>
          </table:table-cell>
          <table:table-cell office:value-type="float" office:value="16990" table:style-name="ce7">
            <text:p>16,990<text:s/></text:p>
          </table:table-cell>
          <table:table-cell office:value-type="float" office:value="19864" table:style-name="ce7">
            <text:p>19,864<text:s/></text:p>
          </table:table-cell>
          <table:table-cell office:value-type="float" office:value="6349" table:style-name="ce7">
            <text:p>6,349<text:s/></text:p>
          </table:table-cell>
          <table:table-cell office:value-type="float" office:value="10046" table:style-name="ce7">
            <text:p>10,046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9144" table:style-name="ce7">
            <text:p>9,144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30090" table:style-name="ce7">
            <text:p>30,090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12668" table:style-name="ce7">
            <text:p>12,668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15433" table:style-name="ce7">
            <text:p>15,433<text:s/></text:p>
          </table:table-cell>
          <table:table-cell office:value-type="float" office:value="22261" table:style-name="ce7">
            <text:p>22,261<text:s/></text:p>
          </table:table-cell>
          <table:table-cell office:value-type="float" office:value="16279" table:style-name="ce7">
            <text:p>16,279<text:s/></text:p>
          </table:table-cell>
          <table:table-cell office:value-type="float" office:value="10072" table:style-name="ce7">
            <text:p>10,072<text:s/></text:p>
          </table:table-cell>
          <table:table-cell office:value-type="float" office:value="28683" table:style-name="ce7">
            <text:p>28,683<text:s/></text:p>
          </table:table-cell>
          <table:table-cell office:value-type="float" office:value="16726" table:style-name="ce7">
            <text:p>16,726<text:s/></text:p>
          </table:table-cell>
          <table:table-cell office:value-type="float" office:value="33072" table:style-name="ce7">
            <text:p>33,072<text:s/></text:p>
          </table:table-cell>
          <table:table-cell office:value-type="float" office:value="30189" table:style-name="ce7">
            <text:p>30,189<text:s/></text:p>
          </table:table-cell>
          <table:table-cell office:value-type="float" office:value="11958" table:style-name="ce7">
            <text:p>11,958<text:s/></text:p>
          </table:table-cell>
          <table:table-cell office:value-type="float" office:value="34139" table:style-name="ce7">
            <text:p>34,139<text:s/></text:p>
          </table:table-cell>
          <table:table-cell office:value-type="float" office:value="24946" table:style-name="ce7">
            <text:p>24,946<text:s/></text:p>
          </table:table-cell>
          <table:table-cell office:value-type="float" office:value="23381" table:style-name="ce7">
            <text:p>23,381<text:s/></text:p>
          </table:table-cell>
          <table:table-cell office:value-type="float" office:value="20362" table:style-name="ce7">
            <text:p>20,362<text:s/></text:p>
          </table:table-cell>
          <table:table-cell office:value-type="float" office:value="24428" table:style-name="ce7">
            <text:p>24,428<text:s/></text:p>
          </table:table-cell>
          <table:table-cell office:value-type="float" office:value="136835" table:style-name="ce7">
            <text:p>136,835<text:s/></text:p>
          </table:table-cell>
          <table:table-cell office:value-type="float" office:value="45929" table:style-name="ce7">
            <text:p>45,929<text:s/></text:p>
          </table:table-cell>
          <table:table-cell office:value-type="float" office:value="21828" table:style-name="ce7">
            <text:p>21,828<text:s/></text:p>
          </table:table-cell>
          <table:table-cell office:value-type="float" office:value="24973" table:style-name="ce7">
            <text:p>24,973<text:s/></text:p>
          </table:table-cell>
          <table:table-cell office:value-type="float" office:value="27313" table:style-name="ce7">
            <text:p>27,313<text:s/></text:p>
          </table:table-cell>
          <table:table-cell office:value-type="float" office:value="31280" table:style-name="ce7">
            <text:p>31,280<text:s/></text:p>
          </table:table-cell>
          <table:table-cell office:value-type="float" office:value="31168" table:style-name="ce7">
            <text:p>31,168<text:s/></text:p>
          </table:table-cell>
          <table:table-cell office:value-type="float" office:value="24022" table:style-name="ce7">
            <text:p>24,022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31391" table:style-name="ce7">
            <text:p>31,391<text:s/></text:p>
          </table:table-cell>
          <table:table-cell office:value-type="float" office:value="7884" table:style-name="ce7">
            <text:p>7,884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8932" table:style-name="ce7">
            <text:p>18,932<text:s/></text:p>
          </table:table-cell>
          <table:table-cell office:value-type="float" office:value="6723" table:style-name="ce7">
            <text:p>6,723<text:s/></text:p>
          </table:table-cell>
          <table:table-cell office:value-type="float" office:value="3936" table:style-name="ce7">
            <text:p>3,936<text:s/></text:p>
          </table:table-cell>
          <table:table-cell office:value-type="float" office:value="3434" table:style-name="ce7">
            <text:p>3,434<text:s/></text:p>
          </table:table-cell>
          <table:table-cell office:value-type="float" office:value="14068" table:style-name="ce7">
            <text:p>14,068<text:s/></text:p>
          </table:table-cell>
          <table:table-cell office:value-type="float" office:value="9449" table:style-name="ce7">
            <text:p>9,449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36870" table:style-name="ce7">
            <text:p>36,870<text:s/></text:p>
          </table:table-cell>
          <table:table-cell office:value-type="float" office:value="10311" table:style-name="ce7">
            <text:p>10,311<text:s/></text:p>
          </table:table-cell>
          <table:table-cell office:value-type="float" office:value="13577" table:style-name="ce7">
            <text:p>13,577<text:s/></text:p>
          </table:table-cell>
          <table:table-cell office:value-type="float" office:value="8542" table:style-name="ce7">
            <text:p>8,542<text:s/></text:p>
          </table:table-cell>
          <table:table-cell office:value-type="float" office:value="23040" table:style-name="ce7">
            <text:p>23,040<text:s/></text:p>
          </table:table-cell>
          <table:table-cell office:value-type="float" office:value="26823" table:style-name="ce7">
            <text:p>26,823<text:s/></text:p>
          </table:table-cell>
          <table:table-cell office:value-type="float" office:value="30160" table:style-name="ce7">
            <text:p>30,160<text:s/></text:p>
          </table:table-cell>
          <table:table-cell office:value-type="float" office:value="39962" table:style-name="ce7">
            <text:p>39,962<text:s/></text:p>
          </table:table-cell>
          <table:table-cell office:value-type="float" office:value="40538" table:style-name="ce7">
            <text:p>40,538<text:s/></text:p>
          </table:table-cell>
          <table:table-cell office:value-type="float" office:value="27504" table:style-name="ce7">
            <text:p>27,504<text:s/></text:p>
          </table:table-cell>
          <table:table-cell office:value-type="float" office:value="28109" table:style-name="ce7">
            <text:p>28,109<text:s/></text:p>
          </table:table-cell>
          <table:table-cell office:value-type="float" office:value="61485" table:style-name="ce7">
            <text:p>61,485<text:s/></text:p>
          </table:table-cell>
          <table:table-cell office:value-type="float" office:value="25935" table:style-name="ce7">
            <text:p>25,935<text:s/></text:p>
          </table:table-cell>
          <table:table-cell office:value-type="float" office:value="34926" table:style-name="ce7">
            <text:p>34,926<text:s/></text:p>
          </table:table-cell>
          <table:table-cell office:value-type="float" office:value="32734" table:style-name="ce7">
            <text:p>32,734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61890" table:style-name="ce7">
            <text:p>61,890<text:s/></text:p>
          </table:table-cell>
          <table:table-cell office:value-type="float" office:value="20999" table:style-name="ce7">
            <text:p>20,999<text:s/></text:p>
          </table:table-cell>
          <table:table-cell office:value-type="float" office:value="16387" table:style-name="ce7">
            <text:p>16,387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21439" table:style-name="ce7">
            <text:p>21,439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31712" table:style-name="ce7">
            <text:p>31,712<text:s/></text:p>
          </table:table-cell>
          <table:table-cell office:value-type="float" office:value="19739" table:style-name="ce7">
            <text:p>19,739<text:s/></text:p>
          </table:table-cell>
          <table:table-cell office:value-type="float" office:value="9260" table:style-name="ce7">
            <text:p>9,260<text:s/></text:p>
          </table:table-cell>
          <table:table-cell office:value-type="float" office:value="16035" table:style-name="ce7">
            <text:p>16,035<text:s/></text:p>
          </table:table-cell>
          <table:table-cell office:value-type="float" office:value="40254" table:style-name="ce7">
            <text:p>40,254<text:s/></text:p>
          </table:table-cell>
          <table:table-cell office:value-type="float" office:value="22167" table:style-name="ce7">
            <text:p>22,167<text:s/></text:p>
          </table:table-cell>
          <table:table-cell office:value-type="float" office:value="25618" table:style-name="ce7">
            <text:p>25,618<text:s/></text:p>
          </table:table-cell>
          <table:table-cell office:value-type="float" office:value="28233" table:style-name="ce7">
            <text:p>28,233<text:s/></text:p>
          </table:table-cell>
          <table:table-cell office:value-type="float" office:value="12253" table:style-name="ce7">
            <text:p>12,253<text:s/></text:p>
          </table:table-cell>
          <table:table-cell office:value-type="float" office:value="11050" table:style-name="ce7">
            <text:p>11,050<text:s/></text:p>
          </table:table-cell>
          <table:table-cell office:value-type="float" office:value="5615" table:style-name="ce7">
            <text:p>5,615<text:s/></text:p>
          </table:table-cell>
          <table:table-cell office:value-type="float" office:value="5070" table:style-name="ce7">
            <text:p>5,070<text:s/></text:p>
          </table:table-cell>
          <table:table-cell office:value-type="float" office:value="8139" table:style-name="ce7">
            <text:p>8,139<text:s/></text:p>
          </table:table-cell>
          <table:table-cell office:value-type="float" office:value="10508" table:style-name="ce7">
            <text:p>10,508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18184" table:style-name="ce7">
            <text:p>18,184<text:s/></text:p>
          </table:table-cell>
          <table:table-cell office:value-type="float" office:value="29259" table:style-name="ce7">
            <text:p>29,259<text:s/></text:p>
          </table:table-cell>
          <table:table-cell office:value-type="float" office:value="26239" table:style-name="ce7">
            <text:p>26,239<text:s/></text:p>
          </table:table-cell>
          <table:table-cell office:value-type="float" office:value="15596" table:style-name="ce7">
            <text:p>15,596<text:s/></text:p>
          </table:table-cell>
          <table:table-cell office:value-type="float" office:value="12430" table:style-name="ce7">
            <text:p>12,430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13119" table:style-name="ce7">
            <text:p>13,119<text:s/></text:p>
          </table:table-cell>
          <table:table-cell office:value-type="float" office:value="11984" table:style-name="ce7">
            <text:p>11,984<text:s/></text:p>
          </table:table-cell>
          <table:table-cell office:value-type="float" office:value="11696" table:style-name="ce7">
            <text:p>11,696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1311" table:style-name="ce7">
            <text:p>1,311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2313" table:style-name="ce7">
            <text:p>2,313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1905" table:style-name="ce7">
            <text:p>1,905<text:s/></text:p>
          </table:table-cell>
          <table:table-cell office:value-type="float" office:value="1495" table:style-name="ce7">
            <text:p>1,495<text:s/></text:p>
          </table:table-cell>
          <table:table-cell office:value-type="float" office:value="2390" table:style-name="ce7">
            <text:p>2,390<text:s/></text:p>
          </table:table-cell>
          <table:table-cell office:value-type="float" office:value="674" table:style-name="ce7">
            <text:p>674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1963" table:style-name="ce7">
            <text:p>1,963<text:s/></text:p>
          </table:table-cell>
          <table:table-cell table:number-columns-repeated="16264"/>
        </table:table-row>
        <table:table-row table:style-name="ro2">
          <table:table-cell office:value-type="date" office:date-value="2023-11-24T00:00:00" table:style-name="ce6">
            <text:p>2023/11/24</text:p>
          </table:table-cell>
          <table:table-cell office:value-type="float" office:value="5480" table:style-name="ce7">
            <text:p>5,480<text:s/></text:p>
          </table:table-cell>
          <table:table-cell office:value-type="float" office:value="14821" table:style-name="ce7">
            <text:p>14,821<text:s/></text:p>
          </table:table-cell>
          <table:table-cell office:value-type="float" office:value="45189" table:style-name="ce7">
            <text:p>45,189<text:s/></text:p>
          </table:table-cell>
          <table:table-cell office:value-type="float" office:value="49200" table:style-name="ce7">
            <text:p>49,200<text:s/></text:p>
          </table:table-cell>
          <table:table-cell office:value-type="float" office:value="28044" table:style-name="ce7">
            <text:p>28,044<text:s/></text:p>
          </table:table-cell>
          <table:table-cell office:value-type="float" office:value="16027" table:style-name="ce7">
            <text:p>16,027<text:s/></text:p>
          </table:table-cell>
          <table:table-cell office:value-type="float" office:value="12010" table:style-name="ce7">
            <text:p>12,010<text:s/></text:p>
          </table:table-cell>
          <table:table-cell office:value-type="float" office:value="4723" table:style-name="ce7">
            <text:p>4,723<text:s/></text:p>
          </table:table-cell>
          <table:table-cell office:value-type="float" office:value="3747" table:style-name="ce7">
            <text:p>3,747<text:s/></text:p>
          </table:table-cell>
          <table:table-cell office:value-type="float" office:value="14458" table:style-name="ce7">
            <text:p>14,458<text:s/></text:p>
          </table:table-cell>
          <table:table-cell office:value-type="float" office:value="2850" table:style-name="ce7">
            <text:p>2,850<text:s/></text:p>
          </table:table-cell>
          <table:table-cell office:value-type="float" office:value="4632" table:style-name="ce7">
            <text:p>4,632<text:s/></text:p>
          </table:table-cell>
          <table:table-cell office:value-type="float" office:value="7439" table:style-name="ce7">
            <text:p>7,439<text:s/></text:p>
          </table:table-cell>
          <table:table-cell office:value-type="float" office:value="10620" table:style-name="ce7">
            <text:p>10,620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17197" table:style-name="ce7">
            <text:p>17,197<text:s/></text:p>
          </table:table-cell>
          <table:table-cell office:value-type="float" office:value="20221" table:style-name="ce7">
            <text:p>20,221<text:s/></text:p>
          </table:table-cell>
          <table:table-cell office:value-type="float" office:value="6716" table:style-name="ce7">
            <text:p>6,716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3645" table:style-name="ce7">
            <text:p>3,645<text:s/></text:p>
          </table:table-cell>
          <table:table-cell office:value-type="float" office:value="9753" table:style-name="ce7">
            <text:p>9,753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37686" table:style-name="ce7">
            <text:p>37,686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12973" table:style-name="ce7">
            <text:p>12,973<text:s/></text:p>
          </table:table-cell>
          <table:table-cell office:value-type="float" office:value="12765" table:style-name="ce7">
            <text:p>12,765<text:s/></text:p>
          </table:table-cell>
          <table:table-cell office:value-type="float" office:value="16549" table:style-name="ce7">
            <text:p>16,549<text:s/></text:p>
          </table:table-cell>
          <table:table-cell office:value-type="float" office:value="23724" table:style-name="ce7">
            <text:p>23,724<text:s/></text:p>
          </table:table-cell>
          <table:table-cell office:value-type="float" office:value="17327" table:style-name="ce7">
            <text:p>17,327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31651" table:style-name="ce7">
            <text:p>31,651<text:s/></text:p>
          </table:table-cell>
          <table:table-cell office:value-type="float" office:value="17919" table:style-name="ce7">
            <text:p>17,919<text:s/></text:p>
          </table:table-cell>
          <table:table-cell office:value-type="float" office:value="34178" table:style-name="ce7">
            <text:p>34,178<text:s/></text:p>
          </table:table-cell>
          <table:table-cell office:value-type="float" office:value="33323" table:style-name="ce7">
            <text:p>33,323<text:s/></text:p>
          </table:table-cell>
          <table:table-cell office:value-type="float" office:value="11769" table:style-name="ce7">
            <text:p>11,769<text:s/></text:p>
          </table:table-cell>
          <table:table-cell office:value-type="float" office:value="35868" table:style-name="ce7">
            <text:p>35,868<text:s/></text:p>
          </table:table-cell>
          <table:table-cell office:value-type="float" office:value="26013" table:style-name="ce7">
            <text:p>26,013<text:s/></text:p>
          </table:table-cell>
          <table:table-cell office:value-type="float" office:value="24405" table:style-name="ce7">
            <text:p>24,405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24562" table:style-name="ce7">
            <text:p>24,562<text:s/></text:p>
          </table:table-cell>
          <table:table-cell office:value-type="float" office:value="163982" table:style-name="ce7">
            <text:p>163,982<text:s/></text:p>
          </table:table-cell>
          <table:table-cell office:value-type="float" office:value="52598" table:style-name="ce7">
            <text:p>52,598<text:s/></text:p>
          </table:table-cell>
          <table:table-cell office:value-type="float" office:value="23613" table:style-name="ce7">
            <text:p>23,613<text:s/></text:p>
          </table:table-cell>
          <table:table-cell office:value-type="float" office:value="25626" table:style-name="ce7">
            <text:p>25,626<text:s/></text:p>
          </table:table-cell>
          <table:table-cell office:value-type="float" office:value="30592" table:style-name="ce7">
            <text:p>30,592<text:s/></text:p>
          </table:table-cell>
          <table:table-cell office:value-type="float" office:value="33446" table:style-name="ce7">
            <text:p>33,446<text:s/></text:p>
          </table:table-cell>
          <table:table-cell office:value-type="float" office:value="34949" table:style-name="ce7">
            <text:p>34,949<text:s/></text:p>
          </table:table-cell>
          <table:table-cell office:value-type="float" office:value="25276" table:style-name="ce7">
            <text:p>25,276<text:s/></text:p>
          </table:table-cell>
          <table:table-cell office:value-type="float" office:value="14057" table:style-name="ce7">
            <text:p>14,057<text:s/></text:p>
          </table:table-cell>
          <table:table-cell office:value-type="float" office:value="32903" table:style-name="ce7">
            <text:p>32,903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20820" table:style-name="ce7">
            <text:p>20,820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4166" table:style-name="ce7">
            <text:p>4,166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14574" table:style-name="ce7">
            <text:p>14,574<text:s/></text:p>
          </table:table-cell>
          <table:table-cell office:value-type="float" office:value="9992" table:style-name="ce7">
            <text:p>9,992<text:s/></text:p>
          </table:table-cell>
          <table:table-cell office:value-type="float" office:value="13786" table:style-name="ce7">
            <text:p>13,786<text:s/></text:p>
          </table:table-cell>
          <table:table-cell office:value-type="float" office:value="39535" table:style-name="ce7">
            <text:p>39,535<text:s/></text:p>
          </table:table-cell>
          <table:table-cell office:value-type="float" office:value="10446" table:style-name="ce7">
            <text:p>10,446<text:s/></text:p>
          </table:table-cell>
          <table:table-cell office:value-type="float" office:value="14362" table:style-name="ce7">
            <text:p>14,362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24109" table:style-name="ce7">
            <text:p>24,109<text:s/></text:p>
          </table:table-cell>
          <table:table-cell office:value-type="float" office:value="27404" table:style-name="ce7">
            <text:p>27,404<text:s/></text:p>
          </table:table-cell>
          <table:table-cell office:value-type="float" office:value="32253" table:style-name="ce7">
            <text:p>32,253<text:s/></text:p>
          </table:table-cell>
          <table:table-cell office:value-type="float" office:value="46471" table:style-name="ce7">
            <text:p>46,471<text:s/></text:p>
          </table:table-cell>
          <table:table-cell office:value-type="float" office:value="42438" table:style-name="ce7">
            <text:p>42,438<text:s/></text:p>
          </table:table-cell>
          <table:table-cell office:value-type="float" office:value="28860" table:style-name="ce7">
            <text:p>28,860<text:s/></text:p>
          </table:table-cell>
          <table:table-cell office:value-type="float" office:value="29932" table:style-name="ce7">
            <text:p>29,932<text:s/></text:p>
          </table:table-cell>
          <table:table-cell office:value-type="float" office:value="71911" table:style-name="ce7">
            <text:p>71,911<text:s/></text:p>
          </table:table-cell>
          <table:table-cell office:value-type="float" office:value="26419" table:style-name="ce7">
            <text:p>26,419<text:s/></text:p>
          </table:table-cell>
          <table:table-cell office:value-type="float" office:value="37564" table:style-name="ce7">
            <text:p>37,564<text:s/></text:p>
          </table:table-cell>
          <table:table-cell office:value-type="float" office:value="37508" table:style-name="ce7">
            <text:p>37,508<text:s/></text:p>
          </table:table-cell>
          <table:table-cell office:value-type="float" office:value="23315" table:style-name="ce7">
            <text:p>23,315<text:s/></text:p>
          </table:table-cell>
          <table:table-cell office:value-type="float" office:value="72128" table:style-name="ce7">
            <text:p>72,128<text:s/></text:p>
          </table:table-cell>
          <table:table-cell office:value-type="float" office:value="22701" table:style-name="ce7">
            <text:p>22,701<text:s/></text:p>
          </table:table-cell>
          <table:table-cell office:value-type="float" office:value="17670" table:style-name="ce7">
            <text:p>17,670<text:s/></text:p>
          </table:table-cell>
          <table:table-cell office:value-type="float" office:value="15225" table:style-name="ce7">
            <text:p>15,225<text:s/></text:p>
          </table:table-cell>
          <table:table-cell office:value-type="float" office:value="25606" table:style-name="ce7">
            <text:p>25,606<text:s/></text:p>
          </table:table-cell>
          <table:table-cell office:value-type="float" office:value="14415" table:style-name="ce7">
            <text:p>14,415<text:s/></text:p>
          </table:table-cell>
          <table:table-cell office:value-type="float" office:value="37379" table:style-name="ce7">
            <text:p>37,379<text:s/></text:p>
          </table:table-cell>
          <table:table-cell office:value-type="float" office:value="20824" table:style-name="ce7">
            <text:p>20,824<text:s/></text:p>
          </table:table-cell>
          <table:table-cell office:value-type="float" office:value="9416" table:style-name="ce7">
            <text:p>9,416<text:s/></text:p>
          </table:table-cell>
          <table:table-cell office:value-type="float" office:value="16922" table:style-name="ce7">
            <text:p>16,922<text:s/></text:p>
          </table:table-cell>
          <table:table-cell office:value-type="float" office:value="41586" table:style-name="ce7">
            <text:p>41,586<text:s/></text:p>
          </table:table-cell>
          <table:table-cell office:value-type="float" office:value="22729" table:style-name="ce7">
            <text:p>22,729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29551" table:style-name="ce7">
            <text:p>29,551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11171" table:style-name="ce7">
            <text:p>11,171<text:s/>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5114" table:style-name="ce7">
            <text:p>5,114<text:s/></text:p>
          </table:table-cell>
          <table:table-cell office:value-type="float" office:value="8441" table:style-name="ce7">
            <text:p>8,441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15583" table:style-name="ce7">
            <text:p>15,583<text:s/></text:p>
          </table:table-cell>
          <table:table-cell office:value-type="float" office:value="19276" table:style-name="ce7">
            <text:p>19,276<text:s/></text:p>
          </table:table-cell>
          <table:table-cell office:value-type="float" office:value="30146" table:style-name="ce7">
            <text:p>30,146<text:s/></text:p>
          </table:table-cell>
          <table:table-cell office:value-type="float" office:value="27956" table:style-name="ce7">
            <text:p>27,956<text:s/></text:p>
          </table:table-cell>
          <table:table-cell office:value-type="float" office:value="16065" table:style-name="ce7">
            <text:p>16,065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13099" table:style-name="ce7">
            <text:p>13,099<text:s/></text:p>
          </table:table-cell>
          <table:table-cell office:value-type="float" office:value="13784" table:style-name="ce7">
            <text:p>13,784<text:s/></text:p>
          </table:table-cell>
          <table:table-cell office:value-type="float" office:value="12577" table:style-name="ce7">
            <text:p>12,577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2025" table:style-name="ce7">
            <text:p>2,025<text:s/></text:p>
          </table:table-cell>
          <table:table-cell office:value-type="float" office:value="2513" table:style-name="ce7">
            <text:p>2,513<text:s/></text:p>
          </table:table-cell>
          <table:table-cell office:value-type="float" office:value="1455" table:style-name="ce7">
            <text:p>1,455<text:s/></text:p>
          </table:table-cell>
          <table:table-cell office:value-type="float" office:value="2041" table:style-name="ce7">
            <text:p>2,041<text:s/></text:p>
          </table:table-cell>
          <table:table-cell office:value-type="float" office:value="1555" table:style-name="ce7">
            <text:p>1,555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724" table:style-name="ce7">
            <text:p>724<text:s/></text:p>
          </table:table-cell>
          <table:table-cell office:value-type="float" office:value="2395" table:style-name="ce7">
            <text:p>2,395<text:s/></text:p>
          </table:table-cell>
          <table:table-cell office:value-type="float" office:value="2150" table:style-name="ce7">
            <text:p>2,150<text:s/></text:p>
          </table:table-cell>
          <table:table-cell table:number-columns-repeated="16264"/>
        </table:table-row>
        <table:table-row table:style-name="ro2">
          <table:table-cell office:value-type="date" office:date-value="2023-11-25T00:00:00" table:style-name="ce6">
            <text:p>2023/11/25</text:p>
          </table:table-cell>
          <table:table-cell office:value-type="float" office:value="3744" table:style-name="ce7">
            <text:p>3,744<text:s/></text:p>
          </table:table-cell>
          <table:table-cell office:value-type="float" office:value="9909" table:style-name="ce7">
            <text:p>9,909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46468" table:style-name="ce7">
            <text:p>46,468<text:s/></text:p>
          </table:table-cell>
          <table:table-cell office:value-type="float" office:value="16670" table:style-name="ce7">
            <text:p>16,670<text:s/></text:p>
          </table:table-cell>
          <table:table-cell office:value-type="float" office:value="11570" table:style-name="ce7">
            <text:p>11,570<text:s/></text:p>
          </table:table-cell>
          <table:table-cell office:value-type="float" office:value="8217" table:style-name="ce7">
            <text:p>8,217<text:s/></text:p>
          </table:table-cell>
          <table:table-cell office:value-type="float" office:value="3949" table:style-name="ce7">
            <text:p>3,949<text:s/></text:p>
          </table:table-cell>
          <table:table-cell office:value-type="float" office:value="2632" table:style-name="ce7">
            <text:p>2,632<text:s/></text:p>
          </table:table-cell>
          <table:table-cell office:value-type="float" office:value="8518" table:style-name="ce7">
            <text:p>8,518<text:s/></text:p>
          </table:table-cell>
          <table:table-cell office:value-type="float" office:value="2016" table:style-name="ce7">
            <text:p>2,016<text:s/></text:p>
          </table:table-cell>
          <table:table-cell office:value-type="float" office:value="3347" table:style-name="ce7">
            <text:p>3,347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6644" table:style-name="ce7">
            <text:p>6,644<text:s/></text:p>
          </table:table-cell>
          <table:table-cell office:value-type="float" office:value="11524" table:style-name="ce7">
            <text:p>11,524<text:s/></text:p>
          </table:table-cell>
          <table:table-cell office:value-type="float" office:value="5407" table:style-name="ce7">
            <text:p>5,407<text:s/></text:p>
          </table:table-cell>
          <table:table-cell office:value-type="float" office:value="7446" table:style-name="ce7">
            <text:p>7,446<text:s/></text:p>
          </table:table-cell>
          <table:table-cell office:value-type="float" office:value="4207" table:style-name="ce7">
            <text:p>4,207<text:s/></text:p>
          </table:table-cell>
          <table:table-cell office:value-type="float" office:value="9006" table:style-name="ce7">
            <text:p>9,006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7704" table:style-name="ce7">
            <text:p>7,704<text:s/></text:p>
          </table:table-cell>
          <table:table-cell office:value-type="float" office:value="6281" table:style-name="ce7">
            <text:p>6,281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29698" table:style-name="ce7">
            <text:p>29,698<text:s/></text:p>
          </table:table-cell>
          <table:table-cell office:value-type="float" office:value="3057" table:style-name="ce7">
            <text:p>3,057<text:s/></text:p>
          </table:table-cell>
          <table:table-cell office:value-type="float" office:value="11327" table:style-name="ce7">
            <text:p>11,327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17499" table:style-name="ce7">
            <text:p>17,499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28569" table:style-name="ce7">
            <text:p>28,569<text:s/></text:p>
          </table:table-cell>
          <table:table-cell office:value-type="float" office:value="16114" table:style-name="ce7">
            <text:p>16,114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27919" table:style-name="ce7">
            <text:p>27,919<text:s/></text:p>
          </table:table-cell>
          <table:table-cell office:value-type="float" office:value="4772" table:style-name="ce7">
            <text:p>4,772<text:s/></text:p>
          </table:table-cell>
          <table:table-cell office:value-type="float" office:value="28628" table:style-name="ce7">
            <text:p>28,628<text:s/></text:p>
          </table:table-cell>
          <table:table-cell office:value-type="float" office:value="20308" table:style-name="ce7">
            <text:p>20,308<text:s/></text:p>
          </table:table-cell>
          <table:table-cell office:value-type="float" office:value="17751" table:style-name="ce7">
            <text:p>17,751<text:s/></text:p>
          </table:table-cell>
          <table:table-cell office:value-type="float" office:value="16644" table:style-name="ce7">
            <text:p>16,644<text:s/></text:p>
          </table:table-cell>
          <table:table-cell office:value-type="float" office:value="10667" table:style-name="ce7">
            <text:p>10,667<text:s/></text:p>
          </table:table-cell>
          <table:table-cell office:value-type="float" office:value="161427" table:style-name="ce7">
            <text:p>161,427<text:s/></text:p>
          </table:table-cell>
          <table:table-cell office:value-type="float" office:value="54588" table:style-name="ce7">
            <text:p>54,588<text:s/></text:p>
          </table:table-cell>
          <table:table-cell office:value-type="float" office:value="19098" table:style-name="ce7">
            <text:p>19,098<text:s/></text:p>
          </table:table-cell>
          <table:table-cell office:value-type="float" office:value="18128" table:style-name="ce7">
            <text:p>18,128<text:s/></text:p>
          </table:table-cell>
          <table:table-cell office:value-type="float" office:value="32403" table:style-name="ce7">
            <text:p>32,403<text:s/></text:p>
          </table:table-cell>
          <table:table-cell office:value-type="float" office:value="30306" table:style-name="ce7">
            <text:p>30,306<text:s/></text:p>
          </table:table-cell>
          <table:table-cell office:value-type="float" office:value="32733" table:style-name="ce7">
            <text:p>32,733<text:s/></text:p>
          </table:table-cell>
          <table:table-cell office:value-type="float" office:value="20192" table:style-name="ce7">
            <text:p>20,192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22364" table:style-name="ce7">
            <text:p>22,364<text:s/></text:p>
          </table:table-cell>
          <table:table-cell office:value-type="float" office:value="7139" table:style-name="ce7">
            <text:p>7,139<text:s/></text:p>
          </table:table-cell>
          <table:table-cell office:value-type="float" office:value="6600" table:style-name="ce7">
            <text:p>6,600<text:s/></text:p>
          </table:table-cell>
          <table:table-cell office:value-type="float" office:value="16506" table:style-name="ce7">
            <text:p>16,506<text:s/></text:p>
          </table:table-cell>
          <table:table-cell office:value-type="float" office:value="7530" table:style-name="ce7">
            <text:p>7,530<text:s/>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1954" table:style-name="ce7">
            <text:p>1,954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8231" table:style-name="ce7">
            <text:p>8,231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38043" table:style-name="ce7">
            <text:p>38,043<text:s/></text:p>
          </table:table-cell>
          <table:table-cell office:value-type="float" office:value="7205" table:style-name="ce7">
            <text:p>7,205<text:s/></text:p>
          </table:table-cell>
          <table:table-cell office:value-type="float" office:value="11341" table:style-name="ce7">
            <text:p>11,341<text:s/></text:p>
          </table:table-cell>
          <table:table-cell office:value-type="float" office:value="7313" table:style-name="ce7">
            <text:p>7,313<text:s/></text:p>
          </table:table-cell>
          <table:table-cell office:value-type="float" office:value="18696" table:style-name="ce7">
            <text:p>18,696<text:s/></text:p>
          </table:table-cell>
          <table:table-cell office:value-type="float" office:value="18083" table:style-name="ce7">
            <text:p>18,083<text:s/></text:p>
          </table:table-cell>
          <table:table-cell office:value-type="float" office:value="30788" table:style-name="ce7">
            <text:p>30,788<text:s/></text:p>
          </table:table-cell>
          <table:table-cell office:value-type="float" office:value="53928" table:style-name="ce7">
            <text:p>53,928<text:s/></text:p>
          </table:table-cell>
          <table:table-cell office:value-type="float" office:value="32336" table:style-name="ce7">
            <text:p>32,336<text:s/></text:p>
          </table:table-cell>
          <table:table-cell office:value-type="float" office:value="23356" table:style-name="ce7">
            <text:p>23,356<text:s/></text:p>
          </table:table-cell>
          <table:table-cell office:value-type="float" office:value="31355" table:style-name="ce7">
            <text:p>31,355<text:s/></text:p>
          </table:table-cell>
          <table:table-cell office:value-type="float" office:value="76143" table:style-name="ce7">
            <text:p>76,143<text:s/></text:p>
          </table:table-cell>
          <table:table-cell office:value-type="float" office:value="16121" table:style-name="ce7">
            <text:p>16,121<text:s/></text:p>
          </table:table-cell>
          <table:table-cell office:value-type="float" office:value="33073" table:style-name="ce7">
            <text:p>33,073<text:s/></text:p>
          </table:table-cell>
          <table:table-cell office:value-type="float" office:value="30613" table:style-name="ce7">
            <text:p>30,613<text:s/></text:p>
          </table:table-cell>
          <table:table-cell office:value-type="float" office:value="20279" table:style-name="ce7">
            <text:p>20,279<text:s/></text:p>
          </table:table-cell>
          <table:table-cell office:value-type="float" office:value="66781" table:style-name="ce7">
            <text:p>66,781<text:s/></text:p>
          </table:table-cell>
          <table:table-cell office:value-type="float" office:value="16138" table:style-name="ce7">
            <text:p>16,138<text:s/></text:p>
          </table:table-cell>
          <table:table-cell office:value-type="float" office:value="14402" table:style-name="ce7">
            <text:p>14,402<text:s/></text:p>
          </table:table-cell>
          <table:table-cell office:value-type="float" office:value="10204" table:style-name="ce7">
            <text:p>10,204<text:s/></text:p>
          </table:table-cell>
          <table:table-cell office:value-type="float" office:value="21518" table:style-name="ce7">
            <text:p>21,518<text:s/></text:p>
          </table:table-cell>
          <table:table-cell office:value-type="float" office:value="10708" table:style-name="ce7">
            <text:p>10,708<text:s/></text:p>
          </table:table-cell>
          <table:table-cell office:value-type="float" office:value="34537" table:style-name="ce7">
            <text:p>34,537<text:s/></text:p>
          </table:table-cell>
          <table:table-cell office:value-type="float" office:value="14545" table:style-name="ce7">
            <text:p>14,545<text:s/></text:p>
          </table:table-cell>
          <table:table-cell office:value-type="float" office:value="12066" table:style-name="ce7">
            <text:p>12,066<text:s/></text:p>
          </table:table-cell>
          <table:table-cell office:value-type="float" office:value="14732" table:style-name="ce7">
            <text:p>14,732<text:s/></text:p>
          </table:table-cell>
          <table:table-cell office:value-type="float" office:value="20933" table:style-name="ce7">
            <text:p>20,933<text:s/></text:p>
          </table:table-cell>
          <table:table-cell office:value-type="float" office:value="17568" table:style-name="ce7">
            <text:p>17,568<text:s/></text:p>
          </table:table-cell>
          <table:table-cell office:value-type="float" office:value="14892" table:style-name="ce7">
            <text:p>14,892<text:s/></text:p>
          </table:table-cell>
          <table:table-cell office:value-type="float" office:value="21447" table:style-name="ce7">
            <text:p>21,447<text:s/></text:p>
          </table:table-cell>
          <table:table-cell office:value-type="float" office:value="7393" table:style-name="ce7">
            <text:p>7,393<text:s/></text:p>
          </table:table-cell>
          <table:table-cell office:value-type="float" office:value="8689" table:style-name="ce7">
            <text:p>8,689<text:s/></text:p>
          </table:table-cell>
          <table:table-cell office:value-type="float" office:value="3902" table:style-name="ce7">
            <text:p>3,902<text:s/></text:p>
          </table:table-cell>
          <table:table-cell office:value-type="float" office:value="2396" table:style-name="ce7">
            <text:p>2,396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7608" table:style-name="ce7">
            <text:p>7,608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19854" table:style-name="ce7">
            <text:p>19,854<text:s/></text:p>
          </table:table-cell>
          <table:table-cell office:value-type="float" office:value="24648" table:style-name="ce7">
            <text:p>24,648<text:s/></text:p>
          </table:table-cell>
          <table:table-cell office:value-type="float" office:value="11709" table:style-name="ce7">
            <text:p>11,709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10010" table:style-name="ce7">
            <text:p>10,010<text:s/></text:p>
          </table:table-cell>
          <table:table-cell office:value-type="float" office:value="10252" table:style-name="ce7">
            <text:p>10,252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7520" table:style-name="ce7">
            <text:p>7,520<text:s/></text:p>
          </table:table-cell>
          <table:table-cell office:value-type="float" office:value="1468" table:style-name="ce7">
            <text:p>1,468<text:s/></text:p>
          </table:table-cell>
          <table:table-cell office:value-type="float" office:value="1267" table:style-name="ce7">
            <text:p>1,267<text:s/></text:p>
          </table:table-cell>
          <table:table-cell office:value-type="float" office:value="1511" table:style-name="ce7">
            <text:p>1,511<text:s/></text:p>
          </table:table-cell>
          <table:table-cell office:value-type="float" office:value="2095" table:style-name="ce7">
            <text:p>2,095<text:s/></text:p>
          </table:table-cell>
          <table:table-cell office:value-type="float" office:value="598" table:style-name="ce7">
            <text:p>598<text:s/></text:p>
          </table:table-cell>
          <table:table-cell office:value-type="float" office:value="771" table:style-name="ce7">
            <text:p>771<text:s/></text:p>
          </table:table-cell>
          <table:table-cell office:value-type="float" office:value="1020" table:style-name="ce7">
            <text:p>1,020<text:s/></text:p>
          </table:table-cell>
          <table:table-cell office:value-type="float" office:value="4379" table:style-name="ce7">
            <text:p>4,379<text:s/></text:p>
          </table:table-cell>
          <table:table-cell office:value-type="float" office:value="646" table:style-name="ce7">
            <text:p>646<text:s/></text:p>
          </table:table-cell>
          <table:table-cell office:value-type="float" office:value="1722" table:style-name="ce7">
            <text:p>1,722<text:s/></text:p>
          </table:table-cell>
          <table:table-cell office:value-type="float" office:value="1546" table:style-name="ce7">
            <text:p>1,546<text:s/></text:p>
          </table:table-cell>
          <table:table-cell table:number-columns-repeated="16264"/>
        </table:table-row>
        <table:table-row table:style-name="ro2">
          <table:table-cell office:value-type="date" office:date-value="2023-11-26T00:00:00" table:style-name="ce6">
            <text:p>2023/11/26</text:p>
          </table:table-cell>
          <table:table-cell office:value-type="float" office:value="3907" table:style-name="ce7">
            <text:p>3,907<text:s/></text:p>
          </table:table-cell>
          <table:table-cell office:value-type="float" office:value="7297" table:style-name="ce7">
            <text:p>7,297<text:s/></text:p>
          </table:table-cell>
          <table:table-cell office:value-type="float" office:value="19973" table:style-name="ce7">
            <text:p>19,973<text:s/></text:p>
          </table:table-cell>
          <table:table-cell office:value-type="float" office:value="35268" table:style-name="ce7">
            <text:p>35,268<text:s/></text:p>
          </table:table-cell>
          <table:table-cell office:value-type="float" office:value="12363" table:style-name="ce7">
            <text:p>12,363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6334" table:style-name="ce7">
            <text:p>6,334<text:s/></text:p>
          </table:table-cell>
          <table:table-cell office:value-type="float" office:value="2999" table:style-name="ce7">
            <text:p>2,999<text:s/></text:p>
          </table:table-cell>
          <table:table-cell office:value-type="float" office:value="2196" table:style-name="ce7">
            <text:p>2,196<text:s/></text:p>
          </table:table-cell>
          <table:table-cell office:value-type="float" office:value="6191" table:style-name="ce7">
            <text:p>6,191<text:s/></text:p>
          </table:table-cell>
          <table:table-cell office:value-type="float" office:value="1512" table:style-name="ce7">
            <text:p>1,512<text:s/></text:p>
          </table:table-cell>
          <table:table-cell office:value-type="float" office:value="2485" table:style-name="ce7">
            <text:p>2,485<text:s/></text:p>
          </table:table-cell>
          <table:table-cell office:value-type="float" office:value="6733" table:style-name="ce7">
            <text:p>6,733<text:s/></text:p>
          </table:table-cell>
          <table:table-cell office:value-type="float" office:value="4830" table:style-name="ce7">
            <text:p>4,830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3884" table:style-name="ce7">
            <text:p>3,884<text:s/></text:p>
          </table:table-cell>
          <table:table-cell office:value-type="float" office:value="5217" table:style-name="ce7">
            <text:p>5,217<text:s/></text:p>
          </table:table-cell>
          <table:table-cell office:value-type="float" office:value="3125" table:style-name="ce7">
            <text:p>3,125<text:s/></text:p>
          </table:table-cell>
          <table:table-cell office:value-type="float" office:value="6700" table:style-name="ce7">
            <text:p>6,700<text:s/></text:p>
          </table:table-cell>
          <table:table-cell office:value-type="float" office:value="2422" table:style-name="ce7">
            <text:p>2,422<text:s/></text:p>
          </table:table-cell>
          <table:table-cell office:value-type="float" office:value="4526" table:style-name="ce7">
            <text:p>4,526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2385" table:style-name="ce7">
            <text:p>2,385<text:s/></text:p>
          </table:table-cell>
          <table:table-cell office:value-type="float" office:value="21119" table:style-name="ce7">
            <text:p>21,119<text:s/></text:p>
          </table:table-cell>
          <table:table-cell office:value-type="float" office:value="2888" table:style-name="ce7">
            <text:p>2,888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7479" table:style-name="ce7">
            <text:p>7,479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13933" table:style-name="ce7">
            <text:p>13,933<text:s/></text:p>
          </table:table-cell>
          <table:table-cell office:value-type="float" office:value="11192" table:style-name="ce7">
            <text:p>11,192<text:s/></text:p>
          </table:table-cell>
          <table:table-cell office:value-type="float" office:value="7095" table:style-name="ce7">
            <text:p>7,095<text:s/></text:p>
          </table:table-cell>
          <table:table-cell office:value-type="float" office:value="20918" table:style-name="ce7">
            <text:p>20,918<text:s/></text:p>
          </table:table-cell>
          <table:table-cell office:value-type="float" office:value="11887" table:style-name="ce7">
            <text:p>11,887<text:s/></text:p>
          </table:table-cell>
          <table:table-cell office:value-type="float" office:value="19287" table:style-name="ce7">
            <text:p>19,287<text:s/></text:p>
          </table:table-cell>
          <table:table-cell office:value-type="float" office:value="21891" table:style-name="ce7">
            <text:p>21,891<text:s/></text:p>
          </table:table-cell>
          <table:table-cell office:value-type="float" office:value="3448" table:style-name="ce7">
            <text:p>3,448<text:s/></text:p>
          </table:table-cell>
          <table:table-cell office:value-type="float" office:value="22706" table:style-name="ce7">
            <text:p>22,706<text:s/></text:p>
          </table:table-cell>
          <table:table-cell office:value-type="float" office:value="15202" table:style-name="ce7">
            <text:p>15,202<text:s/></text:p>
          </table:table-cell>
          <table:table-cell office:value-type="float" office:value="13906" table:style-name="ce7">
            <text:p>13,906<text:s/></text:p>
          </table:table-cell>
          <table:table-cell office:value-type="float" office:value="12707" table:style-name="ce7">
            <text:p>12,707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156688" table:style-name="ce7">
            <text:p>156,688<text:s/></text:p>
          </table:table-cell>
          <table:table-cell office:value-type="float" office:value="43028" table:style-name="ce7">
            <text:p>43,028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16191" table:style-name="ce7">
            <text:p>16,191<text:s/></text:p>
          </table:table-cell>
          <table:table-cell office:value-type="float" office:value="24584" table:style-name="ce7">
            <text:p>24,584<text:s/></text:p>
          </table:table-cell>
          <table:table-cell office:value-type="float" office:value="22996" table:style-name="ce7">
            <text:p>22,996<text:s/></text:p>
          </table:table-cell>
          <table:table-cell office:value-type="float" office:value="26246" table:style-name="ce7">
            <text:p>26,246<text:s/></text:p>
          </table:table-cell>
          <table:table-cell office:value-type="float" office:value="16521" table:style-name="ce7">
            <text:p>16,521<text:s/></text:p>
          </table:table-cell>
          <table:table-cell office:value-type="float" office:value="6996" table:style-name="ce7">
            <text:p>6,996<text:s/></text:p>
          </table:table-cell>
          <table:table-cell office:value-type="float" office:value="17019" table:style-name="ce7">
            <text:p>17,019<text:s/></text:p>
          </table:table-cell>
          <table:table-cell office:value-type="float" office:value="5476" table:style-name="ce7">
            <text:p>5,476<text:s/></text:p>
          </table:table-cell>
          <table:table-cell office:value-type="float" office:value="5247" table:style-name="ce7">
            <text:p>5,247<text:s/></text:p>
          </table:table-cell>
          <table:table-cell office:value-type="float" office:value="13309" table:style-name="ce7">
            <text:p>13,309<text:s/></text:p>
          </table:table-cell>
          <table:table-cell office:value-type="float" office:value="6587" table:style-name="ce7">
            <text:p>6,587<text:s/></text:p>
          </table:table-cell>
          <table:table-cell office:value-type="float" office:value="2986" table:style-name="ce7">
            <text:p>2,986<text:s/></text:p>
          </table:table-cell>
          <table:table-cell office:value-type="float" office:value="1386" table:style-name="ce7">
            <text:p>1,386<text:s/></text:p>
          </table:table-cell>
          <table:table-cell office:value-type="float" office:value="6877" table:style-name="ce7">
            <text:p>6,877<text:s/></text:p>
          </table:table-cell>
          <table:table-cell office:value-type="float" office:value="6471" table:style-name="ce7">
            <text:p>6,471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29512" table:style-name="ce7">
            <text:p>29,512<text:s/></text:p>
          </table:table-cell>
          <table:table-cell office:value-type="float" office:value="6063" table:style-name="ce7">
            <text:p>6,063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5357" table:style-name="ce7">
            <text:p>5,357<text:s/></text:p>
          </table:table-cell>
          <table:table-cell office:value-type="float" office:value="14313" table:style-name="ce7">
            <text:p>14,313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23701" table:style-name="ce7">
            <text:p>23,701<text:s/></text:p>
          </table:table-cell>
          <table:table-cell office:value-type="float" office:value="42348" table:style-name="ce7">
            <text:p>42,348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18026" table:style-name="ce7">
            <text:p>18,026<text:s/></text:p>
          </table:table-cell>
          <table:table-cell office:value-type="float" office:value="25702" table:style-name="ce7">
            <text:p>25,702<text:s/></text:p>
          </table:table-cell>
          <table:table-cell office:value-type="float" office:value="62541" table:style-name="ce7">
            <text:p>62,541<text:s/></text:p>
          </table:table-cell>
          <table:table-cell office:value-type="float" office:value="12876" table:style-name="ce7">
            <text:p>12,876<text:s/></text:p>
          </table:table-cell>
          <table:table-cell office:value-type="float" office:value="25672" table:style-name="ce7">
            <text:p>25,672<text:s/></text:p>
          </table:table-cell>
          <table:table-cell office:value-type="float" office:value="22188" table:style-name="ce7">
            <text:p>22,188<text:s/></text:p>
          </table:table-cell>
          <table:table-cell office:value-type="float" office:value="14641" table:style-name="ce7">
            <text:p>14,641<text:s/></text:p>
          </table:table-cell>
          <table:table-cell office:value-type="float" office:value="53670" table:style-name="ce7">
            <text:p>53,670<text:s/></text:p>
          </table:table-cell>
          <table:table-cell office:value-type="float" office:value="12857" table:style-name="ce7">
            <text:p>12,857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6615" table:style-name="ce7">
            <text:p>6,615<text:s/></text:p>
          </table:table-cell>
          <table:table-cell office:value-type="float" office:value="17903" table:style-name="ce7">
            <text:p>17,903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27916" table:style-name="ce7">
            <text:p>27,916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9055" table:style-name="ce7">
            <text:p>9,055<text:s/></text:p>
          </table:table-cell>
          <table:table-cell office:value-type="float" office:value="11380" table:style-name="ce7">
            <text:p>11,380<text:s/></text:p>
          </table:table-cell>
          <table:table-cell office:value-type="float" office:value="15467" table:style-name="ce7">
            <text:p>15,467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11499" table:style-name="ce7">
            <text:p>11,499<text:s/></text:p>
          </table:table-cell>
          <table:table-cell office:value-type="float" office:value="18520" table:style-name="ce7">
            <text:p>18,520<text:s/></text:p>
          </table:table-cell>
          <table:table-cell office:value-type="float" office:value="5601" table:style-name="ce7">
            <text:p>5,601<text:s/></text:p>
          </table:table-cell>
          <table:table-cell office:value-type="float" office:value="6857" table:style-name="ce7">
            <text:p>6,857<text:s/></text:p>
          </table:table-cell>
          <table:table-cell office:value-type="float" office:value="3020" table:style-name="ce7">
            <text:p>3,020<text:s/></text:p>
          </table:table-cell>
          <table:table-cell office:value-type="float" office:value="2043" table:style-name="ce7">
            <text:p>2,043<text:s/></text:p>
          </table:table-cell>
          <table:table-cell office:value-type="float" office:value="5695" table:style-name="ce7">
            <text:p>5,695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10673" table:style-name="ce7">
            <text:p>10,673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15304" table:style-name="ce7">
            <text:p>15,304<text:s/></text:p>
          </table:table-cell>
          <table:table-cell office:value-type="float" office:value="19198" table:style-name="ce7">
            <text:p>19,198<text:s/></text:p>
          </table:table-cell>
          <table:table-cell office:value-type="float" office:value="8811" table:style-name="ce7">
            <text:p>8,811<text:s/></text:p>
          </table:table-cell>
          <table:table-cell office:value-type="float" office:value="7134" table:style-name="ce7">
            <text:p>7,134<text:s/></text:p>
          </table:table-cell>
          <table:table-cell office:value-type="float" office:value="8134" table:style-name="ce7">
            <text:p>8,134<text:s/></text:p>
          </table:table-cell>
          <table:table-cell office:value-type="float" office:value="8167" table:style-name="ce7">
            <text:p>8,167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6246" table:style-name="ce7">
            <text:p>6,246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1250" table:style-name="ce7">
            <text:p>1,250<text:s/></text:p>
          </table:table-cell>
          <table:table-cell office:value-type="float" office:value="935" table:style-name="ce7">
            <text:p>935<text:s/></text:p>
          </table:table-cell>
          <table:table-cell office:value-type="float" office:value="1437" table:style-name="ce7">
            <text:p>1,437<text:s/></text:p>
          </table:table-cell>
          <table:table-cell office:value-type="float" office:value="1673" table:style-name="ce7">
            <text:p>1,673<text:s/></text:p>
          </table:table-cell>
          <table:table-cell office:value-type="float" office:value="540" table:style-name="ce7">
            <text:p>540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784" table:style-name="ce7">
            <text:p>784<text:s/></text:p>
          </table:table-cell>
          <table:table-cell office:value-type="float" office:value="3809" table:style-name="ce7">
            <text:p>3,809<text:s/></text:p>
          </table:table-cell>
          <table:table-cell office:value-type="float" office:value="463" table:style-name="ce7">
            <text:p>463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1047" table:style-name="ce7">
            <text:p>1,047<text:s/></text:p>
          </table:table-cell>
          <table:table-cell table:number-columns-repeated="16264"/>
        </table:table-row>
        <table:table-row table:style-name="ro2">
          <table:table-cell office:value-type="date" office:date-value="2023-11-27T00:00:00" table:style-name="ce6">
            <text:p>2023/11/27</text:p>
          </table:table-cell>
          <table:table-cell office:value-type="float" office:value="4770" table:style-name="ce7">
            <text:p>4,770<text:s/></text:p>
          </table:table-cell>
          <table:table-cell office:value-type="float" office:value="13685" table:style-name="ce7">
            <text:p>13,685<text:s/></text:p>
          </table:table-cell>
          <table:table-cell office:value-type="float" office:value="41293" table:style-name="ce7">
            <text:p>41,293<text:s/></text:p>
          </table:table-cell>
          <table:table-cell office:value-type="float" office:value="38998" table:style-name="ce7">
            <text:p>38,998<text:s/></text:p>
          </table:table-cell>
          <table:table-cell office:value-type="float" office:value="25363" table:style-name="ce7">
            <text:p>25,363<text:s/></text:p>
          </table:table-cell>
          <table:table-cell office:value-type="float" office:value="14499" table:style-name="ce7">
            <text:p>14,499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4103" table:style-name="ce7">
            <text:p>4,103<text:s/></text:p>
          </table:table-cell>
          <table:table-cell office:value-type="float" office:value="3372" table:style-name="ce7">
            <text:p>3,372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2655" table:style-name="ce7">
            <text:p>2,655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5665" table:style-name="ce7">
            <text:p>5,665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10723" table:style-name="ce7">
            <text:p>10,723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18934" table:style-name="ce7">
            <text:p>18,934<text:s/></text:p>
          </table:table-cell>
          <table:table-cell office:value-type="float" office:value="6132" table:style-name="ce7">
            <text:p>6,132<text:s/></text:p>
          </table:table-cell>
          <table:table-cell office:value-type="float" office:value="9459" table:style-name="ce7">
            <text:p>9,459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8812" table:style-name="ce7">
            <text:p>8,812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7109" table:style-name="ce7">
            <text:p>7,109<text:s/></text:p>
          </table:table-cell>
          <table:table-cell office:value-type="float" office:value="32036" table:style-name="ce7">
            <text:p>32,036<text:s/></text:p>
          </table:table-cell>
          <table:table-cell office:value-type="float" office:value="2830" table:style-name="ce7">
            <text:p>2,830<text:s/></text:p>
          </table:table-cell>
          <table:table-cell office:value-type="float" office:value="12272" table:style-name="ce7">
            <text:p>12,272<text:s/></text:p>
          </table:table-cell>
          <table:table-cell office:value-type="float" office:value="11754" table:style-name="ce7">
            <text:p>11,754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21444" table:style-name="ce7">
            <text:p>21,444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9331" table:style-name="ce7">
            <text:p>9,331<text:s/></text:p>
          </table:table-cell>
          <table:table-cell office:value-type="float" office:value="25540" table:style-name="ce7">
            <text:p>25,540<text:s/></text:p>
          </table:table-cell>
          <table:table-cell office:value-type="float" office:value="15032" table:style-name="ce7">
            <text:p>15,032<text:s/></text:p>
          </table:table-cell>
          <table:table-cell office:value-type="float" office:value="30317" table:style-name="ce7">
            <text:p>30,317<text:s/></text:p>
          </table:table-cell>
          <table:table-cell office:value-type="float" office:value="26081" table:style-name="ce7">
            <text:p>26,081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32530" table:style-name="ce7">
            <text:p>32,530<text:s/></text:p>
          </table:table-cell>
          <table:table-cell office:value-type="float" office:value="23912" table:style-name="ce7">
            <text:p>23,912<text:s/></text:p>
          </table:table-cell>
          <table:table-cell office:value-type="float" office:value="22443" table:style-name="ce7">
            <text:p>22,443<text:s/></text:p>
          </table:table-cell>
          <table:table-cell office:value-type="float" office:value="19299" table:style-name="ce7">
            <text:p>19,299<text:s/></text:p>
          </table:table-cell>
          <table:table-cell office:value-type="float" office:value="23383" table:style-name="ce7">
            <text:p>23,383<text:s/></text:p>
          </table:table-cell>
          <table:table-cell office:value-type="float" office:value="135022" table:style-name="ce7">
            <text:p>135,022<text:s/></text:p>
          </table:table-cell>
          <table:table-cell office:value-type="float" office:value="40913" table:style-name="ce7">
            <text:p>40,913<text:s/></text:p>
          </table:table-cell>
          <table:table-cell office:value-type="float" office:value="20625" table:style-name="ce7">
            <text:p>20,625<text:s/></text:p>
          </table:table-cell>
          <table:table-cell office:value-type="float" office:value="23733" table:style-name="ce7">
            <text:p>23,733<text:s/></text:p>
          </table:table-cell>
          <table:table-cell office:value-type="float" office:value="24611" table:style-name="ce7">
            <text:p>24,611<text:s/></text:p>
          </table:table-cell>
          <table:table-cell office:value-type="float" office:value="27044" table:style-name="ce7">
            <text:p>27,044<text:s/></text:p>
          </table:table-cell>
          <table:table-cell office:value-type="float" office:value="30089" table:style-name="ce7">
            <text:p>30,089<text:s/></text:p>
          </table:table-cell>
          <table:table-cell office:value-type="float" office:value="22782" table:style-name="ce7">
            <text:p>22,782<text:s/></text:p>
          </table:table-cell>
          <table:table-cell office:value-type="float" office:value="13309" table:style-name="ce7">
            <text:p>13,309<text:s/></text:p>
          </table:table-cell>
          <table:table-cell office:value-type="float" office:value="30197" table:style-name="ce7">
            <text:p>30,197<text:s/></text:p>
          </table:table-cell>
          <table:table-cell office:value-type="float" office:value="7141" table:style-name="ce7">
            <text:p>7,141<text:s/></text:p>
          </table:table-cell>
          <table:table-cell office:value-type="float" office:value="9187" table:style-name="ce7">
            <text:p>9,187<text:s/></text:p>
          </table:table-cell>
          <table:table-cell office:value-type="float" office:value="17947" table:style-name="ce7">
            <text:p>17,947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3933" table:style-name="ce7">
            <text:p>3,933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11975" table:style-name="ce7">
            <text:p>11,975<text:s/></text:p>
          </table:table-cell>
          <table:table-cell office:value-type="float" office:value="34618" table:style-name="ce7">
            <text:p>34,618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22444" table:style-name="ce7">
            <text:p>22,444<text:s/></text:p>
          </table:table-cell>
          <table:table-cell office:value-type="float" office:value="25879" table:style-name="ce7">
            <text:p>25,879<text:s/></text:p>
          </table:table-cell>
          <table:table-cell office:value-type="float" office:value="28279" table:style-name="ce7">
            <text:p>28,279<text:s/></text:p>
          </table:table-cell>
          <table:table-cell office:value-type="float" office:value="38648" table:style-name="ce7">
            <text:p>38,648<text:s/></text:p>
          </table:table-cell>
          <table:table-cell office:value-type="float" office:value="38567" table:style-name="ce7">
            <text:p>38,567<text:s/></text:p>
          </table:table-cell>
          <table:table-cell office:value-type="float" office:value="26534" table:style-name="ce7">
            <text:p>26,534<text:s/></text:p>
          </table:table-cell>
          <table:table-cell office:value-type="float" office:value="28081" table:style-name="ce7">
            <text:p>28,081<text:s/></text:p>
          </table:table-cell>
          <table:table-cell office:value-type="float" office:value="58431" table:style-name="ce7">
            <text:p>58,431<text:s/></text:p>
          </table:table-cell>
          <table:table-cell office:value-type="float" office:value="23361" table:style-name="ce7">
            <text:p>23,361<text:s/></text:p>
          </table:table-cell>
          <table:table-cell office:value-type="float" office:value="32211" table:style-name="ce7">
            <text:p>32,211<text:s/></text:p>
          </table:table-cell>
          <table:table-cell office:value-type="float" office:value="30064" table:style-name="ce7">
            <text:p>30,064<text:s/></text:p>
          </table:table-cell>
          <table:table-cell office:value-type="float" office:value="19235" table:style-name="ce7">
            <text:p>19,235<text:s/></text:p>
          </table:table-cell>
          <table:table-cell office:value-type="float" office:value="58383" table:style-name="ce7">
            <text:p>58,383<text:s/></text:p>
          </table:table-cell>
          <table:table-cell office:value-type="float" office:value="19650" table:style-name="ce7">
            <text:p>19,650<text:s/></text:p>
          </table:table-cell>
          <table:table-cell office:value-type="float" office:value="15948" table:style-name="ce7">
            <text:p>15,948<text:s/></text:p>
          </table:table-cell>
          <table:table-cell office:value-type="float" office:value="13949" table:style-name="ce7">
            <text:p>13,949<text:s/></text:p>
          </table:table-cell>
          <table:table-cell office:value-type="float" office:value="21611" table:style-name="ce7">
            <text:p>21,611<text:s/></text:p>
          </table:table-cell>
          <table:table-cell office:value-type="float" office:value="14372" table:style-name="ce7">
            <text:p>14,372<text:s/></text:p>
          </table:table-cell>
          <table:table-cell office:value-type="float" office:value="29849" table:style-name="ce7">
            <text:p>29,849<text:s/></text:p>
          </table:table-cell>
          <table:table-cell office:value-type="float" office:value="18298" table:style-name="ce7">
            <text:p>18,298<text:s/></text:p>
          </table:table-cell>
          <table:table-cell office:value-type="float" office:value="8529" table:style-name="ce7">
            <text:p>8,529<text:s/></text:p>
          </table:table-cell>
          <table:table-cell office:value-type="float" office:value="14703" table:style-name="ce7">
            <text:p>14,703<text:s/></text:p>
          </table:table-cell>
          <table:table-cell office:value-type="float" office:value="38000" table:style-name="ce7">
            <text:p>38,000<text:s/></text:p>
          </table:table-cell>
          <table:table-cell office:value-type="float" office:value="21184" table:style-name="ce7">
            <text:p>21,184<text:s/></text:p>
          </table:table-cell>
          <table:table-cell office:value-type="float" office:value="24006" table:style-name="ce7">
            <text:p>24,006<text:s/></text:p>
          </table:table-cell>
          <table:table-cell office:value-type="float" office:value="26639" table:style-name="ce7">
            <text:p>26,639<text:s/></text:p>
          </table:table-cell>
          <table:table-cell office:value-type="float" office:value="11928" table:style-name="ce7">
            <text:p>11,928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5286" table:style-name="ce7">
            <text:p>5,286<text:s/></text:p>
          </table:table-cell>
          <table:table-cell office:value-type="float" office:value="4841" table:style-name="ce7">
            <text:p>4,841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10228" table:style-name="ce7">
            <text:p>10,228<text:s/></text:p>
          </table:table-cell>
          <table:table-cell office:value-type="float" office:value="9585" table:style-name="ce7">
            <text:p>9,585<text:s/></text:p>
          </table:table-cell>
          <table:table-cell office:value-type="float" office:value="13117" table:style-name="ce7">
            <text:p>13,117<text:s/></text:p>
          </table:table-cell>
          <table:table-cell office:value-type="float" office:value="17061" table:style-name="ce7">
            <text:p>17,061<text:s/></text:p>
          </table:table-cell>
          <table:table-cell office:value-type="float" office:value="28572" table:style-name="ce7">
            <text:p>28,572<text:s/></text:p>
          </table:table-cell>
          <table:table-cell office:value-type="float" office:value="23405" table:style-name="ce7">
            <text:p>23,405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12200" table:style-name="ce7">
            <text:p>12,200<text:s/></text:p>
          </table:table-cell>
          <table:table-cell office:value-type="float" office:value="11742" table:style-name="ce7">
            <text:p>11,742<text:s/></text:p>
          </table:table-cell>
          <table:table-cell office:value-type="float" office:value="12810" table:style-name="ce7">
            <text:p>12,810<text:s/></text:p>
          </table:table-cell>
          <table:table-cell office:value-type="float" office:value="11587" table:style-name="ce7">
            <text:p>11,587<text:s/></text:p>
          </table:table-cell>
          <table:table-cell office:value-type="float" office:value="11193" table:style-name="ce7">
            <text:p>11,193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1287" table:style-name="ce7">
            <text:p>1,287<text:s/></text:p>
          </table:table-cell>
          <table:table-cell office:value-type="float" office:value="1919" table:style-name="ce7">
            <text:p>1,919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1292" table:style-name="ce7">
            <text:p>1,292<text:s/></text:p>
          </table:table-cell>
          <table:table-cell office:value-type="float" office:value="1893" table:style-name="ce7">
            <text:p>1,893<text:s/></text:p>
          </table:table-cell>
          <table:table-cell office:value-type="float" office:value="1439" table:style-name="ce7">
            <text:p>1,439<text:s/></text:p>
          </table:table-cell>
          <table:table-cell office:value-type="float" office:value="2709" table:style-name="ce7">
            <text:p>2,709<text:s/></text:p>
          </table:table-cell>
          <table:table-cell office:value-type="float" office:value="662" table:style-name="ce7">
            <text:p>662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1906" table:style-name="ce7">
            <text:p>1,906<text:s/></text:p>
          </table:table-cell>
          <table:table-cell table:number-columns-repeated="16264"/>
        </table:table-row>
        <table:table-row table:style-name="ro2">
          <table:table-cell office:value-type="date" office:date-value="2023-11-28T00:00:00" table:style-name="ce6">
            <text:p>2023/11/28</text:p>
          </table:table-cell>
          <table:table-cell office:value-type="float" office:value="4901" table:style-name="ce7">
            <text:p>4,901<text:s/></text:p>
          </table:table-cell>
          <table:table-cell office:value-type="float" office:value="14247" table:style-name="ce7">
            <text:p>14,247<text:s/></text:p>
          </table:table-cell>
          <table:table-cell office:value-type="float" office:value="42392" table:style-name="ce7">
            <text:p>42,392<text:s/></text:p>
          </table:table-cell>
          <table:table-cell office:value-type="float" office:value="41214" table:style-name="ce7">
            <text:p>41,214<text:s/></text:p>
          </table:table-cell>
          <table:table-cell office:value-type="float" office:value="26750" table:style-name="ce7">
            <text:p>26,750<text:s/></text:p>
          </table:table-cell>
          <table:table-cell office:value-type="float" office:value="15076" table:style-name="ce7">
            <text:p>15,076<text:s/></text:p>
          </table:table-cell>
          <table:table-cell office:value-type="float" office:value="11266" table:style-name="ce7">
            <text:p>11,266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4580" table:style-name="ce7">
            <text:p>4,580<text:s/></text:p>
          </table:table-cell>
          <table:table-cell office:value-type="float" office:value="7049" table:style-name="ce7">
            <text:p>7,049<text:s/></text:p>
          </table:table-cell>
          <table:table-cell office:value-type="float" office:value="9934" table:style-name="ce7">
            <text:p>9,934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16987" table:style-name="ce7">
            <text:p>16,987<text:s/></text:p>
          </table:table-cell>
          <table:table-cell office:value-type="float" office:value="19669" table:style-name="ce7">
            <text:p>19,669<text:s/></text:p>
          </table:table-cell>
          <table:table-cell office:value-type="float" office:value="6284" table:style-name="ce7">
            <text:p>6,284<text:s/></text:p>
          </table:table-cell>
          <table:table-cell office:value-type="float" office:value="9916" table:style-name="ce7">
            <text:p>9,916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8799" table:style-name="ce7">
            <text:p>8,799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7092" table:style-name="ce7">
            <text:p>7,092<text:s/></text:p>
          </table:table-cell>
          <table:table-cell office:value-type="float" office:value="29681" table:style-name="ce7">
            <text:p>29,681<text:s/></text:p>
          </table:table-cell>
          <table:table-cell office:value-type="float" office:value="2906" table:style-name="ce7">
            <text:p>2,906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2036" table:style-name="ce7">
            <text:p>12,036<text:s/></text:p>
          </table:table-cell>
          <table:table-cell office:value-type="float" office:value="15288" table:style-name="ce7">
            <text:p>15,288<text:s/></text:p>
          </table:table-cell>
          <table:table-cell office:value-type="float" office:value="22164" table:style-name="ce7">
            <text:p>22,164<text:s/></text:p>
          </table:table-cell>
          <table:table-cell office:value-type="float" office:value="16794" table:style-name="ce7">
            <text:p>16,794<text:s/></text:p>
          </table:table-cell>
          <table:table-cell office:value-type="float" office:value="9797" table:style-name="ce7">
            <text:p>9,797<text:s/></text:p>
          </table:table-cell>
          <table:table-cell office:value-type="float" office:value="28421" table:style-name="ce7">
            <text:p>28,421<text:s/></text:p>
          </table:table-cell>
          <table:table-cell office:value-type="float" office:value="16020" table:style-name="ce7">
            <text:p>16,020<text:s/></text:p>
          </table:table-cell>
          <table:table-cell office:value-type="float" office:value="32129" table:style-name="ce7">
            <text:p>32,129<text:s/></text:p>
          </table:table-cell>
          <table:table-cell office:value-type="float" office:value="30295" table:style-name="ce7">
            <text:p>30,295<text:s/></text:p>
          </table:table-cell>
          <table:table-cell office:value-type="float" office:value="12029" table:style-name="ce7">
            <text:p>12,029<text:s/></text:p>
          </table:table-cell>
          <table:table-cell office:value-type="float" office:value="33959" table:style-name="ce7">
            <text:p>33,959<text:s/></text:p>
          </table:table-cell>
          <table:table-cell office:value-type="float" office:value="25159" table:style-name="ce7">
            <text:p>25,159<text:s/></text:p>
          </table:table-cell>
          <table:table-cell office:value-type="float" office:value="23454" table:style-name="ce7">
            <text:p>23,454<text:s/></text:p>
          </table:table-cell>
          <table:table-cell office:value-type="float" office:value="20263" table:style-name="ce7">
            <text:p>20,263<text:s/></text:p>
          </table:table-cell>
          <table:table-cell office:value-type="float" office:value="24590" table:style-name="ce7">
            <text:p>24,590<text:s/></text:p>
          </table:table-cell>
          <table:table-cell office:value-type="float" office:value="129258" table:style-name="ce7">
            <text:p>129,258<text:s/></text:p>
          </table:table-cell>
          <table:table-cell office:value-type="float" office:value="42968" table:style-name="ce7">
            <text:p>42,968<text:s/></text:p>
          </table:table-cell>
          <table:table-cell office:value-type="float" office:value="21518" table:style-name="ce7">
            <text:p>21,518<text:s/></text:p>
          </table:table-cell>
          <table:table-cell office:value-type="float" office:value="24730" table:style-name="ce7">
            <text:p>24,730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29483" table:style-name="ce7">
            <text:p>29,483<text:s/></text:p>
          </table:table-cell>
          <table:table-cell office:value-type="float" office:value="35503" table:style-name="ce7">
            <text:p>35,503<text:s/></text:p>
          </table:table-cell>
          <table:table-cell office:value-type="float" office:value="24177" table:style-name="ce7">
            <text:p>24,177<text:s/></text:p>
          </table:table-cell>
          <table:table-cell office:value-type="float" office:value="13716" table:style-name="ce7">
            <text:p>13,716<text:s/></text:p>
          </table:table-cell>
          <table:table-cell office:value-type="float" office:value="30941" table:style-name="ce7">
            <text:p>30,941<text:s/></text:p>
          </table:table-cell>
          <table:table-cell office:value-type="float" office:value="7415" table:style-name="ce7">
            <text:p>7,415<text:s/></text:p>
          </table:table-cell>
          <table:table-cell office:value-type="float" office:value="9371" table:style-name="ce7">
            <text:p>9,371<text:s/></text:p>
          </table:table-cell>
          <table:table-cell office:value-type="float" office:value="18771" table:style-name="ce7">
            <text:p>18,771<text:s/></text:p>
          </table:table-cell>
          <table:table-cell office:value-type="float" office:value="6861" table:style-name="ce7">
            <text:p>6,861<text:s/></text:p>
          </table:table-cell>
          <table:table-cell office:value-type="float" office:value="3994" table:style-name="ce7">
            <text:p>3,994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14025" table:style-name="ce7">
            <text:p>14,025<text:s/></text:p>
          </table:table-cell>
          <table:table-cell office:value-type="float" office:value="9281" table:style-name="ce7">
            <text:p>9,281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35515" table:style-name="ce7">
            <text:p>35,515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13412" table:style-name="ce7">
            <text:p>13,412<text:s/></text:p>
          </table:table-cell>
          <table:table-cell office:value-type="float" office:value="8639" table:style-name="ce7">
            <text:p>8,639<text:s/></text:p>
          </table:table-cell>
          <table:table-cell office:value-type="float" office:value="22870" table:style-name="ce7">
            <text:p>22,870<text:s/></text:p>
          </table:table-cell>
          <table:table-cell office:value-type="float" office:value="27131" table:style-name="ce7">
            <text:p>27,131<text:s/></text:p>
          </table:table-cell>
          <table:table-cell office:value-type="float" office:value="29414" table:style-name="ce7">
            <text:p>29,414<text:s/></text:p>
          </table:table-cell>
          <table:table-cell office:value-type="float" office:value="38584" table:style-name="ce7">
            <text:p>38,584<text:s/></text:p>
          </table:table-cell>
          <table:table-cell office:value-type="float" office:value="40307" table:style-name="ce7">
            <text:p>40,307<text:s/></text:p>
          </table:table-cell>
          <table:table-cell office:value-type="float" office:value="27283" table:style-name="ce7">
            <text:p>27,283<text:s/></text:p>
          </table:table-cell>
          <table:table-cell office:value-type="float" office:value="27429" table:style-name="ce7">
            <text:p>27,429<text:s/></text:p>
          </table:table-cell>
          <table:table-cell office:value-type="float" office:value="60471" table:style-name="ce7">
            <text:p>60,471<text:s/></text:p>
          </table:table-cell>
          <table:table-cell office:value-type="float" office:value="25344" table:style-name="ce7">
            <text:p>25,344<text:s/></text:p>
          </table:table-cell>
          <table:table-cell office:value-type="float" office:value="33501" table:style-name="ce7">
            <text:p>33,501<text:s/></text:p>
          </table:table-cell>
          <table:table-cell office:value-type="float" office:value="31910" table:style-name="ce7">
            <text:p>31,910<text:s/></text:p>
          </table:table-cell>
          <table:table-cell office:value-type="float" office:value="20527" table:style-name="ce7">
            <text:p>20,527<text:s/></text:p>
          </table:table-cell>
          <table:table-cell office:value-type="float" office:value="59882" table:style-name="ce7">
            <text:p>59,882<text:s/></text:p>
          </table:table-cell>
          <table:table-cell office:value-type="float" office:value="20866" table:style-name="ce7">
            <text:p>20,866<text:s/></text:p>
          </table:table-cell>
          <table:table-cell office:value-type="float" office:value="16555" table:style-name="ce7">
            <text:p>16,555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21164" table:style-name="ce7">
            <text:p>21,164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30287" table:style-name="ce7">
            <text:p>30,287<text:s/></text:p>
          </table:table-cell>
          <table:table-cell office:value-type="float" office:value="18999" table:style-name="ce7">
            <text:p>18,999<text:s/></text:p>
          </table:table-cell>
          <table:table-cell office:value-type="float" office:value="8979" table:style-name="ce7">
            <text:p>8,979<text:s/></text:p>
          </table:table-cell>
          <table:table-cell office:value-type="float" office:value="15141" table:style-name="ce7">
            <text:p>15,141<text:s/></text:p>
          </table:table-cell>
          <table:table-cell office:value-type="float" office:value="39570" table:style-name="ce7">
            <text:p>39,570<text:s/></text:p>
          </table:table-cell>
          <table:table-cell office:value-type="float" office:value="21718" table:style-name="ce7">
            <text:p>21,718<text:s/></text:p>
          </table:table-cell>
          <table:table-cell office:value-type="float" office:value="25286" table:style-name="ce7">
            <text:p>25,286<text:s/></text:p>
          </table:table-cell>
          <table:table-cell office:value-type="float" office:value="27052" table:style-name="ce7">
            <text:p>27,052<text:s/></text:p>
          </table:table-cell>
          <table:table-cell office:value-type="float" office:value="12355" table:style-name="ce7">
            <text:p>12,355<text:s/></text:p>
          </table:table-cell>
          <table:table-cell office:value-type="float" office:value="10856" table:style-name="ce7">
            <text:p>10,856<text:s/></text:p>
          </table:table-cell>
          <table:table-cell office:value-type="float" office:value="5540" table:style-name="ce7">
            <text:p>5,540<text:s/></text:p>
          </table:table-cell>
          <table:table-cell office:value-type="float" office:value="5055" table:style-name="ce7">
            <text:p>5,055<text:s/></text:p>
          </table:table-cell>
          <table:table-cell office:value-type="float" office:value="8118" table:style-name="ce7">
            <text:p>8,118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9724" table:style-name="ce7">
            <text:p>9,724<text:s/></text:p>
          </table:table-cell>
          <table:table-cell office:value-type="float" office:value="13448" table:style-name="ce7">
            <text:p>13,448<text:s/></text:p>
          </table:table-cell>
          <table:table-cell office:value-type="float" office:value="17898" table:style-name="ce7">
            <text:p>17,898<text:s/></text:p>
          </table:table-cell>
          <table:table-cell office:value-type="float" office:value="28890" table:style-name="ce7">
            <text:p>28,890<text:s/></text:p>
          </table:table-cell>
          <table:table-cell office:value-type="float" office:value="25265" table:style-name="ce7">
            <text:p>25,265<text:s/></text:p>
          </table:table-cell>
          <table:table-cell office:value-type="float" office:value="15786" table:style-name="ce7">
            <text:p>15,786<text:s/></text:p>
          </table:table-cell>
          <table:table-cell office:value-type="float" office:value="12258" table:style-name="ce7">
            <text:p>12,258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12966" table:style-name="ce7">
            <text:p>12,966<text:s/></text:p>
          </table:table-cell>
          <table:table-cell office:value-type="float" office:value="11862" table:style-name="ce7">
            <text:p>11,862<text:s/></text:p>
          </table:table-cell>
          <table:table-cell office:value-type="float" office:value="11700" table:style-name="ce7">
            <text:p>11,700<text:s/></text:p>
          </table:table-cell>
          <table:table-cell office:value-type="float" office:value="9707" table:style-name="ce7">
            <text:p>9,707<text:s/></text:p>
          </table:table-cell>
          <table:table-cell office:value-type="float" office:value="2243" table:style-name="ce7">
            <text:p>2,243<text:s/></text:p>
          </table:table-cell>
          <table:table-cell office:value-type="float" office:value="1364" table:style-name="ce7">
            <text:p>1,364<text:s/></text:p>
          </table:table-cell>
          <table:table-cell office:value-type="float" office:value="2009" table:style-name="ce7">
            <text:p>2,009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1331" table:style-name="ce7">
            <text:p>1,331<text:s/></text:p>
          </table:table-cell>
          <table:table-cell office:value-type="float" office:value="1934" table:style-name="ce7">
            <text:p>1,934<text:s/></text:p>
          </table:table-cell>
          <table:table-cell office:value-type="float" office:value="1526" table:style-name="ce7">
            <text:p>1,526<text:s/></text:p>
          </table:table-cell>
          <table:table-cell office:value-type="float" office:value="2324" table:style-name="ce7">
            <text:p>2,324<text:s/></text:p>
          </table:table-cell>
          <table:table-cell office:value-type="float" office:value="699" table:style-name="ce7">
            <text:p>699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2006" table:style-name="ce7">
            <text:p>2,006<text:s/></text:p>
          </table:table-cell>
          <table:table-cell table:number-columns-repeated="16264"/>
        </table:table-row>
        <table:table-row table:style-name="ro2">
          <table:table-cell office:value-type="date" office:date-value="2023-11-29T00:00:00" table:style-name="ce6">
            <text:p>2023/11/29</text:p>
          </table:table-cell>
          <table:table-cell office:value-type="float" office:value="4625" table:style-name="ce7">
            <text:p>4,625<text:s/></text:p>
          </table:table-cell>
          <table:table-cell office:value-type="float" office:value="14428" table:style-name="ce7">
            <text:p>14,428<text:s/></text:p>
          </table:table-cell>
          <table:table-cell office:value-type="float" office:value="43155" table:style-name="ce7">
            <text:p>43,155<text:s/></text:p>
          </table:table-cell>
          <table:table-cell office:value-type="float" office:value="41189" table:style-name="ce7">
            <text:p>41,189<text:s/></text:p>
          </table:table-cell>
          <table:table-cell office:value-type="float" office:value="26773" table:style-name="ce7">
            <text:p>26,773<text:s/></text:p>
          </table:table-cell>
          <table:table-cell office:value-type="float" office:value="15208" table:style-name="ce7">
            <text:p>15,208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4316" table:style-name="ce7">
            <text:p>4,316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2805" table:style-name="ce7">
            <text:p>2,805<text:s/></text:p>
          </table:table-cell>
          <table:table-cell office:value-type="float" office:value="4659" table:style-name="ce7">
            <text:p>4,659<text:s/></text:p>
          </table:table-cell>
          <table:table-cell office:value-type="float" office:value="6732" table:style-name="ce7">
            <text:p>6,732<text:s/></text:p>
          </table:table-cell>
          <table:table-cell office:value-type="float" office:value="10009" table:style-name="ce7">
            <text:p>10,009<text:s/></text:p>
          </table:table-cell>
          <table:table-cell office:value-type="float" office:value="11700" table:style-name="ce7">
            <text:p>11,700<text:s/></text:p>
          </table:table-cell>
          <table:table-cell office:value-type="float" office:value="17122" table:style-name="ce7">
            <text:p>17,122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6301" table:style-name="ce7">
            <text:p>6,301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3749" table:style-name="ce7">
            <text:p>3,749<text:s/></text:p>
          </table:table-cell>
          <table:table-cell office:value-type="float" office:value="9192" table:style-name="ce7">
            <text:p>9,192<text:s/></text:p>
          </table:table-cell>
          <table:table-cell office:value-type="float" office:value="8901" table:style-name="ce7">
            <text:p>8,901<text:s/></text:p>
          </table:table-cell>
          <table:table-cell office:value-type="float" office:value="7226" table:style-name="ce7">
            <text:p>7,226<text:s/></text:p>
          </table:table-cell>
          <table:table-cell office:value-type="float" office:value="32006" table:style-name="ce7">
            <text:p>32,006<text:s/></text:p>
          </table:table-cell>
          <table:table-cell office:value-type="float" office:value="3117" table:style-name="ce7">
            <text:p>3,117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15427" table:style-name="ce7">
            <text:p>15,427<text:s/></text:p>
          </table:table-cell>
          <table:table-cell office:value-type="float" office:value="22563" table:style-name="ce7">
            <text:p>22,563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10020" table:style-name="ce7">
            <text:p>10,020<text:s/></text:p>
          </table:table-cell>
          <table:table-cell office:value-type="float" office:value="28513" table:style-name="ce7">
            <text:p>28,513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32630" table:style-name="ce7">
            <text:p>32,630<text:s/></text:p>
          </table:table-cell>
          <table:table-cell office:value-type="float" office:value="30185" table:style-name="ce7">
            <text:p>30,185<text:s/></text:p>
          </table:table-cell>
          <table:table-cell office:value-type="float" office:value="11890" table:style-name="ce7">
            <text:p>11,890<text:s/></text:p>
          </table:table-cell>
          <table:table-cell office:value-type="float" office:value="34422" table:style-name="ce7">
            <text:p>34,422<text:s/></text:p>
          </table:table-cell>
          <table:table-cell office:value-type="float" office:value="25286" table:style-name="ce7">
            <text:p>25,286<text:s/></text:p>
          </table:table-cell>
          <table:table-cell office:value-type="float" office:value="23588" table:style-name="ce7">
            <text:p>23,588<text:s/></text:p>
          </table:table-cell>
          <table:table-cell office:value-type="float" office:value="20516" table:style-name="ce7">
            <text:p>20,516<text:s/></text:p>
          </table:table-cell>
          <table:table-cell office:value-type="float" office:value="24953" table:style-name="ce7">
            <text:p>24,953<text:s/></text:p>
          </table:table-cell>
          <table:table-cell office:value-type="float" office:value="130131" table:style-name="ce7">
            <text:p>130,131<text:s/></text:p>
          </table:table-cell>
          <table:table-cell office:value-type="float" office:value="44490" table:style-name="ce7">
            <text:p>44,490<text:s/></text:p>
          </table:table-cell>
          <table:table-cell office:value-type="float" office:value="21690" table:style-name="ce7">
            <text:p>21,690<text:s/></text:p>
          </table:table-cell>
          <table:table-cell office:value-type="float" office:value="24591" table:style-name="ce7">
            <text:p>24,591<text:s/></text:p>
          </table:table-cell>
          <table:table-cell office:value-type="float" office:value="26482" table:style-name="ce7">
            <text:p>26,482<text:s/></text:p>
          </table:table-cell>
          <table:table-cell office:value-type="float" office:value="29830" table:style-name="ce7">
            <text:p>29,830<text:s/></text:p>
          </table:table-cell>
          <table:table-cell office:value-type="float" office:value="36221" table:style-name="ce7">
            <text:p>36,221<text:s/></text:p>
          </table:table-cell>
          <table:table-cell office:value-type="float" office:value="27600" table:style-name="ce7">
            <text:p>27,600<text:s/></text:p>
          </table:table-cell>
          <table:table-cell office:value-type="float" office:value="13725" table:style-name="ce7">
            <text:p>13,725<text:s/></text:p>
          </table:table-cell>
          <table:table-cell office:value-type="float" office:value="31688" table:style-name="ce7">
            <text:p>31,688<text:s/></text:p>
          </table:table-cell>
          <table:table-cell office:value-type="float" office:value="7459" table:style-name="ce7">
            <text:p>7,459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19349" table:style-name="ce7">
            <text:p>19,349<text:s/></text:p>
          </table:table-cell>
          <table:table-cell office:value-type="float" office:value="7199" table:style-name="ce7">
            <text:p>7,199<text:s/></text:p>
          </table:table-cell>
          <table:table-cell office:value-type="float" office:value="4079" table:style-name="ce7">
            <text:p>4,079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14323" table:style-name="ce7">
            <text:p>14,323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12353" table:style-name="ce7">
            <text:p>12,353<text:s/></text:p>
          </table:table-cell>
          <table:table-cell office:value-type="float" office:value="35817" table:style-name="ce7">
            <text:p>35,817<text:s/></text:p>
          </table:table-cell>
          <table:table-cell office:value-type="float" office:value="10129" table:style-name="ce7">
            <text:p>10,129<text:s/></text:p>
          </table:table-cell>
          <table:table-cell office:value-type="float" office:value="13688" table:style-name="ce7">
            <text:p>13,688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22888" table:style-name="ce7">
            <text:p>22,888<text:s/></text:p>
          </table:table-cell>
          <table:table-cell office:value-type="float" office:value="26832" table:style-name="ce7">
            <text:p>26,832<text:s/></text:p>
          </table:table-cell>
          <table:table-cell office:value-type="float" office:value="29454" table:style-name="ce7">
            <text:p>29,454<text:s/></text:p>
          </table:table-cell>
          <table:table-cell office:value-type="float" office:value="39105" table:style-name="ce7">
            <text:p>39,105<text:s/></text:p>
          </table:table-cell>
          <table:table-cell office:value-type="float" office:value="40405" table:style-name="ce7">
            <text:p>40,405<text:s/></text:p>
          </table:table-cell>
          <table:table-cell office:value-type="float" office:value="27529" table:style-name="ce7">
            <text:p>27,529<text:s/></text:p>
          </table:table-cell>
          <table:table-cell office:value-type="float" office:value="28060" table:style-name="ce7">
            <text:p>28,060<text:s/></text:p>
          </table:table-cell>
          <table:table-cell office:value-type="float" office:value="60234" table:style-name="ce7">
            <text:p>60,234<text:s/></text:p>
          </table:table-cell>
          <table:table-cell office:value-type="float" office:value="25461" table:style-name="ce7">
            <text:p>25,461<text:s/></text:p>
          </table:table-cell>
          <table:table-cell office:value-type="float" office:value="33970" table:style-name="ce7">
            <text:p>33,970<text:s/></text:p>
          </table:table-cell>
          <table:table-cell office:value-type="float" office:value="32702" table:style-name="ce7">
            <text:p>32,702<text:s/></text:p>
          </table:table-cell>
          <table:table-cell office:value-type="float" office:value="21372" table:style-name="ce7">
            <text:p>21,372<text:s/></text:p>
          </table:table-cell>
          <table:table-cell office:value-type="float" office:value="61404" table:style-name="ce7">
            <text:p>61,404<text:s/></text:p>
          </table:table-cell>
          <table:table-cell office:value-type="float" office:value="20797" table:style-name="ce7">
            <text:p>20,797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14285" table:style-name="ce7">
            <text:p>14,285<text:s/></text:p>
          </table:table-cell>
          <table:table-cell office:value-type="float" office:value="21883" table:style-name="ce7">
            <text:p>21,883<text:s/></text:p>
          </table:table-cell>
          <table:table-cell office:value-type="float" office:value="14861" table:style-name="ce7">
            <text:p>14,861<text:s/></text:p>
          </table:table-cell>
          <table:table-cell office:value-type="float" office:value="30434" table:style-name="ce7">
            <text:p>30,434<text:s/></text:p>
          </table:table-cell>
          <table:table-cell office:value-type="float" office:value="19379" table:style-name="ce7">
            <text:p>19,379<text:s/></text:p>
          </table:table-cell>
          <table:table-cell office:value-type="float" office:value="9072" table:style-name="ce7">
            <text:p>9,072<text:s/></text:p>
          </table:table-cell>
          <table:table-cell office:value-type="float" office:value="15236" table:style-name="ce7">
            <text:p>15,236<text:s/></text:p>
          </table:table-cell>
          <table:table-cell office:value-type="float" office:value="39936" table:style-name="ce7">
            <text:p>39,936<text:s/></text:p>
          </table:table-cell>
          <table:table-cell office:value-type="float" office:value="22357" table:style-name="ce7">
            <text:p>22,357<text:s/></text:p>
          </table:table-cell>
          <table:table-cell office:value-type="float" office:value="25561" table:style-name="ce7">
            <text:p>25,561<text:s/></text:p>
          </table:table-cell>
          <table:table-cell office:value-type="float" office:value="27341" table:style-name="ce7">
            <text:p>27,341<text:s/></text:p>
          </table:table-cell>
          <table:table-cell office:value-type="float" office:value="12035" table:style-name="ce7">
            <text:p>12,035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5467" table:style-name="ce7">
            <text:p>5,467<text:s/>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8089" table:style-name="ce7">
            <text:p>8,089<text:s/></text:p>
          </table:table-cell>
          <table:table-cell office:value-type="float" office:value="10853" table:style-name="ce7">
            <text:p>10,853<text:s/></text:p>
          </table:table-cell>
          <table:table-cell office:value-type="float" office:value="9912" table:style-name="ce7">
            <text:p>9,912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17822" table:style-name="ce7">
            <text:p>17,822<text:s/></text:p>
          </table:table-cell>
          <table:table-cell office:value-type="float" office:value="29245" table:style-name="ce7">
            <text:p>29,245<text:s/></text:p>
          </table:table-cell>
          <table:table-cell office:value-type="float" office:value="24840" table:style-name="ce7">
            <text:p>24,840<text:s/></text:p>
          </table:table-cell>
          <table:table-cell office:value-type="float" office:value="15848" table:style-name="ce7">
            <text:p>15,848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3205" table:style-name="ce7">
            <text:p>13,205<text:s/></text:p>
          </table:table-cell>
          <table:table-cell office:value-type="float" office:value="12154" table:style-name="ce7">
            <text:p>12,154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1335" table:style-name="ce7">
            <text:p>1,335<text:s/></text:p>
          </table:table-cell>
          <table:table-cell office:value-type="float" office:value="1981" table:style-name="ce7">
            <text:p>1,981<text:s/></text:p>
          </table:table-cell>
          <table:table-cell office:value-type="float" office:value="2357" table:style-name="ce7">
            <text:p>2,357<text:s/></text:p>
          </table:table-cell>
          <table:table-cell office:value-type="float" office:value="1352" table:style-name="ce7">
            <text:p>1,352<text:s/></text:p>
          </table:table-cell>
          <table:table-cell office:value-type="float" office:value="1933" table:style-name="ce7">
            <text:p>1,933<text:s/></text:p>
          </table:table-cell>
          <table:table-cell office:value-type="float" office:value="1498" table:style-name="ce7">
            <text:p>1,498<text:s/></text:p>
          </table:table-cell>
          <table:table-cell office:value-type="float" office:value="2500" table:style-name="ce7">
            <text:p>2,500<text:s/></text:p>
          </table:table-cell>
          <table:table-cell office:value-type="float" office:value="686" table:style-name="ce7">
            <text:p>686<text:s/></text:p>
          </table:table-cell>
          <table:table-cell office:value-type="float" office:value="2325" table:style-name="ce7">
            <text:p>2,325<text:s/></text:p>
          </table:table-cell>
          <table:table-cell office:value-type="float" office:value="2012" table:style-name="ce7">
            <text:p>2,012<text:s/></text:p>
          </table:table-cell>
          <table:table-cell table:number-columns-repeated="16264"/>
        </table:table-row>
        <table:table-row table:style-name="ro2">
          <table:table-cell office:value-type="date" office:date-value="2023-11-30T00:00:00" table:style-name="ce6">
            <text:p>2023/11/30</text:p>
          </table:table-cell>
          <table:table-cell office:value-type="float" office:value="5074" table:style-name="ce7">
            <text:p>5,074<text:s/></text:p>
          </table:table-cell>
          <table:table-cell office:value-type="float" office:value="14955" table:style-name="ce7">
            <text:p>14,955<text:s/></text:p>
          </table:table-cell>
          <table:table-cell office:value-type="float" office:value="44747" table:style-name="ce7">
            <text:p>44,747<text:s/></text:p>
          </table:table-cell>
          <table:table-cell office:value-type="float" office:value="43406" table:style-name="ce7">
            <text:p>43,406<text:s/></text:p>
          </table:table-cell>
          <table:table-cell office:value-type="float" office:value="27541" table:style-name="ce7">
            <text:p>27,541<text:s/></text:p>
          </table:table-cell>
          <table:table-cell office:value-type="float" office:value="16544" table:style-name="ce7">
            <text:p>16,544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3620" table:style-name="ce7">
            <text:p>3,620<text:s/></text:p>
          </table:table-cell>
          <table:table-cell office:value-type="float" office:value="13070" table:style-name="ce7">
            <text:p>13,070<text:s/></text:p>
          </table:table-cell>
          <table:table-cell office:value-type="float" office:value="2782" table:style-name="ce7">
            <text:p>2,782<text:s/></text:p>
          </table:table-cell>
          <table:table-cell office:value-type="float" office:value="4483" table:style-name="ce7">
            <text:p>4,483<text:s/></text:p>
          </table:table-cell>
          <table:table-cell office:value-type="float" office:value="5782" table:style-name="ce7">
            <text:p>5,782<text:s/></text:p>
          </table:table-cell>
          <table:table-cell office:value-type="float" office:value="10082" table:style-name="ce7">
            <text:p>10,082<text:s/></text:p>
          </table:table-cell>
          <table:table-cell office:value-type="float" office:value="11958" table:style-name="ce7">
            <text:p>11,958<text:s/></text:p>
          </table:table-cell>
          <table:table-cell office:value-type="float" office:value="17755" table:style-name="ce7">
            <text:p>17,755<text:s/></text:p>
          </table:table-cell>
          <table:table-cell office:value-type="float" office:value="20435" table:style-name="ce7">
            <text:p>20,435<text:s/></text:p>
          </table:table-cell>
          <table:table-cell office:value-type="float" office:value="6526" table:style-name="ce7">
            <text:p>6,526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9433" table:style-name="ce7">
            <text:p>9,433<text:s/></text:p>
          </table:table-cell>
          <table:table-cell office:value-type="float" office:value="9027" table:style-name="ce7">
            <text:p>9,027<text:s/></text:p>
          </table:table-cell>
          <table:table-cell office:value-type="float" office:value="8164" table:style-name="ce7">
            <text:p>8,164<text:s/></text:p>
          </table:table-cell>
          <table:table-cell office:value-type="float" office:value="41176" table:style-name="ce7">
            <text:p>41,176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15554" table:style-name="ce7">
            <text:p>15,554<text:s/></text:p>
          </table:table-cell>
          <table:table-cell office:value-type="float" office:value="22290" table:style-name="ce7">
            <text:p>22,290<text:s/></text:p>
          </table:table-cell>
          <table:table-cell office:value-type="float" office:value="16603" table:style-name="ce7">
            <text:p>16,603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29427" table:style-name="ce7">
            <text:p>29,427<text:s/></text:p>
          </table:table-cell>
          <table:table-cell office:value-type="float" office:value="17292" table:style-name="ce7">
            <text:p>17,292<text:s/></text:p>
          </table:table-cell>
          <table:table-cell office:value-type="float" office:value="33611" table:style-name="ce7">
            <text:p>33,611<text:s/></text:p>
          </table:table-cell>
          <table:table-cell office:value-type="float" office:value="30268" table:style-name="ce7">
            <text:p>30,268<text:s/></text:p>
          </table:table-cell>
          <table:table-cell office:value-type="float" office:value="12169" table:style-name="ce7">
            <text:p>12,169<text:s/></text:p>
          </table:table-cell>
          <table:table-cell office:value-type="float" office:value="34658" table:style-name="ce7">
            <text:p>34,658<text:s/></text:p>
          </table:table-cell>
          <table:table-cell office:value-type="float" office:value="25151" table:style-name="ce7">
            <text:p>25,151<text:s/></text:p>
          </table:table-cell>
          <table:table-cell office:value-type="float" office:value="23815" table:style-name="ce7">
            <text:p>23,815<text:s/></text:p>
          </table:table-cell>
          <table:table-cell office:value-type="float" office:value="20390" table:style-name="ce7">
            <text:p>20,390<text:s/></text:p>
          </table:table-cell>
          <table:table-cell office:value-type="float" office:value="24523" table:style-name="ce7">
            <text:p>24,523<text:s/></text:p>
          </table:table-cell>
          <table:table-cell office:value-type="float" office:value="136383" table:style-name="ce7">
            <text:p>136,383<text:s/></text:p>
          </table:table-cell>
          <table:table-cell office:value-type="float" office:value="45104" table:style-name="ce7">
            <text:p>45,104<text:s/></text:p>
          </table:table-cell>
          <table:table-cell office:value-type="float" office:value="21715" table:style-name="ce7">
            <text:p>21,715<text:s/></text:p>
          </table:table-cell>
          <table:table-cell office:value-type="float" office:value="25314" table:style-name="ce7">
            <text:p>25,314<text:s/></text:p>
          </table:table-cell>
          <table:table-cell office:value-type="float" office:value="25604" table:style-name="ce7">
            <text:p>25,604<text:s/></text:p>
          </table:table-cell>
          <table:table-cell office:value-type="float" office:value="28750" table:style-name="ce7">
            <text:p>28,750<text:s/></text:p>
          </table:table-cell>
          <table:table-cell office:value-type="float" office:value="31685" table:style-name="ce7">
            <text:p>31,685<text:s/></text:p>
          </table:table-cell>
          <table:table-cell office:value-type="float" office:value="25838" table:style-name="ce7">
            <text:p>25,838<text:s/></text:p>
          </table:table-cell>
          <table:table-cell office:value-type="float" office:value="13723" table:style-name="ce7">
            <text:p>13,723<text:s/></text:p>
          </table:table-cell>
          <table:table-cell office:value-type="float" office:value="31227" table:style-name="ce7">
            <text:p>31,227<text:s/></text:p>
          </table:table-cell>
          <table:table-cell office:value-type="float" office:value="7529" table:style-name="ce7">
            <text:p>7,529<text:s/></text:p>
          </table:table-cell>
          <table:table-cell office:value-type="float" office:value="9515" table:style-name="ce7">
            <text:p>9,515<text:s/></text:p>
          </table:table-cell>
          <table:table-cell office:value-type="float" office:value="18417" table:style-name="ce7">
            <text:p>18,417<text:s/></text:p>
          </table:table-cell>
          <table:table-cell office:value-type="float" office:value="6516" table:style-name="ce7">
            <text:p>6,516<text:s/></text:p>
          </table:table-cell>
          <table:table-cell office:value-type="float" office:value="4027" table:style-name="ce7">
            <text:p>4,027<text:s/></text:p>
          </table:table-cell>
          <table:table-cell office:value-type="float" office:value="3441" table:style-name="ce7">
            <text:p>3,441<text:s/></text:p>
          </table:table-cell>
          <table:table-cell office:value-type="float" office:value="13977" table:style-name="ce7">
            <text:p>13,977<text:s/></text:p>
          </table:table-cell>
          <table:table-cell office:value-type="float" office:value="9188" table:style-name="ce7">
            <text:p>9,188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34046" table:style-name="ce7">
            <text:p>34,046<text:s/></text:p>
          </table:table-cell>
          <table:table-cell office:value-type="float" office:value="10072" table:style-name="ce7">
            <text:p>10,072<text:s/></text:p>
          </table:table-cell>
          <table:table-cell office:value-type="float" office:value="13488" table:style-name="ce7">
            <text:p>13,488<text:s/></text:p>
          </table:table-cell>
          <table:table-cell office:value-type="float" office:value="8384" table:style-name="ce7">
            <text:p>8,384<text:s/></text:p>
          </table:table-cell>
          <table:table-cell office:value-type="float" office:value="22943" table:style-name="ce7">
            <text:p>22,943<text:s/></text:p>
          </table:table-cell>
          <table:table-cell office:value-type="float" office:value="26804" table:style-name="ce7">
            <text:p>26,804<text:s/></text:p>
          </table:table-cell>
          <table:table-cell office:value-type="float" office:value="29654" table:style-name="ce7">
            <text:p>29,654<text:s/></text:p>
          </table:table-cell>
          <table:table-cell office:value-type="float" office:value="39158" table:style-name="ce7">
            <text:p>39,158<text:s/></text:p>
          </table:table-cell>
          <table:table-cell office:value-type="float" office:value="40748" table:style-name="ce7">
            <text:p>40,748<text:s/></text:p>
          </table:table-cell>
          <table:table-cell office:value-type="float" office:value="27694" table:style-name="ce7">
            <text:p>27,694<text:s/></text:p>
          </table:table-cell>
          <table:table-cell office:value-type="float" office:value="27686" table:style-name="ce7">
            <text:p>27,686<text:s/></text:p>
          </table:table-cell>
          <table:table-cell office:value-type="float" office:value="61288" table:style-name="ce7">
            <text:p>61,288<text:s/></text:p>
          </table:table-cell>
          <table:table-cell office:value-type="float" office:value="26215" table:style-name="ce7">
            <text:p>26,215<text:s/></text:p>
          </table:table-cell>
          <table:table-cell office:value-type="float" office:value="35067" table:style-name="ce7">
            <text:p>35,067<text:s/></text:p>
          </table:table-cell>
          <table:table-cell office:value-type="float" office:value="33874" table:style-name="ce7">
            <text:p>33,874<text:s/></text:p>
          </table:table-cell>
          <table:table-cell office:value-type="float" office:value="22543" table:style-name="ce7">
            <text:p>22,543<text:s/></text:p>
          </table:table-cell>
          <table:table-cell office:value-type="float" office:value="65169" table:style-name="ce7">
            <text:p>65,169<text:s/></text:p>
          </table:table-cell>
          <table:table-cell office:value-type="float" office:value="21820" table:style-name="ce7">
            <text:p>21,820<text:s/></text:p>
          </table:table-cell>
          <table:table-cell office:value-type="float" office:value="16928" table:style-name="ce7">
            <text:p>16,928<text:s/></text:p>
          </table:table-cell>
          <table:table-cell office:value-type="float" office:value="15160" table:style-name="ce7">
            <text:p>15,160<text:s/></text:p>
          </table:table-cell>
          <table:table-cell office:value-type="float" office:value="24807" table:style-name="ce7">
            <text:p>24,807<text:s/></text:p>
          </table:table-cell>
          <table:table-cell office:value-type="float" office:value="13924" table:style-name="ce7">
            <text:p>13,924<text:s/></text:p>
          </table:table-cell>
          <table:table-cell office:value-type="float" office:value="31704" table:style-name="ce7">
            <text:p>31,704<text:s/></text:p>
          </table:table-cell>
          <table:table-cell office:value-type="float" office:value="20085" table:style-name="ce7">
            <text:p>20,085<text:s/></text:p>
          </table:table-cell>
          <table:table-cell office:value-type="float" office:value="8702" table:style-name="ce7">
            <text:p>8,702<text:s/></text:p>
          </table:table-cell>
          <table:table-cell office:value-type="float" office:value="15366" table:style-name="ce7">
            <text:p>15,366<text:s/></text:p>
          </table:table-cell>
          <table:table-cell office:value-type="float" office:value="41348" table:style-name="ce7">
            <text:p>41,348<text:s/></text:p>
          </table:table-cell>
          <table:table-cell office:value-type="float" office:value="22852" table:style-name="ce7">
            <text:p>22,852<text:s/></text:p>
          </table:table-cell>
          <table:table-cell office:value-type="float" office:value="26329" table:style-name="ce7">
            <text:p>26,329<text:s/></text:p>
          </table:table-cell>
          <table:table-cell office:value-type="float" office:value="26563" table:style-name="ce7">
            <text:p>26,563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10931" table:style-name="ce7">
            <text:p>10,931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11001" table:style-name="ce7">
            <text:p>11,001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14065" table:style-name="ce7">
            <text:p>14,065<text:s/></text:p>
          </table:table-cell>
          <table:table-cell office:value-type="float" office:value="18497" table:style-name="ce7">
            <text:p>18,497<text:s/></text:p>
          </table:table-cell>
          <table:table-cell office:value-type="float" office:value="29727" table:style-name="ce7">
            <text:p>29,727<text:s/></text:p>
          </table:table-cell>
          <table:table-cell office:value-type="float" office:value="26242" table:style-name="ce7">
            <text:p>26,242<text:s/></text:p>
          </table:table-cell>
          <table:table-cell office:value-type="float" office:value="15841" table:style-name="ce7">
            <text:p>15,841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12601" table:style-name="ce7">
            <text:p>12,601<text:s/></text:p>
          </table:table-cell>
          <table:table-cell office:value-type="float" office:value="13451" table:style-name="ce7">
            <text:p>13,451<text:s/></text:p>
          </table:table-cell>
          <table:table-cell office:value-type="float" office:value="12117" table:style-name="ce7">
            <text:p>12,117<text:s/></text:p>
          </table:table-cell>
          <table:table-cell office:value-type="float" office:value="11590" table:style-name="ce7">
            <text:p>11,590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2083" table:style-name="ce7">
            <text:p>2,083<text:s/></text:p>
          </table:table-cell>
          <table:table-cell office:value-type="float" office:value="2510" table:style-name="ce7">
            <text:p>2,510<text:s/></text:p>
          </table:table-cell>
          <table:table-cell office:value-type="float" office:value="1331" table:style-name="ce7">
            <text:p>1,331<text:s/></text:p>
          </table:table-cell>
          <table:table-cell office:value-type="float" office:value="1998" table:style-name="ce7">
            <text:p>1,998<text:s/></text:p>
          </table:table-cell>
          <table:table-cell office:value-type="float" office:value="1537" table:style-name="ce7">
            <text:p>1,537<text:s/></text:p>
          </table:table-cell>
          <table:table-cell office:value-type="float" office:value="2288" table:style-name="ce7">
            <text:p>2,288<text:s/></text:p>
          </table:table-cell>
          <table:table-cell office:value-type="float" office:value="721" table:style-name="ce7">
            <text:p>721<text:s/></text:p>
          </table:table-cell>
          <table:table-cell office:value-type="float" office:value="2376" table:style-name="ce7">
            <text:p>2,376<text:s/></text:p>
          </table:table-cell>
          <table:table-cell office:value-type="float" office:value="2095" table:style-name="ce7">
            <text:p>2,095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12-11T03:24:17Z</meta:creation-date>
    <dc:date>2023-12-11T03:25:07Z</dc:date>
  </office:meta>
</office:document-meta>
</file>